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f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f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f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f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f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f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f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f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f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f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f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f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f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f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f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f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f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f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f:=[.A86]-5" office:value-type="float" office:value="-100">
            <text:p>-100</text:p>
          </table:table-cell>
          <table:table-cell table:formula="of:=(100-[.A85])/100" office:value-type="float" office:value="2">
            <text:p>2</text:p>
          </table:table-cell>
          <table:table-cell table:formula="of:=1/[.B85]" office:value-type="float" office:value="0.5">
            <text:p>0.5</text:p>
          </table:table-cell>
          <table:table-cell/>
          <table:table-cell table:formula="of:=LOG([.C85];10)/LOG([.B$81];10)" office:value-type="float" office:value="-1.07866684054023">
            <text:p>-1.08</text:p>
          </table:table-cell>
          <table:table-cell table:formula="of:=[.B$80]^[.E85]" office:value-type="float" office:value="0.78410719705694">
            <text:p>0.78</text:p>
          </table:table-cell>
          <table:table-cell table:formula="of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f:=[.A87]-5" office:value-type="float" office:value="-95">
            <text:p>-95</text:p>
          </table:table-cell>
          <table:table-cell table:formula="of:=(100-[.A86])/100" office:value-type="float" office:value="1.95">
            <text:p>1.95</text:p>
          </table:table-cell>
          <table:table-cell table:formula="of:=1/[.B86]" office:value-type="float" office:value="0.512820512820513">
            <text:p>0.51</text:p>
          </table:table-cell>
          <table:table-cell/>
          <table:table-cell table:formula="of:=LOG([.C86];10)/LOG([.B$81];10)" office:value-type="float" office:value="-1.03926758925026">
            <text:p>-1.04</text:p>
          </table:table-cell>
          <table:table-cell table:formula="of:=[.B$80]^[.E86]" office:value-type="float" office:value="0.791103798328787">
            <text:p>0.79</text:p>
          </table:table-cell>
          <table:table-cell table:formula="of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f:=[.A88]-5" office:value-type="float" office:value="-90">
            <text:p>-90</text:p>
          </table:table-cell>
          <table:table-cell table:formula="of:=(100-[.A87])/100" office:value-type="float" office:value="1.9">
            <text:p>1.9</text:p>
          </table:table-cell>
          <table:table-cell table:formula="of:=1/[.B87]" office:value-type="float" office:value="0.526315789473684">
            <text:p>0.53</text:p>
          </table:table-cell>
          <table:table-cell/>
          <table:table-cell table:formula="of:=LOG([.C87];10)/LOG([.B$81];10)" office:value-type="float" office:value="-0.998844867156135">
            <text:p>-1</text:p>
          </table:table-cell>
          <table:table-cell table:formula="of:=[.B$80]^[.E87]" office:value-type="float" office:value="0.798347039173927">
            <text:p>0.8</text:p>
          </table:table-cell>
          <table:table-cell table:formula="of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f:=[.A89]-5" office:value-type="float" office:value="-85">
            <text:p>-85</text:p>
          </table:table-cell>
          <table:table-cell table:formula="of:=(100-[.A88])/100" office:value-type="float" office:value="1.85">
            <text:p>1.85</text:p>
          </table:table-cell>
          <table:table-cell table:formula="of:=1/[.B88]" office:value-type="float" office:value="0.54054054054054">
            <text:p>0.54</text:p>
          </table:table-cell>
          <table:table-cell/>
          <table:table-cell table:formula="of:=LOG([.C88];10)/LOG([.B$81];10)" office:value-type="float" office:value="-0.957344079690444">
            <text:p>-0.96</text:p>
          </table:table-cell>
          <table:table-cell table:formula="of:=[.B$80]^[.E88]" office:value-type="float" office:value="0.805852456078458">
            <text:p>0.81</text:p>
          </table:table-cell>
          <table:table-cell table:formula="of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f:=[.A90]-5" office:value-type="float" office:value="-80">
            <text:p>-80</text:p>
          </table:table-cell>
          <table:table-cell table:formula="of:=(100-[.A89])/100" office:value-type="float" office:value="1.8">
            <text:p>1.8</text:p>
          </table:table-cell>
          <table:table-cell table:formula="of:=1/[.B89]" office:value-type="float" office:value="0.555555555555556">
            <text:p>0.56</text:p>
          </table:table-cell>
          <table:table-cell/>
          <table:table-cell table:formula="of:=LOG([.C89];10)/LOG([.B$81];10)" office:value-type="float" office:value="-0.91470614398152">
            <text:p>-0.91</text:p>
          </table:table-cell>
          <table:table-cell table:formula="of:=[.B$80]^[.E89]" office:value-type="float" office:value="0.813637018986734">
            <text:p>0.81</text:p>
          </table:table-cell>
          <table:table-cell table:formula="of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f:=[.A91]-5" office:value-type="float" office:value="-75">
            <text:p>-75</text:p>
          </table:table-cell>
          <table:table-cell table:formula="of:=(100-[.A90])/100" office:value-type="float" office:value="1.75">
            <text:p>1.75</text:p>
          </table:table-cell>
          <table:table-cell table:formula="of:=1/[.B90]" office:value-type="float" office:value="0.571428571428571">
            <text:p>0.57</text:p>
          </table:table-cell>
          <table:table-cell/>
          <table:table-cell table:formula="of:=LOG([.C90];10)/LOG([.B$81];10)" office:value-type="float" office:value="-0.870866982970483">
            <text:p>-0.87</text:p>
          </table:table-cell>
          <table:table-cell table:formula="of:=[.B$80]^[.E90]" office:value-type="float" office:value="0.821719307897073">
            <text:p>0.82</text:p>
          </table:table-cell>
          <table:table-cell table:formula="of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f:=[.A92]-5" office:value-type="float" office:value="-70">
            <text:p>-70</text:p>
          </table:table-cell>
          <table:table-cell table:formula="of:=(100-[.A91])/100" office:value-type="float" office:value="1.7">
            <text:p>1.7</text:p>
          </table:table-cell>
          <table:table-cell table:formula="of:=1/[.B91]" office:value-type="float" office:value="0.588235294117647">
            <text:p>0.59</text:p>
          </table:table-cell>
          <table:table-cell/>
          <table:table-cell table:formula="of:=LOG([.C91];10)/LOG([.B$81];10)" office:value-type="float" office:value="-0.825756946183122">
            <text:p>-0.83</text:p>
          </table:table-cell>
          <table:table-cell table:formula="of:=[.B$80]^[.E91]" office:value-type="float" office:value="0.830119716994536">
            <text:p>0.83</text:p>
          </table:table-cell>
          <table:table-cell table:formula="of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f:=[.A93]-5" office:value-type="float" office:value="-65">
            <text:p>-65</text:p>
          </table:table-cell>
          <table:table-cell table:formula="of:=(100-[.A92])/100" office:value-type="float" office:value="1.65">
            <text:p>1.65</text:p>
          </table:table-cell>
          <table:table-cell table:formula="of:=1/[.B92]" office:value-type="float" office:value="0.606060606060606">
            <text:p>0.61</text:p>
          </table:table-cell>
          <table:table-cell/>
          <table:table-cell table:formula="of:=LOG([.C92];10)/LOG([.B$81];10)" office:value-type="float" office:value="-0.779300144013895">
            <text:p>-0.78</text:p>
          </table:table-cell>
          <table:table-cell table:formula="of:=[.B$80]^[.E92]" office:value-type="float" office:value="0.838860691570422">
            <text:p>0.84</text:p>
          </table:table-cell>
          <table:table-cell table:formula="of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f:=[.A94]-5" office:value-type="float" office:value="-60">
            <text:p>-60</text:p>
          </table:table-cell>
          <table:table-cell table:formula="of:=(100-[.A93])/100" office:value-type="float" office:value="1.6">
            <text:p>1.6</text:p>
          </table:table-cell>
          <table:table-cell table:formula="of:=1/[.B93]" office:value-type="float" office:value="0.625">
            <text:p>0.63</text:p>
          </table:table-cell>
          <table:table-cell/>
          <table:table-cell table:formula="of:=LOG([.C93];10)/LOG([.B$81];10)" office:value-type="float" office:value="-0.731413679546946">
            <text:p>-0.73</text:p>
          </table:table-cell>
          <table:table-cell table:formula="of:=[.B$80]^[.E93]" office:value-type="float" office:value="0.8479670041724">
            <text:p>0.85</text:p>
          </table:table-cell>
          <table:table-cell table:formula="of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f:=[.A95]-5" office:value-type="float" office:value="-55">
            <text:p>-55</text:p>
          </table:table-cell>
          <table:table-cell table:formula="of:=(100-[.A94])/100" office:value-type="float" office:value="1.55">
            <text:p>1.55</text:p>
          </table:table-cell>
          <table:table-cell table:formula="of:=1/[.B94]" office:value-type="float" office:value="0.645161290322581">
            <text:p>0.65</text:p>
          </table:table-cell>
          <table:table-cell/>
          <table:table-cell table:formula="of:=LOG([.C94];10)/LOG([.B$81];10)" office:value-type="float" office:value="-0.682006758386872">
            <text:p>-0.68</text:p>
          </table:table-cell>
          <table:table-cell table:formula="of:=[.B$80]^[.E94]" office:value-type="float" office:value="0.857466077941998">
            <text:p>0.86</text:p>
          </table:table-cell>
          <table:table-cell table:formula="of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f:=[.A96]-5" office:value-type="float" office:value="-50">
            <text:p>-50</text:p>
          </table:table-cell>
          <table:table-cell table:formula="of:=(100-[.A95])/100" office:value-type="float" office:value="1.5">
            <text:p>1.5</text:p>
          </table:table-cell>
          <table:table-cell table:formula="of:=1/[.B95]" office:value-type="float" office:value="0.666666666666667">
            <text:p>0.67</text:p>
          </table:table-cell>
          <table:table-cell/>
          <table:table-cell table:formula="of:=LOG([.C95];10)/LOG([.B$81];10)" office:value-type="float" office:value="-0.630979652487404">
            <text:p>-0.63</text:p>
          </table:table-cell>
          <table:table-cell table:formula="of:=[.B$80]^[.E95]" office:value-type="float" office:value="0.867388367025788">
            <text:p>0.87</text:p>
          </table:table-cell>
          <table:table-cell table:formula="of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f:=[.A97]-5" office:value-type="float" office:value="-45">
            <text:p>-45</text:p>
          </table:table-cell>
          <table:table-cell table:formula="of:=(100-[.A96])/100" office:value-type="float" office:value="1.45">
            <text:p>1.45</text:p>
          </table:table-cell>
          <table:table-cell table:formula="of:=1/[.B96]" office:value-type="float" office:value="0.689655172413793">
            <text:p>0.69</text:p>
          </table:table-cell>
          <table:table-cell/>
          <table:table-cell table:formula="of:=LOG([.C96];10)/LOG([.B$81];10)" office:value-type="float" office:value="-0.578222488264536">
            <text:p>-0.58</text:p>
          </table:table-cell>
          <table:table-cell table:formula="of:=[.B$80]^[.E96]" office:value-type="float" office:value="0.877767806426006">
            <text:p>0.88</text:p>
          </table:table-cell>
          <table:table-cell table:formula="of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f:=[.A98]-5" office:value-type="float" office:value="-40">
            <text:p>-40</text:p>
          </table:table-cell>
          <table:table-cell table:formula="of:=(100-[.A97])/100" office:value-type="float" office:value="1.4">
            <text:p>1.4</text:p>
          </table:table-cell>
          <table:table-cell table:formula="of:=1/[.B97]" office:value-type="float" office:value="0.714285714285714">
            <text:p>0.71</text:p>
          </table:table-cell>
          <table:table-cell/>
          <table:table-cell table:formula="of:=LOG([.C97];10)/LOG([.B$81];10)" office:value-type="float" office:value="-0.523613821977195">
            <text:p>-0.52</text:p>
          </table:table-cell>
          <table:table-cell table:formula="of:=[.B$80]^[.E97]" office:value-type="float" office:value="0.888642346867146">
            <text:p>0.89</text:p>
          </table:table-cell>
          <table:table-cell table:formula="of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f:=[.A99]-5" office:value-type="float" office:value="-35">
            <text:p>-35</text:p>
          </table:table-cell>
          <table:table-cell table:formula="of:=(100-[.A98])/100" office:value-type="float" office:value="1.35">
            <text:p>1.35</text:p>
          </table:table-cell>
          <table:table-cell table:formula="of:=1/[.B98]" office:value-type="float" office:value="0.740740740740741">
            <text:p>0.74</text:p>
          </table:table-cell>
          <table:table-cell/>
          <table:table-cell table:formula="of:=LOG([.C98];10)/LOG([.B$81];10)" office:value-type="float" office:value="-0.46701895592869">
            <text:p>-0.47</text:p>
          </table:table-cell>
          <table:table-cell table:formula="of:=[.B$80]^[.E98]" office:value-type="float" office:value="0.900054594447733">
            <text:p>0.9</text:p>
          </table:table-cell>
          <table:table-cell table:formula="of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f:=[.A100]-5" office:value-type="float" office:value="-30">
            <text:p>-30</text:p>
          </table:table-cell>
          <table:table-cell table:formula="of:=(100-[.A99])/100" office:value-type="float" office:value="1.3">
            <text:p>1.3</text:p>
          </table:table-cell>
          <table:table-cell table:formula="of:=1/[.B99]" office:value-type="float" office:value="0.769230769230769">
            <text:p>0.77</text:p>
          </table:table-cell>
          <table:table-cell/>
          <table:table-cell table:formula="of:=LOG([.C99];10)/LOG([.B$81];10)" office:value-type="float" office:value="-0.408287936762856">
            <text:p>-0.41</text:p>
          </table:table-cell>
          <table:table-cell table:formula="of:=[.B$80]^[.E99]" office:value-type="float" office:value="0.912052580369995">
            <text:p>0.91</text:p>
          </table:table-cell>
          <table:table-cell table:formula="of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f:=[.A101]-5" office:value-type="float" office:value="-25">
            <text:p>-25</text:p>
          </table:table-cell>
          <table:table-cell table:formula="of:=(100-[.A100])/100" office:value-type="float" office:value="1.25">
            <text:p>1.25</text:p>
          </table:table-cell>
          <table:table-cell table:formula="of:=1/[.B100]" office:value-type="float" office:value="0.8">
            <text:p>0.8</text:p>
          </table:table-cell>
          <table:table-cell/>
          <table:table-cell table:formula="of:=LOG([.C100];10)/LOG([.B$81];10)" office:value-type="float" office:value="-0.347253160993288">
            <text:p>-0.35</text:p>
          </table:table-cell>
          <table:table-cell table:formula="of:=[.B$80]^[.E100]" office:value-type="float" office:value="0.924690693386371">
            <text:p>0.92</text:p>
          </table:table-cell>
          <table:table-cell table:formula="of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f:=[.A102]-5" office:value-type="float" office:value="-20">
            <text:p>-20</text:p>
          </table:table-cell>
          <table:table-cell table:formula="of:=(100-[.A101])/100" office:value-type="float" office:value="1.2">
            <text:p>1.2</text:p>
          </table:table-cell>
          <table:table-cell table:formula="of:=1/[.B101]" office:value-type="float" office:value="0.833333333333333">
            <text:p>0.83</text:p>
          </table:table-cell>
          <table:table-cell/>
          <table:table-cell table:formula="of:=LOG([.C101];10)/LOG([.B$81];10)" office:value-type="float" office:value="-0.283726491494116">
            <text:p>-0.28</text:p>
          </table:table-cell>
          <table:table-cell table:formula="of:=[.B$80]^[.E101]" office:value-type="float" office:value="0.938030817471805">
            <text:p>0.94</text:p>
          </table:table-cell>
          <table:table-cell table:formula="of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f:=[.A103]-5" office:value-type="float" office:value="-15">
            <text:p>-15</text:p>
          </table:table-cell>
          <table:table-cell table:formula="of:=(100-[.A102])/100" office:value-type="float" office:value="1.15">
            <text:p>1.15</text:p>
          </table:table-cell>
          <table:table-cell table:formula="of:=1/[.B102]" office:value-type="float" office:value="0.869565217391304">
            <text:p>0.87</text:p>
          </table:table-cell>
          <table:table-cell/>
          <table:table-cell table:formula="of:=LOG([.C102];10)/LOG([.B$81];10)" office:value-type="float" office:value="-0.217495759973795">
            <text:p>-0.22</text:p>
          </table:table-cell>
          <table:table-cell table:formula="of:=[.B$80]^[.E102]" office:value-type="float" office:value="0.952143730637468">
            <text:p>0.95</text:p>
          </table:table-cell>
          <table:table-cell table:formula="of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f:=[.A104]-5" office:value-type="float" office:value="-10">
            <text:p>-10</text:p>
          </table:table-cell>
          <table:table-cell table:formula="of:=(100-[.A103])/100" office:value-type="float" office:value="1.1">
            <text:p>1.1</text:p>
          </table:table-cell>
          <table:table-cell table:formula="of:=1/[.B103]" office:value-type="float" office:value="0.909090909090909">
            <text:p>0.91</text:p>
          </table:table-cell>
          <table:table-cell/>
          <table:table-cell table:formula="of:=LOG([.C103];10)/LOG([.B$81];10)" office:value-type="float" office:value="-0.148320491526491">
            <text:p>-0.15</text:p>
          </table:table-cell>
          <table:table-cell table:formula="of:=[.B$80]^[.E103]" office:value-type="float" office:value="0.967110839227433">
            <text:p>0.97</text:p>
          </table:table-cell>
          <table:table-cell table:formula="of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f:=[.A105]-5" office:value-type="float" office:value="-5">
            <text:p>-5</text:p>
          </table:table-cell>
          <table:table-cell table:formula="of:=(100-[.A104])/100" office:value-type="float" office:value="1.05">
            <text:p>1.05</text:p>
          </table:table-cell>
          <table:table-cell table:formula="of:=1/[.B104]" office:value-type="float" office:value="0.952380952380952">
            <text:p>0.95</text:p>
          </table:table-cell>
          <table:table-cell/>
          <table:table-cell table:formula="of:=LOG([.C104];10)/LOG([.B$81];10)" office:value-type="float" office:value="-0.0759266339243649">
            <text:p>-0.08</text:p>
          </table:table-cell>
          <table:table-cell table:formula="of:=[.B$80]^[.E104]" office:value-type="float" office:value="0.983026347688381">
            <text:p>0.98</text:p>
          </table:table-cell>
          <table:table-cell table:formula="of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(100-[.A105])/100" office:value-type="float" office:value="1">
            <text:p>1</text:p>
          </table:table-cell>
          <table:table-cell table:formula="of:=1/[.B105]" office:value-type="float" office:value="1">
            <text:p>1</text:p>
          </table:table-cell>
          <table:table-cell/>
          <table:table-cell table:formula="of:=LOG([.C105];10)/LOG([.B$81];10)" office:value-type="float" office:value="0">
            <text:p>0</text:p>
          </table:table-cell>
          <table:table-cell table:formula="of:=[.B$80]^[.E105]" office:value-type="float" office:value="1">
            <text:p>1</text:p>
          </table:table-cell>
          <table:table-cell table:formula="of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(100-[.A106])/100" office:value-type="float" office:value="0.95">
            <text:p>0.95</text:p>
          </table:table-cell>
          <table:table-cell table:formula="of:=1/[.B106]" office:value-type="float" office:value="1.05263157894737">
            <text:p>1.05</text:p>
          </table:table-cell>
          <table:table-cell/>
          <table:table-cell table:formula="of:=LOG([.C106];10)/LOG([.B$81];10)" office:value-type="float" office:value="0.079821973384099">
            <text:p>0.08</text:p>
          </table:table-cell>
          <table:table-cell table:formula="of:=[.B$80]^[.E106]" office:value-type="float" office:value="1.01816058081144">
            <text:p>1.02</text:p>
          </table:table-cell>
          <table:table-cell table:formula="of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f:=[.A106]+5" office:value-type="float" office:value="10">
            <text:p>10</text:p>
          </table:table-cell>
          <table:table-cell table:formula="of:=(100-[.A107])/100" office:value-type="float" office:value="0.9">
            <text:p>0.9</text:p>
          </table:table-cell>
          <table:table-cell table:formula="of:=1/[.B107]" office:value-type="float" office:value="1.11111111111111">
            <text:p>1.11</text:p>
          </table:table-cell>
          <table:table-cell/>
          <table:table-cell table:formula="of:=LOG([.C107];10)/LOG([.B$81];10)" office:value-type="float" office:value="0.163960696558714">
            <text:p>0.16</text:p>
          </table:table-cell>
          <table:table-cell table:formula="of:=[.B$80]^[.E107]" office:value-type="float" office:value="1.03766043984883">
            <text:p>1.04</text:p>
          </table:table-cell>
          <table:table-cell table:formula="of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f:=[.A107]+5" office:value-type="float" office:value="15">
            <text:p>15</text:p>
          </table:table-cell>
          <table:table-cell table:formula="of:=(100-[.A108])/100" office:value-type="float" office:value="0.85">
            <text:p>0.85</text:p>
          </table:table-cell>
          <table:table-cell table:formula="of:=1/[.B108]" office:value-type="float" office:value="1.17647058823529">
            <text:p>1.18</text:p>
          </table:table-cell>
          <table:table-cell/>
          <table:table-cell table:formula="of:=LOG([.C108];10)/LOG([.B$81];10)" office:value-type="float" office:value="0.252909894357112">
            <text:p>0.25</text:p>
          </table:table-cell>
          <table:table-cell table:formula="of:=[.B$80]^[.E108]" office:value-type="float" office:value="1.05868141513086">
            <text:p>1.06</text:p>
          </table:table-cell>
          <table:table-cell table:formula="of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f:=[.A108]+5" office:value-type="float" office:value="20">
            <text:p>20</text:p>
          </table:table-cell>
          <table:table-cell table:formula="of:=(100-[.A109])/100" office:value-type="float" office:value="0.8">
            <text:p>0.8</text:p>
          </table:table-cell>
          <table:table-cell table:formula="of:=1/[.B109]" office:value-type="float" office:value="1.25">
            <text:p>1.25</text:p>
          </table:table-cell>
          <table:table-cell/>
          <table:table-cell table:formula="of:=LOG([.C109];10)/LOG([.B$81];10)" office:value-type="float" office:value="0.347253160993288">
            <text:p>0.35</text:p>
          </table:table-cell>
          <table:table-cell table:formula="of:=[.B$80]^[.E109]" office:value-type="float" office:value="1.08144269986955">
            <text:p>1.08</text:p>
          </table:table-cell>
          <table:table-cell table:formula="of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f:=[.A109]+5" office:value-type="float" office:value="25">
            <text:p>25</text:p>
          </table:table-cell>
          <table:table-cell table:formula="of:=(100-[.A110])/100" office:value-type="float" office:value="0.75">
            <text:p>0.75</text:p>
          </table:table-cell>
          <table:table-cell table:formula="of:=1/[.B110]" office:value-type="float" office:value="1.33333333333333">
            <text:p>1.33</text:p>
          </table:table-cell>
          <table:table-cell/>
          <table:table-cell table:formula="of:=LOG([.C110];10)/LOG([.B$81];10)" office:value-type="float" office:value="0.44768718805283">
            <text:p>0.45</text:p>
          </table:table-cell>
          <table:table-cell table:formula="of:=[.B$80]^[.E110]" office:value-type="float" office:value="1.1062114597104">
            <text:p>1.11</text:p>
          </table:table-cell>
          <table:table-cell table:formula="of:=([.F110]-1)*100" office:value-type="float" office:value="10.6211459710399">
            <text:p>10.62</text:p>
          </table:table-cell>
          <table:table-cell table:number-columns-repeated="2"/>
        </table:table-row>
        <table:table-row table:style-name="ro1">
          <table:table-cell table:formula="of:=[.A110]+5" office:value-type="float" office:value="30">
            <text:p>30</text:p>
          </table:table-cell>
          <table:table-cell table:formula="of:=(100-[.A111])/100" office:value-type="float" office:value="0.7">
            <text:p>0.7</text:p>
          </table:table-cell>
          <table:table-cell table:formula="of:=1/[.B111]" office:value-type="float" office:value="1.42857142857143">
            <text:p>1.43</text:p>
          </table:table-cell>
          <table:table-cell/>
          <table:table-cell table:formula="of:=LOG([.C111];10)/LOG([.B$81];10)" office:value-type="float" office:value="0.555053018563039">
            <text:p>0.56</text:p>
          </table:table-cell>
          <table:table-cell table:formula="of:=[.B$80]^[.E111]" office:value-type="float" office:value="1.13331742165174">
            <text:p>1.13</text:p>
          </table:table-cell>
          <table:table-cell table:formula="of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f:=[.A111]+5" office:value-type="float" office:value="35">
            <text:p>35</text:p>
          </table:table-cell>
          <table:table-cell table:formula="of:=(100-[.A112])/100" office:value-type="float" office:value="0.65">
            <text:p>0.65</text:p>
          </table:table-cell>
          <table:table-cell table:formula="of:=1/[.B112]" office:value-type="float" office:value="1.53846153846154">
            <text:p>1.54</text:p>
          </table:table-cell>
          <table:table-cell/>
          <table:table-cell table:formula="of:=LOG([.C112];10)/LOG([.B$81];10)" office:value-type="float" office:value="0.670378903777378">
            <text:p>0.67</text:p>
          </table:table-cell>
          <table:table-cell table:formula="of:=[.B$80]^[.E112]" office:value-type="float" office:value="1.16317333113799">
            <text:p>1.16</text:p>
          </table:table-cell>
          <table:table-cell table:formula="of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f:=[.A112]+5" office:value-type="float" office:value="40">
            <text:p>40</text:p>
          </table:table-cell>
          <table:table-cell table:formula="of:=(100-[.A113])/100" office:value-type="float" office:value="0.6">
            <text:p>0.6</text:p>
          </table:table-cell>
          <table:table-cell table:formula="of:=1/[.B113]" office:value-type="float" office:value="1.66666666666667">
            <text:p>1.67</text:p>
          </table:table-cell>
          <table:table-cell/>
          <table:table-cell table:formula="of:=LOG([.C113];10)/LOG([.B$81];10)" office:value-type="float" office:value="0.794940349046118">
            <text:p>0.79</text:p>
          </table:table-cell>
          <table:table-cell table:formula="of:=[.B$80]^[.E113]" office:value-type="float" office:value="1.19630430761585">
            <text:p>1.2</text:p>
          </table:table-cell>
          <table:table-cell table:formula="of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f:=[.A113]+5" office:value-type="float" office:value="45">
            <text:p>45</text:p>
          </table:table-cell>
          <table:table-cell table:formula="of:=(100-[.A114])/100" office:value-type="float" office:value="0.55">
            <text:p>0.55</text:p>
          </table:table-cell>
          <table:table-cell table:formula="of:=1/[.B114]" office:value-type="float" office:value="1.81818181818182">
            <text:p>1.82</text:p>
          </table:table-cell>
          <table:table-cell/>
          <table:table-cell table:formula="of:=LOG([.C114];10)/LOG([.B$81];10)" office:value-type="float" office:value="0.930346349013743">
            <text:p>0.93</text:p>
          </table:table-cell>
          <table:table-cell table:formula="of:=[.B$80]^[.E114]" office:value-type="float" office:value="1.23339110118792">
            <text:p>1.23</text:p>
          </table:table-cell>
          <table:table-cell table:formula="of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f:=[.A114]+5" office:value-type="float" office:value="50">
            <text:p>50</text:p>
          </table:table-cell>
          <table:table-cell table:formula="of:=(100-[.A115])/100" office:value-type="float" office:value="0.5">
            <text:p>0.5</text:p>
          </table:table-cell>
          <table:table-cell table:formula="of:=1/[.B115]" office:value-type="float" office:value="2">
            <text:p>2</text:p>
          </table:table-cell>
          <table:table-cell/>
          <table:table-cell table:formula="of:=LOG([.C115];10)/LOG([.B$81];10)" office:value-type="float" office:value="1.07866684054023">
            <text:p>1.08</text:p>
          </table:table-cell>
          <table:table-cell table:formula="of:=[.B$80]^[.E115]" office:value-type="float" office:value="1.27533582621533">
            <text:p>1.28</text:p>
          </table:table-cell>
          <table:table-cell table:formula="of:=([.F115]-1)*100" office:value-type="float" office:value="27.533582621533">
            <text:p>27.53</text:p>
          </table:table-cell>
          <table:table-cell table:number-columns-repeated="2"/>
        </table:table-row>
        <table:table-row table:style-name="ro1">
          <table:table-cell table:formula="of:=[.A115]+5" office:value-type="float" office:value="55">
            <text:p>55</text:p>
          </table:table-cell>
          <table:table-cell table:formula="of:=(100-[.A116])/100" office:value-type="float" office:value="0.45">
            <text:p>0.45</text:p>
          </table:table-cell>
          <table:table-cell table:formula="of:=1/[.B116]" office:value-type="float" office:value="2.22222222222222">
            <text:p>2.22</text:p>
          </table:table-cell>
          <table:table-cell/>
          <table:table-cell table:formula="of:=LOG([.C116];10)/LOG([.B$81];10)" office:value-type="float" office:value="1.24262753709895">
            <text:p>1.24</text:p>
          </table:table-cell>
          <table:table-cell table:formula="of:=[.B$80]^[.E116]" office:value-type="float" office:value="1.32336553438556">
            <text:p>1.32</text:p>
          </table:table-cell>
          <table:table-cell table:formula="of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f:=[.A116]+5" office:value-type="float" office:value="60">
            <text:p>60</text:p>
          </table:table-cell>
          <table:table-cell table:formula="of:=(100-[.A117])/100" office:value-type="float" office:value="0.4">
            <text:p>0.4</text:p>
          </table:table-cell>
          <table:table-cell table:formula="of:=1/[.B117]" office:value-type="float" office:value="2.5">
            <text:p>2.5</text:p>
          </table:table-cell>
          <table:table-cell/>
          <table:table-cell table:formula="of:=LOG([.C117];10)/LOG([.B$81];10)" office:value-type="float" office:value="1.42592000153352">
            <text:p>1.43</text:p>
          </table:table-cell>
          <table:table-cell table:formula="of:=[.B$80]^[.E117]" office:value-type="float" office:value="1.37920261914267">
            <text:p>1.38</text:p>
          </table:table-cell>
          <table:table-cell table:formula="of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f:=[.A117]+5" office:value-type="float" office:value="65">
            <text:p>65</text:p>
          </table:table-cell>
          <table:table-cell table:formula="of:=(100-[.A118])/100" office:value-type="float" office:value="0.35">
            <text:p>0.35</text:p>
          </table:table-cell>
          <table:table-cell table:formula="of:=1/[.B118]" office:value-type="float" office:value="2.85714285714286">
            <text:p>2.86</text:p>
          </table:table-cell>
          <table:table-cell/>
          <table:table-cell table:formula="of:=LOG([.C118];10)/LOG([.B$81];10)" office:value-type="float" office:value="1.63371985910327">
            <text:p>1.63</text:p>
          </table:table-cell>
          <table:table-cell table:formula="of:=[.B$80]^[.E118]" office:value-type="float" office:value="1.44536031030645">
            <text:p>1.45</text:p>
          </table:table-cell>
          <table:table-cell table:formula="of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f:=[.A118]+5" office:value-type="float" office:value="70">
            <text:p>70</text:p>
          </table:table-cell>
          <table:table-cell table:formula="of:=(100-[.A119])/100" office:value-type="float" office:value="0.3">
            <text:p>0.3</text:p>
          </table:table-cell>
          <table:table-cell table:formula="of:=1/[.B119]" office:value-type="float" office:value="3.33333333333333">
            <text:p>3.33</text:p>
          </table:table-cell>
          <table:table-cell/>
          <table:table-cell table:formula="of:=LOG([.C119];10)/LOG([.B$81];10)" office:value-type="float" office:value="1.87360718958635">
            <text:p>1.87</text:p>
          </table:table-cell>
          <table:table-cell table:formula="of:=[.B$80]^[.E119]" office:value-type="float" office:value="1.52568974255822">
            <text:p>1.53</text:p>
          </table:table-cell>
          <table:table-cell table:formula="of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f:=[.A119]+5" office:value-type="float" office:value="75">
            <text:p>75</text:p>
          </table:table-cell>
          <table:table-cell table:formula="of:=(100-[.A120])/100" office:value-type="float" office:value="0.25">
            <text:p>0.25</text:p>
          </table:table-cell>
          <table:table-cell table:formula="of:=1/[.B120]" office:value-type="float" office:value="4">
            <text:p>4</text:p>
          </table:table-cell>
          <table:table-cell/>
          <table:table-cell table:formula="of:=LOG([.C120];10)/LOG([.B$81];10)" office:value-type="float" office:value="2.15733368108047">
            <text:p>2.16</text:p>
          </table:table-cell>
          <table:table-cell table:formula="of:=[.B$80]^[.E120]" office:value-type="float" office:value="1.62648146962834">
            <text:p>1.63</text:p>
          </table:table-cell>
          <table:table-cell table:formula="of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f:=[.A120]+5" office:value-type="float" office:value="80">
            <text:p>80</text:p>
          </table:table-cell>
          <table:table-cell table:formula="of:=(100-[.A121])/100" office:value-type="float" office:value="0.2">
            <text:p>0.2</text:p>
          </table:table-cell>
          <table:table-cell table:formula="of:=1/[.B121]" office:value-type="float" office:value="5">
            <text:p>5</text:p>
          </table:table-cell>
          <table:table-cell/>
          <table:table-cell table:formula="of:=LOG([.C121];10)/LOG([.B$81];10)" office:value-type="float" office:value="2.50458684207376">
            <text:p>2.5</text:p>
          </table:table-cell>
          <table:table-cell table:formula="of:=[.B$80]^[.E121]" office:value-type="float" office:value="1.75894651180266">
            <text:p>1.76</text:p>
          </table:table-cell>
          <table:table-cell table:formula="of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f:=[.A121]+5" office:value-type="float" office:value="85">
            <text:p>85</text:p>
          </table:table-cell>
          <table:table-cell table:formula="of:=(100-[.A122])/100" office:value-type="float" office:value="0.15">
            <text:p>0.15</text:p>
          </table:table-cell>
          <table:table-cell table:formula="of:=1/[.B122]" office:value-type="float" office:value="6.66666666666667">
            <text:p>6.67</text:p>
          </table:table-cell>
          <table:table-cell/>
          <table:table-cell table:formula="of:=LOG([.C122];10)/LOG([.B$81];10)" office:value-type="float" office:value="2.95227403012659">
            <text:p>2.95</text:p>
          </table:table-cell>
          <table:table-cell table:formula="of:=[.B$80]^[.E122]" office:value-type="float" office:value="1.94576678837374">
            <text:p>1.95</text:p>
          </table:table-cell>
          <table:table-cell table:formula="of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f:=[.A122]+5" office:value-type="float" office:value="90">
            <text:p>90</text:p>
          </table:table-cell>
          <table:table-cell table:formula="of:=(100-[.A123])/100" office:value-type="float" office:value="0.1">
            <text:p>0.1</text:p>
          </table:table-cell>
          <table:table-cell table:formula="of:=1/[.B123]" office:value-type="float" office:value="10">
            <text:p>10</text:p>
          </table:table-cell>
          <table:table-cell/>
          <table:table-cell table:formula="of:=LOG([.C123];10)/LOG([.B$81];10)" office:value-type="float" office:value="3.58325368261399">
            <text:p>3.58</text:p>
          </table:table-cell>
          <table:table-cell table:formula="of:=[.B$80]^[.E123]" office:value-type="float" office:value="2.24324750289842">
            <text:p>2.24</text:p>
          </table:table-cell>
          <table:table-cell table:formula="of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f:=[.A123]+5" office:value-type="float" office:value="95">
            <text:p>95</text:p>
          </table:table-cell>
          <table:table-cell table:formula="of:=(100-[.A124])/100" office:value-type="float" office:value="0.05">
            <text:p>0.05</text:p>
          </table:table-cell>
          <table:table-cell table:formula="of:=1/[.B124]" office:value-type="float" office:value="20">
            <text:p>20</text:p>
          </table:table-cell>
          <table:table-cell/>
          <table:table-cell table:formula="of:=LOG([.C124];10)/LOG([.B$81];10)" office:value-type="float" office:value="4.66192052315423">
            <text:p>4.66</text:p>
          </table:table-cell>
          <table:table-cell table:formula="of:=[.B$80]^[.E124]" office:value-type="float" office:value="2.86089390751443">
            <text:p>2.86</text:p>
          </table:table-cell>
          <table:table-cell table:formula="of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f:=(([.B9]+[.$H9]+[.$R9])+100)/100 * ([.$I9]+[.$R9]+100)/100 * [.$AF9]" office:value-type="float" office:value="1.3">
            <text:p>1.3</text:p>
          </table:table-cell>
          <table:table-cell table:formula="of:=(([.C9]+[.$H9]+[.$R9])+100)/100 * ([.$I9]+[.$R9]+100)/100 * [.$AF9]" office:value-type="float" office:value="1.3">
            <text:p>1.3</text:p>
          </table:table-cell>
          <table:table-cell table:formula="of:=(([.D9]+[.$H9]+[.$R9])+100)/100 * ([.$I9]+[.$R9]+100)/100 * [.$AF9]" office:value-type="float" office:value="1.3">
            <text:p>1.3</text:p>
          </table:table-cell>
          <table:table-cell table:formula="of:=(([.E9]+[.$H9]+[.$R9])+100)/100 * ([.$I9]+[.$R9]+100)/100 * [.$AF9]" office:value-type="float" office:value="1.3">
            <text:p>1.3</text:p>
          </table:table-cell>
          <table:table-cell table:formula="of:=(([.F9]+[.$H9]+[.$R9])+100)/100 * ([.$I9]+[.$R9]+100)/100 * [.$AF9]" office:value-type="float" office:value="1.3">
            <text:p>1.3</text:p>
          </table:table-cell>
          <table:table-cell/>
          <table:table-cell table:formula="of:=MAX([.T9:.X9])" office:value-type="float" office:value="1.3">
            <text:p>1.3</text:p>
          </table:table-cell>
          <table:table-cell table:formula="of:=([.L9]+[.R9]+100)/100" office:value-type="float" office:value="0.8">
            <text:p>0.8</text:p>
          </table:table-cell>
          <table:table-cell/>
          <table:table-cell table:formula="of:=([.J9]+[.R9]+100)/100" office:value-type="float" office:value="1">
            <text:p>1</text:p>
          </table:table-cell>
          <table:table-cell/>
          <table:table-cell table:formula="of:=1/((100-[.M9]-[.R9])/100)/(([.I9]+[.R9]+100)/100)" office:value-type="float" office:value="1">
            <text:p>1</text:p>
          </table:table-cell>
          <table:table-cell table:formula="of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f:=(([.B10]+[.$H10]+[.$R10])+100)/100 * ([.$I10]+[.$R10]+100)/100 * [.$AF10]" office:value-type="float" office:value="1.27533582621533">
            <text:p>1.28</text:p>
          </table:table-cell>
          <table:table-cell table:formula="of:=(([.C10]+[.$H10]+[.$R10])+100)/100 * ([.$I10]+[.$R10]+100)/100 * [.$AF10]" office:value-type="float" office:value="1.27533582621533">
            <text:p>1.28</text:p>
          </table:table-cell>
          <table:table-cell table:formula="of:=(([.D10]+[.$H10]+[.$R10])+100)/100 * ([.$I10]+[.$R10]+100)/100 * [.$AF10]" office:value-type="float" office:value="1.27533582621533">
            <text:p>1.28</text:p>
          </table:table-cell>
          <table:table-cell table:formula="of:=(([.E10]+[.$H10]+[.$R10])+100)/100 * ([.$I10]+[.$R10]+100)/100 * [.$AF10]" office:value-type="float" office:value="1.27533582621533">
            <text:p>1.28</text:p>
          </table:table-cell>
          <table:table-cell table:formula="of:=(([.F10]+[.$H10]+[.$R10])+100)/100 * ([.$I10]+[.$R10]+100)/100 * [.$AF10]" office:value-type="float" office:value="1.27533582621533">
            <text:p>1.28</text:p>
          </table:table-cell>
          <table:table-cell/>
          <table:table-cell table:formula="of:=MAX([.T10:.X10])" office:value-type="float" office:value="1.27533582621533">
            <text:p>1.28</text:p>
          </table:table-cell>
          <table:table-cell table:formula="of:=([.L10]+[.R10]+100)/100" office:value-type="float" office:value="1">
            <text:p>1</text:p>
          </table:table-cell>
          <table:table-cell/>
          <table:table-cell table:formula="of:=([.J10]+[.R10]+100)/100" office:value-type="float" office:value="1">
            <text:p>1</text:p>
          </table:table-cell>
          <table:table-cell/>
          <table:table-cell table:formula="of:=1/((100-[.M10]-[.R10])/100)/(([.I10]+[.R10]+100)/100)" office:value-type="float" office:value="2">
            <text:p>2</text:p>
          </table:table-cell>
          <table:table-cell table:formula="of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f:=(([.B11]+[.$H11]+[.$R11])+100)/100 * ([.$I11]+[.$R11]+100)/100 * [.$AF11]" office:value-type="float" office:value="1">
            <text:p>1</text:p>
          </table:table-cell>
          <table:table-cell table:formula="of:=(([.C11]+[.$H11]+[.$R11])+100)/100 * ([.$I11]+[.$R11]+100)/100 * [.$AF11]" office:value-type="float" office:value="1">
            <text:p>1</text:p>
          </table:table-cell>
          <table:table-cell table:formula="of:=(([.D11]+[.$H11]+[.$R11])+100)/100 * ([.$I11]+[.$R11]+100)/100 * [.$AF11]" office:value-type="float" office:value="1">
            <text:p>1</text:p>
          </table:table-cell>
          <table:table-cell table:formula="of:=(([.E11]+[.$H11]+[.$R11])+100)/100 * ([.$I11]+[.$R11]+100)/100 * [.$AF11]" office:value-type="float" office:value="0.8">
            <text:p>0.8</text:p>
          </table:table-cell>
          <table:table-cell table:formula="of:=(([.F11]+[.$H11]+[.$R11])+100)/100 * ([.$I11]+[.$R11]+100)/100 * [.$AF11]" office:value-type="float" office:value="0.8">
            <text:p>0.8</text:p>
          </table:table-cell>
          <table:table-cell/>
          <table:table-cell table:formula="of:=MAX([.T11:.X11])" office:value-type="float" office:value="1">
            <text:p>1</text:p>
          </table:table-cell>
          <table:table-cell table:formula="of:=([.L11]+[.R11]+100)/100" office:value-type="float" office:value="1">
            <text:p>1</text:p>
          </table:table-cell>
          <table:table-cell/>
          <table:table-cell table:formula="of:=([.J11]+[.R11]+100)/100" office:value-type="float" office:value="1.3">
            <text:p>1.3</text:p>
          </table:table-cell>
          <table:table-cell/>
          <table:table-cell table:formula="of:=1/((100-[.M11]-[.R11])/100)/(([.I11]+[.R11]+100)/100)" office:value-type="float" office:value="1">
            <text:p>1</text:p>
          </table:table-cell>
          <table:table-cell table:formula="of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f:=(([.B12]+[.$H12]+[.$R12])+100)/100 * ([.$I12]+[.$R12]+100)/100 * [.$AF12]" office:value-type="float" office:value="1.21427451716652">
            <text:p>1.21</text:p>
          </table:table-cell>
          <table:table-cell table:formula="of:=(([.C12]+[.$H12]+[.$R12])+100)/100 * ([.$I12]+[.$R12]+100)/100 * [.$AF12]" office:value-type="float" office:value="1.21427451716652">
            <text:p>1.21</text:p>
          </table:table-cell>
          <table:table-cell table:formula="of:=(([.D12]+[.$H12]+[.$R12])+100)/100 * ([.$I12]+[.$R12]+100)/100 * [.$AF12]" office:value-type="float" office:value="1.21427451716652">
            <text:p>1.21</text:p>
          </table:table-cell>
          <table:table-cell table:formula="of:=(([.E12]+[.$H12]+[.$R12])+100)/100 * ([.$I12]+[.$R12]+100)/100 * [.$AF12]" office:value-type="float" office:value="1.21427451716652">
            <text:p>1.21</text:p>
          </table:table-cell>
          <table:table-cell table:formula="of:=(([.F12]+[.$H12]+[.$R12])+100)/100 * ([.$I12]+[.$R12]+100)/100 * [.$AF12]" office:value-type="float" office:value="1.21427451716652">
            <text:p>1.21</text:p>
          </table:table-cell>
          <table:table-cell/>
          <table:table-cell table:formula="of:=MAX([.T12:.X12])" office:value-type="float" office:value="1.21427451716652">
            <text:p>1.21</text:p>
          </table:table-cell>
          <table:table-cell table:formula="of:=([.L12]+[.R12]+100)/100" office:value-type="float" office:value="1.1">
            <text:p>1.1</text:p>
          </table:table-cell>
          <table:table-cell/>
          <table:table-cell table:formula="of:=([.J12]+[.R12]+100)/100" office:value-type="float" office:value="1.1">
            <text:p>1.1</text:p>
          </table:table-cell>
          <table:table-cell/>
          <table:table-cell table:formula="of:=1/((100-[.M12]-[.R12])/100)/(([.I12]+[.R12]+100)/100)" office:value-type="float" office:value="1.01010101010101">
            <text:p>1.01</text:p>
          </table:table-cell>
          <table:table-cell table:formula="of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f:=(([.B13]+[.$H13]+[.$R13])+100)/100 * ([.$I13]+[.$R13]+100)/100 * [.$AF13]" office:value-type="float" office:value="1">
            <text:p>1</text:p>
          </table:table-cell>
          <table:table-cell table:formula="of:=(([.C13]+[.$H13]+[.$R13])+100)/100 * ([.$I13]+[.$R13]+100)/100 * [.$AF13]" office:value-type="float" office:value="1">
            <text:p>1</text:p>
          </table:table-cell>
          <table:table-cell table:formula="of:=(([.D13]+[.$H13]+[.$R13])+100)/100 * ([.$I13]+[.$R13]+100)/100 * [.$AF13]" office:value-type="float" office:value="1">
            <text:p>1</text:p>
          </table:table-cell>
          <table:table-cell table:formula="of:=(([.E13]+[.$H13]+[.$R13])+100)/100 * ([.$I13]+[.$R13]+100)/100 * [.$AF13]" office:value-type="float" office:value="1">
            <text:p>1</text:p>
          </table:table-cell>
          <table:table-cell table:formula="of:=(([.F13]+[.$H13]+[.$R13])+100)/100 * ([.$I13]+[.$R13]+100)/100 * [.$AF13]" office:value-type="float" office:value="1">
            <text:p>1</text:p>
          </table:table-cell>
          <table:table-cell/>
          <table:table-cell table:formula="of:=MAX([.T13:.X13])" office:value-type="float" office:value="1">
            <text:p>1</text:p>
          </table:table-cell>
          <table:table-cell table:formula="of:=([.L13]+[.R13]+100)/100" office:value-type="float" office:value="1">
            <text:p>1</text:p>
          </table:table-cell>
          <table:table-cell/>
          <table:table-cell table:formula="of:=([.J13]+[.R13]+100)/100" office:value-type="float" office:value="1.5">
            <text:p>1.5</text:p>
          </table:table-cell>
          <table:table-cell/>
          <table:table-cell table:formula="of:=1/((100-[.M13]-[.R13])/100)/(([.I13]+[.R13]+100)/100)" office:value-type="float" office:value="1">
            <text:p>1</text:p>
          </table:table-cell>
          <table:table-cell table:formula="of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f:=(([.B14]+[.$H14]+[.$R14])+100)/100 * ([.$I14]+[.$R14]+100)/100 * [.$AF14]" office:value-type="float" office:value="1.08144269986955">
            <text:p>1.08</text:p>
          </table:table-cell>
          <table:table-cell table:formula="of:=(([.C14]+[.$H14]+[.$R14])+100)/100 * ([.$I14]+[.$R14]+100)/100 * [.$AF14]" office:value-type="float" office:value="1.29773123984346">
            <text:p>1.3</text:p>
          </table:table-cell>
          <table:table-cell table:formula="of:=(([.D14]+[.$H14]+[.$R14])+100)/100 * ([.$I14]+[.$R14]+100)/100 * [.$AF14]" office:value-type="float" office:value="0.865154159895637">
            <text:p>0.87</text:p>
          </table:table-cell>
          <table:table-cell table:formula="of:=(([.E14]+[.$H14]+[.$R14])+100)/100 * ([.$I14]+[.$R14]+100)/100 * [.$AF14]" office:value-type="float" office:value="1.08144269986955">
            <text:p>1.08</text:p>
          </table:table-cell>
          <table:table-cell table:formula="of:=(([.F14]+[.$H14]+[.$R14])+100)/100 * ([.$I14]+[.$R14]+100)/100 * [.$AF14]" office:value-type="float" office:value="0.865154159895637">
            <text:p>0.87</text:p>
          </table:table-cell>
          <table:table-cell/>
          <table:table-cell table:formula="of:=MAX([.T14:.X14])" office:value-type="float" office:value="1.29773123984346">
            <text:p>1.3</text:p>
          </table:table-cell>
          <table:table-cell table:formula="of:=([.L14]+[.R14]+100)/100" office:value-type="float" office:value="1">
            <text:p>1</text:p>
          </table:table-cell>
          <table:table-cell/>
          <table:table-cell table:formula="of:=([.J14]+[.R14]+100)/100" office:value-type="float" office:value="1">
            <text:p>1</text:p>
          </table:table-cell>
          <table:table-cell/>
          <table:table-cell table:formula="of:=1/((100-[.M14]-[.R14])/100)/(([.I14]+[.R14]+100)/100)" office:value-type="float" office:value="1.25">
            <text:p>1.25</text:p>
          </table:table-cell>
          <table:table-cell table:formula="of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f:=(([.B15]+[.$H15]+[.$R15])+100)/100 * ([.$I15]+[.$R15]+100)/100 * [.$AF15]" office:value-type="float" office:value="1">
            <text:p>1</text:p>
          </table:table-cell>
          <table:table-cell table:formula="of:=(([.C15]+[.$H15]+[.$R15])+100)/100 * ([.$I15]+[.$R15]+100)/100 * [.$AF15]" office:value-type="float" office:value="0.75">
            <text:p>0.75</text:p>
          </table:table-cell>
          <table:table-cell table:formula="of:=(([.D15]+[.$H15]+[.$R15])+100)/100 * ([.$I15]+[.$R15]+100)/100 * [.$AF15]" office:value-type="float" office:value="1">
            <text:p>1</text:p>
          </table:table-cell>
          <table:table-cell table:formula="of:=(([.E15]+[.$H15]+[.$R15])+100)/100 * ([.$I15]+[.$R15]+100)/100 * [.$AF15]" office:value-type="float" office:value="1.5">
            <text:p>1.5</text:p>
          </table:table-cell>
          <table:table-cell table:formula="of:=(([.F15]+[.$H15]+[.$R15])+100)/100 * ([.$I15]+[.$R15]+100)/100 * [.$AF15]" office:value-type="float" office:value="1">
            <text:p>1</text:p>
          </table:table-cell>
          <table:table-cell/>
          <table:table-cell table:formula="of:=MAX([.T15:.X15])" office:value-type="float" office:value="1.5">
            <text:p>1.5</text:p>
          </table:table-cell>
          <table:table-cell table:formula="of:=([.L15]+[.R15]+100)/100" office:value-type="float" office:value="1.2">
            <text:p>1.2</text:p>
          </table:table-cell>
          <table:table-cell/>
          <table:table-cell table:formula="of:=([.J15]+[.R15]+100)/100" office:value-type="float" office:value="1.2">
            <text:p>1.2</text:p>
          </table:table-cell>
          <table:table-cell/>
          <table:table-cell table:formula="of:=1/((100-[.M15]-[.R15])/100)/(([.I15]+[.R15]+100)/100)" office:value-type="float" office:value="1">
            <text:p>1</text:p>
          </table:table-cell>
          <table:table-cell table:formula="of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f:=(([.B16]+[.$H16]+[.$R16])+100)/100 * ([.$I16]+[.$R16]+100)/100 * [.$AF16]" office:value-type="float" office:value="1.244099285614">
            <text:p>1.24</text:p>
          </table:table-cell>
          <table:table-cell table:formula="of:=(([.C16]+[.$H16]+[.$R16])+100)/100 * ([.$I16]+[.$R16]+100)/100 * [.$AF16]" office:value-type="float" office:value="1.244099285614">
            <text:p>1.24</text:p>
          </table:table-cell>
          <table:table-cell table:formula="of:=(([.D16]+[.$H16]+[.$R16])+100)/100 * ([.$I16]+[.$R16]+100)/100 * [.$AF16]" office:value-type="float" office:value="1.244099285614">
            <text:p>1.24</text:p>
          </table:table-cell>
          <table:table-cell table:formula="of:=(([.E16]+[.$H16]+[.$R16])+100)/100 * ([.$I16]+[.$R16]+100)/100 * [.$AF16]" office:value-type="float" office:value="1.244099285614">
            <text:p>1.24</text:p>
          </table:table-cell>
          <table:table-cell table:formula="of:=(([.F16]+[.$H16]+[.$R16])+100)/100 * ([.$I16]+[.$R16]+100)/100 * [.$AF16]" office:value-type="float" office:value="1.244099285614">
            <text:p>1.24</text:p>
          </table:table-cell>
          <table:table-cell/>
          <table:table-cell table:formula="of:=MAX([.T16:.X16])" office:value-type="float" office:value="1.244099285614">
            <text:p>1.24</text:p>
          </table:table-cell>
          <table:table-cell table:formula="of:=([.L16]+[.R16]+100)/100" office:value-type="float" office:value="0.95">
            <text:p>0.95</text:p>
          </table:table-cell>
          <table:table-cell/>
          <table:table-cell table:formula="of:=([.J16]+[.R16]+100)/100" office:value-type="float" office:value="0.9">
            <text:p>0.9</text:p>
          </table:table-cell>
          <table:table-cell/>
          <table:table-cell table:formula="of:=1/((100-[.M16]-[.R16])/100)/(([.I16]+[.R16]+100)/100)" office:value-type="float" office:value="0.714285714285714">
            <text:p>0.71</text:p>
          </table:table-cell>
          <table:table-cell table:formula="of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f:=(([.B17]+[.$H17]+[.$R17])+100)/100 * ([.$I17]+[.$R17]+100)/100 * [.$AF17]" office:value-type="float" office:value="1">
            <text:p>1</text:p>
          </table:table-cell>
          <table:table-cell table:formula="of:=(([.C17]+[.$H17]+[.$R17])+100)/100 * ([.$I17]+[.$R17]+100)/100 * [.$AF17]" office:value-type="float" office:value="1">
            <text:p>1</text:p>
          </table:table-cell>
          <table:table-cell table:formula="of:=(([.D17]+[.$H17]+[.$R17])+100)/100 * ([.$I17]+[.$R17]+100)/100 * [.$AF17]" office:value-type="float" office:value="1">
            <text:p>1</text:p>
          </table:table-cell>
          <table:table-cell table:formula="of:=(([.E17]+[.$H17]+[.$R17])+100)/100 * ([.$I17]+[.$R17]+100)/100 * [.$AF17]" office:value-type="float" office:value="1">
            <text:p>1</text:p>
          </table:table-cell>
          <table:table-cell table:formula="of:=(([.F17]+[.$H17]+[.$R17])+100)/100 * ([.$I17]+[.$R17]+100)/100 * [.$AF17]" office:value-type="float" office:value="1">
            <text:p>1</text:p>
          </table:table-cell>
          <table:table-cell/>
          <table:table-cell table:formula="of:=MAX([.T17:.X17])" office:value-type="float" office:value="1">
            <text:p>1</text:p>
          </table:table-cell>
          <table:table-cell table:formula="of:=([.L17]+[.R17]+100)/100" office:value-type="float" office:value="1">
            <text:p>1</text:p>
          </table:table-cell>
          <table:table-cell/>
          <table:table-cell table:formula="of:=([.J17]+[.R17]+100)/100" office:value-type="float" office:value="1">
            <text:p>1</text:p>
          </table:table-cell>
          <table:table-cell/>
          <table:table-cell table:formula="of:=1/((100-[.M17]-[.R17])/100)/(([.I17]+[.R17]+100)/100)" office:value-type="float" office:value="1">
            <text:p>1</text:p>
          </table:table-cell>
          <table:table-cell table:formula="of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f:=(([.B18]+[.$H18]+[.$R18])+100)/100 * ([.$I18]+[.$R18]+100)/100 * [.$AF18]" office:value-type="float" office:value="1.5">
            <text:p>1.5</text:p>
          </table:table-cell>
          <table:table-cell table:formula="of:=(([.C18]+[.$H18]+[.$R18])+100)/100 * ([.$I18]+[.$R18]+100)/100 * [.$AF18]" office:value-type="float" office:value="1">
            <text:p>1</text:p>
          </table:table-cell>
          <table:table-cell table:formula="of:=(([.D18]+[.$H18]+[.$R18])+100)/100 * ([.$I18]+[.$R18]+100)/100 * [.$AF18]" office:value-type="float" office:value="1">
            <text:p>1</text:p>
          </table:table-cell>
          <table:table-cell table:formula="of:=(([.E18]+[.$H18]+[.$R18])+100)/100 * ([.$I18]+[.$R18]+100)/100 * [.$AF18]" office:value-type="float" office:value="1">
            <text:p>1</text:p>
          </table:table-cell>
          <table:table-cell table:formula="of:=(([.F18]+[.$H18]+[.$R18])+100)/100 * ([.$I18]+[.$R18]+100)/100 * [.$AF18]" office:value-type="float" office:value="1">
            <text:p>1</text:p>
          </table:table-cell>
          <table:table-cell/>
          <table:table-cell table:formula="of:=MAX([.T18:.X18])" office:value-type="float" office:value="1.5">
            <text:p>1.5</text:p>
          </table:table-cell>
          <table:table-cell table:formula="of:=([.L18]+[.R18]+100)/100" office:value-type="float" office:value="1">
            <text:p>1</text:p>
          </table:table-cell>
          <table:table-cell/>
          <table:table-cell table:formula="of:=([.J18]+[.R18]+100)/100" office:value-type="float" office:value="1">
            <text:p>1</text:p>
          </table:table-cell>
          <table:table-cell/>
          <table:table-cell table:formula="of:=1/((100-[.M18]-[.R18])/100)/(([.I18]+[.R18]+100)/100)" office:value-type="float" office:value="1">
            <text:p>1</text:p>
          </table:table-cell>
          <table:table-cell table:formula="of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f:=(([.B19]+[.$H19]+[.$R19])+100)/100 * ([.$I19]+[.$R19]+100)/100 * [.$AF19]" office:value-type="float" office:value="0.9">
            <text:p>0.9</text:p>
          </table:table-cell>
          <table:table-cell table:formula="of:=(([.C19]+[.$H19]+[.$R19])+100)/100 * ([.$I19]+[.$R19]+100)/100 * [.$AF19]" office:value-type="float" office:value="0.9">
            <text:p>0.9</text:p>
          </table:table-cell>
          <table:table-cell table:formula="of:=(([.D19]+[.$H19]+[.$R19])+100)/100 * ([.$I19]+[.$R19]+100)/100 * [.$AF19]" office:value-type="float" office:value="1">
            <text:p>1</text:p>
          </table:table-cell>
          <table:table-cell table:formula="of:=(([.E19]+[.$H19]+[.$R19])+100)/100 * ([.$I19]+[.$R19]+100)/100 * [.$AF19]" office:value-type="float" office:value="1">
            <text:p>1</text:p>
          </table:table-cell>
          <table:table-cell table:formula="of:=(([.F19]+[.$H19]+[.$R19])+100)/100 * ([.$I19]+[.$R19]+100)/100 * [.$AF19]" office:value-type="float" office:value="1">
            <text:p>1</text:p>
          </table:table-cell>
          <table:table-cell/>
          <table:table-cell table:formula="of:=MAX([.T19:.X19])" office:value-type="float" office:value="1">
            <text:p>1</text:p>
          </table:table-cell>
          <table:table-cell table:formula="of:=([.L19]+[.R19]+100)/100" office:value-type="float" office:value="1">
            <text:p>1</text:p>
          </table:table-cell>
          <table:table-cell/>
          <table:table-cell table:formula="of:=([.J19]+[.R19]+100)/100" office:value-type="float" office:value="1">
            <text:p>1</text:p>
          </table:table-cell>
          <table:table-cell/>
          <table:table-cell table:formula="of:=1/((100-[.M19]-[.R19])/100)/(([.I19]+[.R19]+100)/100)" office:value-type="float" office:value="1">
            <text:p>1</text:p>
          </table:table-cell>
          <table:table-cell table:formula="of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f:=(([.B20]+[.$H20]+[.$R20])+100)/100 * ([.$I20]+[.$R20]+100)/100 * [.$AF20]" office:value-type="float" office:value="0.756062665239695">
            <text:p>0.76</text:p>
          </table:table-cell>
          <table:table-cell table:formula="of:=(([.C20]+[.$H20]+[.$R20])+100)/100 * ([.$I20]+[.$R20]+100)/100 * [.$AF20]" office:value-type="float" office:value="0.756062665239695">
            <text:p>0.76</text:p>
          </table:table-cell>
          <table:table-cell table:formula="of:=(([.D20]+[.$H20]+[.$R20])+100)/100 * ([.$I20]+[.$R20]+100)/100 * [.$AF20]" office:value-type="float" office:value="1.51212533047939">
            <text:p>1.51</text:p>
          </table:table-cell>
          <table:table-cell table:formula="of:=(([.E20]+[.$H20]+[.$R20])+100)/100 * ([.$I20]+[.$R20]+100)/100 * [.$AF20]" office:value-type="float" office:value="0.756062665239695">
            <text:p>0.76</text:p>
          </table:table-cell>
          <table:table-cell table:formula="of:=(([.F20]+[.$H20]+[.$R20])+100)/100 * ([.$I20]+[.$R20]+100)/100 * [.$AF20]" office:value-type="float" office:value="0.756062665239695">
            <text:p>0.76</text:p>
          </table:table-cell>
          <table:table-cell/>
          <table:table-cell table:formula="of:=MAX([.T20:.X20])" office:value-type="float" office:value="1.51212533047939">
            <text:p>1.51</text:p>
          </table:table-cell>
          <table:table-cell table:formula="of:=([.L20]+[.R20]+100)/100" office:value-type="float" office:value="1">
            <text:p>1</text:p>
          </table:table-cell>
          <table:table-cell/>
          <table:table-cell table:formula="of:=([.J20]+[.R20]+100)/100" office:value-type="float" office:value="1">
            <text:p>1</text:p>
          </table:table-cell>
          <table:table-cell/>
          <table:table-cell table:formula="of:=1/((100-[.M20]-[.R20])/100)/(([.I20]+[.R20]+100)/100)" office:value-type="float" office:value="1.53846153846154">
            <text:p>1.54</text:p>
          </table:table-cell>
          <table:table-cell table:formula="of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f:=(([.B21]+[.$H21]+[.$R21])+100)/100 * ([.$I21]+[.$R21]+100)/100 * [.$AF21]" office:value-type="float" office:value="1">
            <text:p>1</text:p>
          </table:table-cell>
          <table:table-cell table:formula="of:=(([.C21]+[.$H21]+[.$R21])+100)/100 * ([.$I21]+[.$R21]+100)/100 * [.$AF21]" office:value-type="float" office:value="1">
            <text:p>1</text:p>
          </table:table-cell>
          <table:table-cell table:formula="of:=(([.D21]+[.$H21]+[.$R21])+100)/100 * ([.$I21]+[.$R21]+100)/100 * [.$AF21]" office:value-type="float" office:value="1">
            <text:p>1</text:p>
          </table:table-cell>
          <table:table-cell table:formula="of:=(([.E21]+[.$H21]+[.$R21])+100)/100 * ([.$I21]+[.$R21]+100)/100 * [.$AF21]" office:value-type="float" office:value="1">
            <text:p>1</text:p>
          </table:table-cell>
          <table:table-cell table:formula="of:=(([.F21]+[.$H21]+[.$R21])+100)/100 * ([.$I21]+[.$R21]+100)/100 * [.$AF21]" office:value-type="float" office:value="1">
            <text:p>1</text:p>
          </table:table-cell>
          <table:table-cell/>
          <table:table-cell table:formula="of:=MAX([.T21:.X21])" office:value-type="float" office:value="1">
            <text:p>1</text:p>
          </table:table-cell>
          <table:table-cell table:formula="of:=([.L21]+[.R21]+100)/100" office:value-type="float" office:value="1.75">
            <text:p>1.75</text:p>
          </table:table-cell>
          <table:table-cell/>
          <table:table-cell table:formula="of:=([.J21]+[.R21]+100)/100" office:value-type="float" office:value="0.85">
            <text:p>0.85</text:p>
          </table:table-cell>
          <table:table-cell/>
          <table:table-cell table:formula="of:=1/((100-[.M21]-[.R21])/100)/(([.I21]+[.R21]+100)/100)" office:value-type="float" office:value="1">
            <text:p>1</text:p>
          </table:table-cell>
          <table:table-cell table:formula="of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f:=(([.B22]+[.$H22]+[.$R22])+100)/100 * ([.$I22]+[.$R22]+100)/100 * [.$AF22]" office:value-type="float" office:value="1">
            <text:p>1</text:p>
          </table:table-cell>
          <table:table-cell table:formula="of:=(([.C22]+[.$H22]+[.$R22])+100)/100 * ([.$I22]+[.$R22]+100)/100 * [.$AF22]" office:value-type="float" office:value="1">
            <text:p>1</text:p>
          </table:table-cell>
          <table:table-cell table:formula="of:=(([.D22]+[.$H22]+[.$R22])+100)/100 * ([.$I22]+[.$R22]+100)/100 * [.$AF22]" office:value-type="float" office:value="0.8">
            <text:p>0.8</text:p>
          </table:table-cell>
          <table:table-cell table:formula="of:=(([.E22]+[.$H22]+[.$R22])+100)/100 * ([.$I22]+[.$R22]+100)/100 * [.$AF22]" office:value-type="float" office:value="0.8">
            <text:p>0.8</text:p>
          </table:table-cell>
          <table:table-cell table:formula="of:=(([.F22]+[.$H22]+[.$R22])+100)/100 * ([.$I22]+[.$R22]+100)/100 * [.$AF22]" office:value-type="float" office:value="1.5">
            <text:p>1.5</text:p>
          </table:table-cell>
          <table:table-cell/>
          <table:table-cell table:formula="of:=MAX([.T22:.X22])" office:value-type="float" office:value="1.5">
            <text:p>1.5</text:p>
          </table:table-cell>
          <table:table-cell table:formula="of:=([.L22]+[.R22]+100)/100" office:value-type="float" office:value="1">
            <text:p>1</text:p>
          </table:table-cell>
          <table:table-cell/>
          <table:table-cell table:formula="of:=([.J22]+[.R22]+100)/100" office:value-type="float" office:value="1">
            <text:p>1</text:p>
          </table:table-cell>
          <table:table-cell/>
          <table:table-cell table:formula="of:=1/((100-[.M22]-[.R22])/100)/(([.I22]+[.R22]+100)/100)" office:value-type="float" office:value="1">
            <text:p>1</text:p>
          </table:table-cell>
          <table:table-cell table:formula="of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f:=(([.B23]+[.$H23]+[.$R23])+100)/100 * ([.$I23]+[.$R23]+100)/100 * [.$AF23]" office:value-type="float" office:value="1">
            <text:p>1</text:p>
          </table:table-cell>
          <table:table-cell table:formula="of:=(([.C23]+[.$H23]+[.$R23])+100)/100 * ([.$I23]+[.$R23]+100)/100 * [.$AF23]" office:value-type="float" office:value="1.5">
            <text:p>1.5</text:p>
          </table:table-cell>
          <table:table-cell table:formula="of:=(([.D23]+[.$H23]+[.$R23])+100)/100 * ([.$I23]+[.$R23]+100)/100 * [.$AF23]" office:value-type="float" office:value="1">
            <text:p>1</text:p>
          </table:table-cell>
          <table:table-cell table:formula="of:=(([.E23]+[.$H23]+[.$R23])+100)/100 * ([.$I23]+[.$R23]+100)/100 * [.$AF23]" office:value-type="float" office:value="1">
            <text:p>1</text:p>
          </table:table-cell>
          <table:table-cell table:formula="of:=(([.F23]+[.$H23]+[.$R23])+100)/100 * ([.$I23]+[.$R23]+100)/100 * [.$AF23]" office:value-type="float" office:value="1">
            <text:p>1</text:p>
          </table:table-cell>
          <table:table-cell/>
          <table:table-cell table:formula="of:=MAX([.T23:.X23])" office:value-type="float" office:value="1.5">
            <text:p>1.5</text:p>
          </table:table-cell>
          <table:table-cell table:formula="of:=([.L23]+[.R23]+100)/100" office:value-type="float" office:value="0.9">
            <text:p>0.9</text:p>
          </table:table-cell>
          <table:table-cell/>
          <table:table-cell table:formula="of:=([.J23]+[.R23]+100)/100" office:value-type="float" office:value="1">
            <text:p>1</text:p>
          </table:table-cell>
          <table:table-cell/>
          <table:table-cell table:formula="of:=1/((100-[.M23]-[.R23])/100)/(([.I23]+[.R23]+100)/100)" office:value-type="float" office:value="1">
            <text:p>1</text:p>
          </table:table-cell>
          <table:table-cell table:formula="of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f:=(([.B24]+[.$H24]+[.$R24])+100)/100 * ([.$I24]+[.$R24]+100)/100 * [.$AF24]" office:value-type="float" office:value="0.933894395863943">
            <text:p>0.93</text:p>
          </table:table-cell>
          <table:table-cell table:formula="of:=(([.C24]+[.$H24]+[.$R24])+100)/100 * ([.$I24]+[.$R24]+100)/100 * [.$AF24]" office:value-type="float" office:value="0.933894395863943">
            <text:p>0.93</text:p>
          </table:table-cell>
          <table:table-cell table:formula="of:=(([.D24]+[.$H24]+[.$R24])+100)/100 * ([.$I24]+[.$R24]+100)/100 * [.$AF24]" office:value-type="float" office:value="0.933894395863943">
            <text:p>0.93</text:p>
          </table:table-cell>
          <table:table-cell table:formula="of:=(([.E24]+[.$H24]+[.$R24])+100)/100 * ([.$I24]+[.$R24]+100)/100 * [.$AF24]" office:value-type="float" office:value="1.40084159379591">
            <text:p>1.4</text:p>
          </table:table-cell>
          <table:table-cell table:formula="of:=(([.F24]+[.$H24]+[.$R24])+100)/100 * ([.$I24]+[.$R24]+100)/100 * [.$AF24]" office:value-type="float" office:value="1.40084159379591">
            <text:p>1.4</text:p>
          </table:table-cell>
          <table:table-cell/>
          <table:table-cell table:formula="of:=MAX([.T24:.X24])" office:value-type="float" office:value="1.40084159379591">
            <text:p>1.4</text:p>
          </table:table-cell>
          <table:table-cell table:formula="of:=([.L24]+[.R24]+100)/100" office:value-type="float" office:value="1">
            <text:p>1</text:p>
          </table:table-cell>
          <table:table-cell/>
          <table:table-cell table:formula="of:=([.J24]+[.R24]+100)/100" office:value-type="float" office:value="1">
            <text:p>1</text:p>
          </table:table-cell>
          <table:table-cell/>
          <table:table-cell table:formula="of:=1/((100-[.M24]-[.R24])/100)/(([.I24]+[.R24]+100)/100)" office:value-type="float" office:value="1.11111111111111">
            <text:p>1.11</text:p>
          </table:table-cell>
          <table:table-cell table:formula="of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f:=AVERAGE([.Z9:.Z24])" office:value-type="float" office:value="1.26527548706966">
            <text:p>1.27</text:p>
          </table:table-cell>
          <table:table-cell table:formula="of:=AVERAGE([.AA9:.AA24])" office:value-type="float" office:value="1.04375">
            <text:p>1.04</text:p>
          </table:table-cell>
          <table:table-cell/>
          <table:table-cell table:formula="of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f:=CEILING(([.T5]-[.C4]/2);[.C4])" office:value-type="float" office:value="20">
            <text:p>20</text:p>
          </table:table-cell>
          <table:table-cell table:formula="of:=[.D4]" office:value-type="float" office:value="24">
            <text:p>24</text:p>
          </table:table-cell>
          <table:table-cell table:formula="of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f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f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f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f:=CEILING(([.U8]-[.V8]/2);[.V8])" office:value-type="float" office:value="20000">
            <text:p>20,000</text:p>
          </table:table-cell>
          <table:table-cell table:formula="of:=CEILING(([.T8]-[.C7]/2);[.C7])" office:value-type="float" office:value="50">
            <text:p>50</text:p>
          </table:table-cell>
          <table:table-cell table:formula="of:=[.D7]+[.Z8]" office:value-type="float" office:value="30">
            <text:p>30</text:p>
          </table:table-cell>
          <table:table-cell table:formula="of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f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f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f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f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f:=CEILING(([.U9]-[.V9]/2);[.V9])" office:value-type="float" office:value="20000">
            <text:p>20,000</text:p>
          </table:table-cell>
          <table:table-cell table:formula="of:=CEILING(([.T9]-[.C7]/2);[.C7])" office:value-type="float" office:value="65">
            <text:p>65</text:p>
          </table:table-cell>
          <table:table-cell table:formula="of:=[.D7]+[.Z9]" office:value-type="float" office:value="24">
            <text:p>24</text:p>
          </table:table-cell>
          <table:table-cell table:formula="of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f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f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f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f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f:=CEILING(([.U10]-[.V10]/2);[.V10])" office:value-type="float" office:value="20000">
            <text:p>20,000</text:p>
          </table:table-cell>
          <table:table-cell table:formula="of:=CEILING(([.T10]-[.C7]/2);[.C7])" office:value-type="float" office:value="80">
            <text:p>80</text:p>
          </table:table-cell>
          <table:table-cell table:formula="of:=[.D7]+[.Z10]" office:value-type="float" office:value="20">
            <text:p>20</text:p>
          </table:table-cell>
          <table:table-cell table:formula="of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f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f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f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f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f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f:=CEILING(([.U13]-[.V13]/2);[.V13])" office:value-type="float" office:value="400000">
            <text:p>400,000</text:p>
          </table:table-cell>
          <table:table-cell table:formula="of:=CEILING(([.T13]-[.C12]/2);[.C12])" office:value-type="float" office:value="160">
            <text:p>160</text:p>
          </table:table-cell>
          <table:table-cell table:formula="of:=[.D12]+[.Z13]" office:value-type="float" office:value="31">
            <text:p>31</text:p>
          </table:table-cell>
          <table:table-cell table:formula="of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f:=IF([.$W13]&lt;[$globals.$C$3];&quot;Y&quot;;&quot;&quot;)">
            <text:p/>
          </table:table-cell>
          <table:table-cell table:number-columns-repeated="12"/>
          <table:table-cell table:formula="of:=[.T12]*[.Y13]" office:value-type="float" office:value="158.4375">
            <text:p>158.44</text:p>
          </table:table-cell>
          <table:table-cell table:formula="of:=[.U8]*[$globals.$C$9]" office:value-type="float" office:value="400000">
            <text:p>400000</text:p>
          </table:table-cell>
          <table:table-cell table:formula="of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f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f:=CEILING(([.U14]-[.V14]/2);[.V14])" office:value-type="float" office:value="400000">
            <text:p>400,000</text:p>
          </table:table-cell>
          <table:table-cell table:formula="of:=CEILING(([.T14]-[.C12]/2);[.C12])" office:value-type="float" office:value="210">
            <text:p>210</text:p>
          </table:table-cell>
          <table:table-cell table:formula="of:=[.D12]+[.Z14]" office:value-type="float" office:value="25">
            <text:p>25</text:p>
          </table:table-cell>
          <table:table-cell table:formula="of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f:=IF([.$W14]&lt;[$globals.$C$3];&quot;Y&quot;;&quot;&quot;)">
            <text:p/>
          </table:table-cell>
          <table:table-cell table:number-columns-repeated="12"/>
          <table:table-cell table:formula="of:=[.T12]*[.Y14]" office:value-type="float" office:value="211.25">
            <text:p>211.25</text:p>
          </table:table-cell>
          <table:table-cell table:formula="of:=[.U9]*[$globals.$C$9]" office:value-type="float" office:value="400000">
            <text:p>400000</text:p>
          </table:table-cell>
          <table:table-cell table:formula="of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f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f:=CEILING(([.U15]-[.V15]/2);[.V15])" office:value-type="float" office:value="400000">
            <text:p>400,000</text:p>
          </table:table-cell>
          <table:table-cell table:formula="of:=CEILING(([.T15]-[.C12]/2);[.C12])" office:value-type="float" office:value="260">
            <text:p>260</text:p>
          </table:table-cell>
          <table:table-cell table:formula="of:=[.D12]+[.Z15]" office:value-type="float" office:value="21">
            <text:p>21</text:p>
          </table:table-cell>
          <table:table-cell table:formula="of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f:=IF([.$W15]&lt;[$globals.$C$3];&quot;Y&quot;;&quot;&quot;)">
            <text:p/>
          </table:table-cell>
          <table:table-cell table:number-columns-repeated="12"/>
          <table:table-cell table:formula="of:=[.T12]*[.Y15]" office:value-type="float" office:value="264.0625">
            <text:p>264.06</text:p>
          </table:table-cell>
          <table:table-cell table:formula="of:=[.U10]*[$globals.$C$9]" office:value-type="float" office:value="400000">
            <text:p>400000</text:p>
          </table:table-cell>
          <table:table-cell table:formula="of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f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f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f:=CEILING(([.U18]-[.V18]/2);[.V18])" office:value-type="float" office:value="600000">
            <text:p>600,000</text:p>
          </table:table-cell>
          <table:table-cell table:formula="of:=CEILING(([.T18]-[.C17]/2);[.C17])" office:value-type="float" office:value="170">
            <text:p>170</text:p>
          </table:table-cell>
          <table:table-cell table:formula="of:=[.D17]+[.Z18]" office:value-type="float" office:value="30.5">
            <text:p>30.5</text:p>
          </table:table-cell>
          <table:table-cell table:formula="of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f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f:=[.T17]*[.Y18]" office:value-type="float" office:value="170.625">
            <text:p>170.63</text:p>
          </table:table-cell>
          <table:table-cell table:formula="of:=[.U8]*[$globals.$C$8]" office:value-type="float" office:value="600000">
            <text:p>600000</text:p>
          </table:table-cell>
          <table:table-cell table:formula="of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f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f:=CEILING(([.U19]-[.V19]/2);[.V19])" office:value-type="float" office:value="600000">
            <text:p>600,000</text:p>
          </table:table-cell>
          <table:table-cell table:formula="of:=CEILING(([.T19]-[.C17]/2);[.C17])" office:value-type="float" office:value="280">
            <text:p>280</text:p>
          </table:table-cell>
          <table:table-cell table:formula="of:=[.D17]+[.Z19]" office:value-type="float" office:value="24.5">
            <text:p>24.5</text:p>
          </table:table-cell>
          <table:table-cell table:formula="of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f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f:=[.T17]*[.Y19]" office:value-type="float" office:value="284.375">
            <text:p>284.38</text:p>
          </table:table-cell>
          <table:table-cell table:formula="of:=[.U9]*[$globals.$C$8]" office:value-type="float" office:value="600000">
            <text:p>600000</text:p>
          </table:table-cell>
          <table:table-cell table:formula="of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f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f:=CEILING(([.U20]-[.V20]/2);[.V20])" office:value-type="float" office:value="600000">
            <text:p>600,000</text:p>
          </table:table-cell>
          <table:table-cell table:formula="of:=CEILING(([.T20]-[.C17]/2);[.C17])" office:value-type="float" office:value="230">
            <text:p>230</text:p>
          </table:table-cell>
          <table:table-cell table:formula="of:=[.D17]+[.Z20]" office:value-type="float" office:value="20.5">
            <text:p>20.5</text:p>
          </table:table-cell>
          <table:table-cell table:formula="of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f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f:=[.T17]*[.Y20]" office:value-type="float" office:value="227.5">
            <text:p>227.5</text:p>
          </table:table-cell>
          <table:table-cell table:formula="of:=[.U10]*[$globals.$C$8]" office:value-type="float" office:value="600000">
            <text:p>600000</text:p>
          </table:table-cell>
          <table:table-cell table:formula="of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f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f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f:=CEILING(([.U23]-[.V23]/2);[.V23])" office:value-type="float" office:value="12000000">
            <text:p>12,000,000</text:p>
          </table:table-cell>
          <table:table-cell table:formula="of:=CEILING(([.T23]-[.C22]/2);[.C22])" office:value-type="float" office:value="560">
            <text:p>560</text:p>
          </table:table-cell>
          <table:table-cell table:formula="of:=[.D22]+[.Z23]" office:value-type="float" office:value="31.5">
            <text:p>31.5</text:p>
          </table:table-cell>
          <table:table-cell table:formula="of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f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f:=[.T22]*[.Y23]" office:value-type="float" office:value="554.53125">
            <text:p>554.53</text:p>
          </table:table-cell>
          <table:table-cell table:formula="of:=[.U18]*[$globals.$C$9]" office:value-type="float" office:value="12000000">
            <text:p>12000000</text:p>
          </table:table-cell>
          <table:table-cell table:formula="of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f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f:=CEILING(([.U24]-[.V24]/2);[.V24])" office:value-type="float" office:value="12000000">
            <text:p>12,000,000</text:p>
          </table:table-cell>
          <table:table-cell table:formula="of:=CEILING(([.T24]-[.C22]/2);[.C22])" office:value-type="float" office:value="920">
            <text:p>920</text:p>
          </table:table-cell>
          <table:table-cell table:formula="of:=[.D22]+[.Z24]" office:value-type="float" office:value="25.5">
            <text:p>25.5</text:p>
          </table:table-cell>
          <table:table-cell table:formula="of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f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f:=[.T22]*[.Y24]" office:value-type="float" office:value="924.21875">
            <text:p>924.22</text:p>
          </table:table-cell>
          <table:table-cell table:formula="of:=[.U19]*[$globals.$C$9]" office:value-type="float" office:value="12000000">
            <text:p>12000000</text:p>
          </table:table-cell>
          <table:table-cell table:formula="of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f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f:=CEILING(([.U25]-[.V25]/2);[.V25])" office:value-type="float" office:value="12000000">
            <text:p>12,000,000</text:p>
          </table:table-cell>
          <table:table-cell table:formula="of:=CEILING(([.T25]-[.C22]/2);[.C22])" office:value-type="float" office:value="740">
            <text:p>740</text:p>
          </table:table-cell>
          <table:table-cell table:formula="of:=[.D22]+[.Z25]" office:value-type="float" office:value="22.5">
            <text:p>22.5</text:p>
          </table:table-cell>
          <table:table-cell table:formula="of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f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f:=[.T22]*[.Y25]" office:value-type="float" office:value="739.375">
            <text:p>739.38</text:p>
          </table:table-cell>
          <table:table-cell table:formula="of:=[.U20]*[$globals.$C$9]" office:value-type="float" office:value="12000000">
            <text:p>12000000</text:p>
          </table:table-cell>
          <table:table-cell table:formula="of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f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f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f:=CEILING(([.U28]-[.V28]/2);[.V28])" office:value-type="float" office:value="18000000">
            <text:p>18,000,000</text:p>
          </table:table-cell>
          <table:table-cell table:formula="of:=CEILING(([.T28]-[.C27]/2);[.C27])" office:value-type="float" office:value="1000">
            <text:p>1000</text:p>
          </table:table-cell>
          <table:table-cell table:formula="of:=[.D27]+[.Z28]" office:value-type="float" office:value="29">
            <text:p>29</text:p>
          </table:table-cell>
          <table:table-cell table:formula="of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f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f:=[.T27]*[.Y28]" office:value-type="float" office:value="995.3125">
            <text:p>995.31</text:p>
          </table:table-cell>
          <table:table-cell table:formula="of:=[.U18]*[$globals.$C$8]" office:value-type="float" office:value="18000000">
            <text:p>18000000</text:p>
          </table:table-cell>
          <table:table-cell table:formula="of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f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f:=CEILING(([.U29]-[.V29]/2);[.V29])" office:value-type="float" office:value="18000000">
            <text:p>18,000,000</text:p>
          </table:table-cell>
          <table:table-cell table:formula="of:=CEILING(([.T29]-[.C27]/2);[.C27])" office:value-type="float" office:value="800">
            <text:p>800</text:p>
          </table:table-cell>
          <table:table-cell table:formula="of:=[.D27]+[.Z29]" office:value-type="float" office:value="25">
            <text:p>25</text:p>
          </table:table-cell>
          <table:table-cell table:formula="of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f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f:=[.T27]*[.Y29]" office:value-type="float" office:value="796.25">
            <text:p>796.25</text:p>
          </table:table-cell>
          <table:table-cell table:formula="of:=[.U19]*[$globals.$C$8]" office:value-type="float" office:value="18000000">
            <text:p>18000000</text:p>
          </table:table-cell>
          <table:table-cell table:formula="of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f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f:=CEILING(([.U30]-[.V30]/2);[.V30])" office:value-type="float" office:value="18000000">
            <text:p>18,000,000</text:p>
          </table:table-cell>
          <table:table-cell table:formula="of:=CEILING(([.T30]-[.C27]/2);[.C27])" office:value-type="float" office:value="600">
            <text:p>600</text:p>
          </table:table-cell>
          <table:table-cell table:formula="of:=[.D27]+[.Z30]" office:value-type="float" office:value="22">
            <text:p>22</text:p>
          </table:table-cell>
          <table:table-cell table:formula="of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f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f:=[.T27]*[.Y30]" office:value-type="float" office:value="597.1875">
            <text:p>597.19</text:p>
          </table:table-cell>
          <table:table-cell table:formula="of:=[.U20]*[$globals.$C$8]" office:value-type="float" office:value="18000000">
            <text:p>18000000</text:p>
          </table:table-cell>
          <table:table-cell table:formula="of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f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f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f:=CEILING(([.U33]-[.V33]/2);[.V33])" office:value-type="float" office:value="360000000">
            <text:p>360,000,000</text:p>
          </table:table-cell>
          <table:table-cell table:formula="of:=CEILING(([.T33]-[.C32]/2);[.C32])" office:value-type="float" office:value="3200">
            <text:p>3200</text:p>
          </table:table-cell>
          <table:table-cell table:formula="of:=[.D32]+[.Z33]" office:value-type="float" office:value="31">
            <text:p>31</text:p>
          </table:table-cell>
          <table:table-cell table:formula="of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f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f:=[.T32]*[.Y33]" office:value-type="float" office:value="3234.765625">
            <text:p>3234.77</text:p>
          </table:table-cell>
          <table:table-cell table:formula="of:=[.U28]*[$globals.$C$9]" office:value-type="float" office:value="360000000">
            <text:p>360000000</text:p>
          </table:table-cell>
          <table:table-cell table:formula="of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f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f:=CEILING(([.U34]-[.V34]/2);[.V34])" office:value-type="float" office:value="360000000">
            <text:p>360,000,000</text:p>
          </table:table-cell>
          <table:table-cell table:formula="of:=CEILING(([.T34]-[.C32]/2);[.C32])" office:value-type="float" office:value="2600">
            <text:p>2600</text:p>
          </table:table-cell>
          <table:table-cell table:formula="of:=[.D32]+[.Z34]" office:value-type="float" office:value="26">
            <text:p>26</text:p>
          </table:table-cell>
          <table:table-cell table:formula="of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f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f:=[.T32]*[.Y34]" office:value-type="float" office:value="2587.8125">
            <text:p>2587.81</text:p>
          </table:table-cell>
          <table:table-cell table:formula="of:=[.U29]*[$globals.$C$9]" office:value-type="float" office:value="360000000">
            <text:p>360000000</text:p>
          </table:table-cell>
          <table:table-cell table:formula="of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f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f:=CEILING(([.U35]-[.V35]/2);[.V35])" office:value-type="float" office:value="360000000">
            <text:p>360,000,000</text:p>
          </table:table-cell>
          <table:table-cell table:formula="of:=CEILING(([.T35]-[.C32]/2);[.C32])" office:value-type="float" office:value="1900">
            <text:p>1900</text:p>
          </table:table-cell>
          <table:table-cell table:formula="of:=[.D32]+[.Z35]" office:value-type="float" office:value="22">
            <text:p>22</text:p>
          </table:table-cell>
          <table:table-cell table:formula="of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f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f:=[.T32]*[.Y35]" office:value-type="float" office:value="1940.859375">
            <text:p>1940.86</text:p>
          </table:table-cell>
          <table:table-cell table:formula="of:=[.U30]*[$globals.$C$9]" office:value-type="float" office:value="360000000">
            <text:p>360000000</text:p>
          </table:table-cell>
          <table:table-cell table:formula="of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f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f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f:=CEILING(([.U38]-[.V38]/2);[.V38])" office:value-type="float" office:value="540000000">
            <text:p>540,000,000</text:p>
          </table:table-cell>
          <table:table-cell table:formula="of:=CEILING(([.T38]-[.C37]/2);[.C37])" office:value-type="float" office:value="2100">
            <text:p>2100</text:p>
          </table:table-cell>
          <table:table-cell table:formula="of:=[.D37]+[.Z38]" office:value-type="float" office:value="29.5">
            <text:p>29.5</text:p>
          </table:table-cell>
          <table:table-cell table:formula="of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f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f:=[.T37]*[.Y38]" office:value-type="float" office:value="2090.15625">
            <text:p>2090.16</text:p>
          </table:table-cell>
          <table:table-cell table:formula="of:=[.U28]*[$globals.$C$8]" office:value-type="float" office:value="540000000">
            <text:p>540000000</text:p>
          </table:table-cell>
          <table:table-cell table:formula="of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f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f:=CEILING(([.U39]-[.V39]/2);[.V39])" office:value-type="float" office:value="540000000">
            <text:p>540,000,000</text:p>
          </table:table-cell>
          <table:table-cell table:formula="of:=CEILING(([.T39]-[.C37]/2);[.C37])" office:value-type="float" office:value="2800">
            <text:p>2800</text:p>
          </table:table-cell>
          <table:table-cell table:formula="of:=[.D37]+[.Z39]" office:value-type="float" office:value="25.5">
            <text:p>25.5</text:p>
          </table:table-cell>
          <table:table-cell table:formula="of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f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f:=[.T37]*[.Y39]" office:value-type="float" office:value="2786.875">
            <text:p>2786.88</text:p>
          </table:table-cell>
          <table:table-cell table:formula="of:=[.U29]*[$globals.$C$8]" office:value-type="float" office:value="540000000">
            <text:p>540000000</text:p>
          </table:table-cell>
          <table:table-cell table:formula="of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f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f:=CEILING(([.U40]-[.V40]/2);[.V40])" office:value-type="float" office:value="540000000">
            <text:p>540,000,000</text:p>
          </table:table-cell>
          <table:table-cell table:formula="of:=CEILING(([.T40]-[.C37]/2);[.C37])" office:value-type="float" office:value="3500">
            <text:p>3500</text:p>
          </table:table-cell>
          <table:table-cell table:formula="of:=[.D37]+[.Z40]" office:value-type="float" office:value="22.5">
            <text:p>22.5</text:p>
          </table:table-cell>
          <table:table-cell table:formula="of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f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f:=[.T37]*[.Y40]" office:value-type="float" office:value="3483.59375">
            <text:p>3483.59</text:p>
          </table:table-cell>
          <table:table-cell table:formula="of:=[.U30]*[$globals.$C$8]" office:value-type="float" office:value="540000000">
            <text:p>540000000</text:p>
          </table:table-cell>
          <table:table-cell table:formula="of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f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f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f:=CEILING(([.U43]-[.V43]/2);[.V43])" office:value-type="float" office:value="11000000000">
            <text:p>11,000,000,000</text:p>
          </table:table-cell>
          <table:table-cell table:formula="of:=CEILING(([.T43]-[.C42]/2);[.C42])" office:value-type="float" office:value="6800">
            <text:p>6800</text:p>
          </table:table-cell>
          <table:table-cell table:formula="of:=[.D42]+[.Z43]" office:value-type="float" office:value="31.5">
            <text:p>31.5</text:p>
          </table:table-cell>
          <table:table-cell table:formula="of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f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f:=[.T42]*[.Y43]" office:value-type="float" office:value="6793.0078125">
            <text:p>6793.01</text:p>
          </table:table-cell>
          <table:table-cell table:formula="of:=[.U38]*[$globals.$C$9]" office:value-type="float" office:value="10800000000">
            <text:p>10800000000</text:p>
          </table:table-cell>
          <table:table-cell table:formula="of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f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f:=CEILING(([.U44]-[.V44]/2);[.V44])" office:value-type="float" office:value="11000000000">
            <text:p>11,000,000,000</text:p>
          </table:table-cell>
          <table:table-cell table:formula="of:=CEILING(([.T44]-[.C42]/2);[.C42])" office:value-type="float" office:value="9000">
            <text:p>9000</text:p>
          </table:table-cell>
          <table:table-cell table:formula="of:=[.D42]+[.Z44]" office:value-type="float" office:value="26.5">
            <text:p>26.5</text:p>
          </table:table-cell>
          <table:table-cell table:formula="of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f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f:=[.T42]*[.Y44]" office:value-type="float" office:value="9057.34375">
            <text:p>9057.34</text:p>
          </table:table-cell>
          <table:table-cell table:formula="of:=[.U39]*[$globals.$C$9]" office:value-type="float" office:value="10800000000">
            <text:p>10800000000</text:p>
          </table:table-cell>
          <table:table-cell table:formula="of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f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f:=CEILING(([.U45]-[.V45]/2);[.V45])" office:value-type="float" office:value="11000000000">
            <text:p>11,000,000,000</text:p>
          </table:table-cell>
          <table:table-cell table:formula="of:=CEILING(([.T45]-[.C42]/2);[.C42])" office:value-type="float" office:value="11400">
            <text:p>11400</text:p>
          </table:table-cell>
          <table:table-cell table:formula="of:=[.D42]+[.Z45]" office:value-type="float" office:value="22.5">
            <text:p>22.5</text:p>
          </table:table-cell>
          <table:table-cell table:formula="of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f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f:=[.T42]*[.Y45]" office:value-type="float" office:value="11321.6796875">
            <text:p>11321.68</text:p>
          </table:table-cell>
          <table:table-cell table:formula="of:=[.U40]*[$globals.$C$9]" office:value-type="float" office:value="10800000000">
            <text:p>10800000000</text:p>
          </table:table-cell>
          <table:table-cell table:formula="of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f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f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f:=CEILING(([.U48]-[.V48]/2);[.V48])" office:value-type="float" office:value="220000000000">
            <text:p>220,000,000,000</text:p>
          </table:table-cell>
          <table:table-cell table:formula="of:=CEILING(([.T48]-[.C47]/2);[.C47])" office:value-type="float" office:value="22000">
            <text:p>22000</text:p>
          </table:table-cell>
          <table:table-cell table:formula="of:=[.D47]+[.Z48]" office:value-type="float" office:value="33.5">
            <text:p>33.5</text:p>
          </table:table-cell>
          <table:table-cell table:formula="of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f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f:=[.T47]*[.Y48]" office:value-type="float" office:value="22077.275390625">
            <text:p>22077.28</text:p>
          </table:table-cell>
          <table:table-cell table:formula="of:=[.U43]*[$globals.$C$9]" office:value-type="float" office:value="216000000000">
            <text:p>216000000000</text:p>
          </table:table-cell>
          <table:table-cell table:formula="of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f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f:=CEILING(([.U49]-[.V49]/2);[.V49])" office:value-type="float" office:value="220000000000">
            <text:p>220,000,000,000</text:p>
          </table:table-cell>
          <table:table-cell table:formula="of:=CEILING(([.T49]-[.C47]/2);[.C47])" office:value-type="float" office:value="29500">
            <text:p>29500</text:p>
          </table:table-cell>
          <table:table-cell table:formula="of:=[.D47]+[.Z49]" office:value-type="float" office:value="27.5">
            <text:p>27.5</text:p>
          </table:table-cell>
          <table:table-cell table:formula="of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f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f:=[.T47]*[.Y49]" office:value-type="float" office:value="29436.3671875">
            <text:p>29436.37</text:p>
          </table:table-cell>
          <table:table-cell table:formula="of:=[.U44]*[$globals.$C$9]" office:value-type="float" office:value="216000000000">
            <text:p>216000000000</text:p>
          </table:table-cell>
          <table:table-cell table:formula="of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f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f:=CEILING(([.U50]-[.V50]/2);[.V50])" office:value-type="float" office:value="220000000000">
            <text:p>220,000,000,000</text:p>
          </table:table-cell>
          <table:table-cell table:formula="of:=CEILING(([.T50]-[.C47]/2);[.C47])" office:value-type="float" office:value="37000">
            <text:p>37000</text:p>
          </table:table-cell>
          <table:table-cell table:formula="of:=[.D47]+[.Z50]" office:value-type="float" office:value="22.5">
            <text:p>22.5</text:p>
          </table:table-cell>
          <table:table-cell table:formula="of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f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f:=[.T47]*[.Y50]" office:value-type="float" office:value="36795.458984375">
            <text:p>36795.46</text:p>
          </table:table-cell>
          <table:table-cell table:formula="of:=[.U45]*[$globals.$C$9]" office:value-type="float" office:value="216000000000">
            <text:p>216000000000</text:p>
          </table:table-cell>
          <table:table-cell table:formula="of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f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f:=[.O3]/[.J3]" office:value-type="float" office:value="1.25">
            <text:p>1.25</text:p>
          </table:table-cell>
          <table:table-cell table:formula="of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f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f:=[.O3]^[$globals.$C$58]*[$globals.$C$59]" office:value-type="float" office:value="500">
            <text:p>500</text:p>
          </table:table-cell>
          <table:table-cell table:formula="of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f:=[$globals.$C$56]^[.N3]" office:value-type="float" office:value="1">
            <text:p>1</text:p>
          </table:table-cell>
          <table:table-cell/>
          <table:table-cell table:formula="of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f:=CEILING(([.L4]-[.Q4]/2);[.Q4])" office:value-type="float" office:value="2700">
            <text:p>2,700</text:p>
          </table:table-cell>
          <table:table-cell table:formula="of:=[.O4]/[.J4]" office:value-type="float" office:value="2.07869854820775">
            <text:p>2.08</text:p>
          </table:table-cell>
          <table:table-cell table:formula="of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f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f:=[.O4]^[$globals.$C$58]*[$globals.$C$59]" office:value-type="float" office:value="2738.61278752583">
            <text:p>2738.61</text:p>
          </table:table-cell>
          <table:table-cell table:formula="of:=[.E4]+[.F4]" office:value-type="float" office:value="2.25">
            <text:p>2.25</text:p>
          </table:table-cell>
          <table:table-cell table:formula="of:=[.N3]+[$globals.$C$53]" office:value-type="float" office:value="0.5">
            <text:p>0.5</text:p>
          </table:table-cell>
          <table:table-cell table:formula="of:=[$globals.$C$56]^[.N4]" office:value-type="float" office:value="1.87082869338697">
            <text:p>1.87</text:p>
          </table:table-cell>
          <table:table-cell/>
          <table:table-cell table:formula="of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f:=CEILING(([.L5]-[.Q5]/2);[.Q5])" office:value-type="float" office:value="15000">
            <text:p>15,000</text:p>
          </table:table-cell>
          <table:table-cell table:formula="of:=[.O5]/[.J5]" office:value-type="float" office:value="3.5">
            <text:p>3.5</text:p>
          </table:table-cell>
          <table:table-cell table:formula="of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f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O5]^[$globals.$C$58]*[$globals.$C$59]" office:value-type="float" office:value="15000">
            <text:p>15000</text:p>
          </table:table-cell>
          <table:table-cell table:formula="of:=[.E5]+[.F5]" office:value-type="float" office:value="2.1">
            <text:p>2.1</text:p>
          </table:table-cell>
          <table:table-cell table:formula="of:=[.N4]+[$globals.$C$53]" office:value-type="float" office:value="1">
            <text:p>1</text:p>
          </table:table-cell>
          <table:table-cell table:formula="of:=[$globals.$C$56]^[.N5]" office:value-type="float" office:value="3.5">
            <text:p>3.5</text:p>
          </table:table-cell>
          <table:table-cell/>
          <table:table-cell table:formula="of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f:=CEILING(([.L6]-[.Q6]/2);[.Q6])" office:value-type="float" office:value="82000">
            <text:p>82,000</text:p>
          </table:table-cell>
          <table:table-cell table:formula="of:=[.O6]/[.J6]" office:value-type="float" office:value="6.23609564462324">
            <text:p>6.24</text:p>
          </table:table-cell>
          <table:table-cell table:formula="of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f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f:=[.O6]^[$globals.$C$58]*[$globals.$C$59]" office:value-type="float" office:value="82158.3836257749">
            <text:p>82158.38</text:p>
          </table:table-cell>
          <table:table-cell table:formula="of:=[.E6]+[.F6]" office:value-type="float" office:value="1.95">
            <text:p>1.95</text:p>
          </table:table-cell>
          <table:table-cell table:formula="of:=[.N5]+[$globals.$C$53]" office:value-type="float" office:value="1.5">
            <text:p>1.5</text:p>
          </table:table-cell>
          <table:table-cell table:formula="of:=[$globals.$C$56]^[.N6]" office:value-type="float" office:value="6.5479004268544">
            <text:p>6.55</text:p>
          </table:table-cell>
          <table:table-cell/>
          <table:table-cell table:formula="of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f:=CEILING(([.L7]-[.Q7]/2);[.Q7])" office:value-type="float" office:value="450000">
            <text:p>450,000</text:p>
          </table:table-cell>
          <table:table-cell table:formula="of:=[.O7]/[.J7]" office:value-type="float" office:value="11.1363636363636">
            <text:p>11.14</text:p>
          </table:table-cell>
          <table:table-cell table:formula="of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f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f:=[.O7]^[$globals.$C$58]*[$globals.$C$59]" office:value-type="float" office:value="450000">
            <text:p>450000</text:p>
          </table:table-cell>
          <table:table-cell table:formula="of:=[.E7]+[.F7]" office:value-type="float" office:value="1.8">
            <text:p>1.8</text:p>
          </table:table-cell>
          <table:table-cell table:formula="of:=[.N6]+[$globals.$C$53]" office:value-type="float" office:value="2">
            <text:p>2</text:p>
          </table:table-cell>
          <table:table-cell table:formula="of:=[$globals.$C$56]^[.N7]" office:value-type="float" office:value="12.25">
            <text:p>12.25</text:p>
          </table:table-cell>
          <table:table-cell/>
          <table:table-cell table:formula="of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f:=CEILING(([.L8]-[.Q8]/2);[.Q8])" office:value-type="float" office:value="2500000">
            <text:p>2,500,000</text:p>
          </table:table-cell>
          <table:table-cell table:formula="of:=[.O8]/[.J8]" office:value-type="float" office:value="19.9283926034699">
            <text:p>19.93</text:p>
          </table:table-cell>
          <table:table-cell table:formula="of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f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f:=[.O8]^[$globals.$C$58]*[$globals.$C$59]" office:value-type="float" office:value="2464751.50877325">
            <text:p>2464751.51</text:p>
          </table:table-cell>
          <table:table-cell table:formula="of:=[.E8]+[.F8]" office:value-type="float" office:value="1.65">
            <text:p>1.65</text:p>
          </table:table-cell>
          <table:table-cell table:formula="of:=[.N7]+[$globals.$C$53]" office:value-type="float" office:value="2.5">
            <text:p>2.5</text:p>
          </table:table-cell>
          <table:table-cell table:formula="of:=[$globals.$C$56]^[.N8]" office:value-type="float" office:value="22.9176514939904">
            <text:p>22.92</text:p>
          </table:table-cell>
          <table:table-cell/>
          <table:table-cell table:formula="of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f:=CEILING(([.L10]-[.Q10]/2);[.Q10])" office:value-type="float" office:value="11000">
            <text:p>11,000</text:p>
          </table:table-cell>
          <table:table-cell table:formula="of:=[.O10]/[.J10]" office:value-type="float" office:value="2.05859057868909">
            <text:p>2.06</text:p>
          </table:table-cell>
          <table:table-cell table:formula="of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f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f:=[.O10]^[$globals.$C$58]*[$globals.$C$59]" office:value-type="float" office:value="10675.276526874">
            <text:p>10675.28</text:p>
          </table:table-cell>
          <table:table-cell table:formula="of:=[.E10]+[.F10]" office:value-type="float" office:value="1.8">
            <text:p>1.8</text:p>
          </table:table-cell>
          <table:table-cell table:formula="of:=[.N3]+[$globals.$C$54]" office:value-type="float" office:value="0.9">
            <text:p>0.9</text:p>
          </table:table-cell>
          <table:table-cell table:formula="of:=[$globals.$C$56]^[.N10]" office:value-type="float" office:value="3.08788586803364">
            <text:p>3.09</text:p>
          </table:table-cell>
          <table:table-cell/>
          <table:table-cell table:formula="of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f:=CEILING(([.L11]-[.Q11]/2);[.Q11])" office:value-type="float" office:value="58000">
            <text:p>58,000</text:p>
          </table:table-cell>
          <table:table-cell table:formula="of:=[.O11]/[.J11]" office:value-type="float" office:value="3.85127032254764">
            <text:p>3.85</text:p>
          </table:table-cell>
          <table:table-cell table:formula="of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f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f:=[.O11]^[$globals.$C$58]*[$globals.$C$59]" office:value-type="float" office:value="58470.8976137428">
            <text:p>58470.9</text:p>
          </table:table-cell>
          <table:table-cell table:formula="of:=[.E11]+[.F11]" office:value-type="float" office:value="1.675">
            <text:p>1.68</text:p>
          </table:table-cell>
          <table:table-cell table:formula="of:=[.N10]+[$globals.$C$53]" office:value-type="float" office:value="1.4">
            <text:p>1.4</text:p>
          </table:table-cell>
          <table:table-cell table:formula="of:=[$globals.$C$56]^[.N11]" office:value-type="float" office:value="5.77690548382146">
            <text:p>5.78</text:p>
          </table:table-cell>
          <table:table-cell/>
          <table:table-cell table:formula="of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f:=CEILING(([.L12]-[.Q12]/2);[.Q12])" office:value-type="float" office:value="320000">
            <text:p>320,000</text:p>
          </table:table-cell>
          <table:table-cell table:formula="of:=[.O12]/[.J12]" office:value-type="float" office:value="7.20506702541182">
            <text:p>7.21</text:p>
          </table:table-cell>
          <table:table-cell table:formula="of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f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f:=[.O12]^[$globals.$C$58]*[$globals.$C$59]" office:value-type="float" office:value="320258.295806219">
            <text:p>320258.3</text:p>
          </table:table-cell>
          <table:table-cell table:formula="of:=[.E12]+[.F12]" office:value-type="float" office:value="1.55">
            <text:p>1.55</text:p>
          </table:table-cell>
          <table:table-cell table:formula="of:=[.N11]+[$globals.$C$53]" office:value-type="float" office:value="1.9">
            <text:p>1.9</text:p>
          </table:table-cell>
          <table:table-cell table:formula="of:=[$globals.$C$56]^[.N12]" office:value-type="float" office:value="10.8076005381177">
            <text:p>10.81</text:p>
          </table:table-cell>
          <table:table-cell/>
          <table:table-cell table:formula="of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f:=CEILING(([.L13]-[.Q13]/2);[.Q13])" office:value-type="float" office:value="1800000">
            <text:p>1,800,000</text:p>
          </table:table-cell>
          <table:table-cell table:formula="of:=[.O13]/[.J13]" office:value-type="float" office:value="13.4794461289167">
            <text:p>13.48</text:p>
          </table:table-cell>
          <table:table-cell table:formula="of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f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f:=[.O13]^[$globals.$C$58]*[$globals.$C$59]" office:value-type="float" office:value="1754126.92841228">
            <text:p>1754126.93</text:p>
          </table:table-cell>
          <table:table-cell table:formula="of:=[.E13]+[.F13]" office:value-type="float" office:value="1.425">
            <text:p>1.43</text:p>
          </table:table-cell>
          <table:table-cell table:formula="of:=[.N12]+[$globals.$C$53]" office:value-type="float" office:value="2.4">
            <text:p>2.4</text:p>
          </table:table-cell>
          <table:table-cell table:formula="of:=[$globals.$C$56]^[.N13]" office:value-type="float" office:value="20.2191691933751">
            <text:p>20.22</text:p>
          </table:table-cell>
          <table:table-cell/>
          <table:table-cell table:formula="of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f:=CEILING(([.L14]-[.Q14]/2);[.Q14])" office:value-type="float" office:value="9600000">
            <text:p>9,600,000</text:p>
          </table:table-cell>
          <table:table-cell table:formula="of:=[.O14]/[.J14]" office:value-type="float" office:value="25.2177345889414">
            <text:p>25.22</text:p>
          </table:table-cell>
          <table:table-cell table:formula="of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f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f:=[.O14]^[$globals.$C$58]*[$globals.$C$59]" office:value-type="float" office:value="9607748.87418658">
            <text:p>9607748.87</text:p>
          </table:table-cell>
          <table:table-cell table:formula="of:=[.E14]+[.F14]" office:value-type="float" office:value="1.3">
            <text:p>1.3</text:p>
          </table:table-cell>
          <table:table-cell table:formula="of:=[.N13]+[$globals.$C$53]" office:value-type="float" office:value="2.9">
            <text:p>2.9</text:p>
          </table:table-cell>
          <table:table-cell table:formula="of:=[$globals.$C$56]^[.N14]" office:value-type="float" office:value="37.826601883412">
            <text:p>37.83</text:p>
          </table:table-cell>
          <table:table-cell/>
          <table:table-cell table:formula="of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f:=CEILING(([.L15]-[.Q15]/2);[.Q15])" office:value-type="float" office:value="53000000">
            <text:p>53,000,000</text:p>
          </table:table-cell>
          <table:table-cell table:formula="of:=[.O15]/[.J15]" office:value-type="float" office:value="47.1780614512086">
            <text:p>47.18</text:p>
          </table:table-cell>
          <table:table-cell table:formula="of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f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f:=[.O15]^[$globals.$C$58]*[$globals.$C$59]" office:value-type="float" office:value="52623807.8523685">
            <text:p>52623807.85</text:p>
          </table:table-cell>
          <table:table-cell table:formula="of:=[.E15]+[.F15]" office:value-type="float" office:value="1.175">
            <text:p>1.18</text:p>
          </table:table-cell>
          <table:table-cell table:formula="of:=[.N14]+[$globals.$C$53]" office:value-type="float" office:value="3.4">
            <text:p>3.4</text:p>
          </table:table-cell>
          <table:table-cell table:formula="of:=[$globals.$C$56]^[.N15]" office:value-type="float" office:value="70.7670921768129">
            <text:p>70.77</text:p>
          </table:table-cell>
          <table:table-cell/>
          <table:table-cell table:formula="of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f:=CEILING(([.L17]-[.Q17]/2);[.Q17])" office:value-type="float" office:value="230000">
            <text:p>230,000</text:p>
          </table:table-cell>
          <table:table-cell table:formula="of:=[.O17]/[.J17]" office:value-type="float" office:value="8.66821739454713">
            <text:p>8.67</text:p>
          </table:table-cell>
          <table:table-cell table:formula="of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f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f:=[.O17]^[$globals.$C$58]*[$globals.$C$59]" office:value-type="float" office:value="227923.057850453">
            <text:p>227923.06</text:p>
          </table:table-cell>
          <table:table-cell table:formula="of:=[.E17]+[.F17]" office:value-type="float" office:value="2.4">
            <text:p>2.4</text:p>
          </table:table-cell>
          <table:table-cell table:formula="of:=[.N10]+[$globals.$C$54]" office:value-type="float" office:value="1.8">
            <text:p>1.8</text:p>
          </table:table-cell>
          <table:table-cell table:formula="of:=[$globals.$C$56]^[.N17]" office:value-type="float" office:value="9.53503913400184">
            <text:p>9.54</text:p>
          </table:table-cell>
          <table:table-cell/>
          <table:table-cell table:formula="of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f:=CEILING(([.L18]-[.Q18]/2);[.Q18])" office:value-type="float" office:value="1200000">
            <text:p>1,200,000</text:p>
          </table:table-cell>
          <table:table-cell table:formula="of:=[.O18]/[.J18]" office:value-type="float" office:value="16.2167498222348">
            <text:p>16.22</text:p>
          </table:table-cell>
          <table:table-cell table:formula="of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f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f:=[.O18]^[$globals.$C$58]*[$globals.$C$59]" office:value-type="float" office:value="1248386.00160248">
            <text:p>1248386</text:p>
          </table:table-cell>
          <table:table-cell table:formula="of:=[.E18]+[.F18]" office:value-type="float" office:value="2.3">
            <text:p>2.3</text:p>
          </table:table-cell>
          <table:table-cell table:formula="of:=[.N17]+[$globals.$C$53]" office:value-type="float" office:value="2.3">
            <text:p>2.3</text:p>
          </table:table-cell>
          <table:table-cell table:formula="of:=[$globals.$C$56]^[.N18]" office:value-type="float" office:value="17.8384248044583">
            <text:p>17.84</text:p>
          </table:table-cell>
          <table:table-cell/>
          <table:table-cell table:formula="of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f:=CEILING(([.L19]-[.Q19]/2);[.Q19])" office:value-type="float" office:value="6800000">
            <text:p>6,800,000</text:p>
          </table:table-cell>
          <table:table-cell table:formula="of:=[.O19]/[.J19]" office:value-type="float" office:value="27.8105308075054">
            <text:p>27.81</text:p>
          </table:table-cell>
          <table:table-cell table:formula="of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f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f:=[.O19]^[$globals.$C$58]*[$globals.$C$59]" office:value-type="float" office:value="6837691.73551359">
            <text:p>6837691.74</text:p>
          </table:table-cell>
          <table:table-cell table:formula="of:=[.E19]+[.F19]" office:value-type="float" office:value="2.2">
            <text:p>2.2</text:p>
          </table:table-cell>
          <table:table-cell table:formula="of:=[.N18]+[$globals.$C$53]" office:value-type="float" office:value="2.8">
            <text:p>2.8</text:p>
          </table:table-cell>
          <table:table-cell table:formula="of:=[$globals.$C$56]^[.N19]" office:value-type="float" office:value="33.3726369690064">
            <text:p>33.37</text:p>
          </table:table-cell>
          <table:table-cell/>
          <table:table-cell table:formula="of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f:=CEILING(([.L20]-[.Q20]/2);[.Q20])" office:value-type="float" office:value="37000000">
            <text:p>37,000,000</text:p>
          </table:table-cell>
          <table:table-cell table:formula="of:=[.O20]/[.J20]" office:value-type="float" office:value="52.0287390130034">
            <text:p>52.03</text:p>
          </table:table-cell>
          <table:table-cell table:formula="of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f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f:=[.O20]^[$globals.$C$58]*[$globals.$C$59]" office:value-type="float" office:value="37451580.0480744">
            <text:p>37451580.05</text:p>
          </table:table-cell>
          <table:table-cell table:formula="of:=[.E20]+[.F20]" office:value-type="float" office:value="2.1">
            <text:p>2.1</text:p>
          </table:table-cell>
          <table:table-cell table:formula="of:=[.N19]+[$globals.$C$53]" office:value-type="float" office:value="3.3">
            <text:p>3.3</text:p>
          </table:table-cell>
          <table:table-cell table:formula="of:=[$globals.$C$56]^[.N20]" office:value-type="float" office:value="62.434486815604">
            <text:p>62.43</text:p>
          </table:table-cell>
          <table:table-cell/>
          <table:table-cell table:formula="of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f:=CEILING(([.L21]-[.Q21]/2);[.Q21])" office:value-type="float" office:value="210000000">
            <text:p>210,000,000</text:p>
          </table:table-cell>
          <table:table-cell table:formula="of:=[.O21]/[.J21]" office:value-type="float" office:value="89.8494072242481">
            <text:p>89.85</text:p>
          </table:table-cell>
          <table:table-cell table:formula="of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f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f:=[.O21]^[$globals.$C$58]*[$globals.$C$59]" office:value-type="float" office:value="205130752.065408">
            <text:p>205130752.07</text:p>
          </table:table-cell>
          <table:table-cell table:formula="of:=[.E21]+[.F21]" office:value-type="float" office:value="2">
            <text:p>2</text:p>
          </table:table-cell>
          <table:table-cell table:formula="of:=[.N20]+[$globals.$C$53]" office:value-type="float" office:value="3.8">
            <text:p>3.8</text:p>
          </table:table-cell>
          <table:table-cell table:formula="of:=[$globals.$C$56]^[.N21]" office:value-type="float" office:value="116.804229391523">
            <text:p>116.8</text:p>
          </table:table-cell>
          <table:table-cell/>
          <table:table-cell table:formula="of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f:=CEILING(([.L22]-[.Q22]/2);[.Q22])" office:value-type="float" office:value="1100000000">
            <text:p>1,100,000,000</text:p>
          </table:table-cell>
          <table:table-cell table:formula="of:=[.O22]/[.J22]" office:value-type="float" office:value="168.092849118934">
            <text:p>168.09</text:p>
          </table:table-cell>
          <table:table-cell table:formula="of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f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f:=[.O22]^[$globals.$C$58]*[$globals.$C$59]" office:value-type="float" office:value="1123547401.44223">
            <text:p>1123547401.44</text:p>
          </table:table-cell>
          <table:table-cell table:formula="of:=[.E22]+[.F22]" office:value-type="float" office:value="1.9">
            <text:p>1.9</text:p>
          </table:table-cell>
          <table:table-cell table:formula="of:=[.N21]+[$globals.$C$53]" office:value-type="float" office:value="4.3">
            <text:p>4.3</text:p>
          </table:table-cell>
          <table:table-cell table:formula="of:=[$globals.$C$56]^[.N22]" office:value-type="float" office:value="218.520703854614">
            <text:p>218.52</text:p>
          </table:table-cell>
          <table:table-cell/>
          <table:table-cell table:formula="of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f:=CEILING(([.L24]-[.Q24]/2);[.Q24])" office:value-type="float" office:value="4900000">
            <text:p>4,900,000</text:p>
          </table:table-cell>
          <table:table-cell table:formula="of:=[.O24]/[.J24]" office:value-type="float" office:value="26.7664659936654">
            <text:p>26.77</text:p>
          </table:table-cell>
          <table:table-cell table:formula="of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f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f:=[.O24]^[$globals.$C$58]*[$globals.$C$59]" office:value-type="float" office:value="4866283.33880857">
            <text:p>4866283.34</text:p>
          </table:table-cell>
          <table:table-cell table:formula="of:=[.E24]+[.F24]" office:value-type="float" office:value="2.6">
            <text:p>2.6</text:p>
          </table:table-cell>
          <table:table-cell table:formula="of:=[.N17]+[$globals.$C$54]" office:value-type="float" office:value="2.7">
            <text:p>2.7</text:p>
          </table:table-cell>
          <table:table-cell table:formula="of:=[$globals.$C$56]^[.N24]" office:value-type="float" office:value="29.443112593032">
            <text:p>29.44</text:p>
          </table:table-cell>
          <table:table-cell/>
          <table:table-cell table:formula="of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f:=CEILING(([.L25]-[.Q25]/2);[.Q25])" office:value-type="float" office:value="27000000">
            <text:p>27,000,000</text:p>
          </table:table-cell>
          <table:table-cell table:formula="of:=[.O25]/[.J25]" office:value-type="float" office:value="47.8982781405804">
            <text:p>47.9</text:p>
          </table:table-cell>
          <table:table-cell table:formula="of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f:=[.G24]*[$globals.$I$55]" office:value-type="float" office:value="0">
            <text:p>0</text:p>
          </table:table-cell>
          <table:table-cell table:style-name="ce10" table:formula="of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f:=[.O25]^[$globals.$C$58]*[$globals.$C$59]" office:value-type="float" office:value="26653731.5587701">
            <text:p>26653731.56</text:p>
          </table:table-cell>
          <table:table-cell table:formula="of:=[.E25]+[.F25]" office:value-type="float" office:value="2.5">
            <text:p>2.5</text:p>
          </table:table-cell>
          <table:table-cell table:formula="of:=[.N24]+[$globals.$C$53]" office:value-type="float" office:value="3.2">
            <text:p>3.2</text:p>
          </table:table-cell>
          <table:table-cell table:formula="of:=[$globals.$C$56]^[.N25]" office:value-type="float" office:value="55.0830198616675">
            <text:p>55.08</text:p>
          </table:table-cell>
          <table:table-cell/>
          <table:table-cell table:formula="of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f:=CEILING(([.L26]-[.Q26]/2);[.Q26])" office:value-type="float" office:value="150000000">
            <text:p>150,000,000</text:p>
          </table:table-cell>
          <table:table-cell table:formula="of:=[.O26]/[.J26]" office:value-type="float" office:value="85.8757450630099">
            <text:p>85.88</text:p>
          </table:table-cell>
          <table:table-cell table:formula="of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f:=[.G25]*[$globals.$I$55]" office:value-type="float" office:value="0">
            <text:p>0</text:p>
          </table:table-cell>
          <table:table-cell table:style-name="ce10" table:formula="of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f:=[.O26]^[$globals.$C$58]*[$globals.$C$59]" office:value-type="float" office:value="145988500.164257">
            <text:p>145988500.16</text:p>
          </table:table-cell>
          <table:table-cell table:formula="of:=[.E26]+[.F26]" office:value-type="float" office:value="2.4">
            <text:p>2.4</text:p>
          </table:table-cell>
          <table:table-cell table:formula="of:=[.N25]+[$globals.$C$53]" office:value-type="float" office:value="3.7">
            <text:p>3.7</text:p>
          </table:table-cell>
          <table:table-cell table:formula="of:=[$globals.$C$56]^[.N26]" office:value-type="float" office:value="103.050894075612">
            <text:p>103.05</text:p>
          </table:table-cell>
          <table:table-cell/>
          <table:table-cell table:formula="of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f:=CEILING(([.L27]-[.Q27]/2);[.Q27])" office:value-type="float" office:value="800000000">
            <text:p>800,000,000</text:p>
          </table:table-cell>
          <table:table-cell table:formula="of:=[.O27]/[.J27]" office:value-type="float" office:value="154.232455612669">
            <text:p>154.23</text:p>
          </table:table-cell>
          <table:table-cell table:formula="of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f:=[.G26]*[$globals.$I$55]" office:value-type="float" office:value="0">
            <text:p>0</text:p>
          </table:table-cell>
          <table:table-cell table:style-name="ce10" table:formula="of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f:=[.O27]^[$globals.$C$58]*[$globals.$C$59]" office:value-type="float" office:value="799611946.763102">
            <text:p>799611946.76</text:p>
          </table:table-cell>
          <table:table-cell table:formula="of:=[.E27]+[.F27]" office:value-type="float" office:value="2.3">
            <text:p>2.3</text:p>
          </table:table-cell>
          <table:table-cell table:formula="of:=[.N26]+[$globals.$C$53]" office:value-type="float" office:value="4.2">
            <text:p>4.2</text:p>
          </table:table-cell>
          <table:table-cell table:formula="of:=[$globals.$C$56]^[.N27]" office:value-type="float" office:value="192.790569515836">
            <text:p>192.79</text:p>
          </table:table-cell>
          <table:table-cell/>
          <table:table-cell table:formula="of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f:=CEILING(([.L28]-[.Q28]/2);[.Q28])" office:value-type="float" office:value="4400000000">
            <text:p>4,400,000,000</text:p>
          </table:table-cell>
          <table:table-cell table:formula="of:=[.O28]/[.J28]" office:value-type="float" office:value="277.444714818955">
            <text:p>277.44</text:p>
          </table:table-cell>
          <table:table-cell table:formula="of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f:=[.G27]*[$globals.$I$55]" office:value-type="float" office:value="0">
            <text:p>0</text:p>
          </table:table-cell>
          <table:table-cell table:style-name="ce10" table:formula="of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f:=[.O28]^[$globals.$C$58]*[$globals.$C$59]" office:value-type="float" office:value="4379655004.92771">
            <text:p>4379655004.93</text:p>
          </table:table-cell>
          <table:table-cell table:formula="of:=[.E28]+[.F28]" office:value-type="float" office:value="2.2">
            <text:p>2.2</text:p>
          </table:table-cell>
          <table:table-cell table:formula="of:=[.N27]+[$globals.$C$53]" office:value-type="float" office:value="4.7">
            <text:p>4.7</text:p>
          </table:table-cell>
          <table:table-cell table:formula="of:=[$globals.$C$56]^[.N28]" office:value-type="float" office:value="360.678129264642">
            <text:p>360.68</text:p>
          </table:table-cell>
          <table:table-cell/>
          <table:table-cell table:formula="of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f:=CEILING(([.L29]-[.Q29]/2);[.Q29])" office:value-type="float" office:value="24000000000">
            <text:p>24,000,000,000</text:p>
          </table:table-cell>
          <table:table-cell table:formula="of:=[.O29]/[.J29]" office:value-type="float" office:value="519.051533311867">
            <text:p>519.05</text:p>
          </table:table-cell>
          <table:table-cell table:formula="of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f:=[.G28]*[$globals.$I$55]" office:value-type="float" office:value="0">
            <text:p>0</text:p>
          </table:table-cell>
          <table:table-cell table:style-name="ce10" table:formula="of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f:=[.O29]^[$globals.$C$58]*[$globals.$C$59]" office:value-type="float" office:value="23988358402.8931">
            <text:p>23988358402.89</text:p>
          </table:table-cell>
          <table:table-cell table:formula="of:=[.E29]+[.F29]" office:value-type="float" office:value="2.1">
            <text:p>2.1</text:p>
          </table:table-cell>
          <table:table-cell table:formula="of:=[.N28]+[$globals.$C$53]" office:value-type="float" office:value="5.2">
            <text:p>5.2</text:p>
          </table:table-cell>
          <table:table-cell table:formula="of:=[$globals.$C$56]^[.N29]" office:value-type="float" office:value="674.766993305427">
            <text:p>674.77</text:p>
          </table:table-cell>
          <table:table-cell/>
          <table:table-cell table:formula="of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f:=CEILING(([.L31]-[.Q31]/2);[.Q31])" office:value-type="float" office:value="100000000">
            <text:p>100,000,000</text:p>
          </table:table-cell>
          <table:table-cell table:formula="of:=[.O31]/[.J31]" office:value-type="float" office:value="45.4584856434733">
            <text:p>45.46</text:p>
          </table:table-cell>
          <table:table-cell table:formula="of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f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[.O31]^[$globals.$C$58]*[$globals.$C$59]" office:value-type="float" office:value="103897840.599802">
            <text:p>103897840.6</text:p>
          </table:table-cell>
          <table:table-cell table:formula="of:=[.E31]+[.F31]" office:value-type="float" office:value="2">
            <text:p>2</text:p>
          </table:table-cell>
          <table:table-cell table:formula="of:=[.N24]+[$globals.$C$54]" office:value-type="float" office:value="3.6">
            <text:p>3.6</text:p>
          </table:table-cell>
          <table:table-cell table:formula="of:=[$globals.$C$56]^[.N31]" office:value-type="float" office:value="90.9169712869466">
            <text:p>90.92</text:p>
          </table:table-cell>
          <table:table-cell/>
          <table:table-cell table:formula="of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f:=CEILING(([.L32]-[.Q32]/2);[.Q32])" office:value-type="float" office:value="570000000">
            <text:p>570,000,000</text:p>
          </table:table-cell>
          <table:table-cell table:formula="of:=[.O32]/[.J32]" office:value-type="float" office:value="80.9952755235519">
            <text:p>81</text:p>
          </table:table-cell>
          <table:table-cell table:formula="of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f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f:=[.O32]^[$globals.$C$58]*[$globals.$C$59]" office:value-type="float" office:value="569071909.725876">
            <text:p>569071909.73</text:p>
          </table:table-cell>
          <table:table-cell table:formula="of:=[.E32]+[.F32]" office:value-type="float" office:value="1.975">
            <text:p>1.98</text:p>
          </table:table-cell>
          <table:table-cell table:formula="of:=[.N31]+[$globals.$C$53]" office:value-type="float" office:value="4.1">
            <text:p>4.1</text:p>
          </table:table-cell>
          <table:table-cell table:formula="of:=[$globals.$C$56]^[.N32]" office:value-type="float" office:value="170.090078599459">
            <text:p>170.09</text:p>
          </table:table-cell>
          <table:table-cell/>
          <table:table-cell table:formula="of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f:=CEILING(([.L33]-[.Q33]/2);[.Q33])" office:value-type="float" office:value="3100000000">
            <text:p>3,100,000,000</text:p>
          </table:table-cell>
          <table:table-cell table:formula="of:=[.O33]/[.J33]" office:value-type="float" office:value="144.640636138324">
            <text:p>144.64</text:p>
          </table:table-cell>
          <table:table-cell table:formula="of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f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f:=[.O33]^[$globals.$C$58]*[$globals.$C$59]" office:value-type="float" office:value="3116935217.99406">
            <text:p>3116935217.99</text:p>
          </table:table-cell>
          <table:table-cell table:formula="of:=[.E33]+[.F33]" office:value-type="float" office:value="1.9">
            <text:p>1.9</text:p>
          </table:table-cell>
          <table:table-cell table:formula="of:=[.N32]+[$globals.$C$53]" office:value-type="float" office:value="4.6">
            <text:p>4.6</text:p>
          </table:table-cell>
          <table:table-cell table:formula="of:=[$globals.$C$56]^[.N33]" office:value-type="float" office:value="318.209399504313">
            <text:p>318.21</text:p>
          </table:table-cell>
          <table:table-cell/>
          <table:table-cell table:formula="of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f:=CEILING(([.L34]-[.Q34]/2);[.Q34])" office:value-type="float" office:value="17000000000">
            <text:p>17,000,000,000</text:p>
          </table:table-cell>
          <table:table-cell table:formula="of:=[.O34]/[.J34]" office:value-type="float" office:value="258.832728303525">
            <text:p>258.83</text:p>
          </table:table-cell>
          <table:table-cell table:formula="of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f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f:=[.O34]^[$globals.$C$58]*[$globals.$C$59]" office:value-type="float" office:value="17072157291.7763">
            <text:p>17072157291.78</text:p>
          </table:table-cell>
          <table:table-cell table:formula="of:=[.E34]+[.F34]" office:value-type="float" office:value="1.825">
            <text:p>1.83</text:p>
          </table:table-cell>
          <table:table-cell table:formula="of:=[.N33]+[$globals.$C$53]" office:value-type="float" office:value="5.1">
            <text:p>5.1</text:p>
          </table:table-cell>
          <table:table-cell table:formula="of:=[$globals.$C$56]^[.N34]" office:value-type="float" office:value="595.315275098106">
            <text:p>595.32</text:p>
          </table:table-cell>
          <table:table-cell/>
          <table:table-cell table:formula="of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f:=CEILING(([.L35]-[.Q35]/2);[.Q35])" office:value-type="float" office:value="94000000000">
            <text:p>94,000,000,000</text:p>
          </table:table-cell>
          <table:table-cell table:formula="of:=[.O35]/[.J35]" office:value-type="float" office:value="464.055374277123">
            <text:p>464.06</text:p>
          </table:table-cell>
          <table:table-cell table:formula="of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f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f:=[.O35]^[$globals.$C$58]*[$globals.$C$59]" office:value-type="float" office:value="93508056539.8217">
            <text:p>93508056539.82</text:p>
          </table:table-cell>
          <table:table-cell table:formula="of:=[.E35]+[.F35]" office:value-type="float" office:value="1.75">
            <text:p>1.75</text:p>
          </table:table-cell>
          <table:table-cell table:formula="of:=[.N34]+[$globals.$C$53]" office:value-type="float" office:value="5.6">
            <text:p>5.6</text:p>
          </table:table-cell>
          <table:table-cell table:formula="of:=[$globals.$C$56]^[.N35]" office:value-type="float" office:value="1113.7328982651">
            <text:p>1113.73</text:p>
          </table:table-cell>
          <table:table-cell/>
          <table:table-cell table:formula="of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f:=CEILING(([.L36]-[.Q36]/2);[.Q36])" office:value-type="float" office:value="510000000000">
            <text:p>510,000,000,000</text:p>
          </table:table-cell>
          <table:table-cell table:formula="of:=[.O36]/[.J36]" office:value-type="float" office:value="801.385947247451">
            <text:p>801.39</text:p>
          </table:table-cell>
          <table:table-cell table:formula="of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f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f:=[.O36]^[$globals.$C$58]*[$globals.$C$59]" office:value-type="float" office:value="512164718753.288">
            <text:p>512164718753.29</text:p>
          </table:table-cell>
          <table:table-cell table:formula="of:=[.E36]+[.F36]" office:value-type="float" office:value="1.65">
            <text:p>1.65</text:p>
          </table:table-cell>
          <table:table-cell table:formula="of:=[.N35]+[$globals.$C$53]" office:value-type="float" office:value="6.1">
            <text:p>6.1</text:p>
          </table:table-cell>
          <table:table-cell table:formula="of:=[$globals.$C$56]^[.N36]" office:value-type="float" office:value="2083.60346284337">
            <text:p>2083.6</text:p>
          </table:table-cell>
          <table:table-cell/>
          <table:table-cell table:formula="of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f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IF([.$I3]&lt;=[$globals.$C$3];&quot;Y&quot;;&quot;&quot;)" office:value-type="string" office:string-value="Y">
            <text:p>Y</text:p>
          </table:table-cell>
          <table:table-cell/>
          <table:table-cell table:formula="of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f:=[$globals.$C$63]^[.I3]*[$globals.$C$69]" office:value-type="float" office:value="40">
            <text:p>40</text:p>
          </table:table-cell>
          <table:table-cell table:formula="of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f:=CEILING(([.G4]-[.K4]/2);[.K4])" office:value-type="float" office:value="3900">
            <text:p>3,900</text:p>
          </table:table-cell>
          <table:table-cell table:formula="of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f:=IF([.$I4]&lt;=[$globals.$C$3];&quot;Y&quot;;&quot;&quot;)" office:value-type="string" office:string-value="Y">
            <text:p>Y</text:p>
          </table:table-cell>
          <table:table-cell/>
          <table:table-cell table:formula="of:=[.J4]^[$globals.$C$58]*[$globals.$C$70]" office:value-type="float" office:value="3888.87774373937">
            <text:p>3888.88</text:p>
          </table:table-cell>
          <table:table-cell/>
          <table:table-cell table:formula="of:=[.I3]+[$globals.$C$66]" office:value-type="float" office:value="0.516666666666667">
            <text:p>0.52</text:p>
          </table:table-cell>
          <table:table-cell table:formula="of:=[$globals.$C$63]^[.I4]*[$globals.$C$69]" office:value-type="float" office:value="76.4120434989548">
            <text:p>76.41</text:p>
          </table:table-cell>
          <table:table-cell table:formula="of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f:=CEILING(([.G5]-[.K5]/2);[.K5])" office:value-type="float" office:value="23000">
            <text:p>23,000</text:p>
          </table:table-cell>
          <table:table-cell table:formula="of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f:=IF([.$I5]&lt;=[$globals.$C$3];&quot;Y&quot;;&quot;&quot;)" office:value-type="string" office:string-value="Y">
            <text:p>Y</text:p>
          </table:table-cell>
          <table:table-cell/>
          <table:table-cell table:formula="of:=[.J5]^[$globals.$C$58]*[$globals.$C$70]" office:value-type="float" office:value="22542.5792532653">
            <text:p>22542.58</text:p>
          </table:table-cell>
          <table:table-cell/>
          <table:table-cell table:formula="of:=[.I4]+[$globals.$C$66]" office:value-type="float" office:value="1.03333333333333">
            <text:p>1.03</text:p>
          </table:table-cell>
          <table:table-cell table:formula="of:=[$globals.$C$63]^[.I5]*[$globals.$C$69]" office:value-type="float" office:value="145.970009792154">
            <text:p>145.97</text:p>
          </table:table-cell>
          <table:table-cell table:formula="of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f:=CEILING(([.G6]-[.K6]/2);[.K6])" office:value-type="float" office:value="130000">
            <text:p>130,000</text:p>
          </table:table-cell>
          <table:table-cell table:formula="of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f:=IF([.$I6]&lt;=[$globals.$C$3];&quot;Y&quot;;&quot;&quot;)" office:value-type="string" office:string-value="Y">
            <text:p>Y</text:p>
          </table:table-cell>
          <table:table-cell/>
          <table:table-cell table:formula="of:=[.J6]^[$globals.$C$58]*[$globals.$C$70]" office:value-type="float" office:value="130672.114907145">
            <text:p>130672.11</text:p>
          </table:table-cell>
          <table:table-cell/>
          <table:table-cell table:formula="of:=[.I5]+[$globals.$C$66]" office:value-type="float" office:value="1.55">
            <text:p>1.55</text:p>
          </table:table-cell>
          <table:table-cell table:formula="of:=[$globals.$C$63]^[.I6]*[$globals.$C$69]" office:value-type="float" office:value="278.846668444523">
            <text:p>278.85</text:p>
          </table:table-cell>
          <table:table-cell table:formula="of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f:=CEILING(([.G7]-[.K7]/2);[.K7])" office:value-type="float" office:value="760000">
            <text:p>760,000</text:p>
          </table:table-cell>
          <table:table-cell table:formula="of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f:=IF([.$I7]&lt;=[$globals.$C$3];&quot;Y&quot;;&quot;&quot;)">
            <text:p/>
          </table:table-cell>
          <table:table-cell/>
          <table:table-cell table:formula="of:=[.J7]^[$globals.$C$58]*[$globals.$C$70]" office:value-type="float" office:value="757464.415338929">
            <text:p>757464.42</text:p>
          </table:table-cell>
          <table:table-cell/>
          <table:table-cell table:formula="of:=[.I6]+[$globals.$C$66]" office:value-type="float" office:value="2.06666666666667">
            <text:p>2.07</text:p>
          </table:table-cell>
          <table:table-cell table:formula="of:=[$globals.$C$63]^[.I7]*[$globals.$C$69]" office:value-type="float" office:value="532.681093968038">
            <text:p>532.68</text:p>
          </table:table-cell>
          <table:table-cell table:formula="of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f:=CEILING(([.G8]-[.K8]/2);[.K8])" office:value-type="float" office:value="4400000">
            <text:p>4,400,000</text:p>
          </table:table-cell>
          <table:table-cell table:formula="of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f:=IF([.$I8]&lt;=[$globals.$C$3];&quot;Y&quot;;&quot;&quot;)">
            <text:p/>
          </table:table-cell>
          <table:table-cell/>
          <table:table-cell table:formula="of:=[.J8]^[$globals.$C$58]*[$globals.$C$70]" office:value-type="float" office:value="4390778.71290635">
            <text:p>4390778.71</text:p>
          </table:table-cell>
          <table:table-cell/>
          <table:table-cell table:formula="of:=[.I7]+[$globals.$C$66]" office:value-type="float" office:value="2.58333333333333">
            <text:p>2.58</text:p>
          </table:table-cell>
          <table:table-cell table:formula="of:=[$globals.$C$63]^[.I8]*[$globals.$C$69]" office:value-type="float" office:value="1017.58127308391">
            <text:p>1017.58</text:p>
          </table:table-cell>
          <table:table-cell table:formula="of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f:=CEILING(([.G9]-[.K9]/2);[.K9])" office:value-type="float" office:value="25000000">
            <text:p>25,000,000</text:p>
          </table:table-cell>
          <table:table-cell table:formula="of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f:=IF([.$I9]&lt;=[$globals.$C$3];&quot;Y&quot;;&quot;&quot;)">
            <text:p/>
          </table:table-cell>
          <table:table-cell/>
          <table:table-cell table:formula="of:=[.J9]^[$globals.$C$58]*[$globals.$C$70]" office:value-type="float" office:value="25451938.4875462">
            <text:p>25451938.49</text:p>
          </table:table-cell>
          <table:table-cell/>
          <table:table-cell table:formula="of:=[.I8]+[$globals.$C$66]" office:value-type="float" office:value="3.1">
            <text:p>3.1</text:p>
          </table:table-cell>
          <table:table-cell table:formula="of:=[$globals.$C$63]^[.I9]*[$globals.$C$69]" office:value-type="float" office:value="1943.88661256525">
            <text:p>1943.89</text:p>
          </table:table-cell>
          <table:table-cell table:formula="of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f:=CEILING(([.G10]-[.K10]/2);[.K10])" office:value-type="float" office:value="150000000">
            <text:p>150,000,000</text:p>
          </table:table-cell>
          <table:table-cell table:formula="of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f:=IF([.$I10]&lt;=[$globals.$C$3];&quot;Y&quot;;&quot;&quot;)">
            <text:p/>
          </table:table-cell>
          <table:table-cell/>
          <table:table-cell table:formula="of:=[.J10]^[$globals.$C$58]*[$globals.$C$70]" office:value-type="float" office:value="147536738.954681">
            <text:p>147536738.95</text:p>
          </table:table-cell>
          <table:table-cell/>
          <table:table-cell table:formula="of:=[.I9]+[$globals.$C$66]" office:value-type="float" office:value="3.61666666666667">
            <text:p>3.62</text:p>
          </table:table-cell>
          <table:table-cell table:formula="of:=[$globals.$C$63]^[.I10]*[$globals.$C$69]" office:value-type="float" office:value="3713.40870990929">
            <text:p>3713.41</text:p>
          </table:table-cell>
          <table:table-cell table:formula="of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f:=CEILING(([.G11]-[.K11]/2);[.K11])" office:value-type="float" office:value="860000000">
            <text:p>860,000,000</text:p>
          </table:table-cell>
          <table:table-cell table:formula="of:=[.$J11]/[.$D11]" office:value-type="float" office:value="177.343217419366">
            <text:p>177.34</text:p>
          </table:table-cell>
          <table:table-cell office:value-type="float" office:value="40">
            <text:p>40</text:p>
          </table:table-cell>
          <table:table-cell table:formula="of:=IF([.$I11]&lt;=[$globals.$C$3];&quot;Y&quot;;&quot;&quot;)">
            <text:p/>
          </table:table-cell>
          <table:table-cell/>
          <table:table-cell table:formula="of:=[.J11]^[$globals.$C$58]*[$globals.$C$70]" office:value-type="float" office:value="855223241.720176">
            <text:p>855223241.72</text:p>
          </table:table-cell>
          <table:table-cell/>
          <table:table-cell table:formula="of:=[.I10]+[$globals.$C$66]" office:value-type="float" office:value="4.13333333333333">
            <text:p>4.13</text:p>
          </table:table-cell>
          <table:table-cell table:formula="of:=[$globals.$C$63]^[.I11]*[$globals.$C$69]" office:value-type="float" office:value="7093.72869677466">
            <text:p>7093.73</text:p>
          </table:table-cell>
          <table:table-cell table:formula="of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f:=CEILING(([.G12]-[.K12]/2);[.K12])" office:value-type="float" office:value="5000000000">
            <text:p>5,000,000,000</text:p>
          </table:table-cell>
          <table:table-cell table:formula="of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f:=IF([.$I12]&lt;=[$globals.$C$3];&quot;Y&quot;;&quot;&quot;)">
            <text:p/>
          </table:table-cell>
          <table:table-cell/>
          <table:table-cell table:formula="of:=[.J12]^[$globals.$C$58]*[$globals.$C$70]" office:value-type="float" office:value="4957455331.87521">
            <text:p>4957455331.88</text:p>
          </table:table-cell>
          <table:table-cell/>
          <table:table-cell table:formula="of:=[.I11]+[$globals.$C$66]" office:value-type="float" office:value="4.65">
            <text:p>4.65</text:p>
          </table:table-cell>
          <table:table-cell table:formula="of:=[$globals.$C$63]^[.I12]*[$globals.$C$69]" office:value-type="float" office:value="13551.1576436932">
            <text:p>13551.16</text:p>
          </table:table-cell>
          <table:table-cell table:formula="of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f:=CEILING(([.G13]-[.K13]/2);[.K13])" office:value-type="float" office:value="29000000000">
            <text:p>29,000,000,000</text:p>
          </table:table-cell>
          <table:table-cell table:formula="of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f:=IF([.$I13]&lt;=[$globals.$C$3];&quot;Y&quot;;&quot;&quot;)">
            <text:p/>
          </table:table-cell>
          <table:table-cell/>
          <table:table-cell table:formula="of:=[.J13]^[$globals.$C$58]*[$globals.$C$70]" office:value-type="float" office:value="28736781425.7546">
            <text:p>28736781425.75</text:p>
          </table:table-cell>
          <table:table-cell/>
          <table:table-cell table:formula="of:=[.I12]+[$globals.$C$66]" office:value-type="float" office:value="5.16666666666667">
            <text:p>5.17</text:p>
          </table:table-cell>
          <table:table-cell table:formula="of:=[$globals.$C$63]^[.I13]*[$globals.$C$69]" office:value-type="float" office:value="25886.791183277">
            <text:p>25886.79</text:p>
          </table:table-cell>
          <table:table-cell table:formula="of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f:=CEILING(([.G14]-[.K14]/2);[.K14])" office:value-type="float" office:value="170000000000">
            <text:p>170,000,000,000</text:p>
          </table:table-cell>
          <table:table-cell table:formula="of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f:=IF([.$I14]&lt;=[$globals.$C$3];&quot;Y&quot;;&quot;&quot;)">
            <text:p/>
          </table:table-cell>
          <table:table-cell/>
          <table:table-cell table:formula="of:=[.J14]^[$globals.$C$58]*[$globals.$C$70]" office:value-type="float" office:value="166577921822.49">
            <text:p>166577921822.49</text:p>
          </table:table-cell>
          <table:table-cell/>
          <table:table-cell table:formula="of:=[.I13]+[$globals.$C$66]" office:value-type="float" office:value="5.68333333333333">
            <text:p>5.68</text:p>
          </table:table-cell>
          <table:table-cell table:formula="of:=[$globals.$C$63]^[.I14]*[$globals.$C$69]" office:value-type="float" office:value="49451.565348623">
            <text:p>49451.57</text:p>
          </table:table-cell>
          <table:table-cell table:formula="of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f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f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f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f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f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f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f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f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f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f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f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5]^[$globals.$C$25]*[$globals.$C$34]*[$globals.$C$35]" office:value-type="float" office:value="50">
            <text:p>50</text:p>
          </table:table-cell>
          <table:table-cell table:style-name="ce12" table:formula="of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f:=IF([.$J4]&lt;[$globals.$C$3];&quot;Y&quot;;&quot;&quot;)" office:value-type="string" office:string-value="Y">
            <text:p>Y</text:p>
          </table:table-cell>
          <table:table-cell/>
          <table:table-cell table:style-name="ce13" table:formula="of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5]-[.V5]/2);[.V5])" office:value-type="float" office:value="100">
            <text:p>100</text:p>
          </table:table-cell>
          <table:table-cell table:formula="of:=CEILING(([.T5]-[.W5]/2);[.W5])" office:value-type="float" office:value="5">
            <text:p>5</text:p>
          </table:table-cell>
          <table:table-cell table:formula="of:=[.$D5]*[$globals.$C$36]/[.$L5]" office:value-type="float" office:value="100">
            <text:p>100</text:p>
          </table:table-cell>
          <table:table-cell table:formula="of:=[.F4]" office:value-type="float" office:value="1">
            <text:p>1</text:p>
          </table:table-cell>
          <table:table-cell table:formula="of:=[.G4]" office:value-type="string" office:string-value="Y">
            <text:p>Y</text:p>
          </table:table-cell>
          <table:table-cell/>
          <table:table-cell table:formula="of:=[.I4]" office:value-type="float" office:value="1">
            <text:p>1</text:p>
          </table:table-cell>
          <table:table-cell table:formula="of:=[.J4]" office:value-type="float" office:value="0">
            <text:p>0</text:p>
          </table:table-cell>
          <table:table-cell table:formula="of:=[.K4]" office:value-type="float" office:value="1">
            <text:p>1</text:p>
          </table:table-cell>
          <table:table-cell table:formula="of:=[.L4]" office:value-type="float" office:value="1">
            <text:p>1</text:p>
          </table:table-cell>
          <table:table-cell/>
          <table:table-cell table:formula="of:=[$globals.$D$31]*[$globals.$C$21]^[.J5]" office:value-type="float" office:value="5">
            <text:p>5</text:p>
          </table:table-cell>
          <table:table-cell table:formula="of:=[.Z4]/[.I5]/[.Y4]*[.S5]" office:value-type="float" office:value="20">
            <text:p>20</text:p>
          </table:table-cell>
          <table:table-cell table:formula="of:=[.AA4]/[.O5]" office:value-type="float" office:value="40">
            <text:p>40</text:p>
          </table:table-cell>
          <table:table-cell table:formula="of:=([.D5]/[.C5])/([.T5]/[.S5])" office:value-type="float" office:value="1">
            <text:p>1</text:p>
          </table:table-cell>
          <table:table-cell/>
          <table:table-cell table:formula="of:=[.N5]^[$globals.$C$25]*[$globals.$C$34]/[.T5]*[.L5]*[.Y5]" office:value-type="float" office:value="100">
            <text:p>100</text:p>
          </table:table-cell>
          <table:table-cell table:formula="of:=[.U5]/[.I5]" office:value-type="float" office:value="5">
            <text:p>5</text:p>
          </table:table-cell>
          <table:table-cell table:formula="of:=[.N5]/[.K5]" office:value-type="float" office:value="5">
            <text:p>5</text:p>
          </table:table-cell>
          <table:table-cell table:formula="of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6]-[.V6]/2);[.V6])" office:value-type="float" office:value="150">
            <text:p>150</text:p>
          </table:table-cell>
          <table:table-cell table:formula="of:=CEILING(([.T6]-[.W6]/2);[.W6])" office:value-type="float" office:value="6.26">
            <text:p>6.26</text:p>
          </table:table-cell>
          <table:table-cell table:formula="of:=[.$D6]*[$globals.$C$36]/[.$L6]" office:value-type="float" office:value="125.2">
            <text:p>125.2</text:p>
          </table:table-cell>
          <table:table-cell table:formula="of:=[.F5]" office:value-type="float" office:value="1">
            <text:p>1</text:p>
          </table:table-cell>
          <table:table-cell table:formula="of:=[.G5]" office:value-type="string" office:string-value="Y">
            <text:p>Y</text:p>
          </table:table-cell>
          <table:table-cell/>
          <table:table-cell table:formula="of:=[.I5]" office:value-type="float" office:value="1">
            <text:p>1</text:p>
          </table:table-cell>
          <table:table-cell table:formula="of:=[.J5]+[$globals.$C$39]" office:value-type="float" office:value="0.19">
            <text:p>0.19</text:p>
          </table:table-cell>
          <table:table-cell table:formula="of:=[.K5]" office:value-type="float" office:value="1">
            <text:p>1</text:p>
          </table:table-cell>
          <table:table-cell table:formula="of:=[.L5]" office:value-type="float" office:value="1">
            <text:p>1</text:p>
          </table:table-cell>
          <table:table-cell/>
          <table:table-cell table:formula="of:=[$globals.$D$31]*[$globals.$C$21]^[.J6]" office:value-type="float" office:value="6.25500761746961">
            <text:p>6.26</text:p>
          </table:table-cell>
          <table:table-cell table:formula="of:=[.Z4]/[.I6]/[.Y4]*[.S6]" office:value-type="float" office:value="30.2661372415864">
            <text:p>30.27</text:p>
          </table:table-cell>
          <table:table-cell table:formula="of:=[.AA4]/[.O6]" office:value-type="float" office:value="26.4321804138515">
            <text:p>26.43</text:p>
          </table:table-cell>
          <table:table-cell table:formula="of:=([.D6]/[.C6])/([.T6]/[.S6])" office:value-type="float" office:value="1.00967646361278">
            <text:p>1.01</text:p>
          </table:table-cell>
          <table:table-cell/>
          <table:table-cell table:formula="of:=[.N6]^[$globals.$C$25]*[$globals.$C$34]/[.T6]*[.L6]*[.Y6]" office:value-type="float" office:value="151.330686207932">
            <text:p>151.33</text:p>
          </table:table-cell>
          <table:table-cell table:formula="of:=[.U6]/[.I6]" office:value-type="float" office:value="6.25500761746961">
            <text:p>6.26</text:p>
          </table:table-cell>
          <table:table-cell table:formula="of:=[.N6]/[.K6]" office:value-type="float" office:value="6.25500761746961">
            <text:p>6.26</text:p>
          </table:table-cell>
          <table:table-cell table:formula="of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7]-[.V7]/2);[.V7])" office:value-type="float" office:value="230">
            <text:p>230</text:p>
          </table:table-cell>
          <table:table-cell table:formula="of:=CEILING(([.T7]-[.W7]/2);[.W7])" office:value-type="float" office:value="7.83">
            <text:p>7.83</text:p>
          </table:table-cell>
          <table:table-cell table:formula="of:=[.$D7]*[$globals.$C$36]/[.$L7]" office:value-type="float" office:value="156.6">
            <text:p>156.6</text:p>
          </table:table-cell>
          <table:table-cell table:formula="of:=[.F6]" office:value-type="float" office:value="1">
            <text:p>1</text:p>
          </table:table-cell>
          <table:table-cell table:formula="of:=[.G6]" office:value-type="string" office:string-value="Y">
            <text:p>Y</text:p>
          </table:table-cell>
          <table:table-cell/>
          <table:table-cell table:formula="of:=[.I6]" office:value-type="float" office:value="1">
            <text:p>1</text:p>
          </table:table-cell>
          <table:table-cell table:formula="of:=[.J6]+[$globals.$C$39]" office:value-type="float" office:value="0.38">
            <text:p>0.38</text:p>
          </table:table-cell>
          <table:table-cell table:formula="of:=[.K6]" office:value-type="float" office:value="1">
            <text:p>1</text:p>
          </table:table-cell>
          <table:table-cell table:formula="of:=[.L6]" office:value-type="float" office:value="1">
            <text:p>1</text:p>
          </table:table-cell>
          <table:table-cell/>
          <table:table-cell table:formula="of:=[$globals.$D$31]*[$globals.$C$21]^[.J7]" office:value-type="float" office:value="7.82502405892056">
            <text:p>7.83</text:p>
          </table:table-cell>
          <table:table-cell table:formula="of:=[.Z4]/[.I7]/[.Y4]*[.S7]" office:value-type="float" office:value="45.8019531763271">
            <text:p>45.8</text:p>
          </table:table-cell>
          <table:table-cell table:formula="of:=[.AA4]/[.O7]" office:value-type="float" office:value="17.4665040357598">
            <text:p>17.47</text:p>
          </table:table-cell>
          <table:table-cell table:formula="of:=([.D7]/[.C7])/([.T7]/[.S7])" office:value-type="float" office:value="0.996327797539547">
            <text:p>1</text:p>
          </table:table-cell>
          <table:table-cell/>
          <table:table-cell table:formula="of:=[.N7]^[$globals.$C$25]*[$globals.$C$34]/[.T7]*[.L7]*[.Y7]" office:value-type="float" office:value="229.009765881636">
            <text:p>229.01</text:p>
          </table:table-cell>
          <table:table-cell table:formula="of:=[.U7]/[.I7]" office:value-type="float" office:value="7.82502405892056">
            <text:p>7.83</text:p>
          </table:table-cell>
          <table:table-cell table:formula="of:=[.N7]/[.K7]" office:value-type="float" office:value="7.82502405892056">
            <text:p>7.83</text:p>
          </table:table-cell>
          <table:table-cell table:formula="of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8]-[.V8]/2);[.V8])" office:value-type="float" office:value="350">
            <text:p>350</text:p>
          </table:table-cell>
          <table:table-cell table:formula="of:=CEILING(([.T8]-[.W8]/2);[.W8])" office:value-type="float" office:value="9.79">
            <text:p>9.79</text:p>
          </table:table-cell>
          <table:table-cell table:formula="of:=[.$D8]*[$globals.$C$36]/[.$L8]" office:value-type="float" office:value="195.8">
            <text:p>195.8</text:p>
          </table:table-cell>
          <table:table-cell table:formula="of:=[.F7]" office:value-type="float" office:value="1">
            <text:p>1</text:p>
          </table:table-cell>
          <table:table-cell table:formula="of:=[.G7]" office:value-type="string" office:string-value="Y">
            <text:p>Y</text:p>
          </table:table-cell>
          <table:table-cell/>
          <table:table-cell table:formula="of:=[.I7]" office:value-type="float" office:value="1">
            <text:p>1</text:p>
          </table:table-cell>
          <table:table-cell table:formula="of:=[.J7]+[$globals.$C$39]" office:value-type="float" office:value="0.57">
            <text:p>0.57</text:p>
          </table:table-cell>
          <table:table-cell table:formula="of:=[.K7]" office:value-type="float" office:value="1">
            <text:p>1</text:p>
          </table:table-cell>
          <table:table-cell table:formula="of:=[.L7]" office:value-type="float" office:value="1">
            <text:p>1</text:p>
          </table:table-cell>
          <table:table-cell/>
          <table:table-cell table:formula="of:=[$globals.$D$31]*[$globals.$C$21]^[.J8]" office:value-type="float" office:value="9.78911701908621">
            <text:p>9.79</text:p>
          </table:table-cell>
          <table:table-cell table:formula="of:=[.Z4]/[.I8]/[.Y4]*[.S8]" office:value-type="float" office:value="69.3124100383715">
            <text:p>69.31</text:p>
          </table:table-cell>
          <table:table-cell table:formula="of:=[.AA4]/[.O8]" office:value-type="float" office:value="11.5419446468117">
            <text:p>11.54</text:p>
          </table:table-cell>
          <table:table-cell table:formula="of:=([.D8]/[.C8])/([.T8]/[.S8])" office:value-type="float" office:value="0.990266600512482">
            <text:p>0.99</text:p>
          </table:table-cell>
          <table:table-cell/>
          <table:table-cell table:formula="of:=[.N8]^[$globals.$C$25]*[$globals.$C$34]/[.T8]*[.L8]*[.Y8]" office:value-type="float" office:value="346.562050191857">
            <text:p>346.56</text:p>
          </table:table-cell>
          <table:table-cell table:formula="of:=[.U8]/[.I8]" office:value-type="float" office:value="9.78911701908621">
            <text:p>9.79</text:p>
          </table:table-cell>
          <table:table-cell table:formula="of:=[.N8]/[.K8]" office:value-type="float" office:value="9.78911701908621">
            <text:p>9.79</text:p>
          </table:table-cell>
          <table:table-cell table:formula="of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9]-[.V9]/2);[.V9])" office:value-type="float" office:value="520">
            <text:p>520</text:p>
          </table:table-cell>
          <table:table-cell table:formula="of:=CEILING(([.T9]-[.W9]/2);[.W9])" office:value-type="float" office:value="12.25">
            <text:p>12.25</text:p>
          </table:table-cell>
          <table:table-cell table:formula="of:=[.$D9]*[$globals.$C$36]/[.$L9]" office:value-type="float" office:value="245">
            <text:p>245</text:p>
          </table:table-cell>
          <table:table-cell table:formula="of:=[.F8]" office:value-type="float" office:value="1">
            <text:p>1</text:p>
          </table:table-cell>
          <table:table-cell table:formula="of:=[.G8]" office:value-type="string" office:string-value="Y">
            <text:p>Y</text:p>
          </table:table-cell>
          <table:table-cell/>
          <table:table-cell table:formula="of:=[.I8]" office:value-type="float" office:value="1">
            <text:p>1</text:p>
          </table:table-cell>
          <table:table-cell table:formula="of:=[.J8]+[$globals.$C$39]" office:value-type="float" office:value="0.76">
            <text:p>0.76</text:p>
          </table:table-cell>
          <table:table-cell table:formula="of:=[.K8]" office:value-type="float" office:value="1">
            <text:p>1</text:p>
          </table:table-cell>
          <table:table-cell table:formula="of:=[.L8]" office:value-type="float" office:value="1">
            <text:p>1</text:p>
          </table:table-cell>
          <table:table-cell/>
          <table:table-cell table:formula="of:=[$globals.$D$31]*[$globals.$C$21]^[.J9]" office:value-type="float" office:value="12.2462003045371">
            <text:p>12.25</text:p>
          </table:table-cell>
          <table:table-cell table:formula="of:=[.Z4]/[.I9]/[.Y4]*[.S9]" office:value-type="float" office:value="104.890945738323">
            <text:p>104.89</text:p>
          </table:table-cell>
          <table:table-cell table:formula="of:=[.AA4]/[.O9]" office:value-type="float" office:value="7.62696908078036">
            <text:p>7.63</text:p>
          </table:table-cell>
          <table:table-cell table:formula="of:=([.D9]/[.C9])/([.T9]/[.S9])" office:value-type="float" office:value="1.00887971947135">
            <text:p>1.01</text:p>
          </table:table-cell>
          <table:table-cell/>
          <table:table-cell table:formula="of:=[.N9]^[$globals.$C$25]*[$globals.$C$34]/[.T9]*[.L9]*[.Y9]" office:value-type="float" office:value="524.454728691615">
            <text:p>524.45</text:p>
          </table:table-cell>
          <table:table-cell table:formula="of:=[.U9]/[.I9]" office:value-type="float" office:value="12.2462003045371">
            <text:p>12.25</text:p>
          </table:table-cell>
          <table:table-cell table:formula="of:=[.N9]/[.K9]" office:value-type="float" office:value="12.2462003045371">
            <text:p>12.25</text:p>
          </table:table-cell>
          <table:table-cell table:formula="of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10]-[.V10]/2);[.V10])" office:value-type="float" office:value="790">
            <text:p>790</text:p>
          </table:table-cell>
          <table:table-cell table:formula="of:=CEILING(([.T10]-[.W10]/2);[.W10])" office:value-type="float" office:value="15.32">
            <text:p>15.32</text:p>
          </table:table-cell>
          <table:table-cell table:formula="of:=[.$D10]*[$globals.$C$36]/[.$L10]" office:value-type="float" office:value="306.4">
            <text:p>306.4</text:p>
          </table:table-cell>
          <table:table-cell table:formula="of:=[.F9]" office:value-type="float" office:value="1">
            <text:p>1</text:p>
          </table:table-cell>
          <table:table-cell table:formula="of:=[.G9]" office:value-type="string" office:string-value="Y">
            <text:p>Y</text:p>
          </table:table-cell>
          <table:table-cell/>
          <table:table-cell table:formula="of:=[.I9]" office:value-type="float" office:value="1">
            <text:p>1</text:p>
          </table:table-cell>
          <table:table-cell table:formula="of:=[.J9]+[$globals.$C$39]" office:value-type="float" office:value="0.95">
            <text:p>0.95</text:p>
          </table:table-cell>
          <table:table-cell table:formula="of:=[.K9]" office:value-type="float" office:value="1">
            <text:p>1</text:p>
          </table:table-cell>
          <table:table-cell table:formula="of:=[.L9]" office:value-type="float" office:value="1">
            <text:p>1</text:p>
          </table:table-cell>
          <table:table-cell/>
          <table:table-cell table:formula="of:=[$globals.$D$31]*[$globals.$C$21]^[.J10]" office:value-type="float" office:value="15.3200152379877">
            <text:p>15.32</text:p>
          </table:table-cell>
          <table:table-cell table:formula="of:=[.Z4]/[.I10]/[.Y4]*[.S10]" office:value-type="float" office:value="158.732187955794">
            <text:p>158.73</text:p>
          </table:table-cell>
          <table:table-cell table:formula="of:=[.AA4]/[.O10]" office:value-type="float" office:value="5.03993556885133">
            <text:p>5.04</text:p>
          </table:table-cell>
          <table:table-cell table:formula="of:=([.D10]/[.C10])/([.T10]/[.S10])" office:value-type="float" office:value="1.00463310173102">
            <text:p>1</text:p>
          </table:table-cell>
          <table:table-cell/>
          <table:table-cell table:formula="of:=[.N10]^[$globals.$C$25]*[$globals.$C$34]/[.T10]*[.L10]*[.Y10]" office:value-type="float" office:value="793.660939778969">
            <text:p>793.66</text:p>
          </table:table-cell>
          <table:table-cell table:formula="of:=[.U10]/[.I10]" office:value-type="float" office:value="15.3200152379877">
            <text:p>15.32</text:p>
          </table:table-cell>
          <table:table-cell table:formula="of:=[.N10]/[.K10]" office:value-type="float" office:value="15.3200152379877">
            <text:p>15.32</text:p>
          </table:table-cell>
          <table:table-cell table:formula="of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13]^[$globals.$C$25]*[$globals.$C$34]*[$globals.$C$35]" office:value-type="float" office:value="1438.260598875">
            <text:p>1,438</text:p>
          </table:table-cell>
          <table:table-cell table:style-name="ce12" table:formula="of:=[.C12]*[$globals.$C$21]^[$globals.$C$25]^(1 + [$globals.$C$44])" office:value-type="float" office:value="34232634.2099565">
            <text:p>3.42E+07</text:p>
          </table:table-cell>
          <table:table-cell/>
          <table:table-cell table:formula="of:=[.F10]*[.D10]/[.D13]*[$globals.$C$26]" office:value-type="float" office:value="4.00813953488372">
            <text:p>4.01</text:p>
          </table:table-cell>
          <table:table-cell table:formula="of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f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12]/[.K12]" office:value-type="float" office:value="0">
            <text:p>0</text:p>
          </table:table-cell>
          <table:table-cell table:number-columns-repeated="3"/>
          <table:table-cell table:style-name="ce13" table:formula="of:=[.Y4]" office:value-type="float" office:value="100">
            <text:p>100</text:p>
          </table:table-cell>
          <table:table-cell table:formula="of:=[.Z4]*[$globals.$C$6]" office:value-type="float" office:value="70">
            <text:p>70</text:p>
          </table:table-cell>
          <table:table-cell table:formula="of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13]-[.V13]/2);[.V13])" office:value-type="float" office:value="4200">
            <text:p>4,200</text:p>
          </table:table-cell>
          <table:table-cell table:formula="of:=CEILING(([.T13]-[.W13]/2);[.W13])" office:value-type="float" office:value="3.44">
            <text:p>3.44</text:p>
          </table:table-cell>
          <table:table-cell table:formula="of:=[.$D13]*[$globals.$C$36]/[.$L13]" office:value-type="float" office:value="68.8">
            <text:p>68.8</text:p>
          </table:table-cell>
          <table:table-cell table:formula="of:=[.F12]" office:value-type="float" office:value="4.00813953488372">
            <text:p>4.01</text:p>
          </table:table-cell>
          <table:table-cell table:formula="of:=[.G12]" office:value-type="string" office:string-value="Y">
            <text:p>Y</text:p>
          </table:table-cell>
          <table:table-cell/>
          <table:table-cell table:formula="of:=[.I12]" office:value-type="float" office:value="4.5">
            <text:p>4.5</text:p>
          </table:table-cell>
          <table:table-cell table:formula="of:=[.J12]" office:value-type="float" office:value="1">
            <text:p>1</text:p>
          </table:table-cell>
          <table:table-cell table:formula="of:=[.K12]" office:value-type="float" office:value="1.05">
            <text:p>1.05</text:p>
          </table:table-cell>
          <table:table-cell table:formula="of:=[.L12]" office:value-type="float" office:value="1">
            <text:p>1</text:p>
          </table:table-cell>
          <table:table-cell/>
          <table:table-cell table:formula="of:=[$globals.$D$31]*[$globals.$C$21]^[.J13]" office:value-type="float" office:value="16.25">
            <text:p>16.25</text:p>
          </table:table-cell>
          <table:table-cell table:formula="of:=[.Z12]/[.I13]/[.Y12]*[.S13]" office:value-type="float" office:value="650.536332414229">
            <text:p>650.54</text:p>
          </table:table-cell>
          <table:table-cell table:formula="of:=[.AA12]/[.O13]" office:value-type="float" office:value="36.892635820866">
            <text:p>36.89</text:p>
          </table:table-cell>
          <table:table-cell table:formula="of:=([.D13]/[.C13])/([.T13]/[.S13])" office:value-type="float" office:value="0.995963976175279">
            <text:p>1</text:p>
          </table:table-cell>
          <table:table-cell/>
          <table:table-cell table:formula="of:=[.N13]^[$globals.$C$25]*[$globals.$C$34]/[.T13]*[.L13]*[.Y13]" office:value-type="float" office:value="4182.01927980576">
            <text:p>4182.02</text:p>
          </table:table-cell>
          <table:table-cell table:formula="of:=[.U13]/[.I13]" office:value-type="float" office:value="3.43915343915344">
            <text:p>3.44</text:p>
          </table:table-cell>
          <table:table-cell table:formula="of:=[.N13]/[.K13]" office:value-type="float" office:value="15.4761904761905">
            <text:p>15.48</text:p>
          </table:table-cell>
          <table:table-cell table:formula="of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14]-[.V14]/2);[.V14])" office:value-type="float" office:value="6300">
            <text:p>6,300</text:p>
          </table:table-cell>
          <table:table-cell table:formula="of:=CEILING(([.T14]-[.W14]/2);[.W14])" office:value-type="float" office:value="4.3">
            <text:p>4.3</text:p>
          </table:table-cell>
          <table:table-cell table:formula="of:=[.$D14]*[$globals.$C$36]/[.$L14]" office:value-type="float" office:value="86">
            <text:p>86</text:p>
          </table:table-cell>
          <table:table-cell table:formula="of:=[.F13]" office:value-type="float" office:value="4.00813953488372">
            <text:p>4.01</text:p>
          </table:table-cell>
          <table:table-cell table:formula="of:=[.G13]" office:value-type="string" office:string-value="Y">
            <text:p>Y</text:p>
          </table:table-cell>
          <table:table-cell/>
          <table:table-cell table:formula="of:=[.I13]" office:value-type="float" office:value="4.5">
            <text:p>4.5</text:p>
          </table:table-cell>
          <table:table-cell table:formula="of:=[.J13]+[$globals.$C$39]" office:value-type="float" office:value="1.19">
            <text:p>1.19</text:p>
          </table:table-cell>
          <table:table-cell table:formula="of:=[.K13]" office:value-type="float" office:value="1.05">
            <text:p>1.05</text:p>
          </table:table-cell>
          <table:table-cell table:formula="of:=[.L13]" office:value-type="float" office:value="1">
            <text:p>1</text:p>
          </table:table-cell>
          <table:table-cell/>
          <table:table-cell table:formula="of:=[$globals.$D$31]*[$globals.$C$21]^[.J14]" office:value-type="float" office:value="20.3287747567762">
            <text:p>20.33</text:p>
          </table:table-cell>
          <table:table-cell table:formula="of:=[.Z12]/[.I14]/[.Y12]*[.S14]" office:value-type="float" office:value="984.461095874366">
            <text:p>984.46</text:p>
          </table:table-cell>
          <table:table-cell table:formula="of:=[.AA12]/[.O14]" office:value-type="float" office:value="24.3788201489912">
            <text:p>24.38</text:p>
          </table:table-cell>
          <table:table-cell table:formula="of:=([.D14]/[.C14])/([.T14]/[.S14])" office:value-type="float" office:value="1.003994993361">
            <text:p>1</text:p>
          </table:table-cell>
          <table:table-cell/>
          <table:table-cell table:formula="of:=[.N14]^[$globals.$C$25]*[$globals.$C$34]/[.T14]*[.L14]*[.Y14]" office:value-type="float" office:value="6328.67847347807">
            <text:p>6328.68</text:p>
          </table:table-cell>
          <table:table-cell table:formula="of:=[.U14]/[.I14]" office:value-type="float" office:value="4.30238619191031">
            <text:p>4.3</text:p>
          </table:table-cell>
          <table:table-cell table:formula="of:=[.N14]/[.K14]" office:value-type="float" office:value="19.3607378635964">
            <text:p>19.36</text:p>
          </table:table-cell>
          <table:table-cell table:formula="of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15]-[.V15]/2);[.V15])" office:value-type="float" office:value="9600">
            <text:p>9,600</text:p>
          </table:table-cell>
          <table:table-cell table:formula="of:=CEILING(([.T15]-[.W15]/2);[.W15])" office:value-type="float" office:value="5.38">
            <text:p>5.38</text:p>
          </table:table-cell>
          <table:table-cell table:formula="of:=[.$D15]*[$globals.$C$36]/[.$L15]" office:value-type="float" office:value="107.6">
            <text:p>107.6</text:p>
          </table:table-cell>
          <table:table-cell table:formula="of:=[.F14]" office:value-type="float" office:value="4.00813953488372">
            <text:p>4.01</text:p>
          </table:table-cell>
          <table:table-cell table:formula="of:=[.G14]" office:value-type="string" office:string-value="Y">
            <text:p>Y</text:p>
          </table:table-cell>
          <table:table-cell/>
          <table:table-cell table:formula="of:=[.I14]" office:value-type="float" office:value="4.5">
            <text:p>4.5</text:p>
          </table:table-cell>
          <table:table-cell table:formula="of:=[.J14]+[$globals.$C$39]" office:value-type="float" office:value="1.38">
            <text:p>1.38</text:p>
          </table:table-cell>
          <table:table-cell table:formula="of:=[.K14]" office:value-type="float" office:value="1.05">
            <text:p>1.05</text:p>
          </table:table-cell>
          <table:table-cell table:formula="of:=[.L14]" office:value-type="float" office:value="1">
            <text:p>1</text:p>
          </table:table-cell>
          <table:table-cell/>
          <table:table-cell table:formula="of:=[$globals.$D$31]*[$globals.$C$21]^[.J15]" office:value-type="float" office:value="25.4313281914918">
            <text:p>25.43</text:p>
          </table:table-cell>
          <table:table-cell table:formula="of:=[.Z12]/[.I15]/[.Y12]*[.S15]" office:value-type="float" office:value="1489.7917318368">
            <text:p>1489.79</text:p>
          </table:table-cell>
          <table:table-cell table:formula="of:=[.AA12]/[.O15]" office:value-type="float" office:value="16.1096343113743">
            <text:p>16.11</text:p>
          </table:table-cell>
          <table:table-cell table:formula="of:=([.D15]/[.C15])/([.T15]/[.S15])" office:value-type="float" office:value="0.997203620046652">
            <text:p>1</text:p>
          </table:table-cell>
          <table:table-cell/>
          <table:table-cell table:formula="of:=[.N15]^[$globals.$C$25]*[$globals.$C$34]/[.T15]*[.L15]*[.Y15]" office:value-type="float" office:value="9577.23256180803">
            <text:p>9577.23</text:p>
          </table:table-cell>
          <table:table-cell table:formula="of:=[.U15]/[.I15]" office:value-type="float" office:value="5.38229168073901">
            <text:p>5.38</text:p>
          </table:table-cell>
          <table:table-cell table:formula="of:=[.N15]/[.K15]" office:value-type="float" office:value="24.2203125633255">
            <text:p>24.22</text:p>
          </table:table-cell>
          <table:table-cell table:formula="of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16]-[.V16]/2);[.V16])" office:value-type="float" office:value="14000">
            <text:p>14,000</text:p>
          </table:table-cell>
          <table:table-cell table:formula="of:=CEILING(([.T16]-[.W16]/2);[.W16])" office:value-type="float" office:value="6.73">
            <text:p>6.73</text:p>
          </table:table-cell>
          <table:table-cell table:formula="of:=[.$D16]*[$globals.$C$36]/[.$L16]" office:value-type="float" office:value="134.6">
            <text:p>134.6</text:p>
          </table:table-cell>
          <table:table-cell table:formula="of:=[.F15]" office:value-type="float" office:value="4.00813953488372">
            <text:p>4.01</text:p>
          </table:table-cell>
          <table:table-cell table:formula="of:=[.G15]" office:value-type="string" office:string-value="Y">
            <text:p>Y</text:p>
          </table:table-cell>
          <table:table-cell/>
          <table:table-cell table:formula="of:=[.I15]" office:value-type="float" office:value="4.5">
            <text:p>4.5</text:p>
          </table:table-cell>
          <table:table-cell table:formula="of:=[.J15]+[$globals.$C$39]" office:value-type="float" office:value="1.57">
            <text:p>1.57</text:p>
          </table:table-cell>
          <table:table-cell table:formula="of:=[.K15]" office:value-type="float" office:value="1.05">
            <text:p>1.05</text:p>
          </table:table-cell>
          <table:table-cell table:formula="of:=[.L15]" office:value-type="float" office:value="1">
            <text:p>1</text:p>
          </table:table-cell>
          <table:table-cell/>
          <table:table-cell table:formula="of:=[$globals.$D$31]*[$globals.$C$21]^[.J16]" office:value-type="float" office:value="31.8146303120302">
            <text:p>31.81</text:p>
          </table:table-cell>
          <table:table-cell table:formula="of:=[.Z12]/[.I16]/[.Y12]*[.S16]" office:value-type="float" office:value="2254.51205085767">
            <text:p>2254.51</text:p>
          </table:table-cell>
          <table:table-cell table:formula="of:=[.AA12]/[.O16]" office:value-type="float" office:value="10.6453190129855">
            <text:p>10.65</text:p>
          </table:table-cell>
          <table:table-cell table:formula="of:=([.D16]/[.C16])/([.T16]/[.S16])" office:value-type="float" office:value="1.03473465629841">
            <text:p>1.03</text:p>
          </table:table-cell>
          <table:table-cell/>
          <table:table-cell table:formula="of:=[.N16]^[$globals.$C$25]*[$globals.$C$34]/[.T16]*[.L16]*[.Y16]" office:value-type="float" office:value="14493.2917555136">
            <text:p>14493.29</text:p>
          </table:table-cell>
          <table:table-cell table:formula="of:=[.U16]/[.I16]" office:value-type="float" office:value="6.73325509249316">
            <text:p>6.73</text:p>
          </table:table-cell>
          <table:table-cell table:formula="of:=[.N16]/[.K16]" office:value-type="float" office:value="30.2996479162192">
            <text:p>30.3</text:p>
          </table:table-cell>
          <table:table-cell table:formula="of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17]-[.V17]/2);[.V17])" office:value-type="float" office:value="22000">
            <text:p>22,000</text:p>
          </table:table-cell>
          <table:table-cell table:formula="of:=CEILING(([.T17]-[.W17]/2);[.W17])" office:value-type="float" office:value="8.42">
            <text:p>8.42</text:p>
          </table:table-cell>
          <table:table-cell table:formula="of:=[.$D17]*[$globals.$C$36]/[.$L17]" office:value-type="float" office:value="168.4">
            <text:p>168.4</text:p>
          </table:table-cell>
          <table:table-cell table:formula="of:=[.F16]" office:value-type="float" office:value="4.00813953488372">
            <text:p>4.01</text:p>
          </table:table-cell>
          <table:table-cell table:formula="of:=[.G16]" office:value-type="string" office:string-value="Y">
            <text:p>Y</text:p>
          </table:table-cell>
          <table:table-cell/>
          <table:table-cell table:formula="of:=[.I16]" office:value-type="float" office:value="4.5">
            <text:p>4.5</text:p>
          </table:table-cell>
          <table:table-cell table:formula="of:=[.J16]+[$globals.$C$39]" office:value-type="float" office:value="1.76">
            <text:p>1.76</text:p>
          </table:table-cell>
          <table:table-cell table:formula="of:=[.K16]" office:value-type="float" office:value="1.05">
            <text:p>1.05</text:p>
          </table:table-cell>
          <table:table-cell table:formula="of:=[.L16]" office:value-type="float" office:value="1">
            <text:p>1</text:p>
          </table:table-cell>
          <table:table-cell/>
          <table:table-cell table:formula="of:=[$globals.$D$31]*[$globals.$C$21]^[.J17]" office:value-type="float" office:value="39.8001509897456">
            <text:p>39.8</text:p>
          </table:table-cell>
          <table:table-cell table:formula="of:=[.Z12]/[.I17]/[.Y12]*[.S17]" office:value-type="float" office:value="3411.76855720343">
            <text:p>3411.77</text:p>
          </table:table-cell>
          <table:table-cell table:formula="of:=[.AA12]/[.O17]" office:value-type="float" office:value="7.03447481785588">
            <text:p>7.03</text:p>
          </table:table-cell>
          <table:table-cell table:formula="of:=([.D17]/[.C17])/([.T17]/[.S17])" office:value-type="float" office:value="0.996553319373741">
            <text:p>1</text:p>
          </table:table-cell>
          <table:table-cell/>
          <table:table-cell table:formula="of:=[.N17]^[$globals.$C$25]*[$globals.$C$34]/[.T17]*[.L17]*[.Y17]" office:value-type="float" office:value="21932.7978677363">
            <text:p>21932.8</text:p>
          </table:table-cell>
          <table:table-cell table:formula="of:=[.U17]/[.I17]" office:value-type="float" office:value="8.42331237878214">
            <text:p>8.42</text:p>
          </table:table-cell>
          <table:table-cell table:formula="of:=[.N17]/[.K17]" office:value-type="float" office:value="37.9049057045196">
            <text:p>37.9</text:p>
          </table:table-cell>
          <table:table-cell table:formula="of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18]-[.V18]/2);[.V18])" office:value-type="float" office:value="33000">
            <text:p>33,000</text:p>
          </table:table-cell>
          <table:table-cell table:formula="of:=CEILING(([.T18]-[.W18]/2);[.W18])" office:value-type="float" office:value="10.54">
            <text:p>10.54</text:p>
          </table:table-cell>
          <table:table-cell table:formula="of:=[.$D18]*[$globals.$C$36]/[.$L18]" office:value-type="float" office:value="210.8">
            <text:p>210.8</text:p>
          </table:table-cell>
          <table:table-cell table:formula="of:=[.F17]" office:value-type="float" office:value="4.00813953488372">
            <text:p>4.01</text:p>
          </table:table-cell>
          <table:table-cell table:formula="of:=[.G17]" office:value-type="string" office:string-value="Y">
            <text:p>Y</text:p>
          </table:table-cell>
          <table:table-cell/>
          <table:table-cell table:formula="of:=[.I17]" office:value-type="float" office:value="4.5">
            <text:p>4.5</text:p>
          </table:table-cell>
          <table:table-cell table:formula="of:=[.J17]+[$globals.$C$39]" office:value-type="float" office:value="1.95">
            <text:p>1.95</text:p>
          </table:table-cell>
          <table:table-cell table:formula="of:=[.K17]" office:value-type="float" office:value="1.05">
            <text:p>1.05</text:p>
          </table:table-cell>
          <table:table-cell table:formula="of:=[.L17]" office:value-type="float" office:value="1">
            <text:p>1</text:p>
          </table:table-cell>
          <table:table-cell/>
          <table:table-cell table:formula="of:=[$globals.$D$31]*[$globals.$C$21]^[.J18]" office:value-type="float" office:value="49.7900495234599">
            <text:p>49.79</text:p>
          </table:table-cell>
          <table:table-cell table:formula="of:=[.Z12]/[.I18]/[.Y12]*[.S18]" office:value-type="float" office:value="5163.05276944241">
            <text:p>5163.05</text:p>
          </table:table-cell>
          <table:table-cell table:formula="of:=[.AA12]/[.O18]" office:value-type="float" office:value="4.64841268755654">
            <text:p>4.65</text:p>
          </table:table-cell>
          <table:table-cell table:formula="of:=([.D18]/[.C18])/([.T18]/[.S18])" office:value-type="float" office:value="1.00602080718112">
            <text:p>1.01</text:p>
          </table:table-cell>
          <table:table-cell/>
          <table:table-cell table:formula="of:=[.N18]^[$globals.$C$25]*[$globals.$C$34]/[.T18]*[.L18]*[.Y18]" office:value-type="float" office:value="33191.053517844">
            <text:p>33191.05</text:p>
          </table:table-cell>
          <table:table-cell table:formula="of:=[.U18]/[.I18]" office:value-type="float" office:value="10.5375766187217">
            <text:p>10.54</text:p>
          </table:table-cell>
          <table:table-cell table:formula="of:=[.N18]/[.K18]" office:value-type="float" office:value="47.4190947842475">
            <text:p>47.42</text:p>
          </table:table-cell>
          <table:table-cell table:formula="of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21]^[$globals.$C$25]*[$globals.$C$34]*[$globals.$C$35]" office:value-type="float" office:value="41371.8710055253">
            <text:p>41,372</text:p>
          </table:table-cell>
          <table:table-cell table:style-name="ce12" table:formula="of:=[.C20]*[$globals.$C$21]^[$globals.$C$25]^(1 + [$globals.$C$44])" office:value-type="float" office:value="984708979.597614">
            <text:p>9.85E+08</text:p>
          </table:table-cell>
          <table:table-cell/>
          <table:table-cell table:formula="of:=[.F18]*[.D18]/[.D21]*[$globals.$C$26]" office:value-type="float" office:value="15.8421715116279">
            <text:p>15.84</text:p>
          </table:table-cell>
          <table:table-cell table:formula="of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f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20]/[.K20]" office:value-type="float" office:value="0">
            <text:p>0</text:p>
          </table:table-cell>
          <table:table-cell table:number-columns-repeated="3"/>
          <table:table-cell table:style-name="ce13" table:formula="of:=[.Y12]" office:value-type="float" office:value="100">
            <text:p>100</text:p>
          </table:table-cell>
          <table:table-cell table:formula="of:=[.Z12]*[$globals.$C$6]" office:value-type="float" office:value="245">
            <text:p>245</text:p>
          </table:table-cell>
          <table:table-cell table:formula="of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21]-[.V21]/2);[.V21])" office:value-type="float" office:value="170000">
            <text:p>170,000</text:p>
          </table:table-cell>
          <table:table-cell table:formula="of:=CEILING(([.T21]-[.W21]/2);[.W21])" office:value-type="float" office:value="2.4">
            <text:p>2.4</text:p>
          </table:table-cell>
          <table:table-cell table:formula="of:=[.$D21]*[$globals.$C$36]/[.$L21]" office:value-type="float" office:value="48">
            <text:p>48</text:p>
          </table:table-cell>
          <table:table-cell table:formula="of:=[.F20]" office:value-type="float" office:value="15.8421715116279">
            <text:p>15.84</text:p>
          </table:table-cell>
          <table:table-cell table:formula="of:=[.G20]">
            <text:p/>
          </table:table-cell>
          <table:table-cell/>
          <table:table-cell table:formula="of:=[.I20]" office:value-type="float" office:value="20">
            <text:p>20</text:p>
          </table:table-cell>
          <table:table-cell table:formula="of:=[.J20]" office:value-type="float" office:value="2">
            <text:p>2</text:p>
          </table:table-cell>
          <table:table-cell table:formula="of:=[.K20]" office:value-type="float" office:value="1.1">
            <text:p>1.1</text:p>
          </table:table-cell>
          <table:table-cell table:formula="of:=[.L20]" office:value-type="float" office:value="1">
            <text:p>1</text:p>
          </table:table-cell>
          <table:table-cell/>
          <table:table-cell table:formula="of:=[$globals.$D$31]*[$globals.$C$21]^[.J21]" office:value-type="float" office:value="52.8125">
            <text:p>52.81</text:p>
          </table:table-cell>
          <table:table-cell table:formula="of:=[.Z20]/[.I21]/[.Y20]*[.S21]" office:value-type="float" office:value="21111.8944113402">
            <text:p>21111.89</text:p>
          </table:table-cell>
          <table:table-cell table:formula="of:=[.AA20]/[.O21]" office:value-type="float" office:value="34.1039977735609">
            <text:p>34.1</text:p>
          </table:table-cell>
          <table:table-cell table:formula="of:=([.D21]/[.C21])/([.T21]/[.S21])" office:value-type="float" office:value="1.01353649523432">
            <text:p>1.01</text:p>
          </table:table-cell>
          <table:table-cell/>
          <table:table-cell table:formula="of:=[.N21]^[$globals.$C$25]*[$globals.$C$34]/[.T21]*[.L21]*[.Y21]" office:value-type="float" office:value="172341.995194614">
            <text:p>172342</text:p>
          </table:table-cell>
          <table:table-cell table:formula="of:=[.U21]/[.I21]" office:value-type="float" office:value="2.40056818181818">
            <text:p>2.4</text:p>
          </table:table-cell>
          <table:table-cell table:formula="of:=[.N21]/[.K21]" office:value-type="float" office:value="48.0113636363636">
            <text:p>48.01</text:p>
          </table:table-cell>
          <table:table-cell table:formula="of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22]-[.V22]/2);[.V22])" office:value-type="float" office:value="260000">
            <text:p>260,000</text:p>
          </table:table-cell>
          <table:table-cell table:formula="of:=CEILING(([.T22]-[.W22]/2);[.W22])" office:value-type="float" office:value="3">
            <text:p>3</text:p>
          </table:table-cell>
          <table:table-cell table:formula="of:=[.$D22]*[$globals.$C$36]/[.$L22]" office:value-type="float" office:value="60">
            <text:p>60</text:p>
          </table:table-cell>
          <table:table-cell table:formula="of:=[.F21]" office:value-type="float" office:value="15.8421715116279">
            <text:p>15.84</text:p>
          </table:table-cell>
          <table:table-cell table:formula="of:=[.G21]">
            <text:p/>
          </table:table-cell>
          <table:table-cell/>
          <table:table-cell table:formula="of:=[.I21]" office:value-type="float" office:value="20">
            <text:p>20</text:p>
          </table:table-cell>
          <table:table-cell table:formula="of:=[.J21]+[$globals.$C$39]" office:value-type="float" office:value="2.19">
            <text:p>2.19</text:p>
          </table:table-cell>
          <table:table-cell table:formula="of:=[.K21]" office:value-type="float" office:value="1.1">
            <text:p>1.1</text:p>
          </table:table-cell>
          <table:table-cell table:formula="of:=[.L21]" office:value-type="float" office:value="1">
            <text:p>1</text:p>
          </table:table-cell>
          <table:table-cell/>
          <table:table-cell table:formula="of:=[$globals.$D$31]*[$globals.$C$21]^[.J22]" office:value-type="float" office:value="66.0685179595227">
            <text:p>66.07</text:p>
          </table:table-cell>
          <table:table-cell table:formula="of:=[.Z20]/[.I22]/[.Y20]*[.S22]" office:value-type="float" office:value="31948.7746841752">
            <text:p>31948.77</text:p>
          </table:table-cell>
          <table:table-cell table:formula="of:=[.AA20]/[.O22]" office:value-type="float" office:value="22.5360755496087">
            <text:p>22.54</text:p>
          </table:table-cell>
          <table:table-cell table:formula="of:=([.D22]/[.C22])/([.T22]/[.S22])" office:value-type="float" office:value="1.00206095548631">
            <text:p>1</text:p>
          </table:table-cell>
          <table:table-cell/>
          <table:table-cell table:formula="of:=[.N22]^[$globals.$C$25]*[$globals.$C$34]/[.T22]*[.L22]*[.Y22]" office:value-type="float" office:value="260806.323952451">
            <text:p>260806.32</text:p>
          </table:table-cell>
          <table:table-cell table:formula="of:=[.U22]/[.I22]" office:value-type="float" office:value="3.00311445270558">
            <text:p>3</text:p>
          </table:table-cell>
          <table:table-cell table:formula="of:=[.N22]/[.K22]" office:value-type="float" office:value="60.0622890541115">
            <text:p>60.06</text:p>
          </table:table-cell>
          <table:table-cell table:formula="of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23]-[.V23]/2);[.V23])" office:value-type="float" office:value="390000">
            <text:p>390,000</text:p>
          </table:table-cell>
          <table:table-cell table:formula="of:=CEILING(([.T23]-[.W23]/2);[.W23])" office:value-type="float" office:value="3.76">
            <text:p>3.76</text:p>
          </table:table-cell>
          <table:table-cell table:formula="of:=[.$D23]*[$globals.$C$36]/[.$L23]" office:value-type="float" office:value="75.2">
            <text:p>75.2</text:p>
          </table:table-cell>
          <table:table-cell table:formula="of:=[.F22]" office:value-type="float" office:value="15.8421715116279">
            <text:p>15.84</text:p>
          </table:table-cell>
          <table:table-cell table:formula="of:=[.G22]">
            <text:p/>
          </table:table-cell>
          <table:table-cell/>
          <table:table-cell table:formula="of:=[.I22]" office:value-type="float" office:value="20">
            <text:p>20</text:p>
          </table:table-cell>
          <table:table-cell table:formula="of:=[.J22]+[$globals.$C$39]" office:value-type="float" office:value="2.38">
            <text:p>2.38</text:p>
          </table:table-cell>
          <table:table-cell table:formula="of:=[.K22]" office:value-type="float" office:value="1.1">
            <text:p>1.1</text:p>
          </table:table-cell>
          <table:table-cell table:formula="of:=[.L22]" office:value-type="float" office:value="1">
            <text:p>1</text:p>
          </table:table-cell>
          <table:table-cell/>
          <table:table-cell table:formula="of:=[$globals.$D$31]*[$globals.$C$21]^[.J23]" office:value-type="float" office:value="82.6518166223484">
            <text:p>82.65</text:p>
          </table:table-cell>
          <table:table-cell table:formula="of:=[.Z20]/[.I23]/[.Y20]*[.S23]" office:value-type="float" office:value="48348.2999645884">
            <text:p>48348.3</text:p>
          </table:table-cell>
          <table:table-cell table:formula="of:=[.AA20]/[.O23]" office:value-type="float" office:value="14.8919403686861">
            <text:p>14.89</text:p>
          </table:table-cell>
          <table:table-cell table:formula="of:=([.D23]/[.C23])/([.T23]/[.S23])" office:value-type="float" office:value="1.0128348457383">
            <text:p>1.01</text:p>
          </table:table-cell>
          <table:table-cell/>
          <table:table-cell table:formula="of:=[.N23]^[$globals.$C$25]*[$globals.$C$34]/[.T23]*[.L23]*[.Y23]" office:value-type="float" office:value="394679.999710925">
            <text:p>394680</text:p>
          </table:table-cell>
          <table:table-cell table:formula="of:=[.U23]/[.I23]" office:value-type="float" office:value="3.75690075556129">
            <text:p>3.76</text:p>
          </table:table-cell>
          <table:table-cell table:formula="of:=[.N23]/[.K23]" office:value-type="float" office:value="75.1380151112258">
            <text:p>75.14</text:p>
          </table:table-cell>
          <table:table-cell table:formula="of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24]-[.V24]/2);[.V24])" office:value-type="float" office:value="600000">
            <text:p>600,000</text:p>
          </table:table-cell>
          <table:table-cell table:formula="of:=CEILING(([.T24]-[.W24]/2);[.W24])" office:value-type="float" office:value="4.7">
            <text:p>4.7</text:p>
          </table:table-cell>
          <table:table-cell table:formula="of:=[.$D24]*[$globals.$C$36]/[.$L24]" office:value-type="float" office:value="94">
            <text:p>94</text:p>
          </table:table-cell>
          <table:table-cell table:formula="of:=[.F23]" office:value-type="float" office:value="15.8421715116279">
            <text:p>15.84</text:p>
          </table:table-cell>
          <table:table-cell table:formula="of:=[.G23]">
            <text:p/>
          </table:table-cell>
          <table:table-cell/>
          <table:table-cell table:formula="of:=[.I23]" office:value-type="float" office:value="20">
            <text:p>20</text:p>
          </table:table-cell>
          <table:table-cell table:formula="of:=[.J23]+[$globals.$C$39]" office:value-type="float" office:value="2.57">
            <text:p>2.57</text:p>
          </table:table-cell>
          <table:table-cell table:formula="of:=[.K23]" office:value-type="float" office:value="1.1">
            <text:p>1.1</text:p>
          </table:table-cell>
          <table:table-cell table:formula="of:=[.L23]" office:value-type="float" office:value="1">
            <text:p>1</text:p>
          </table:table-cell>
          <table:table-cell/>
          <table:table-cell table:formula="of:=[$globals.$D$31]*[$globals.$C$21]^[.J24]" office:value-type="float" office:value="103.397548514098">
            <text:p>103.4</text:p>
          </table:table-cell>
          <table:table-cell table:formula="of:=[.Z20]/[.I24]/[.Y20]*[.S24]" office:value-type="float" office:value="73165.8141062808">
            <text:p>73165.81</text:p>
          </table:table-cell>
          <table:table-cell table:formula="of:=[.AA20]/[.O24]" office:value-type="float" office:value="9.84066136343575">
            <text:p>9.84</text:p>
          </table:table-cell>
          <table:table-cell table:formula="of:=([.D24]/[.C24])/([.T24]/[.S24])" office:value-type="float" office:value="0.995476854669647">
            <text:p>1</text:p>
          </table:table-cell>
          <table:table-cell/>
          <table:table-cell table:formula="of:=[.N24]^[$globals.$C$25]*[$globals.$C$34]/[.T24]*[.L24]*[.Y24]" office:value-type="float" office:value="597271.951888007">
            <text:p>597271.95</text:p>
          </table:table-cell>
          <table:table-cell table:formula="of:=[.U24]/[.I24]" office:value-type="float" office:value="4.69988856882264">
            <text:p>4.7</text:p>
          </table:table-cell>
          <table:table-cell table:formula="of:=[.N24]/[.K24]" office:value-type="float" office:value="93.9977713764527">
            <text:p>94</text:p>
          </table:table-cell>
          <table:table-cell table:formula="of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25]-[.V25]/2);[.V25])" office:value-type="float" office:value="900000">
            <text:p>900,000</text:p>
          </table:table-cell>
          <table:table-cell table:formula="of:=CEILING(([.T25]-[.W25]/2);[.W25])" office:value-type="float" office:value="5.88">
            <text:p>5.88</text:p>
          </table:table-cell>
          <table:table-cell table:formula="of:=[.$D25]*[$globals.$C$36]/[.$L25]" office:value-type="float" office:value="117.6">
            <text:p>117.6</text:p>
          </table:table-cell>
          <table:table-cell table:formula="of:=[.F24]" office:value-type="float" office:value="15.8421715116279">
            <text:p>15.84</text:p>
          </table:table-cell>
          <table:table-cell table:formula="of:=[.G24]">
            <text:p/>
          </table:table-cell>
          <table:table-cell/>
          <table:table-cell table:formula="of:=[.I24]" office:value-type="float" office:value="20">
            <text:p>20</text:p>
          </table:table-cell>
          <table:table-cell table:formula="of:=[.J24]+[$globals.$C$39]" office:value-type="float" office:value="2.76">
            <text:p>2.76</text:p>
          </table:table-cell>
          <table:table-cell table:formula="of:=[.K24]" office:value-type="float" office:value="1.1">
            <text:p>1.1</text:p>
          </table:table-cell>
          <table:table-cell table:formula="of:=[.L24]" office:value-type="float" office:value="1">
            <text:p>1</text:p>
          </table:table-cell>
          <table:table-cell/>
          <table:table-cell table:formula="of:=[$globals.$D$31]*[$globals.$C$21]^[.J25]" office:value-type="float" office:value="129.350490716673">
            <text:p>129.35</text:p>
          </table:table-cell>
          <table:table-cell table:formula="of:=[.Z20]/[.I25]/[.Y20]*[.S25]" office:value-type="float" office:value="110722.328556655">
            <text:p>110722.33</text:p>
          </table:table-cell>
          <table:table-cell table:formula="of:=[.AA20]/[.O25]" office:value-type="float" office:value="6.50275341374878">
            <text:p>6.5</text:p>
          </table:table-cell>
          <table:table-cell table:formula="of:=([.D25]/[.C25])/([.T25]/[.S25])" office:value-type="float" office:value="1.00435798983067">
            <text:p>1</text:p>
          </table:table-cell>
          <table:table-cell/>
          <table:table-cell table:formula="of:=[.N25]^[$globals.$C$25]*[$globals.$C$34]/[.T25]*[.L25]*[.Y25]" office:value-type="float" office:value="903855.74331963">
            <text:p>903855.74</text:p>
          </table:table-cell>
          <table:table-cell table:formula="of:=[.U25]/[.I25]" office:value-type="float" office:value="5.87956775984878">
            <text:p>5.88</text:p>
          </table:table-cell>
          <table:table-cell table:formula="of:=[.N25]/[.K25]" office:value-type="float" office:value="117.591355196976">
            <text:p>117.59</text:p>
          </table:table-cell>
          <table:table-cell table:formula="of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26]-[.V26]/2);[.V26])" office:value-type="float" office:value="1400000">
            <text:p>1,400,000</text:p>
          </table:table-cell>
          <table:table-cell table:formula="of:=CEILING(([.T26]-[.W26]/2);[.W26])" office:value-type="float" office:value="7.36">
            <text:p>7.36</text:p>
          </table:table-cell>
          <table:table-cell table:formula="of:=[.$D26]*[$globals.$C$36]/[.$L26]" office:value-type="float" office:value="147.2">
            <text:p>147.2</text:p>
          </table:table-cell>
          <table:table-cell table:formula="of:=[.F25]" office:value-type="float" office:value="15.8421715116279">
            <text:p>15.84</text:p>
          </table:table-cell>
          <table:table-cell table:formula="of:=[.G25]">
            <text:p/>
          </table:table-cell>
          <table:table-cell/>
          <table:table-cell table:formula="of:=[.I25]" office:value-type="float" office:value="20">
            <text:p>20</text:p>
          </table:table-cell>
          <table:table-cell table:formula="of:=[.J25]+[$globals.$C$39]" office:value-type="float" office:value="2.95">
            <text:p>2.95</text:p>
          </table:table-cell>
          <table:table-cell table:formula="of:=[.K25]" office:value-type="float" office:value="1.1">
            <text:p>1.1</text:p>
          </table:table-cell>
          <table:table-cell table:formula="of:=[.L25]" office:value-type="float" office:value="1">
            <text:p>1</text:p>
          </table:table-cell>
          <table:table-cell/>
          <table:table-cell table:formula="of:=[$globals.$D$31]*[$globals.$C$21]^[.J26]" office:value-type="float" office:value="161.817660951245">
            <text:p>161.82</text:p>
          </table:table-cell>
          <table:table-cell table:formula="of:=[.Z20]/[.I26]/[.Y20]*[.S26]" office:value-type="float" office:value="167556.859590186">
            <text:p>167556.86</text:p>
          </table:table-cell>
          <table:table-cell table:formula="of:=[.AA20]/[.O26]" office:value-type="float" office:value="4.29704878547491">
            <text:p>4.3</text:p>
          </table:table-cell>
          <table:table-cell table:formula="of:=([.D26]/[.C26])/([.T26]/[.S26])" office:value-type="float" office:value="0.97762582102249">
            <text:p>0.98</text:p>
          </table:table-cell>
          <table:table-cell/>
          <table:table-cell table:formula="of:=[.N26]^[$globals.$C$25]*[$globals.$C$34]/[.T26]*[.L26]*[.Y26]" office:value-type="float" office:value="1367811.0986954">
            <text:p>1367811.1</text:p>
          </table:table-cell>
          <table:table-cell table:formula="of:=[.U26]/[.I26]" office:value-type="float" office:value="7.35534822505657">
            <text:p>7.36</text:p>
          </table:table-cell>
          <table:table-cell table:formula="of:=[.N26]/[.K26]" office:value-type="float" office:value="147.106964501131">
            <text:p>147.11</text:p>
          </table:table-cell>
          <table:table-cell table:formula="of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29]^[$globals.$C$25]*[$globals.$C$34]*[$globals.$C$35]" office:value-type="float" office:value="1190070.63937972">
            <text:p>1,190,071</text:p>
          </table:table-cell>
          <table:table-cell table:style-name="ce12" table:formula="of:=[.C28]*[$globals.$C$21]^[$globals.$C$25]^(1 + [$globals.$C$44])" office:value-type="float" office:value="28325362534.273">
            <text:p>2.83E+10</text:p>
          </table:table-cell>
          <table:table-cell/>
          <table:table-cell table:formula="of:=[.F26]*[.D26]/[.D29]*[$globals.$C$26]" office:value-type="float" office:value="14.6767194535697">
            <text:p>14.68</text:p>
          </table:table-cell>
          <table:table-cell table:formula="of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f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28]/[.K28]" office:value-type="float" office:value="0">
            <text:p>0</text:p>
          </table:table-cell>
          <table:table-cell table:number-columns-repeated="3"/>
          <table:table-cell table:style-name="ce13" table:formula="of:=[.Y20]" office:value-type="float" office:value="100">
            <text:p>100</text:p>
          </table:table-cell>
          <table:table-cell table:formula="of:=[.Z20]*[$globals.$C$6]" office:value-type="float" office:value="857.5">
            <text:p>857.5</text:p>
          </table:table-cell>
          <table:table-cell table:formula="of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29]-[.V29]/2);[.V29])" office:value-type="float" office:value="1700000">
            <text:p>1,700,000</text:p>
          </table:table-cell>
          <table:table-cell table:formula="of:=CEILING(([.T29]-[.W29]/2);[.W29])" office:value-type="float" office:value="7.15">
            <text:p>7.15</text:p>
          </table:table-cell>
          <table:table-cell table:formula="of:=[.$D29]*[$globals.$C$36]/[.$L29]" office:value-type="float" office:value="143">
            <text:p>143</text:p>
          </table:table-cell>
          <table:table-cell table:formula="of:=[.F28]" office:value-type="float" office:value="14.6767194535697">
            <text:p>14.68</text:p>
          </table:table-cell>
          <table:table-cell table:formula="of:=[.G28]">
            <text:p/>
          </table:table-cell>
          <table:table-cell/>
          <table:table-cell table:formula="of:=[.I28]" office:value-type="float" office:value="40">
            <text:p>40</text:p>
          </table:table-cell>
          <table:table-cell table:formula="of:=[.J28]" office:value-type="float" office:value="3">
            <text:p>3</text:p>
          </table:table-cell>
          <table:table-cell table:formula="of:=[.K28]" office:value-type="float" office:value="0.6">
            <text:p>0.6</text:p>
          </table:table-cell>
          <table:table-cell table:formula="of:=[.L28]" office:value-type="float" office:value="1">
            <text:p>1</text:p>
          </table:table-cell>
          <table:table-cell/>
          <table:table-cell table:formula="of:=[$globals.$D$31]*[$globals.$C$21]^[.J29]" office:value-type="float" office:value="171.640625">
            <text:p>171.64</text:p>
          </table:table-cell>
          <table:table-cell table:formula="of:=[.Z28]/[.I29]/[.Y28]*[.S29]" office:value-type="float" office:value="356728.684692721">
            <text:p>356728.68</text:p>
          </table:table-cell>
          <table:table-cell table:formula="of:=[.AA28]/[.O29]" office:value-type="float" office:value="60.5502190512261">
            <text:p>60.55</text:p>
          </table:table-cell>
          <table:table-cell table:formula="of:=([.D29]/[.C29])/([.T29]/[.S29])" office:value-type="float" office:value="0.978615679966911">
            <text:p>0.98</text:p>
          </table:table-cell>
          <table:table-cell/>
          <table:table-cell table:formula="of:=[.N29]^[$globals.$C$25]*[$globals.$C$34]/[.T29]*[.L29]*[.Y29]" office:value-type="float" office:value="1664040.51168616">
            <text:p>1664040.51</text:p>
          </table:table-cell>
          <table:table-cell table:formula="of:=[.U29]/[.I29]" office:value-type="float" office:value="7.15169270833333">
            <text:p>7.15</text:p>
          </table:table-cell>
          <table:table-cell table:formula="of:=[.N29]/[.K29]" office:value-type="float" office:value="286.067708333333">
            <text:p>286.07</text:p>
          </table:table-cell>
          <table:table-cell table:formula="of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30]-[.V30]/2);[.V30])" office:value-type="float" office:value="2500000">
            <text:p>2,500,000</text:p>
          </table:table-cell>
          <table:table-cell table:formula="of:=CEILING(([.T30]-[.W30]/2);[.W30])" office:value-type="float" office:value="8.95">
            <text:p>8.95</text:p>
          </table:table-cell>
          <table:table-cell table:formula="of:=[.$D30]*[$globals.$C$36]/[.$L30]" office:value-type="float" office:value="179">
            <text:p>179</text:p>
          </table:table-cell>
          <table:table-cell table:formula="of:=[.F29]" office:value-type="float" office:value="14.6767194535697">
            <text:p>14.68</text:p>
          </table:table-cell>
          <table:table-cell table:formula="of:=[.G29]">
            <text:p/>
          </table:table-cell>
          <table:table-cell/>
          <table:table-cell table:formula="of:=[.I29]" office:value-type="float" office:value="40">
            <text:p>40</text:p>
          </table:table-cell>
          <table:table-cell table:formula="of:=[.J29]+[$globals.$C$39]" office:value-type="float" office:value="3.19">
            <text:p>3.19</text:p>
          </table:table-cell>
          <table:table-cell table:formula="of:=[.K29]" office:value-type="float" office:value="0.6">
            <text:p>0.6</text:p>
          </table:table-cell>
          <table:table-cell table:formula="of:=[.L29]" office:value-type="float" office:value="1">
            <text:p>1</text:p>
          </table:table-cell>
          <table:table-cell/>
          <table:table-cell table:formula="of:=[$globals.$D$31]*[$globals.$C$21]^[.J30]" office:value-type="float" office:value="214.722683368449">
            <text:p>214.72</text:p>
          </table:table-cell>
          <table:table-cell table:formula="of:=[.Z28]/[.I30]/[.Y28]*[.S30]" office:value-type="float" office:value="539839.966446024">
            <text:p>539839.97</text:p>
          </table:table-cell>
          <table:table-cell table:formula="of:=[.AA28]/[.O30]" office:value-type="float" office:value="40.0118578515059">
            <text:p>40.01</text:p>
          </table:table-cell>
          <table:table-cell table:formula="of:=([.D30]/[.C30])/([.T30]/[.S30])" office:value-type="float" office:value="1.00764426865146">
            <text:p>1.01</text:p>
          </table:table-cell>
          <table:table-cell/>
          <table:table-cell table:formula="of:=[.N30]^[$globals.$C$25]*[$globals.$C$34]/[.T30]*[.L30]*[.Y30]" office:value-type="float" office:value="2518203.92511265">
            <text:p>2518203.93</text:p>
          </table:table-cell>
          <table:table-cell table:formula="of:=[.U30]/[.I30]" office:value-type="float" office:value="8.94677847368537">
            <text:p>8.95</text:p>
          </table:table-cell>
          <table:table-cell table:formula="of:=[.N30]/[.K30]" office:value-type="float" office:value="357.871138947415">
            <text:p>357.87</text:p>
          </table:table-cell>
          <table:table-cell table:formula="of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31]-[.V31]/2);[.V31])" office:value-type="float" office:value="3800000">
            <text:p>3,800,000</text:p>
          </table:table-cell>
          <table:table-cell table:formula="of:=CEILING(([.T31]-[.W31]/2);[.W31])" office:value-type="float" office:value="11.19">
            <text:p>11.19</text:p>
          </table:table-cell>
          <table:table-cell table:formula="of:=[.$D31]*[$globals.$C$36]/[.$L31]" office:value-type="float" office:value="223.8">
            <text:p>223.8</text:p>
          </table:table-cell>
          <table:table-cell table:formula="of:=[.F30]" office:value-type="float" office:value="14.6767194535697">
            <text:p>14.68</text:p>
          </table:table-cell>
          <table:table-cell table:formula="of:=[.G30]">
            <text:p/>
          </table:table-cell>
          <table:table-cell/>
          <table:table-cell table:formula="of:=[.I30]" office:value-type="float" office:value="40">
            <text:p>40</text:p>
          </table:table-cell>
          <table:table-cell table:formula="of:=[.J30]+[$globals.$C$39]" office:value-type="float" office:value="3.38">
            <text:p>3.38</text:p>
          </table:table-cell>
          <table:table-cell table:formula="of:=[.K30]" office:value-type="float" office:value="0.6">
            <text:p>0.6</text:p>
          </table:table-cell>
          <table:table-cell table:formula="of:=[.L30]" office:value-type="float" office:value="1">
            <text:p>1</text:p>
          </table:table-cell>
          <table:table-cell/>
          <table:table-cell table:formula="of:=[$globals.$D$31]*[$globals.$C$21]^[.J31]" office:value-type="float" office:value="268.618404022632">
            <text:p>268.62</text:p>
          </table:table-cell>
          <table:table-cell table:formula="of:=[.Z28]/[.I31]/[.Y28]*[.S31]" office:value-type="float" office:value="816943.525647437">
            <text:p>816943.53</text:p>
          </table:table-cell>
          <table:table-cell table:formula="of:=[.AA28]/[.O31]" office:value-type="float" office:value="26.4400161356096">
            <text:p>26.44</text:p>
          </table:table-cell>
          <table:table-cell table:formula="of:=([.D31]/[.C31])/([.T31]/[.S31])" office:value-type="float" office:value="1.00262808374005">
            <text:p>1</text:p>
          </table:table-cell>
          <table:table-cell/>
          <table:table-cell table:formula="of:=[.N31]^[$globals.$C$25]*[$globals.$C$34]/[.T31]*[.L31]*[.Y31]" office:value-type="float" office:value="3810815.27998804">
            <text:p>3810815.28</text:p>
          </table:table-cell>
          <table:table-cell table:formula="of:=[.U31]/[.I31]" office:value-type="float" office:value="11.192433500943">
            <text:p>11.19</text:p>
          </table:table-cell>
          <table:table-cell table:formula="of:=[.N31]/[.K31]" office:value-type="float" office:value="447.69734003772">
            <text:p>447.7</text:p>
          </table:table-cell>
          <table:table-cell table:formula="of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32]-[.V32]/2);[.V32])" office:value-type="float" office:value="5800000">
            <text:p>5,800,000</text:p>
          </table:table-cell>
          <table:table-cell table:formula="of:=CEILING(([.T32]-[.W32]/2);[.W32])" office:value-type="float" office:value="14">
            <text:p>14</text:p>
          </table:table-cell>
          <table:table-cell table:formula="of:=[.$D32]*[$globals.$C$36]/[.$L32]" office:value-type="float" office:value="280">
            <text:p>280</text:p>
          </table:table-cell>
          <table:table-cell table:formula="of:=[.F31]" office:value-type="float" office:value="14.6767194535697">
            <text:p>14.68</text:p>
          </table:table-cell>
          <table:table-cell table:formula="of:=[.G31]">
            <text:p/>
          </table:table-cell>
          <table:table-cell/>
          <table:table-cell table:formula="of:=[.I31]" office:value-type="float" office:value="40">
            <text:p>40</text:p>
          </table:table-cell>
          <table:table-cell table:formula="of:=[.J31]+[$globals.$C$39]" office:value-type="float" office:value="3.57">
            <text:p>3.57</text:p>
          </table:table-cell>
          <table:table-cell table:formula="of:=[.K31]" office:value-type="float" office:value="0.6">
            <text:p>0.6</text:p>
          </table:table-cell>
          <table:table-cell table:formula="of:=[.L31]" office:value-type="float" office:value="1">
            <text:p>1</text:p>
          </table:table-cell>
          <table:table-cell/>
          <table:table-cell table:formula="of:=[$globals.$D$31]*[$globals.$C$21]^[.J32]" office:value-type="float" office:value="336.042032670819">
            <text:p>336.04</text:p>
          </table:table-cell>
          <table:table-cell table:formula="of:=[.Z28]/[.I32]/[.Y28]*[.S32]" office:value-type="float" office:value="1236286.24329354">
            <text:p>1236286.24</text:p>
          </table:table-cell>
          <table:table-cell table:formula="of:=[.AA28]/[.O32]" office:value-type="float" office:value="17.4716819160394">
            <text:p>17.47</text:p>
          </table:table-cell>
          <table:table-cell table:formula="of:=([.D32]/[.C32])/([.T32]/[.S32])" office:value-type="float" office:value="0.994174409689733">
            <text:p>0.99</text:p>
          </table:table-cell>
          <table:table-cell/>
          <table:table-cell table:formula="of:=[.N32]^[$globals.$C$25]*[$globals.$C$34]/[.T32]*[.L32]*[.Y32]" office:value-type="float" office:value="5766932.91332263">
            <text:p>5766932.91</text:p>
          </table:table-cell>
          <table:table-cell table:formula="of:=[.U32]/[.I32]" office:value-type="float" office:value="14.0017513612841">
            <text:p>14</text:p>
          </table:table-cell>
          <table:table-cell table:formula="of:=[.N32]/[.K32]" office:value-type="float" office:value="560.070054451364">
            <text:p>560.07</text:p>
          </table:table-cell>
          <table:table-cell table:formula="of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33]-[.V33]/2);[.V33])" office:value-type="float" office:value="8700000">
            <text:p>8,700,000</text:p>
          </table:table-cell>
          <table:table-cell table:formula="of:=CEILING(([.T33]-[.W33]/2);[.W33])" office:value-type="float" office:value="17.52">
            <text:p>17.52</text:p>
          </table:table-cell>
          <table:table-cell table:formula="of:=[.$D33]*[$globals.$C$36]/[.$L33]" office:value-type="float" office:value="350.4">
            <text:p>350.4</text:p>
          </table:table-cell>
          <table:table-cell table:formula="of:=[.F32]" office:value-type="float" office:value="14.6767194535697">
            <text:p>14.68</text:p>
          </table:table-cell>
          <table:table-cell table:formula="of:=[.G32]">
            <text:p/>
          </table:table-cell>
          <table:table-cell/>
          <table:table-cell table:formula="of:=[.I32]" office:value-type="float" office:value="40">
            <text:p>40</text:p>
          </table:table-cell>
          <table:table-cell table:formula="of:=[.J32]+[$globals.$C$39]" office:value-type="float" office:value="3.76">
            <text:p>3.76</text:p>
          </table:table-cell>
          <table:table-cell table:formula="of:=[.K32]" office:value-type="float" office:value="0.6">
            <text:p>0.6</text:p>
          </table:table-cell>
          <table:table-cell table:formula="of:=[.L32]" office:value-type="float" office:value="1">
            <text:p>1</text:p>
          </table:table-cell>
          <table:table-cell/>
          <table:table-cell table:formula="of:=[$globals.$D$31]*[$globals.$C$21]^[.J33]" office:value-type="float" office:value="420.389094829188">
            <text:p>420.39</text:p>
          </table:table-cell>
          <table:table-cell table:formula="of:=[.Z28]/[.I33]/[.Y28]*[.S33]" office:value-type="float" office:value="1870880.45547037">
            <text:p>1870880.46</text:p>
          </table:table-cell>
          <table:table-cell table:formula="of:=[.AA28]/[.O33]" office:value-type="float" office:value="11.5453662134545">
            <text:p>11.55</text:p>
          </table:table-cell>
          <table:table-cell table:formula="of:=([.D33]/[.C33])/([.T33]/[.S33])" office:value-type="float" office:value="1.00333635773426">
            <text:p>1</text:p>
          </table:table-cell>
          <table:table-cell/>
          <table:table-cell table:formula="of:=[.N33]^[$globals.$C$25]*[$globals.$C$34]/[.T33]*[.L33]*[.Y33]" office:value-type="float" office:value="8727139.15088221">
            <text:p>8727139.15</text:p>
          </table:table-cell>
          <table:table-cell table:formula="of:=[.U33]/[.I33]" office:value-type="float" office:value="17.5162122845495">
            <text:p>17.52</text:p>
          </table:table-cell>
          <table:table-cell table:formula="of:=[.N33]/[.K33]" office:value-type="float" office:value="700.64849138198">
            <text:p>700.65</text:p>
          </table:table-cell>
          <table:table-cell table:formula="of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34]-[.V34]/2);[.V34])" office:value-type="float" office:value="13000000">
            <text:p>13,000,000</text:p>
          </table:table-cell>
          <table:table-cell table:formula="of:=CEILING(([.T34]-[.W34]/2);[.W34])" office:value-type="float" office:value="21.91">
            <text:p>21.91</text:p>
          </table:table-cell>
          <table:table-cell table:formula="of:=[.$D34]*[$globals.$C$36]/[.$L34]" office:value-type="float" office:value="438.2">
            <text:p>438.2</text:p>
          </table:table-cell>
          <table:table-cell table:formula="of:=[.F33]" office:value-type="float" office:value="14.6767194535697">
            <text:p>14.68</text:p>
          </table:table-cell>
          <table:table-cell table:formula="of:=[.G33]">
            <text:p/>
          </table:table-cell>
          <table:table-cell/>
          <table:table-cell table:formula="of:=[.I33]" office:value-type="float" office:value="40">
            <text:p>40</text:p>
          </table:table-cell>
          <table:table-cell table:formula="of:=[.J33]+[$globals.$C$39]" office:value-type="float" office:value="3.95">
            <text:p>3.95</text:p>
          </table:table-cell>
          <table:table-cell table:formula="of:=[.K33]" office:value-type="float" office:value="0.6">
            <text:p>0.6</text:p>
          </table:table-cell>
          <table:table-cell table:formula="of:=[.L33]" office:value-type="float" office:value="1">
            <text:p>1</text:p>
          </table:table-cell>
          <table:table-cell/>
          <table:table-cell table:formula="of:=[$globals.$D$31]*[$globals.$C$21]^[.J34]" office:value-type="float" office:value="525.907398091545">
            <text:p>525.91</text:p>
          </table:table-cell>
          <table:table-cell table:formula="of:=[.Z28]/[.I34]/[.Y28]*[.S34]" office:value-type="float" office:value="2831216.2313934">
            <text:p>2831216.23</text:p>
          </table:table-cell>
          <table:table-cell table:formula="of:=[.AA28]/[.O34]" office:value-type="float" office:value="7.62923006745036">
            <text:p>7.63</text:p>
          </table:table-cell>
          <table:table-cell table:formula="of:=([.D34]/[.C34])/([.T34]/[.S34])" office:value-type="float" office:value="1.01578054077347">
            <text:p>1.02</text:p>
          </table:table-cell>
          <table:table-cell/>
          <table:table-cell table:formula="of:=[.N34]^[$globals.$C$25]*[$globals.$C$34]/[.T34]*[.L34]*[.Y34]" office:value-type="float" office:value="13206839.5633511">
            <text:p>13206839.56</text:p>
          </table:table-cell>
          <table:table-cell table:formula="of:=[.U34]/[.I34]" office:value-type="float" office:value="21.9128082538144">
            <text:p>21.91</text:p>
          </table:table-cell>
          <table:table-cell table:formula="of:=[.N34]/[.K34]" office:value-type="float" office:value="876.512330152574">
            <text:p>876.51</text:p>
          </table:table-cell>
          <table:table-cell table:formula="of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37]^[$globals.$C$25]*[$globals.$C$34]*[$globals.$C$35]" office:value-type="float" office:value="34232634.2099565">
            <text:p>34,232,634</text:p>
          </table:table-cell>
          <table:table-cell table:style-name="ce12" table:formula="of:=[.C36]*[$globals.$C$21]^[$globals.$C$25]^(1 + [$globals.$C$44])" office:value-type="float" office:value="814785057637.898">
            <text:p>8.15E+11</text:p>
          </table:table-cell>
          <table:table-cell/>
          <table:table-cell table:formula="of:=[.F34]*[.D34]/[.D37]*[$globals.$C$26]" office:value-type="float" office:value="21.9250174927985">
            <text:p>21.93</text:p>
          </table:table-cell>
          <table:table-cell table:formula="of:=IF([.$J36]&lt;[$globals.$C$3];&quot;Y&quot;;&quot;&quot;)">
            <text:p/>
          </table:table-cell>
          <table:table-cell/>
          <table:table-cell table:style-name="ce13" office:value-type="float" office:value="65">
            <text:p>65</text:p>
          </table:table-cell>
          <table:table-cell table:formula="of:=[.J28]+1" office:value-type="float" office:value="4">
            <text:p>4</text:p>
          </table:table-cell>
          <table:table-cell table:style-name="ce13" office:value-type="float" office:value="0.65">
            <text:p>0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36]/[.K36]" office:value-type="float" office:value="0">
            <text:p>0</text:p>
          </table:table-cell>
          <table:table-cell table:number-columns-repeated="3"/>
          <table:table-cell table:style-name="ce13" table:formula="of:=[.Y28]" office:value-type="float" office:value="100">
            <text:p>100</text:p>
          </table:table-cell>
          <table:table-cell table:formula="of:=[.Z28]*[$globals.$C$6]" office:value-type="float" office:value="3001.25">
            <text:p>3001.25</text:p>
          </table:table-cell>
          <table:table-cell table:formula="of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37]-[.V37]/2);[.V37])" office:value-type="float" office:value="26000000">
            <text:p>26,000,000</text:p>
          </table:table-cell>
          <table:table-cell table:formula="of:=CEILING(([.T37]-[.W37]/2);[.W37])" office:value-type="float" office:value="13.2">
            <text:p>13.2</text:p>
          </table:table-cell>
          <table:table-cell table:formula="of:=[.$D37]*[$globals.$C$36]/[.$L37]" office:value-type="float" office:value="264">
            <text:p>264</text:p>
          </table:table-cell>
          <table:table-cell table:formula="of:=[.F36]" office:value-type="float" office:value="21.9250174927985">
            <text:p>21.93</text:p>
          </table:table-cell>
          <table:table-cell table:formula="of:=[.G36]">
            <text:p/>
          </table:table-cell>
          <table:table-cell/>
          <table:table-cell table:formula="of:=[.I36]" office:value-type="float" office:value="65">
            <text:p>65</text:p>
          </table:table-cell>
          <table:table-cell table:formula="of:=[.J36]" office:value-type="float" office:value="4">
            <text:p>4</text:p>
          </table:table-cell>
          <table:table-cell table:formula="of:=[.K36]" office:value-type="float" office:value="0.65">
            <text:p>0.65</text:p>
          </table:table-cell>
          <table:table-cell table:formula="of:=[.L36]" office:value-type="float" office:value="1">
            <text:p>1</text:p>
          </table:table-cell>
          <table:table-cell/>
          <table:table-cell table:formula="of:=[$globals.$D$31]*[$globals.$C$21]^[.J37]" office:value-type="float" office:value="557.83203125">
            <text:p>557.83</text:p>
          </table:table-cell>
          <table:table-cell table:formula="of:=[.Z36]/[.I37]/[.Y36]*[.S37]" office:value-type="float" office:value="11971605.6059143">
            <text:p>11971605.61</text:p>
          </table:table-cell>
          <table:table-cell table:formula="of:=[.AA36]/[.O37]" office:value-type="float" office:value="54.1280778310864">
            <text:p>54.13</text:p>
          </table:table-cell>
          <table:table-cell table:formula="of:=([.D37]/[.C37])/([.T37]/[.S37])" office:value-type="float" office:value="0.996982264872518">
            <text:p>1</text:p>
          </table:table-cell>
          <table:table-cell/>
          <table:table-cell table:formula="of:=[.N37]^[$globals.$C$25]*[$globals.$C$34]/[.T37]*[.L37]*[.Y37]" office:value-type="float" office:value="25927675.6146416">
            <text:p>25927675.61</text:p>
          </table:table-cell>
          <table:table-cell table:formula="of:=[.U37]/[.I37]" office:value-type="float" office:value="13.203125">
            <text:p>13.2</text:p>
          </table:table-cell>
          <table:table-cell table:formula="of:=[.N37]/[.K37]" office:value-type="float" office:value="858.203125">
            <text:p>858.2</text:p>
          </table:table-cell>
          <table:table-cell table:formula="of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38]-[.V38]/2);[.V38])" office:value-type="float" office:value="39000000">
            <text:p>39,000,000</text:p>
          </table:table-cell>
          <table:table-cell table:formula="of:=CEILING(([.T38]-[.W38]/2);[.W38])" office:value-type="float" office:value="16.52">
            <text:p>16.52</text:p>
          </table:table-cell>
          <table:table-cell table:formula="of:=[.$D38]*[$globals.$C$36]/[.$L38]" office:value-type="float" office:value="330.4">
            <text:p>330.4</text:p>
          </table:table-cell>
          <table:table-cell table:formula="of:=[.F37]" office:value-type="float" office:value="21.9250174927985">
            <text:p>21.93</text:p>
          </table:table-cell>
          <table:table-cell table:formula="of:=[.G37]">
            <text:p/>
          </table:table-cell>
          <table:table-cell/>
          <table:table-cell table:formula="of:=[.I37]" office:value-type="float" office:value="65">
            <text:p>65</text:p>
          </table:table-cell>
          <table:table-cell table:formula="of:=[.J37]+[$globals.$C$39]" office:value-type="float" office:value="4.19">
            <text:p>4.19</text:p>
          </table:table-cell>
          <table:table-cell table:formula="of:=[.K37]" office:value-type="float" office:value="0.65">
            <text:p>0.65</text:p>
          </table:table-cell>
          <table:table-cell table:formula="of:=[.L37]" office:value-type="float" office:value="1">
            <text:p>1</text:p>
          </table:table-cell>
          <table:table-cell/>
          <table:table-cell table:formula="of:=[$globals.$D$31]*[$globals.$C$21]^[.J38]" office:value-type="float" office:value="697.848720947459">
            <text:p>697.85</text:p>
          </table:table-cell>
          <table:table-cell table:formula="of:=[.Z36]/[.I38]/[.Y36]*[.S38]" office:value-type="float" office:value="18116712.9135374">
            <text:p>18116712.91</text:p>
          </table:table-cell>
          <table:table-cell table:formula="of:=[.AA36]/[.O38]" office:value-type="float" office:value="35.7680779671567">
            <text:p>35.77</text:p>
          </table:table-cell>
          <table:table-cell table:formula="of:=([.D38]/[.C38])/([.T38]/[.S38])" office:value-type="float" office:value="1.00623970096261">
            <text:p>1.01</text:p>
          </table:table-cell>
          <table:table-cell/>
          <table:table-cell table:formula="of:=[.N38]^[$globals.$C$25]*[$globals.$C$34]/[.T38]*[.L38]*[.Y38]" office:value-type="float" office:value="39236529.4254038">
            <text:p>39236529.43</text:p>
          </table:table-cell>
          <table:table-cell table:formula="of:=[.U38]/[.I38]" office:value-type="float" office:value="16.5171294898807">
            <text:p>16.52</text:p>
          </table:table-cell>
          <table:table-cell table:formula="of:=[.N38]/[.K38]" office:value-type="float" office:value="1073.61341684224">
            <text:p>1073.61</text:p>
          </table:table-cell>
          <table:table-cell table:formula="of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39]-[.V39]/2);[.V39])" office:value-type="float" office:value="59000000">
            <text:p>59,000,000</text:p>
          </table:table-cell>
          <table:table-cell table:formula="of:=CEILING(([.T39]-[.W39]/2);[.W39])" office:value-type="float" office:value="20.66">
            <text:p>20.66</text:p>
          </table:table-cell>
          <table:table-cell table:formula="of:=[.$D39]*[$globals.$C$36]/[.$L39]" office:value-type="float" office:value="413.2">
            <text:p>413.2</text:p>
          </table:table-cell>
          <table:table-cell table:formula="of:=[.F38]" office:value-type="float" office:value="21.9250174927985">
            <text:p>21.93</text:p>
          </table:table-cell>
          <table:table-cell table:formula="of:=[.G38]">
            <text:p/>
          </table:table-cell>
          <table:table-cell/>
          <table:table-cell table:formula="of:=[.I38]" office:value-type="float" office:value="65">
            <text:p>65</text:p>
          </table:table-cell>
          <table:table-cell table:formula="of:=[.J38]+[$globals.$C$39]" office:value-type="float" office:value="4.38">
            <text:p>4.38</text:p>
          </table:table-cell>
          <table:table-cell table:formula="of:=[.K38]" office:value-type="float" office:value="0.65">
            <text:p>0.65</text:p>
          </table:table-cell>
          <table:table-cell table:formula="of:=[.L38]" office:value-type="float" office:value="1">
            <text:p>1</text:p>
          </table:table-cell>
          <table:table-cell/>
          <table:table-cell table:formula="of:=[$globals.$D$31]*[$globals.$C$21]^[.J39]" office:value-type="float" office:value="873.009813073556">
            <text:p>873.01</text:p>
          </table:table-cell>
          <table:table-cell table:formula="of:=[.Z36]/[.I39]/[.Y36]*[.S39]" office:value-type="float" office:value="27416145.9703772">
            <text:p>27416145.97</text:p>
          </table:table-cell>
          <table:table-cell table:formula="of:=[.AA36]/[.O39]" office:value-type="float" office:value="23.6357072471148">
            <text:p>23.64</text:p>
          </table:table-cell>
          <table:table-cell table:formula="of:=([.D39]/[.C39])/([.T39]/[.S39])" office:value-type="float" office:value="1.00624440990552">
            <text:p>1.01</text:p>
          </table:table-cell>
          <table:table-cell/>
          <table:table-cell table:formula="of:=[.N39]^[$globals.$C$25]*[$globals.$C$34]/[.T39]*[.L39]*[.Y39]" office:value-type="float" office:value="59376909.2236407">
            <text:p>59376909.22</text:p>
          </table:table-cell>
          <table:table-cell table:formula="of:=[.U39]/[.I39]" office:value-type="float" office:value="20.6629541555871">
            <text:p>20.66</text:p>
          </table:table-cell>
          <table:table-cell table:formula="of:=[.N39]/[.K39]" office:value-type="float" office:value="1343.09202011316">
            <text:p>1343.09</text:p>
          </table:table-cell>
          <table:table-cell table:formula="of:=MAX(10^(FLOOR(LOG([.S39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40]-[.V40]/2);[.V40])" office:value-type="float" office:value="90000000">
            <text:p>90,000,000</text:p>
          </table:table-cell>
          <table:table-cell table:formula="of:=CEILING(([.T40]-[.W40]/2);[.W40])" office:value-type="float" office:value="25.85">
            <text:p>25.85</text:p>
          </table:table-cell>
          <table:table-cell table:formula="of:=[.$D40]*[$globals.$C$36]/[.$L40]" office:value-type="float" office:value="517">
            <text:p>517</text:p>
          </table:table-cell>
          <table:table-cell table:formula="of:=[.F39]" office:value-type="float" office:value="21.9250174927985">
            <text:p>21.93</text:p>
          </table:table-cell>
          <table:table-cell table:formula="of:=[.G39]">
            <text:p/>
          </table:table-cell>
          <table:table-cell/>
          <table:table-cell table:formula="of:=[.I39]" office:value-type="float" office:value="65">
            <text:p>65</text:p>
          </table:table-cell>
          <table:table-cell table:formula="of:=[.J39]+[$globals.$C$39]" office:value-type="float" office:value="4.57">
            <text:p>4.57</text:p>
          </table:table-cell>
          <table:table-cell table:formula="of:=[.K39]" office:value-type="float" office:value="0.65">
            <text:p>0.65</text:p>
          </table:table-cell>
          <table:table-cell table:formula="of:=[.L39]" office:value-type="float" office:value="1">
            <text:p>1</text:p>
          </table:table-cell>
          <table:table-cell/>
          <table:table-cell table:formula="of:=[$globals.$D$31]*[$globals.$C$21]^[.J40]" office:value-type="float" office:value="1092.13660618016">
            <text:p>1092.14</text:p>
          </table:table-cell>
          <table:table-cell table:formula="of:=[.Z36]/[.I40]/[.Y36]*[.S40]" office:value-type="float" office:value="41489041.8287401">
            <text:p>41489041.83</text:p>
          </table:table-cell>
          <table:table-cell table:formula="of:=[.AA36]/[.O40]" office:value-type="float" office:value="15.6185819541178">
            <text:p>15.62</text:p>
          </table:table-cell>
          <table:table-cell table:formula="of:=([.D40]/[.C40])/([.T40]/[.S40])" office:value-type="float" office:value="0.998417939887969">
            <text:p>1</text:p>
          </table:table-cell>
          <table:table-cell/>
          <table:table-cell table:formula="of:=[.N40]^[$globals.$C$25]*[$globals.$C$34]/[.T40]*[.L40]*[.Y40]" office:value-type="float" office:value="89855484.1771964">
            <text:p>89855484.18</text:p>
          </table:table-cell>
          <table:table-cell table:formula="of:=[.U40]/[.I40]" office:value-type="float" office:value="25.8493871285245">
            <text:p>25.85</text:p>
          </table:table-cell>
          <table:table-cell table:formula="of:=[.N40]/[.K40]" office:value-type="float" office:value="1680.2101633541">
            <text:p>1680.21</text:p>
          </table:table-cell>
          <table:table-cell table:formula="of:=MAX(10^(FLOOR(LOG([.S4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41]-[.V41]/2);[.V41])" office:value-type="float" office:value="140000000">
            <text:p>140,000,000</text:p>
          </table:table-cell>
          <table:table-cell table:formula="of:=CEILING(([.T41]-[.W41]/2);[.W41])" office:value-type="float" office:value="32.34">
            <text:p>32.34</text:p>
          </table:table-cell>
          <table:table-cell table:formula="of:=[.$D41]*[$globals.$C$36]/[.$L41]" office:value-type="float" office:value="646.8">
            <text:p>646.8</text:p>
          </table:table-cell>
          <table:table-cell table:formula="of:=[.F40]" office:value-type="float" office:value="21.9250174927985">
            <text:p>21.93</text:p>
          </table:table-cell>
          <table:table-cell table:formula="of:=[.G40]">
            <text:p/>
          </table:table-cell>
          <table:table-cell/>
          <table:table-cell table:formula="of:=[.I40]" office:value-type="float" office:value="65">
            <text:p>65</text:p>
          </table:table-cell>
          <table:table-cell table:formula="of:=[.J40]+[$globals.$C$39]" office:value-type="float" office:value="4.76">
            <text:p>4.76</text:p>
          </table:table-cell>
          <table:table-cell table:formula="of:=[.K40]" office:value-type="float" office:value="0.65">
            <text:p>0.65</text:p>
          </table:table-cell>
          <table:table-cell table:formula="of:=[.L40]" office:value-type="float" office:value="1">
            <text:p>1</text:p>
          </table:table-cell>
          <table:table-cell/>
          <table:table-cell table:formula="of:=[$globals.$D$31]*[$globals.$C$21]^[.J41]" office:value-type="float" office:value="1366.26455819486">
            <text:p>1366.26</text:p>
          </table:table-cell>
          <table:table-cell table:formula="of:=[.Z36]/[.I41]/[.Y36]*[.S41]" office:value-type="float" office:value="62785651.7005283">
            <text:p>62785651.7</text:p>
          </table:table-cell>
          <table:table-cell table:formula="of:=[.AA36]/[.O41]" office:value-type="float" office:value="10.3208294004942">
            <text:p>10.32</text:p>
          </table:table-cell>
          <table:table-cell table:formula="of:=([.D41]/[.C41])/([.T41]/[.S41])" office:value-type="float" office:value="0.971349409838409">
            <text:p>0.97</text:p>
          </table:table-cell>
          <table:table-cell/>
          <table:table-cell table:formula="of:=[.N41]^[$globals.$C$25]*[$globals.$C$34]/[.T41]*[.L41]*[.Y41]" office:value-type="float" office:value="135978920.800811">
            <text:p>135978920.8</text:p>
          </table:table-cell>
          <table:table-cell table:formula="of:=[.U41]/[.I41]" office:value-type="float" office:value="32.3376226791684">
            <text:p>32.34</text:p>
          </table:table-cell>
          <table:table-cell table:formula="of:=[.N41]/[.K41]" office:value-type="float" office:value="2101.94547414594">
            <text:p>2101.95</text:p>
          </table:table-cell>
          <table:table-cell table:formula="of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42]-[.V42]/2);[.V42])" office:value-type="float" office:value="210000000">
            <text:p>210,000,000</text:p>
          </table:table-cell>
          <table:table-cell table:formula="of:=CEILING(([.T42]-[.W42]/2);[.W42])" office:value-type="float" office:value="40.45">
            <text:p>40.45</text:p>
          </table:table-cell>
          <table:table-cell table:formula="of:=[.$D42]*[$globals.$C$36]/[.$L42]" office:value-type="float" office:value="809">
            <text:p>809</text:p>
          </table:table-cell>
          <table:table-cell table:formula="of:=[.F41]" office:value-type="float" office:value="21.9250174927985">
            <text:p>21.93</text:p>
          </table:table-cell>
          <table:table-cell table:formula="of:=[.G41]">
            <text:p/>
          </table:table-cell>
          <table:table-cell/>
          <table:table-cell table:formula="of:=[.I41]" office:value-type="float" office:value="65">
            <text:p>65</text:p>
          </table:table-cell>
          <table:table-cell table:formula="of:=[.J41]+[$globals.$C$39]" office:value-type="float" office:value="4.95">
            <text:p>4.95</text:p>
          </table:table-cell>
          <table:table-cell table:formula="of:=[.K41]" office:value-type="float" office:value="0.65">
            <text:p>0.65</text:p>
          </table:table-cell>
          <table:table-cell table:formula="of:=[.L41]" office:value-type="float" office:value="1">
            <text:p>1</text:p>
          </table:table-cell>
          <table:table-cell/>
          <table:table-cell table:formula="of:=[$globals.$D$31]*[$globals.$C$21]^[.J42]" office:value-type="float" office:value="1709.19904379752">
            <text:p>1709.2</text:p>
          </table:table-cell>
          <table:table-cell table:formula="of:=[.Z36]/[.I42]/[.Y36]*[.S42]" office:value-type="float" office:value="95013957.5585316">
            <text:p>95013957.56</text:p>
          </table:table-cell>
          <table:table-cell table:formula="of:=[.AA36]/[.O42]" office:value-type="float" office:value="6.82005061836111">
            <text:p>6.82</text:p>
          </table:table-cell>
          <table:table-cell table:formula="of:=([.D42]/[.C42])/([.T42]/[.S42])" office:value-type="float" office:value="0.979787500642045">
            <text:p>0.98</text:p>
          </table:table-cell>
          <table:table-cell/>
          <table:table-cell table:formula="of:=[.N42]^[$globals.$C$25]*[$globals.$C$34]/[.T42]*[.L42]*[.Y42]" office:value-type="float" office:value="205777833.946008">
            <text:p>205777833.95</text:p>
          </table:table-cell>
          <table:table-cell table:formula="of:=[.U42]/[.I42]" office:value-type="float" office:value="40.4544152378112">
            <text:p>40.45</text:p>
          </table:table-cell>
          <table:table-cell table:formula="of:=[.N42]/[.K42]" office:value-type="float" office:value="2629.53699045773">
            <text:p>2629.54</text:p>
          </table:table-cell>
          <table:table-cell table:formula="of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45]^[$globals.$C$25]*[$globals.$C$34]*[$globals.$C$35]" office:value-type="float" office:value="984708979.597614">
            <text:p>984,708,980</text:p>
          </table:table-cell>
          <table:table-cell table:style-name="ce12" table:formula="of:=[.C44]*[$globals.$C$21]^[$globals.$C$25]^(1 + [$globals.$C$44])" office:value-type="float" office:value="23437464899053.6">
            <text:p>2.34E+13</text:p>
          </table:table-cell>
          <table:table-cell/>
          <table:table-cell table:formula="of:=[.F42]*[.D42]/[.D45]*[$globals.$C$26]" office:value-type="float" office:value="92.4890222277324">
            <text:p>92.49</text:p>
          </table:table-cell>
          <table:table-cell table:formula="of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f:=[.J36]+1" office:value-type="float" office:value="5">
            <text:p>5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44]/[.K44]" office:value-type="float" office:value="0">
            <text:p>0</text:p>
          </table:table-cell>
          <table:table-cell table:number-columns-repeated="3"/>
          <table:table-cell table:style-name="ce13" table:formula="of:=[.Y36]" office:value-type="float" office:value="100">
            <text:p>100</text:p>
          </table:table-cell>
          <table:table-cell table:formula="of:=[.Z36]*[$globals.$C$6]" office:value-type="float" office:value="10504.375">
            <text:p>10504.38</text:p>
          </table:table-cell>
          <table:table-cell table:formula="of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45]-[.V45]/2);[.V45])" office:value-type="float" office:value="1100000000">
            <text:p>1,100,000,000</text:p>
          </table:table-cell>
          <table:table-cell table:formula="of:=CEILING(([.T45]-[.W45]/2);[.W45])" office:value-type="float" office:value="8.63">
            <text:p>8.63</text:p>
          </table:table-cell>
          <table:table-cell table:formula="of:=[.$D45]*[$globals.$C$36]/[.$L45]" office:value-type="float" office:value="172.6">
            <text:p>172.6</text:p>
          </table:table-cell>
          <table:table-cell table:formula="of:=[.F44]" office:value-type="float" office:value="92.4890222277324">
            <text:p>92.49</text:p>
          </table:table-cell>
          <table:table-cell table:formula="of:=[.G44]">
            <text:p/>
          </table:table-cell>
          <table:table-cell/>
          <table:table-cell table:formula="of:=[.I44]" office:value-type="float" office:value="350">
            <text:p>350</text:p>
          </table:table-cell>
          <table:table-cell table:formula="of:=[.J44]" office:value-type="float" office:value="5">
            <text:p>5</text:p>
          </table:table-cell>
          <table:table-cell table:formula="of:=[.K44]" office:value-type="float" office:value="0.6">
            <text:p>0.6</text:p>
          </table:table-cell>
          <table:table-cell table:formula="of:=[.L44]" office:value-type="float" office:value="1">
            <text:p>1</text:p>
          </table:table-cell>
          <table:table-cell/>
          <table:table-cell table:formula="of:=[$globals.$D$31]*[$globals.$C$21]^[.J45]" office:value-type="float" office:value="1812.9541015625">
            <text:p>1812.95</text:p>
          </table:table-cell>
          <table:table-cell table:formula="of:=[.Z44]/[.I45]/[.Y44]*[.S45]" office:value-type="float" office:value="342328105.6695">
            <text:p>342328105.67</text:p>
          </table:table-cell>
          <table:table-cell table:formula="of:=[.AA44]/[.O45]" office:value-type="float" office:value="56.7876247320701">
            <text:p>56.79</text:p>
          </table:table-cell>
          <table:table-cell table:formula="of:=([.D45]/[.C45])/([.T45]/[.S45])" office:value-type="float" office:value="1.0365517277111">
            <text:p>1.04</text:p>
          </table:table-cell>
          <table:table-cell/>
          <table:table-cell table:formula="of:=[.N45]^[$globals.$C$25]*[$globals.$C$34]/[.T45]*[.L45]*[.Y45]" office:value-type="float" office:value="1140618427.88671">
            <text:p>1140618427.89</text:p>
          </table:table-cell>
          <table:table-cell table:formula="of:=[.U45]/[.I45]" office:value-type="float" office:value="8.63311476934524">
            <text:p>8.63</text:p>
          </table:table-cell>
          <table:table-cell table:formula="of:=[.N45]/[.K45]" office:value-type="float" office:value="3021.59016927083">
            <text:p>3021.59</text:p>
          </table:table-cell>
          <table:table-cell table:formula="of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46]-[.V46]/2);[.V46])" office:value-type="float" office:value="1700000000">
            <text:p>1,700,000,000</text:p>
          </table:table-cell>
          <table:table-cell table:formula="of:=CEILING(([.T46]-[.W46]/2);[.W46])" office:value-type="float" office:value="10.8">
            <text:p>10.8</text:p>
          </table:table-cell>
          <table:table-cell table:formula="of:=[.$D46]*[$globals.$C$36]/[.$L46]" office:value-type="float" office:value="216">
            <text:p>216</text:p>
          </table:table-cell>
          <table:table-cell table:formula="of:=[.F45]" office:value-type="float" office:value="92.4890222277324">
            <text:p>92.49</text:p>
          </table:table-cell>
          <table:table-cell table:formula="of:=[.G45]">
            <text:p/>
          </table:table-cell>
          <table:table-cell/>
          <table:table-cell table:formula="of:=[.I45]" office:value-type="float" office:value="350">
            <text:p>350</text:p>
          </table:table-cell>
          <table:table-cell table:formula="of:=[.J45]+[$globals.$C$39]" office:value-type="float" office:value="5.19">
            <text:p>5.19</text:p>
          </table:table-cell>
          <table:table-cell table:formula="of:=[.K45]" office:value-type="float" office:value="0.6">
            <text:p>0.6</text:p>
          </table:table-cell>
          <table:table-cell table:formula="of:=[.L45]" office:value-type="float" office:value="1">
            <text:p>1</text:p>
          </table:table-cell>
          <table:table-cell/>
          <table:table-cell table:formula="of:=[$globals.$D$31]*[$globals.$C$21]^[.J46]" office:value-type="float" office:value="2268.00834307924">
            <text:p>2268.01</text:p>
          </table:table-cell>
          <table:table-cell table:formula="of:=[.Z44]/[.I46]/[.Y44]*[.S46]" office:value-type="float" office:value="518047471.392269">
            <text:p>518047471.39</text:p>
          </table:table-cell>
          <table:table-cell table:formula="of:=[.AA44]/[.O46]" office:value-type="float" office:value="37.5255185548042">
            <text:p>37.53</text:p>
          </table:table-cell>
          <table:table-cell table:formula="of:=([.D46]/[.C46])/([.T46]/[.S46])" office:value-type="float" office:value="1.01535255546768">
            <text:p>1.02</text:p>
          </table:table-cell>
          <table:table-cell/>
          <table:table-cell table:formula="of:=[.N46]^[$globals.$C$25]*[$globals.$C$34]/[.T46]*[.L46]*[.Y46]" office:value-type="float" office:value="1726105693.93509">
            <text:p>1726105693.94</text:p>
          </table:table-cell>
          <table:table-cell table:formula="of:=[.U46]/[.I46]" office:value-type="float" office:value="10.8000397289488">
            <text:p>10.8</text:p>
          </table:table-cell>
          <table:table-cell table:formula="of:=[.N46]/[.K46]" office:value-type="float" office:value="3780.01390513207">
            <text:p>3780.01</text:p>
          </table:table-cell>
          <table:table-cell table:formula="of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47]-[.V47]/2);[.V47])" office:value-type="float" office:value="2600000000">
            <text:p>2,600,000,000</text:p>
          </table:table-cell>
          <table:table-cell table:formula="of:=CEILING(([.T47]-[.W47]/2);[.W47])" office:value-type="float" office:value="13.51">
            <text:p>13.51</text:p>
          </table:table-cell>
          <table:table-cell table:formula="of:=[.$D47]*[$globals.$C$36]/[.$L47]" office:value-type="float" office:value="270.2">
            <text:p>270.2</text:p>
          </table:table-cell>
          <table:table-cell table:formula="of:=[.F46]" office:value-type="float" office:value="92.4890222277324">
            <text:p>92.49</text:p>
          </table:table-cell>
          <table:table-cell table:formula="of:=[.G46]">
            <text:p/>
          </table:table-cell>
          <table:table-cell/>
          <table:table-cell table:formula="of:=[.I46]" office:value-type="float" office:value="350">
            <text:p>350</text:p>
          </table:table-cell>
          <table:table-cell table:formula="of:=[.J46]+[$globals.$C$39]" office:value-type="float" office:value="5.38">
            <text:p>5.38</text:p>
          </table:table-cell>
          <table:table-cell table:formula="of:=[.K46]" office:value-type="float" office:value="0.6">
            <text:p>0.6</text:p>
          </table:table-cell>
          <table:table-cell table:formula="of:=[.L46]" office:value-type="float" office:value="1">
            <text:p>1</text:p>
          </table:table-cell>
          <table:table-cell/>
          <table:table-cell table:formula="of:=[$globals.$D$31]*[$globals.$C$21]^[.J47]" office:value-type="float" office:value="2837.28189248906">
            <text:p>2837.28</text:p>
          </table:table-cell>
          <table:table-cell table:formula="of:=[.Z44]/[.I47]/[.Y44]*[.S47]" office:value-type="float" office:value="783964793.340761">
            <text:p>783964793.34</text:p>
          </table:table-cell>
          <table:table-cell table:formula="of:=[.AA44]/[.O47]" office:value-type="float" office:value="24.7970319140979">
            <text:p>24.8</text:p>
          </table:table-cell>
          <table:table-cell table:formula="of:=([.D47]/[.C47])/([.T47]/[.S47])" office:value-type="float" office:value="1.00460005115798">
            <text:p>1</text:p>
          </table:table-cell>
          <table:table-cell/>
          <table:table-cell table:formula="of:=[.N47]^[$globals.$C$25]*[$globals.$C$34]/[.T47]*[.L47]*[.Y47]" office:value-type="float" office:value="2612127591.30616">
            <text:p>2612127591.31</text:p>
          </table:table-cell>
          <table:table-cell table:formula="of:=[.U47]/[.I47]" office:value-type="float" office:value="13.5108661547098">
            <text:p>13.51</text:p>
          </table:table-cell>
          <table:table-cell table:formula="of:=[.N47]/[.K47]" office:value-type="float" office:value="4728.80315414843">
            <text:p>4728.8</text:p>
          </table:table-cell>
          <table:table-cell table:formula="of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48]-[.V48]/2);[.V48])" office:value-type="float" office:value="4000000000">
            <text:p>4,000,000,000</text:p>
          </table:table-cell>
          <table:table-cell table:formula="of:=CEILING(([.T48]-[.W48]/2);[.W48])" office:value-type="float" office:value="16.9">
            <text:p>16.9</text:p>
          </table:table-cell>
          <table:table-cell table:formula="of:=[.$D48]*[$globals.$C$36]/[.$L48]" office:value-type="float" office:value="338">
            <text:p>338</text:p>
          </table:table-cell>
          <table:table-cell table:formula="of:=[.F47]" office:value-type="float" office:value="92.4890222277324">
            <text:p>92.49</text:p>
          </table:table-cell>
          <table:table-cell table:formula="of:=[.G47]">
            <text:p/>
          </table:table-cell>
          <table:table-cell/>
          <table:table-cell table:formula="of:=[.I47]" office:value-type="float" office:value="350">
            <text:p>350</text:p>
          </table:table-cell>
          <table:table-cell table:formula="of:=[.J47]+[$globals.$C$39]" office:value-type="float" office:value="5.57">
            <text:p>5.57</text:p>
          </table:table-cell>
          <table:table-cell table:formula="of:=[.K47]" office:value-type="float" office:value="0.6">
            <text:p>0.6</text:p>
          </table:table-cell>
          <table:table-cell table:formula="of:=[.L47]" office:value-type="float" office:value="1">
            <text:p>1</text:p>
          </table:table-cell>
          <table:table-cell/>
          <table:table-cell table:formula="of:=[$globals.$D$31]*[$globals.$C$21]^[.J48]" office:value-type="float" office:value="3549.44397008553">
            <text:p>3549.44</text:p>
          </table:table-cell>
          <table:table-cell table:formula="of:=[.Z44]/[.I48]/[.Y44]*[.S48]" office:value-type="float" office:value="1186379301.39117">
            <text:p>1186379301.39</text:p>
          </table:table-cell>
          <table:table-cell table:formula="of:=[.AA44]/[.O48]" office:value-type="float" office:value="16.3859905320367">
            <text:p>16.39</text:p>
          </table:table-cell>
          <table:table-cell table:formula="of:=([.D48]/[.C48])/([.T48]/[.S48])" office:value-type="float" office:value="0.988114041803505">
            <text:p>0.99</text:p>
          </table:table-cell>
          <table:table-cell/>
          <table:table-cell table:formula="of:=[.N48]^[$globals.$C$25]*[$globals.$C$34]/[.T48]*[.L48]*[.Y48]" office:value-type="float" office:value="3952950608.55034">
            <text:p>3952950608.55</text:p>
          </table:table-cell>
          <table:table-cell table:formula="of:=[.U48]/[.I48]" office:value-type="float" office:value="16.9021141432644">
            <text:p>16.9</text:p>
          </table:table-cell>
          <table:table-cell table:formula="of:=[.N48]/[.K48]" office:value-type="float" office:value="5915.73995014254">
            <text:p>5915.74</text:p>
          </table:table-cell>
          <table:table-cell table:formula="of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49]-[.V49]/2);[.V49])" office:value-type="float" office:value="6000000000">
            <text:p>6,000,000,000</text:p>
          </table:table-cell>
          <table:table-cell table:formula="of:=CEILING(([.T49]-[.W49]/2);[.W49])" office:value-type="float" office:value="21.14">
            <text:p>21.14</text:p>
          </table:table-cell>
          <table:table-cell table:formula="of:=[.$D49]*[$globals.$C$36]/[.$L49]" office:value-type="float" office:value="422.8">
            <text:p>422.8</text:p>
          </table:table-cell>
          <table:table-cell table:formula="of:=[.F48]" office:value-type="float" office:value="92.4890222277324">
            <text:p>92.49</text:p>
          </table:table-cell>
          <table:table-cell table:formula="of:=[.G48]">
            <text:p/>
          </table:table-cell>
          <table:table-cell/>
          <table:table-cell table:formula="of:=[.I48]" office:value-type="float" office:value="350">
            <text:p>350</text:p>
          </table:table-cell>
          <table:table-cell table:formula="of:=[.J48]+[$globals.$C$39]" office:value-type="float" office:value="5.76">
            <text:p>5.76</text:p>
          </table:table-cell>
          <table:table-cell table:formula="of:=[.K48]" office:value-type="float" office:value="0.6">
            <text:p>0.6</text:p>
          </table:table-cell>
          <table:table-cell table:formula="of:=[.L48]" office:value-type="float" office:value="1">
            <text:p>1</text:p>
          </table:table-cell>
          <table:table-cell/>
          <table:table-cell table:formula="of:=[$globals.$D$31]*[$globals.$C$21]^[.J49]" office:value-type="float" office:value="4440.35981413331">
            <text:p>4440.36</text:p>
          </table:table-cell>
          <table:table-cell table:formula="of:=[.Z44]/[.I49]/[.Y44]*[.S49]" office:value-type="float" office:value="1795355937.82413">
            <text:p>1795355937.82</text:p>
          </table:table-cell>
          <table:table-cell table:formula="of:=[.AA44]/[.O49]" office:value-type="float" office:value="10.8279364500614">
            <text:p>10.83</text:p>
          </table:table-cell>
          <table:table-cell table:formula="of:=([.D49]/[.C49])/([.T49]/[.S49])" office:value-type="float" office:value="0.996789037547144">
            <text:p>1</text:p>
          </table:table-cell>
          <table:table-cell/>
          <table:table-cell table:formula="of:=[.N49]^[$globals.$C$25]*[$globals.$C$34]/[.T49]*[.L49]*[.Y49]" office:value-type="float" office:value="5982027281.37986">
            <text:p>5982027281.38</text:p>
          </table:table-cell>
          <table:table-cell table:formula="of:=[.U49]/[.I49]" office:value-type="float" office:value="21.1445705434919">
            <text:p>21.14</text:p>
          </table:table-cell>
          <table:table-cell table:formula="of:=[.N49]/[.K49]" office:value-type="float" office:value="7400.59969022218">
            <text:p>7400.6</text:p>
          </table:table-cell>
          <table:table-cell table:formula="of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50]-[.V50]/2);[.V50])" office:value-type="float" office:value="9100000000">
            <text:p>9,100,000,000</text:p>
          </table:table-cell>
          <table:table-cell table:formula="of:=CEILING(([.T50]-[.W50]/2);[.W50])" office:value-type="float" office:value="26.45">
            <text:p>26.45</text:p>
          </table:table-cell>
          <table:table-cell table:formula="of:=[.$D50]*[$globals.$C$36]/[.$L50]" office:value-type="float" office:value="529">
            <text:p>529</text:p>
          </table:table-cell>
          <table:table-cell table:formula="of:=[.F49]" office:value-type="float" office:value="92.4890222277324">
            <text:p>92.49</text:p>
          </table:table-cell>
          <table:table-cell table:formula="of:=[.G49]">
            <text:p/>
          </table:table-cell>
          <table:table-cell/>
          <table:table-cell table:formula="of:=[.I49]" office:value-type="float" office:value="350">
            <text:p>350</text:p>
          </table:table-cell>
          <table:table-cell table:formula="of:=[.J49]+[$globals.$C$39]" office:value-type="float" office:value="5.95">
            <text:p>5.95</text:p>
          </table:table-cell>
          <table:table-cell table:formula="of:=[.K49]" office:value-type="float" office:value="0.6">
            <text:p>0.6</text:p>
          </table:table-cell>
          <table:table-cell table:formula="of:=[.L49]" office:value-type="float" office:value="1">
            <text:p>1</text:p>
          </table:table-cell>
          <table:table-cell/>
          <table:table-cell table:formula="of:=[$globals.$D$31]*[$globals.$C$21]^[.J50]" office:value-type="float" office:value="5554.89689234196">
            <text:p>5554.9</text:p>
          </table:table-cell>
          <table:table-cell table:formula="of:=[.Z44]/[.I50]/[.Y44]*[.S50]" office:value-type="float" office:value="2716924460.58411">
            <text:p>2716924460.58</text:p>
          </table:table-cell>
          <table:table-cell table:formula="of:=[.AA44]/[.O50]" office:value-type="float" office:value="7.15514924394351">
            <text:p>7.16</text:p>
          </table:table-cell>
          <table:table-cell table:formula="of:=([.D50]/[.C50])/([.T50]/[.S50])" office:value-type="float" office:value="0.994724849553336">
            <text:p>0.99</text:p>
          </table:table-cell>
          <table:table-cell/>
          <table:table-cell table:formula="of:=[.N50]^[$globals.$C$25]*[$globals.$C$34]/[.T50]*[.L50]*[.Y50]" office:value-type="float" office:value="9052642934.05783">
            <text:p>9052642934.06</text:p>
          </table:table-cell>
          <table:table-cell table:formula="of:=[.U50]/[.I50]" office:value-type="float" office:value="26.4518899635331">
            <text:p>26.45</text:p>
          </table:table-cell>
          <table:table-cell table:formula="of:=[.N50]/[.K50]" office:value-type="float" office:value="9258.16148723659">
            <text:p>9258.16</text:p>
          </table:table-cell>
          <table:table-cell table:formula="of:=MAX(10^(FLOOR(LOG([.S50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53]^[$globals.$C$25]*[$globals.$C$34]*[$globals.$C$35]" office:value-type="float" office:value="28325362534.273">
            <text:p>28,325,362,534</text:p>
          </table:table-cell>
          <table:table-cell table:style-name="ce12" table:formula="of:=[.C52]*[$globals.$C$21]^[$globals.$C$25]^(1 + [$globals.$C$44])" office:value-type="float" office:value="674183646036492">
            <text:p>6.74E+14</text:p>
          </table:table-cell>
          <table:table-cell/>
          <table:table-cell table:formula="of:=[.F50]*[.D50]/[.D53]*[$globals.$C$26]" office:value-type="float" office:value="448.4116444259">
            <text:p>448.41</text:p>
          </table:table-cell>
          <table:table-cell table:formula="of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f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52]/[.K52]" office:value-type="float" office:value="0">
            <text:p>0</text:p>
          </table:table-cell>
          <table:table-cell table:number-columns-repeated="3"/>
          <table:table-cell table:style-name="ce13" table:formula="of:=[.Y44]" office:value-type="float" office:value="100">
            <text:p>100</text:p>
          </table:table-cell>
          <table:table-cell table:formula="of:=[.Z44]*[$globals.$C$6]" office:value-type="float" office:value="36765.3125">
            <text:p>36765.31</text:p>
          </table:table-cell>
          <table:table-cell table:formula="of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53]-[.V53]/2);[.V53])" office:value-type="float" office:value="58000000000">
            <text:p>58,000,000,000</text:p>
          </table:table-cell>
          <table:table-cell table:formula="of:=CEILING(([.T53]-[.W53]/2);[.W53])" office:value-type="float" office:value="4.91">
            <text:p>4.91</text:p>
          </table:table-cell>
          <table:table-cell table:formula="of:=[.$D53]*[$globals.$C$36]/[.$L53]" office:value-type="float" office:value="98.2">
            <text:p>98.2</text:p>
          </table:table-cell>
          <table:table-cell table:formula="of:=[.F52]" office:value-type="float" office:value="448.4116444259">
            <text:p>448.41</text:p>
          </table:table-cell>
          <table:table-cell table:formula="of:=[.G52]">
            <text:p/>
          </table:table-cell>
          <table:table-cell/>
          <table:table-cell table:formula="of:=[.I52]" office:value-type="float" office:value="1200">
            <text:p>1200</text:p>
          </table:table-cell>
          <table:table-cell table:formula="of:=[.J52]" office:value-type="float" office:value="6">
            <text:p>6</text:p>
          </table:table-cell>
          <table:table-cell table:formula="of:=[.K52]" office:value-type="float" office:value="1">
            <text:p>1</text:p>
          </table:table-cell>
          <table:table-cell table:formula="of:=[.L52]" office:value-type="float" office:value="1">
            <text:p>1</text:p>
          </table:table-cell>
          <table:table-cell/>
          <table:table-cell table:formula="of:=[$globals.$D$31]*[$globals.$C$21]^[.J53]" office:value-type="float" office:value="5892.10083007812">
            <text:p>5892.1</text:p>
          </table:table-cell>
          <table:table-cell table:formula="of:=[.Z52]/[.I53]/[.Y52]*[.S53]" office:value-type="float" office:value="17674354789.2498">
            <text:p>17674354789.25</text:p>
          </table:table-cell>
          <table:table-cell table:formula="of:=[.AA52]/[.O53]" office:value-type="float" office:value="32.9969612443632">
            <text:p>33</text:p>
          </table:table-cell>
          <table:table-cell table:formula="of:=([.D53]/[.C53])/([.T53]/[.S53])" office:value-type="float" office:value="0.994606120253795">
            <text:p>0.99</text:p>
          </table:table-cell>
          <table:table-cell/>
          <table:table-cell table:formula="of:=[.N53]^[$globals.$C$25]*[$globals.$C$34]/[.T53]*[.L53]*[.Y53]" office:value-type="float" office:value="57688142177.7654">
            <text:p>57688142177.77</text:p>
          </table:table-cell>
          <table:table-cell table:formula="of:=[.U53]/[.I53]" office:value-type="float" office:value="4.9100840250651">
            <text:p>4.91</text:p>
          </table:table-cell>
          <table:table-cell table:formula="of:=[.N53]/[.K53]" office:value-type="float" office:value="5892.10083007812">
            <text:p>5892.1</text:p>
          </table:table-cell>
          <table:table-cell table:formula="of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54]-[.V54]/2);[.V54])" office:value-type="float" office:value="87000000000">
            <text:p>87,000,000,000</text:p>
          </table:table-cell>
          <table:table-cell table:formula="of:=CEILING(([.T54]-[.W54]/2);[.W54])" office:value-type="float" office:value="6.14">
            <text:p>6.14</text:p>
          </table:table-cell>
          <table:table-cell table:formula="of:=[.$D54]*[$globals.$C$36]/[.$L54]" office:value-type="float" office:value="122.8">
            <text:p>122.8</text:p>
          </table:table-cell>
          <table:table-cell table:formula="of:=[.F53]" office:value-type="float" office:value="448.4116444259">
            <text:p>448.41</text:p>
          </table:table-cell>
          <table:table-cell table:formula="of:=[.G53]">
            <text:p/>
          </table:table-cell>
          <table:table-cell/>
          <table:table-cell table:formula="of:=[.I53]" office:value-type="float" office:value="1200">
            <text:p>1200</text:p>
          </table:table-cell>
          <table:table-cell table:formula="of:=[.J53]+[$globals.$C$39]" office:value-type="float" office:value="6.19">
            <text:p>6.19</text:p>
          </table:table-cell>
          <table:table-cell table:formula="of:=[.K53]" office:value-type="float" office:value="1">
            <text:p>1</text:p>
          </table:table-cell>
          <table:table-cell table:formula="of:=[.L53]" office:value-type="float" office:value="1">
            <text:p>1</text:p>
          </table:table-cell>
          <table:table-cell/>
          <table:table-cell table:formula="of:=[$globals.$D$31]*[$globals.$C$21]^[.J54]" office:value-type="float" office:value="7371.02711500754">
            <text:p>7371.03</text:p>
          </table:table-cell>
          <table:table-cell table:formula="of:=[.Z52]/[.I54]/[.Y52]*[.S54]" office:value-type="float" office:value="26746722385.3962">
            <text:p>26746722385.4</text:p>
          </table:table-cell>
          <table:table-cell table:formula="of:=[.AA52]/[.O54]" office:value-type="float" office:value="21.8045408179968">
            <text:p>21.8</text:p>
          </table:table-cell>
          <table:table-cell table:formula="of:=([.D54]/[.C54])/([.T54]/[.S54])" office:value-type="float" office:value="1.00303458999024">
            <text:p>1</text:p>
          </table:table-cell>
          <table:table-cell/>
          <table:table-cell table:formula="of:=[.N54]^[$globals.$C$25]*[$globals.$C$34]/[.T54]*[.L54]*[.Y54]" office:value-type="float" office:value="87299861418.2198">
            <text:p>87299861418.22</text:p>
          </table:table-cell>
          <table:table-cell table:formula="of:=[.U54]/[.I54]" office:value-type="float" office:value="6.14252259583961">
            <text:p>6.14</text:p>
          </table:table-cell>
          <table:table-cell table:formula="of:=[.N54]/[.K54]" office:value-type="float" office:value="7371.02711500754">
            <text:p>7371.03</text:p>
          </table:table-cell>
          <table:table-cell table:formula="of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55]-[.V55]/2);[.V55])" office:value-type="float" office:value="130000000000">
            <text:p>130,000,000,000</text:p>
          </table:table-cell>
          <table:table-cell table:formula="of:=CEILING(([.T55]-[.W55]/2);[.W55])" office:value-type="float" office:value="7.68">
            <text:p>7.68</text:p>
          </table:table-cell>
          <table:table-cell table:formula="of:=[.$D55]*[$globals.$C$36]/[.$L55]" office:value-type="float" office:value="153.6">
            <text:p>153.6</text:p>
          </table:table-cell>
          <table:table-cell table:formula="of:=[.F54]" office:value-type="float" office:value="448.4116444259">
            <text:p>448.41</text:p>
          </table:table-cell>
          <table:table-cell table:formula="of:=[.G54]">
            <text:p/>
          </table:table-cell>
          <table:table-cell/>
          <table:table-cell table:formula="of:=[.I54]" office:value-type="float" office:value="1200">
            <text:p>1200</text:p>
          </table:table-cell>
          <table:table-cell table:formula="of:=[.J54]+[$globals.$C$39]" office:value-type="float" office:value="6.38">
            <text:p>6.38</text:p>
          </table:table-cell>
          <table:table-cell table:formula="of:=[.K54]" office:value-type="float" office:value="1">
            <text:p>1</text:p>
          </table:table-cell>
          <table:table-cell table:formula="of:=[.L54]" office:value-type="float" office:value="1">
            <text:p>1</text:p>
          </table:table-cell>
          <table:table-cell/>
          <table:table-cell table:formula="of:=[$globals.$D$31]*[$globals.$C$21]^[.J55]" office:value-type="float" office:value="9221.16615058943">
            <text:p>9221.17</text:p>
          </table:table-cell>
          <table:table-cell table:formula="of:=[.Z52]/[.I55]/[.Y52]*[.S55]" office:value-type="float" office:value="40475998523.9507">
            <text:p>40475998523.95</text:p>
          </table:table-cell>
          <table:table-cell table:formula="of:=[.AA52]/[.O55]" office:value-type="float" office:value="14.408538918562">
            <text:p>14.41</text:p>
          </table:table-cell>
          <table:table-cell table:formula="of:=([.D55]/[.C55])/([.T55]/[.S55])" office:value-type="float" office:value="1.01567279998036">
            <text:p>1.02</text:p>
          </table:table-cell>
          <table:table-cell/>
          <table:table-cell table:formula="of:=[.N55]^[$globals.$C$25]*[$globals.$C$34]/[.T55]*[.L55]*[.Y55]" office:value-type="float" office:value="132111479342.766">
            <text:p>132111479342.77</text:p>
          </table:table-cell>
          <table:table-cell table:formula="of:=[.U55]/[.I55]" office:value-type="float" office:value="7.68430512549119">
            <text:p>7.68</text:p>
          </table:table-cell>
          <table:table-cell table:formula="of:=[.N55]/[.K55]" office:value-type="float" office:value="9221.16615058943">
            <text:p>9221.17</text:p>
          </table:table-cell>
          <table:table-cell table:formula="of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56]-[.V56]/2);[.V56])" office:value-type="float" office:value="200000000000">
            <text:p>200,000,000,000</text:p>
          </table:table-cell>
          <table:table-cell table:formula="of:=CEILING(([.T56]-[.W56]/2);[.W56])" office:value-type="float" office:value="9.61">
            <text:p>9.61</text:p>
          </table:table-cell>
          <table:table-cell table:formula="of:=[.$D56]*[$globals.$C$36]/[.$L56]" office:value-type="float" office:value="192.2">
            <text:p>192.2</text:p>
          </table:table-cell>
          <table:table-cell table:formula="of:=[.F55]" office:value-type="float" office:value="448.4116444259">
            <text:p>448.41</text:p>
          </table:table-cell>
          <table:table-cell table:formula="of:=[.G55]">
            <text:p/>
          </table:table-cell>
          <table:table-cell/>
          <table:table-cell table:formula="of:=[.I55]" office:value-type="float" office:value="1200">
            <text:p>1200</text:p>
          </table:table-cell>
          <table:table-cell table:formula="of:=[.J55]+[$globals.$C$39]" office:value-type="float" office:value="6.57">
            <text:p>6.57</text:p>
          </table:table-cell>
          <table:table-cell table:formula="of:=[.K55]" office:value-type="float" office:value="1">
            <text:p>1</text:p>
          </table:table-cell>
          <table:table-cell table:formula="of:=[.L55]" office:value-type="float" office:value="1">
            <text:p>1</text:p>
          </table:table-cell>
          <table:table-cell/>
          <table:table-cell table:formula="of:=[$globals.$D$31]*[$globals.$C$21]^[.J56]" office:value-type="float" office:value="11535.692902778">
            <text:p>11535.69</text:p>
          </table:table-cell>
          <table:table-cell table:formula="of:=[.Z52]/[.I56]/[.Y52]*[.S56]" office:value-type="float" office:value="61252606315.8069">
            <text:p>61252606315.81</text:p>
          </table:table-cell>
          <table:table-cell table:formula="of:=[.AA52]/[.O56]" office:value-type="float" office:value="9.52122750488576">
            <text:p>9.52</text:p>
          </table:table-cell>
          <table:table-cell table:formula="of:=([.D56]/[.C56])/([.T56]/[.S56])" office:value-type="float" office:value="0.999306032570709">
            <text:p>1</text:p>
          </table:table-cell>
          <table:table-cell/>
          <table:table-cell table:formula="of:=[.N56]^[$globals.$C$25]*[$globals.$C$34]/[.T56]*[.L56]*[.Y56]" office:value-type="float" office:value="199925208248.858">
            <text:p>199925208248.86</text:p>
          </table:table-cell>
          <table:table-cell table:formula="of:=[.U56]/[.I56]" office:value-type="float" office:value="9.61307741898164">
            <text:p>9.61</text:p>
          </table:table-cell>
          <table:table-cell table:formula="of:=[.N56]/[.K56]" office:value-type="float" office:value="11535.692902778">
            <text:p>11535.69</text:p>
          </table:table-cell>
          <table:table-cell table:formula="of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57]-[.V57]/2);[.V57])" office:value-type="float" office:value="300000000000">
            <text:p>300,000,000,000</text:p>
          </table:table-cell>
          <table:table-cell table:formula="of:=CEILING(([.T57]-[.W57]/2);[.W57])" office:value-type="float" office:value="12.03">
            <text:p>12.03</text:p>
          </table:table-cell>
          <table:table-cell table:formula="of:=[.$D57]*[$globals.$C$36]/[.$L57]" office:value-type="float" office:value="240.6">
            <text:p>240.6</text:p>
          </table:table-cell>
          <table:table-cell table:formula="of:=[.F56]" office:value-type="float" office:value="448.4116444259">
            <text:p>448.41</text:p>
          </table:table-cell>
          <table:table-cell table:formula="of:=[.G56]">
            <text:p/>
          </table:table-cell>
          <table:table-cell/>
          <table:table-cell table:formula="of:=[.I56]" office:value-type="float" office:value="1200">
            <text:p>1200</text:p>
          </table:table-cell>
          <table:table-cell table:formula="of:=[.J56]+[$globals.$C$39]" office:value-type="float" office:value="6.76">
            <text:p>6.76</text:p>
          </table:table-cell>
          <table:table-cell table:formula="of:=[.K56]" office:value-type="float" office:value="1">
            <text:p>1</text:p>
          </table:table-cell>
          <table:table-cell table:formula="of:=[.L56]" office:value-type="float" office:value="1">
            <text:p>1</text:p>
          </table:table-cell>
          <table:table-cell/>
          <table:table-cell table:formula="of:=[$globals.$D$31]*[$globals.$C$21]^[.J57]" office:value-type="float" office:value="14431.1693959333">
            <text:p>14431.17</text:p>
          </table:table-cell>
          <table:table-cell table:formula="of:=[.Z52]/[.I57]/[.Y52]*[.S57]" office:value-type="float" office:value="92693989457.9538">
            <text:p>92693989457.95</text:p>
          </table:table-cell>
          <table:table-cell table:formula="of:=[.AA52]/[.O57]" office:value-type="float" office:value="6.29167007926162">
            <text:p>6.29</text:p>
          </table:table-cell>
          <table:table-cell table:formula="of:=([.D57]/[.C57])/([.T57]/[.S57])" office:value-type="float" office:value="1.00883154244164">
            <text:p>1.01</text:p>
          </table:table-cell>
          <table:table-cell/>
          <table:table-cell table:formula="of:=[.N57]^[$globals.$C$25]*[$globals.$C$34]/[.T57]*[.L57]*[.Y57]" office:value-type="float" office:value="302548189545.634">
            <text:p>302548189545.63</text:p>
          </table:table-cell>
          <table:table-cell table:formula="of:=[.U57]/[.I57]" office:value-type="float" office:value="12.025974496611">
            <text:p>12.03</text:p>
          </table:table-cell>
          <table:table-cell table:formula="of:=[.N57]/[.K57]" office:value-type="float" office:value="14431.1693959333">
            <text:p>14431.17</text:p>
          </table:table-cell>
          <table:table-cell table:formula="of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58]-[.V58]/2);[.V58])" office:value-type="float" office:value="460000000000">
            <text:p>460,000,000,000</text:p>
          </table:table-cell>
          <table:table-cell table:formula="of:=CEILING(([.T58]-[.W58]/2);[.W58])" office:value-type="float" office:value="15.04">
            <text:p>15.04</text:p>
          </table:table-cell>
          <table:table-cell table:formula="of:=[.$D58]*[$globals.$C$36]/[.$L58]" office:value-type="float" office:value="300.8">
            <text:p>300.8</text:p>
          </table:table-cell>
          <table:table-cell table:formula="of:=[.F57]" office:value-type="float" office:value="448.4116444259">
            <text:p>448.41</text:p>
          </table:table-cell>
          <table:table-cell table:formula="of:=[.G57]">
            <text:p/>
          </table:table-cell>
          <table:table-cell/>
          <table:table-cell table:formula="of:=[.I57]" office:value-type="float" office:value="1200">
            <text:p>1200</text:p>
          </table:table-cell>
          <table:table-cell table:formula="of:=[.J57]+[$globals.$C$39]" office:value-type="float" office:value="6.95">
            <text:p>6.95</text:p>
          </table:table-cell>
          <table:table-cell table:formula="of:=[.K57]" office:value-type="float" office:value="1">
            <text:p>1</text:p>
          </table:table-cell>
          <table:table-cell table:formula="of:=[.L57]" office:value-type="float" office:value="1">
            <text:p>1</text:p>
          </table:table-cell>
          <table:table-cell/>
          <table:table-cell table:formula="of:=[$globals.$D$31]*[$globals.$C$21]^[.J58]" office:value-type="float" office:value="18053.4149001114">
            <text:p>18053.41</text:p>
          </table:table-cell>
          <table:table-cell table:formula="of:=[.Z52]/[.I58]/[.Y52]*[.S58]" office:value-type="float" office:value="140274450320.23">
            <text:p>140274450320.23</text:p>
          </table:table-cell>
          <table:table-cell table:formula="of:=[.AA52]/[.O58]" office:value-type="float" office:value="4.15756396598686">
            <text:p>4.16</text:p>
          </table:table-cell>
          <table:table-cell table:formula="of:=([.D58]/[.C58])/([.T58]/[.S58])" office:value-type="float" office:value="0.995023750844051">
            <text:p>1</text:p>
          </table:table-cell>
          <table:table-cell/>
          <table:table-cell table:formula="of:=[.N58]^[$globals.$C$25]*[$globals.$C$34]/[.T58]*[.L58]*[.Y58]" office:value-type="float" office:value="457848251349.082">
            <text:p>457848251349.08</text:p>
          </table:table-cell>
          <table:table-cell table:formula="of:=[.U58]/[.I58]" office:value-type="float" office:value="15.0445124167595">
            <text:p>15.04</text:p>
          </table:table-cell>
          <table:table-cell table:formula="of:=[.N58]/[.K58]" office:value-type="float" office:value="18053.4149001114">
            <text:p>18053.41</text:p>
          </table:table-cell>
          <table:table-cell table:formula="of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5]^[$globals.$C$25]*[$globals.$C$34]*[$globals.$C$35]" office:value-type="float" office:value="50">
            <text:p>50</text:p>
          </table:table-cell>
          <table:table-cell table:style-name="ce12" table:formula="of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f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5]-[.V5]/2);[.V5])" office:value-type="float" office:value="95">
            <text:p>95</text:p>
          </table:table-cell>
          <table:table-cell table:formula="of:=CEILING(([.T5]-[.W5]/2);[.W5])" office:value-type="float" office:value="5.38">
            <text:p>5.38</text:p>
          </table:table-cell>
          <table:table-cell table:formula="of:=[.$D5]*[$globals.$C$36]/[.$L5]" office:value-type="float" office:value="107.6">
            <text:p>107.6</text:p>
          </table:table-cell>
          <table:table-cell table:formula="of:=[.F4]" office:value-type="float" office:value="1">
            <text:p>1</text:p>
          </table:table-cell>
          <table:table-cell table:formula="of:=[.G4]" office:value-type="string" office:string-value="Y">
            <text:p>Y</text:p>
          </table:table-cell>
          <table:table-cell/>
          <table:table-cell table:formula="of:=[.I4]" office:value-type="float" office:value="0.6">
            <text:p>0.6</text:p>
          </table:table-cell>
          <table:table-cell table:formula="of:=[.J4]" office:value-type="float" office:value="0">
            <text:p>0</text:p>
          </table:table-cell>
          <table:table-cell table:formula="of:=[.K4]" office:value-type="float" office:value="1.55">
            <text:p>1.55</text:p>
          </table:table-cell>
          <table:table-cell table:formula="of:=[.L4]" office:value-type="float" office:value="1">
            <text:p>1</text:p>
          </table:table-cell>
          <table:table-cell/>
          <table:table-cell table:formula="of:=[$globals.$D$31]*[$globals.$C$21]^[.J5]" office:value-type="float" office:value="5">
            <text:p>5</text:p>
          </table:table-cell>
          <table:table-cell table:formula="of:=[.Z4]/[.I5]/[.Y4]*[.S5]" office:value-type="float" office:value="31">
            <text:p>31</text:p>
          </table:table-cell>
          <table:table-cell table:formula="of:=[.AA4]/[.O5]" office:value-type="float" office:value="25.8064516129032">
            <text:p>25.81</text:p>
          </table:table-cell>
          <table:table-cell table:formula="of:=([.D5]/[.C5])/([.T5]/[.S5])" office:value-type="float" office:value="0.979613052631579">
            <text:p>0.98</text:p>
          </table:table-cell>
          <table:table-cell/>
          <table:table-cell table:formula="of:=[.N5]^[$globals.$C$25]*[$globals.$C$34]/[.T5]*[.L5]*[.Y5]" office:value-type="float" office:value="93">
            <text:p>93</text:p>
          </table:table-cell>
          <table:table-cell table:formula="of:=[.U5]/[.I5]" office:value-type="float" office:value="5.3763440860215">
            <text:p>5.38</text:p>
          </table:table-cell>
          <table:table-cell table:formula="of:=[.N5]/[.K5]" office:value-type="float" office:value="3.2258064516129">
            <text:p>3.23</text:p>
          </table:table-cell>
          <table:table-cell table:formula="of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f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6]-[.V6]/2);[.V6])" office:value-type="float" office:value="140">
            <text:p>140</text:p>
          </table:table-cell>
          <table:table-cell table:formula="of:=CEILING(([.T6]-[.W6]/2);[.W6])" office:value-type="float" office:value="6.73">
            <text:p>6.73</text:p>
          </table:table-cell>
          <table:table-cell table:formula="of:=[.$D6]*[$globals.$C$36]/[.$L6]" office:value-type="float" office:value="134.6">
            <text:p>134.6</text:p>
          </table:table-cell>
          <table:table-cell table:formula="of:=[.F5]" office:value-type="float" office:value="1">
            <text:p>1</text:p>
          </table:table-cell>
          <table:table-cell table:formula="of:=[.G5]" office:value-type="string" office:string-value="Y">
            <text:p>Y</text:p>
          </table:table-cell>
          <table:table-cell/>
          <table:table-cell table:formula="of:=[.I5]" office:value-type="float" office:value="0.6">
            <text:p>0.6</text:p>
          </table:table-cell>
          <table:table-cell table:formula="of:=[.J5]+[$globals.$C$39]" office:value-type="float" office:value="0.19">
            <text:p>0.19</text:p>
          </table:table-cell>
          <table:table-cell table:formula="of:=[.K5]" office:value-type="float" office:value="1.55">
            <text:p>1.55</text:p>
          </table:table-cell>
          <table:table-cell table:formula="of:=[.L5]" office:value-type="float" office:value="1">
            <text:p>1</text:p>
          </table:table-cell>
          <table:table-cell/>
          <table:table-cell table:formula="of:=[$globals.$D$31]*[$globals.$C$21]^[.J6]" office:value-type="float" office:value="6.25500761746961">
            <text:p>6.26</text:p>
          </table:table-cell>
          <table:table-cell table:formula="of:=[.Z4]/[.I6]/[.Y4]*[.S6]" office:value-type="float" office:value="46.9125127244589">
            <text:p>46.91</text:p>
          </table:table-cell>
          <table:table-cell table:formula="of:=[.AA4]/[.O6]" office:value-type="float" office:value="17.0530196218397">
            <text:p>17.05</text:p>
          </table:table-cell>
          <table:table-cell table:formula="of:=([.D6]/[.C6])/([.T6]/[.S6])" office:value-type="float" office:value="1.00589369069579">
            <text:p>1.01</text:p>
          </table:table-cell>
          <table:table-cell/>
          <table:table-cell table:formula="of:=[.N6]^[$globals.$C$25]*[$globals.$C$34]/[.T6]*[.L6]*[.Y6]" office:value-type="float" office:value="140.737538173377">
            <text:p>140.74</text:p>
          </table:table-cell>
          <table:table-cell table:formula="of:=[.U6]/[.I6]" office:value-type="float" office:value="6.72581464244044">
            <text:p>6.73</text:p>
          </table:table-cell>
          <table:table-cell table:formula="of:=[.N6]/[.K6]" office:value-type="float" office:value="4.03548878546426">
            <text:p>4.04</text:p>
          </table:table-cell>
          <table:table-cell table:formula="of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7]-[.V7]/2);[.V7])" office:value-type="float" office:value="210">
            <text:p>210</text:p>
          </table:table-cell>
          <table:table-cell table:formula="of:=CEILING(([.T7]-[.W7]/2);[.W7])" office:value-type="float" office:value="8.41">
            <text:p>8.41</text:p>
          </table:table-cell>
          <table:table-cell table:formula="of:=[.$D7]*[$globals.$C$36]/[.$L7]" office:value-type="float" office:value="168.2">
            <text:p>168.2</text:p>
          </table:table-cell>
          <table:table-cell table:formula="of:=[.F6]" office:value-type="float" office:value="1">
            <text:p>1</text:p>
          </table:table-cell>
          <table:table-cell table:formula="of:=[.G6]" office:value-type="string" office:string-value="Y">
            <text:p>Y</text:p>
          </table:table-cell>
          <table:table-cell/>
          <table:table-cell table:formula="of:=[.I6]" office:value-type="float" office:value="0.6">
            <text:p>0.6</text:p>
          </table:table-cell>
          <table:table-cell table:formula="of:=[.J6]+[$globals.$C$39]" office:value-type="float" office:value="0.38">
            <text:p>0.38</text:p>
          </table:table-cell>
          <table:table-cell table:formula="of:=[.K6]" office:value-type="float" office:value="1.55">
            <text:p>1.55</text:p>
          </table:table-cell>
          <table:table-cell table:formula="of:=[.L6]" office:value-type="float" office:value="1">
            <text:p>1</text:p>
          </table:table-cell>
          <table:table-cell/>
          <table:table-cell table:formula="of:=[$globals.$D$31]*[$globals.$C$21]^[.J7]" office:value-type="float" office:value="7.82502405892056">
            <text:p>7.83</text:p>
          </table:table-cell>
          <table:table-cell table:formula="of:=[.Z4]/[.I7]/[.Y4]*[.S7]" office:value-type="float" office:value="70.993027423307">
            <text:p>70.99</text:p>
          </table:table-cell>
          <table:table-cell table:formula="of:=[.AA4]/[.O7]" office:value-type="float" office:value="11.2687122811354">
            <text:p>11.27</text:p>
          </table:table-cell>
          <table:table-cell table:formula="of:=([.D7]/[.C7])/([.T7]/[.S7])" office:value-type="float" office:value="1.0137034380341">
            <text:p>1.01</text:p>
          </table:table-cell>
          <table:table-cell/>
          <table:table-cell table:formula="of:=[.N7]^[$globals.$C$25]*[$globals.$C$34]/[.T7]*[.L7]*[.Y7]" office:value-type="float" office:value="212.979082269921">
            <text:p>212.98</text:p>
          </table:table-cell>
          <table:table-cell table:formula="of:=[.U7]/[.I7]" office:value-type="float" office:value="8.41400436443071">
            <text:p>8.41</text:p>
          </table:table-cell>
          <table:table-cell table:formula="of:=[.N7]/[.K7]" office:value-type="float" office:value="5.04840261865843">
            <text:p>5.05</text:p>
          </table:table-cell>
          <table:table-cell table:formula="of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8]-[.V8]/2);[.V8])" office:value-type="float" office:value="320">
            <text:p>320</text:p>
          </table:table-cell>
          <table:table-cell table:formula="of:=CEILING(([.T8]-[.W8]/2);[.W8])" office:value-type="float" office:value="10.53">
            <text:p>10.53</text:p>
          </table:table-cell>
          <table:table-cell table:formula="of:=[.$D8]*[$globals.$C$36]/[.$L8]" office:value-type="float" office:value="210.6">
            <text:p>210.6</text:p>
          </table:table-cell>
          <table:table-cell table:formula="of:=[.F7]" office:value-type="float" office:value="1">
            <text:p>1</text:p>
          </table:table-cell>
          <table:table-cell table:formula="of:=[.G7]" office:value-type="string" office:string-value="Y">
            <text:p>Y</text:p>
          </table:table-cell>
          <table:table-cell/>
          <table:table-cell table:formula="of:=[.I7]" office:value-type="float" office:value="0.6">
            <text:p>0.6</text:p>
          </table:table-cell>
          <table:table-cell table:formula="of:=[.J7]+[$globals.$C$39]" office:value-type="float" office:value="0.57">
            <text:p>0.57</text:p>
          </table:table-cell>
          <table:table-cell table:formula="of:=[.K7]" office:value-type="float" office:value="1.55">
            <text:p>1.55</text:p>
          </table:table-cell>
          <table:table-cell table:formula="of:=[.L7]" office:value-type="float" office:value="1">
            <text:p>1</text:p>
          </table:table-cell>
          <table:table-cell/>
          <table:table-cell table:formula="of:=[$globals.$D$31]*[$globals.$C$21]^[.J8]" office:value-type="float" office:value="9.78911701908621">
            <text:p>9.79</text:p>
          </table:table-cell>
          <table:table-cell table:formula="of:=[.Z4]/[.I8]/[.Y4]*[.S8]" office:value-type="float" office:value="107.434235559476">
            <text:p>107.43</text:p>
          </table:table-cell>
          <table:table-cell table:formula="of:=[.AA4]/[.O8]" office:value-type="float" office:value="7.44641590116885">
            <text:p>7.45</text:p>
          </table:table-cell>
          <table:table-cell table:formula="of:=([.D8]/[.C8])/([.T8]/[.S8])" office:value-type="float" office:value="1.00758518684488">
            <text:p>1.01</text:p>
          </table:table-cell>
          <table:table-cell/>
          <table:table-cell table:formula="of:=[.N8]^[$globals.$C$25]*[$globals.$C$34]/[.T8]*[.L8]*[.Y8]" office:value-type="float" office:value="322.302706678427">
            <text:p>322.3</text:p>
          </table:table-cell>
          <table:table-cell table:formula="of:=[.U8]/[.I8]" office:value-type="float" office:value="10.5259322785873">
            <text:p>10.53</text:p>
          </table:table-cell>
          <table:table-cell table:formula="of:=[.N8]/[.K8]" office:value-type="float" office:value="6.31555936715239">
            <text:p>6.32</text:p>
          </table:table-cell>
          <table:table-cell table:formula="of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9]-[.V9]/2);[.V9])" office:value-type="float" office:value="490">
            <text:p>490</text:p>
          </table:table-cell>
          <table:table-cell table:formula="of:=CEILING(([.T9]-[.W9]/2);[.W9])" office:value-type="float" office:value="13.17">
            <text:p>13.17</text:p>
          </table:table-cell>
          <table:table-cell table:formula="of:=[.$D9]*[$globals.$C$36]/[.$L9]" office:value-type="float" office:value="263.4">
            <text:p>263.4</text:p>
          </table:table-cell>
          <table:table-cell table:formula="of:=[.F8]" office:value-type="float" office:value="1">
            <text:p>1</text:p>
          </table:table-cell>
          <table:table-cell table:formula="of:=[.G8]" office:value-type="string" office:string-value="Y">
            <text:p>Y</text:p>
          </table:table-cell>
          <table:table-cell/>
          <table:table-cell table:formula="of:=[.I8]" office:value-type="float" office:value="0.6">
            <text:p>0.6</text:p>
          </table:table-cell>
          <table:table-cell table:formula="of:=[.J8]+[$globals.$C$39]" office:value-type="float" office:value="0.76">
            <text:p>0.76</text:p>
          </table:table-cell>
          <table:table-cell table:formula="of:=[.K8]" office:value-type="float" office:value="1.55">
            <text:p>1.55</text:p>
          </table:table-cell>
          <table:table-cell table:formula="of:=[.L8]" office:value-type="float" office:value="1">
            <text:p>1</text:p>
          </table:table-cell>
          <table:table-cell/>
          <table:table-cell table:formula="of:=[$globals.$D$31]*[$globals.$C$21]^[.J9]" office:value-type="float" office:value="12.2462003045371">
            <text:p>12.25</text:p>
          </table:table-cell>
          <table:table-cell table:formula="of:=[.Z4]/[.I9]/[.Y4]*[.S9]" office:value-type="float" office:value="162.580965894401">
            <text:p>162.58</text:p>
          </table:table-cell>
          <table:table-cell table:formula="of:=[.AA4]/[.O9]" office:value-type="float" office:value="4.92062521340668">
            <text:p>4.92</text:p>
          </table:table-cell>
          <table:table-cell table:formula="of:=([.D9]/[.C9])/([.T9]/[.S9])" office:value-type="float" office:value="0.995548079480011">
            <text:p>1</text:p>
          </table:table-cell>
          <table:table-cell/>
          <table:table-cell table:formula="of:=[.N9]^[$globals.$C$25]*[$globals.$C$34]/[.T9]*[.L9]*[.Y9]" office:value-type="float" office:value="487.742897683202">
            <text:p>487.74</text:p>
          </table:table-cell>
          <table:table-cell table:formula="of:=[.U9]/[.I9]" office:value-type="float" office:value="13.1679573167066">
            <text:p>13.17</text:p>
          </table:table-cell>
          <table:table-cell table:formula="of:=[.N9]/[.K9]" office:value-type="float" office:value="7.90077439002395">
            <text:p>7.9</text:p>
          </table:table-cell>
          <table:table-cell table:formula="of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10]-[.V10]/2);[.V10])" office:value-type="float" office:value="740">
            <text:p>740</text:p>
          </table:table-cell>
          <table:table-cell table:formula="of:=CEILING(([.T10]-[.W10]/2);[.W10])" office:value-type="float" office:value="16.47">
            <text:p>16.47</text:p>
          </table:table-cell>
          <table:table-cell table:formula="of:=[.$D10]*[$globals.$C$36]/[.$L10]" office:value-type="float" office:value="329.4">
            <text:p>329.4</text:p>
          </table:table-cell>
          <table:table-cell table:formula="of:=[.F9]" office:value-type="float" office:value="1">
            <text:p>1</text:p>
          </table:table-cell>
          <table:table-cell table:formula="of:=[.G9]" office:value-type="string" office:string-value="Y">
            <text:p>Y</text:p>
          </table:table-cell>
          <table:table-cell/>
          <table:table-cell table:formula="of:=[.I9]" office:value-type="float" office:value="0.6">
            <text:p>0.6</text:p>
          </table:table-cell>
          <table:table-cell table:formula="of:=[.J9]+[$globals.$C$39]" office:value-type="float" office:value="0.95">
            <text:p>0.95</text:p>
          </table:table-cell>
          <table:table-cell table:formula="of:=[.K9]" office:value-type="float" office:value="1.55">
            <text:p>1.55</text:p>
          </table:table-cell>
          <table:table-cell table:formula="of:=[.L9]" office:value-type="float" office:value="1">
            <text:p>1</text:p>
          </table:table-cell>
          <table:table-cell/>
          <table:table-cell table:formula="of:=[$globals.$D$31]*[$globals.$C$21]^[.J10]" office:value-type="float" office:value="15.3200152379877">
            <text:p>15.32</text:p>
          </table:table-cell>
          <table:table-cell table:formula="of:=[.Z4]/[.I10]/[.Y4]*[.S10]" office:value-type="float" office:value="246.03489133148">
            <text:p>246.03</text:p>
          </table:table-cell>
          <table:table-cell table:formula="of:=[.AA4]/[.O10]" office:value-type="float" office:value="3.2515713347428">
            <text:p>3.25</text:p>
          </table:table-cell>
          <table:table-cell table:formula="of:=([.D10]/[.C10])/([.T10]/[.S10])" office:value-type="float" office:value="0.997248946523761">
            <text:p>1</text:p>
          </table:table-cell>
          <table:table-cell/>
          <table:table-cell table:formula="of:=[.N10]^[$globals.$C$25]*[$globals.$C$34]/[.T10]*[.L10]*[.Y10]" office:value-type="float" office:value="738.104673994441">
            <text:p>738.1</text:p>
          </table:table-cell>
          <table:table-cell table:formula="of:=[.U10]/[.I10]" office:value-type="float" office:value="16.4731346645028">
            <text:p>16.47</text:p>
          </table:table-cell>
          <table:table-cell table:formula="of:=[.N10]/[.K10]" office:value-type="float" office:value="9.88388079870171">
            <text:p>9.88</text:p>
          </table:table-cell>
          <table:table-cell table:formula="of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13]^[$globals.$C$25]*[$globals.$C$34]*[$globals.$C$35]" office:value-type="float" office:value="1438.260598875">
            <text:p>1,438</text:p>
          </table:table-cell>
          <table:table-cell table:style-name="ce12" table:formula="of:=[.C12]*[$globals.$C$21]^[$globals.$C$25]^(1 + [$globals.$C$44])" office:value-type="float" office:value="34232634.2099565">
            <text:p>3.42E+07</text:p>
          </table:table-cell>
          <table:table-cell/>
          <table:table-cell table:formula="of:=[.F10]*[.D10]/[.D13]*[$globals.$C$26]" office:value-type="float" office:value="2.18951255539143">
            <text:p>2.19</text:p>
          </table:table-cell>
          <table:table-cell table:formula="of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f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12]/[.K12]" office:value-type="float" office:value="0">
            <text:p>0</text:p>
          </table:table-cell>
          <table:table-cell table:number-columns-repeated="3"/>
          <table:table-cell table:style-name="ce13" table:formula="of:=[.Y4]" office:value-type="float" office:value="100">
            <text:p>100</text:p>
          </table:table-cell>
          <table:table-cell table:formula="of:=[.Z4]*[$globals.$C$6]" office:value-type="float" office:value="70">
            <text:p>70</text:p>
          </table:table-cell>
          <table:table-cell table:formula="of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13]-[.V13]/2);[.V13])" office:value-type="float" office:value="2100">
            <text:p>2,100</text:p>
          </table:table-cell>
          <table:table-cell table:formula="of:=CEILING(([.T13]-[.W13]/2);[.W13])" office:value-type="float" office:value="6.77">
            <text:p>6.77</text:p>
          </table:table-cell>
          <table:table-cell table:formula="of:=[.$D13]*[$globals.$C$36]/[.$L13]" office:value-type="float" office:value="135.4">
            <text:p>135.4</text:p>
          </table:table-cell>
          <table:table-cell table:formula="of:=[.F12]" office:value-type="float" office:value="2.18951255539143">
            <text:p>2.19</text:p>
          </table:table-cell>
          <table:table-cell table:formula="of:=[.G12]" office:value-type="string" office:string-value="Y">
            <text:p>Y</text:p>
          </table:table-cell>
          <table:table-cell/>
          <table:table-cell table:formula="of:=[.I12]" office:value-type="float" office:value="1.5">
            <text:p>1.5</text:p>
          </table:table-cell>
          <table:table-cell table:formula="of:=[.J12]" office:value-type="float" office:value="1">
            <text:p>1</text:p>
          </table:table-cell>
          <table:table-cell table:formula="of:=[.K12]" office:value-type="float" office:value="1.6">
            <text:p>1.6</text:p>
          </table:table-cell>
          <table:table-cell table:formula="of:=[.L12]" office:value-type="float" office:value="1">
            <text:p>1</text:p>
          </table:table-cell>
          <table:table-cell/>
          <table:table-cell table:formula="of:=[$globals.$D$31]*[$globals.$C$21]^[.J13]" office:value-type="float" office:value="16.25">
            <text:p>16.25</text:p>
          </table:table-cell>
          <table:table-cell table:formula="of:=[.Z12]/[.I13]/[.Y12]*[.S13]" office:value-type="float" office:value="991.293458916921">
            <text:p>991.29</text:p>
          </table:table-cell>
          <table:table-cell table:formula="of:=[.AA12]/[.O13]" office:value-type="float" office:value="24.2107922574433">
            <text:p>24.21</text:p>
          </table:table-cell>
          <table:table-cell table:formula="of:=([.D13]/[.C13])/([.T13]/[.S13])" office:value-type="float" office:value="1.01139944241646">
            <text:p>1.01</text:p>
          </table:table-cell>
          <table:table-cell/>
          <table:table-cell table:formula="of:=[.N13]^[$globals.$C$25]*[$globals.$C$34]/[.T13]*[.L13]*[.Y13]" office:value-type="float" office:value="2124.20026910769">
            <text:p>2124.2</text:p>
          </table:table-cell>
          <table:table-cell table:formula="of:=[.U13]/[.I13]" office:value-type="float" office:value="6.77083333333333">
            <text:p>6.77</text:p>
          </table:table-cell>
          <table:table-cell table:formula="of:=[.N13]/[.K13]" office:value-type="float" office:value="10.15625">
            <text:p>10.16</text:p>
          </table:table-cell>
          <table:table-cell table:formula="of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14]-[.V14]/2);[.V14])" office:value-type="float" office:value="3200">
            <text:p>3,200</text:p>
          </table:table-cell>
          <table:table-cell table:formula="of:=CEILING(([.T14]-[.W14]/2);[.W14])" office:value-type="float" office:value="8.47">
            <text:p>8.47</text:p>
          </table:table-cell>
          <table:table-cell table:formula="of:=[.$D14]*[$globals.$C$36]/[.$L14]" office:value-type="float" office:value="169.4">
            <text:p>169.4</text:p>
          </table:table-cell>
          <table:table-cell table:formula="of:=[.F13]" office:value-type="float" office:value="2.18951255539143">
            <text:p>2.19</text:p>
          </table:table-cell>
          <table:table-cell table:formula="of:=[.G13]" office:value-type="string" office:string-value="Y">
            <text:p>Y</text:p>
          </table:table-cell>
          <table:table-cell/>
          <table:table-cell table:formula="of:=[.I13]" office:value-type="float" office:value="1.5">
            <text:p>1.5</text:p>
          </table:table-cell>
          <table:table-cell table:formula="of:=[.J13]+[$globals.$C$39]" office:value-type="float" office:value="1.19">
            <text:p>1.19</text:p>
          </table:table-cell>
          <table:table-cell table:formula="of:=[.K13]" office:value-type="float" office:value="1.6">
            <text:p>1.6</text:p>
          </table:table-cell>
          <table:table-cell table:formula="of:=[.L13]" office:value-type="float" office:value="1">
            <text:p>1</text:p>
          </table:table-cell>
          <table:table-cell/>
          <table:table-cell table:formula="of:=[$globals.$D$31]*[$globals.$C$21]^[.J14]" office:value-type="float" office:value="20.3287747567762">
            <text:p>20.33</text:p>
          </table:table-cell>
          <table:table-cell table:formula="of:=[.Z12]/[.I14]/[.Y12]*[.S14]" office:value-type="float" office:value="1500.13119371332">
            <text:p>1500.13</text:p>
          </table:table-cell>
          <table:table-cell table:formula="of:=[.AA12]/[.O14]" office:value-type="float" office:value="15.9986007227755">
            <text:p>16</text:p>
          </table:table-cell>
          <table:table-cell table:formula="of:=([.D14]/[.C14])/([.T14]/[.S14])" office:value-type="float" office:value="1.00451385382268">
            <text:p>1</text:p>
          </table:table-cell>
          <table:table-cell/>
          <table:table-cell table:formula="of:=[.N14]^[$globals.$C$25]*[$globals.$C$34]/[.T14]*[.L14]*[.Y14]" office:value-type="float" office:value="3214.5668436714">
            <text:p>3214.57</text:p>
          </table:table-cell>
          <table:table-cell table:formula="of:=[.U14]/[.I14]" office:value-type="float" office:value="8.47032281532342">
            <text:p>8.47</text:p>
          </table:table-cell>
          <table:table-cell table:formula="of:=[.N14]/[.K14]" office:value-type="float" office:value="12.7054842229851">
            <text:p>12.71</text:p>
          </table:table-cell>
          <table:table-cell table:formula="of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15]-[.V15]/2);[.V15])" office:value-type="float" office:value="4900">
            <text:p>4,900</text:p>
          </table:table-cell>
          <table:table-cell table:formula="of:=CEILING(([.T15]-[.W15]/2);[.W15])" office:value-type="float" office:value="10.6">
            <text:p>10.6</text:p>
          </table:table-cell>
          <table:table-cell table:formula="of:=[.$D15]*[$globals.$C$36]/[.$L15]" office:value-type="float" office:value="212">
            <text:p>212</text:p>
          </table:table-cell>
          <table:table-cell table:formula="of:=[.F14]" office:value-type="float" office:value="2.18951255539143">
            <text:p>2.19</text:p>
          </table:table-cell>
          <table:table-cell table:formula="of:=[.G14]" office:value-type="string" office:string-value="Y">
            <text:p>Y</text:p>
          </table:table-cell>
          <table:table-cell/>
          <table:table-cell table:formula="of:=[.I14]" office:value-type="float" office:value="1.5">
            <text:p>1.5</text:p>
          </table:table-cell>
          <table:table-cell table:formula="of:=[.J14]+[$globals.$C$39]" office:value-type="float" office:value="1.38">
            <text:p>1.38</text:p>
          </table:table-cell>
          <table:table-cell table:formula="of:=[.K14]" office:value-type="float" office:value="1.6">
            <text:p>1.6</text:p>
          </table:table-cell>
          <table:table-cell table:formula="of:=[.L14]" office:value-type="float" office:value="1">
            <text:p>1</text:p>
          </table:table-cell>
          <table:table-cell/>
          <table:table-cell table:formula="of:=[$globals.$D$31]*[$globals.$C$21]^[.J15]" office:value-type="float" office:value="25.4313281914918">
            <text:p>25.43</text:p>
          </table:table-cell>
          <table:table-cell table:formula="of:=[.Z12]/[.I15]/[.Y12]*[.S15]" office:value-type="float" office:value="2270.15882946561">
            <text:p>2270.16</text:p>
          </table:table-cell>
          <table:table-cell table:formula="of:=[.AA12]/[.O15]" office:value-type="float" office:value="10.5719475168394">
            <text:p>10.57</text:p>
          </table:table-cell>
          <table:table-cell table:formula="of:=([.D15]/[.C15])/([.T15]/[.S15])" office:value-type="float" office:value="0.993119356762978">
            <text:p>0.99</text:p>
          </table:table-cell>
          <table:table-cell/>
          <table:table-cell table:formula="of:=[.N15]^[$globals.$C$25]*[$globals.$C$34]/[.T15]*[.L15]*[.Y15]" office:value-type="float" office:value="4864.62606314059">
            <text:p>4864.63</text:p>
          </table:table-cell>
          <table:table-cell table:formula="of:=[.U15]/[.I15]" office:value-type="float" office:value="10.5963867464549">
            <text:p>10.6</text:p>
          </table:table-cell>
          <table:table-cell table:formula="of:=[.N15]/[.K15]" office:value-type="float" office:value="15.8945801196824">
            <text:p>15.89</text:p>
          </table:table-cell>
          <table:table-cell table:formula="of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16]-[.V16]/2);[.V16])" office:value-type="float" office:value="7400">
            <text:p>7,400</text:p>
          </table:table-cell>
          <table:table-cell table:formula="of:=CEILING(([.T16]-[.W16]/2);[.W16])" office:value-type="float" office:value="13.26">
            <text:p>13.26</text:p>
          </table:table-cell>
          <table:table-cell table:formula="of:=[.$D16]*[$globals.$C$36]/[.$L16]" office:value-type="float" office:value="265.2">
            <text:p>265.2</text:p>
          </table:table-cell>
          <table:table-cell table:formula="of:=[.F15]" office:value-type="float" office:value="2.18951255539143">
            <text:p>2.19</text:p>
          </table:table-cell>
          <table:table-cell table:formula="of:=[.G15]" office:value-type="string" office:string-value="Y">
            <text:p>Y</text:p>
          </table:table-cell>
          <table:table-cell/>
          <table:table-cell table:formula="of:=[.I15]" office:value-type="float" office:value="1.5">
            <text:p>1.5</text:p>
          </table:table-cell>
          <table:table-cell table:formula="of:=[.J15]+[$globals.$C$39]" office:value-type="float" office:value="1.57">
            <text:p>1.57</text:p>
          </table:table-cell>
          <table:table-cell table:formula="of:=[.K15]" office:value-type="float" office:value="1.6">
            <text:p>1.6</text:p>
          </table:table-cell>
          <table:table-cell table:formula="of:=[.L15]" office:value-type="float" office:value="1">
            <text:p>1</text:p>
          </table:table-cell>
          <table:table-cell/>
          <table:table-cell table:formula="of:=[$globals.$D$31]*[$globals.$C$21]^[.J16]" office:value-type="float" office:value="31.8146303120302">
            <text:p>31.81</text:p>
          </table:table-cell>
          <table:table-cell table:formula="of:=[.Z12]/[.I16]/[.Y12]*[.S16]" office:value-type="float" office:value="3435.44693464026">
            <text:p>3435.45</text:p>
          </table:table-cell>
          <table:table-cell table:formula="of:=[.AA12]/[.O16]" office:value-type="float" office:value="6.98599060227172">
            <text:p>6.99</text:p>
          </table:table-cell>
          <table:table-cell table:formula="of:=([.D16]/[.C16])/([.T16]/[.S16])" office:value-type="float" office:value="0.995113524303146">
            <text:p>1</text:p>
          </table:table-cell>
          <table:table-cell/>
          <table:table-cell table:formula="of:=[.N16]^[$globals.$C$25]*[$globals.$C$34]/[.T16]*[.L16]*[.Y16]" office:value-type="float" office:value="7361.67200280055">
            <text:p>7361.67</text:p>
          </table:table-cell>
          <table:table-cell table:formula="of:=[.U16]/[.I16]" office:value-type="float" office:value="13.2560959633459">
            <text:p>13.26</text:p>
          </table:table-cell>
          <table:table-cell table:formula="of:=[.N16]/[.K16]" office:value-type="float" office:value="19.8841439450188">
            <text:p>19.88</text:p>
          </table:table-cell>
          <table:table-cell table:formula="of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17]-[.V17]/2);[.V17])" office:value-type="float" office:value="11000">
            <text:p>11,000</text:p>
          </table:table-cell>
          <table:table-cell table:formula="of:=CEILING(([.T17]-[.W17]/2);[.W17])" office:value-type="float" office:value="16.58">
            <text:p>16.58</text:p>
          </table:table-cell>
          <table:table-cell table:formula="of:=[.$D17]*[$globals.$C$36]/[.$L17]" office:value-type="float" office:value="331.6">
            <text:p>331.6</text:p>
          </table:table-cell>
          <table:table-cell table:formula="of:=[.F16]" office:value-type="float" office:value="2.18951255539143">
            <text:p>2.19</text:p>
          </table:table-cell>
          <table:table-cell table:formula="of:=[.G16]" office:value-type="string" office:string-value="Y">
            <text:p>Y</text:p>
          </table:table-cell>
          <table:table-cell/>
          <table:table-cell table:formula="of:=[.I16]" office:value-type="float" office:value="1.5">
            <text:p>1.5</text:p>
          </table:table-cell>
          <table:table-cell table:formula="of:=[.J16]+[$globals.$C$39]" office:value-type="float" office:value="1.76">
            <text:p>1.76</text:p>
          </table:table-cell>
          <table:table-cell table:formula="of:=[.K16]" office:value-type="float" office:value="1.6">
            <text:p>1.6</text:p>
          </table:table-cell>
          <table:table-cell table:formula="of:=[.L16]" office:value-type="float" office:value="1">
            <text:p>1</text:p>
          </table:table-cell>
          <table:table-cell/>
          <table:table-cell table:formula="of:=[$globals.$D$31]*[$globals.$C$21]^[.J17]" office:value-type="float" office:value="39.8001509897456">
            <text:p>39.8</text:p>
          </table:table-cell>
          <table:table-cell table:formula="of:=[.Z12]/[.I17]/[.Y12]*[.S17]" office:value-type="float" office:value="5198.88542050046">
            <text:p>5198.89</text:p>
          </table:table-cell>
          <table:table-cell table:formula="of:=[.AA12]/[.O17]" office:value-type="float" office:value="4.61637409921792">
            <text:p>4.62</text:p>
          </table:table-cell>
          <table:table-cell table:formula="of:=([.D17]/[.C17])/([.T17]/[.S17])" office:value-type="float" office:value="1.01256247390326">
            <text:p>1.01</text:p>
          </table:table-cell>
          <table:table-cell/>
          <table:table-cell table:formula="of:=[.N17]^[$globals.$C$25]*[$globals.$C$34]/[.T17]*[.L17]*[.Y17]" office:value-type="float" office:value="11140.4687582153">
            <text:p>11140.47</text:p>
          </table:table-cell>
          <table:table-cell table:formula="of:=[.U17]/[.I17]" office:value-type="float" office:value="16.5833962457273">
            <text:p>16.58</text:p>
          </table:table-cell>
          <table:table-cell table:formula="of:=[.N17]/[.K17]" office:value-type="float" office:value="24.875094368591">
            <text:p>24.88</text:p>
          </table:table-cell>
          <table:table-cell table:formula="of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18]-[.V18]/2);[.V18])" office:value-type="float" office:value="17000">
            <text:p>17,000</text:p>
          </table:table-cell>
          <table:table-cell table:formula="of:=CEILING(([.T18]-[.W18]/2);[.W18])" office:value-type="float" office:value="20.75">
            <text:p>20.75</text:p>
          </table:table-cell>
          <table:table-cell table:formula="of:=[.$D18]*[$globals.$C$36]/[.$L18]" office:value-type="float" office:value="415">
            <text:p>415</text:p>
          </table:table-cell>
          <table:table-cell table:formula="of:=[.F17]" office:value-type="float" office:value="2.18951255539143">
            <text:p>2.19</text:p>
          </table:table-cell>
          <table:table-cell table:formula="of:=[.G17]" office:value-type="string" office:string-value="Y">
            <text:p>Y</text:p>
          </table:table-cell>
          <table:table-cell/>
          <table:table-cell table:formula="of:=[.I17]" office:value-type="float" office:value="1.5">
            <text:p>1.5</text:p>
          </table:table-cell>
          <table:table-cell table:formula="of:=[.J17]+[$globals.$C$39]" office:value-type="float" office:value="1.95">
            <text:p>1.95</text:p>
          </table:table-cell>
          <table:table-cell table:formula="of:=[.K17]" office:value-type="float" office:value="1.6">
            <text:p>1.6</text:p>
          </table:table-cell>
          <table:table-cell table:formula="of:=[.L17]" office:value-type="float" office:value="1">
            <text:p>1</text:p>
          </table:table-cell>
          <table:table-cell/>
          <table:table-cell table:formula="of:=[$globals.$D$31]*[$globals.$C$21]^[.J18]" office:value-type="float" office:value="49.7900495234599">
            <text:p>49.79</text:p>
          </table:table-cell>
          <table:table-cell table:formula="of:=[.Z12]/[.I18]/[.Y12]*[.S18]" office:value-type="float" office:value="7867.50898200747">
            <text:p>7867.51</text:p>
          </table:table-cell>
          <table:table-cell table:formula="of:=[.AA12]/[.O18]" office:value-type="float" office:value="3.05052082620898">
            <text:p>3.05</text:p>
          </table:table-cell>
          <table:table-cell table:formula="of:=([.D18]/[.C18])/([.T18]/[.S18])" office:value-type="float" office:value="0.99190100337343">
            <text:p>0.99</text:p>
          </table:table-cell>
          <table:table-cell/>
          <table:table-cell table:formula="of:=[.N18]^[$globals.$C$25]*[$globals.$C$34]/[.T18]*[.L18]*[.Y18]" office:value-type="float" office:value="16858.9478185874">
            <text:p>16858.95</text:p>
          </table:table-cell>
          <table:table-cell table:formula="of:=[.U18]/[.I18]" office:value-type="float" office:value="20.7458539681083">
            <text:p>20.75</text:p>
          </table:table-cell>
          <table:table-cell table:formula="of:=[.N18]/[.K18]" office:value-type="float" office:value="31.1187809521624">
            <text:p>31.12</text:p>
          </table:table-cell>
          <table:table-cell table:formula="of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21]^[$globals.$C$25]*[$globals.$C$34]*[$globals.$C$35]" office:value-type="float" office:value="41371.8710055253">
            <text:p>41,372</text:p>
          </table:table-cell>
          <table:table-cell table:style-name="ce12" table:formula="of:=[.C20]*[$globals.$C$21]^[$globals.$C$25]^(1 + [$globals.$C$44])" office:value-type="float" office:value="984708979.597614">
            <text:p>9.85E+08</text:p>
          </table:table-cell>
          <table:table-cell/>
          <table:table-cell table:formula="of:=[.F18]*[.D18]/[.D21]*[$globals.$C$26]" office:value-type="float" office:value="5.75093487650281">
            <text:p>5.75</text:p>
          </table:table-cell>
          <table:table-cell table:formula="of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f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20]/[.K20]" office:value-type="float" office:value="0">
            <text:p>0</text:p>
          </table:table-cell>
          <table:table-cell table:number-columns-repeated="3"/>
          <table:table-cell table:style-name="ce13" table:formula="of:=[.Y12]" office:value-type="float" office:value="100">
            <text:p>100</text:p>
          </table:table-cell>
          <table:table-cell table:formula="of:=[.Z12]*[$globals.$C$6]" office:value-type="float" office:value="245">
            <text:p>245</text:p>
          </table:table-cell>
          <table:table-cell table:formula="of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21]-[.V21]/2);[.V21])" office:value-type="float" office:value="58000">
            <text:p>58,000</text:p>
          </table:table-cell>
          <table:table-cell table:formula="of:=CEILING(([.T21]-[.W21]/2);[.W21])" office:value-type="float" office:value="7.11">
            <text:p>7.11</text:p>
          </table:table-cell>
          <table:table-cell table:formula="of:=[.$D21]*[$globals.$C$36]/[.$L21]" office:value-type="float" office:value="142.2">
            <text:p>142.2</text:p>
          </table:table-cell>
          <table:table-cell table:formula="of:=[.F20]" office:value-type="float" office:value="5.75093487650281">
            <text:p>5.75</text:p>
          </table:table-cell>
          <table:table-cell table:formula="of:=[.G20]">
            <text:p/>
          </table:table-cell>
          <table:table-cell/>
          <table:table-cell table:formula="of:=[.I20]" office:value-type="float" office:value="4.5">
            <text:p>4.5</text:p>
          </table:table-cell>
          <table:table-cell table:formula="of:=[.J20]" office:value-type="float" office:value="2">
            <text:p>2</text:p>
          </table:table-cell>
          <table:table-cell table:formula="of:=[.K20]" office:value-type="float" office:value="1.65">
            <text:p>1.65</text:p>
          </table:table-cell>
          <table:table-cell table:formula="of:=[.L20]" office:value-type="float" office:value="1">
            <text:p>1</text:p>
          </table:table-cell>
          <table:table-cell/>
          <table:table-cell table:formula="of:=[$globals.$D$31]*[$globals.$C$21]^[.J21]" office:value-type="float" office:value="52.8125">
            <text:p>52.81</text:p>
          </table:table-cell>
          <table:table-cell table:formula="of:=[.Z20]/[.I21]/[.Y20]*[.S21]" office:value-type="float" office:value="31667.8416170104">
            <text:p>31667.84</text:p>
          </table:table-cell>
          <table:table-cell table:formula="of:=[.AA20]/[.O21]" office:value-type="float" office:value="22.7359985157073">
            <text:p>22.74</text:p>
          </table:table-cell>
          <table:table-cell table:formula="of:=([.D21]/[.C21])/([.T21]/[.S21])" office:value-type="float" office:value="1.00245810720266">
            <text:p>1</text:p>
          </table:table-cell>
          <table:table-cell/>
          <table:table-cell table:formula="of:=[.N21]^[$globals.$C$25]*[$globals.$C$34]/[.T21]*[.L21]*[.Y21]" office:value-type="float" office:value="58165.4233781823">
            <text:p>58165.42</text:p>
          </table:table-cell>
          <table:table-cell table:formula="of:=[.U21]/[.I21]" office:value-type="float" office:value="7.11279461279461">
            <text:p>7.11</text:p>
          </table:table-cell>
          <table:table-cell table:formula="of:=[.N21]/[.K21]" office:value-type="float" office:value="32.0075757575758">
            <text:p>32.01</text:p>
          </table:table-cell>
          <table:table-cell table:formula="of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22]-[.V22]/2);[.V22])" office:value-type="float" office:value="88000">
            <text:p>88,000</text:p>
          </table:table-cell>
          <table:table-cell table:formula="of:=CEILING(([.T22]-[.W22]/2);[.W22])" office:value-type="float" office:value="8.9">
            <text:p>8.9</text:p>
          </table:table-cell>
          <table:table-cell table:formula="of:=[.$D22]*[$globals.$C$36]/[.$L22]" office:value-type="float" office:value="178">
            <text:p>178</text:p>
          </table:table-cell>
          <table:table-cell table:formula="of:=[.F21]" office:value-type="float" office:value="5.75093487650281">
            <text:p>5.75</text:p>
          </table:table-cell>
          <table:table-cell table:formula="of:=[.G21]">
            <text:p/>
          </table:table-cell>
          <table:table-cell/>
          <table:table-cell table:formula="of:=[.I21]" office:value-type="float" office:value="4.5">
            <text:p>4.5</text:p>
          </table:table-cell>
          <table:table-cell table:formula="of:=[.J21]+[$globals.$C$39]" office:value-type="float" office:value="2.19">
            <text:p>2.19</text:p>
          </table:table-cell>
          <table:table-cell table:formula="of:=[.K21]" office:value-type="float" office:value="1.65">
            <text:p>1.65</text:p>
          </table:table-cell>
          <table:table-cell table:formula="of:=[.L21]" office:value-type="float" office:value="1">
            <text:p>1</text:p>
          </table:table-cell>
          <table:table-cell/>
          <table:table-cell table:formula="of:=[$globals.$D$31]*[$globals.$C$21]^[.J22]" office:value-type="float" office:value="66.0685179595227">
            <text:p>66.07</text:p>
          </table:table-cell>
          <table:table-cell table:formula="of:=[.Z20]/[.I22]/[.Y20]*[.S22]" office:value-type="float" office:value="47923.1620262628">
            <text:p>47923.16</text:p>
          </table:table-cell>
          <table:table-cell table:formula="of:=[.AA20]/[.O22]" office:value-type="float" office:value="15.0240503664058">
            <text:p>15.02</text:p>
          </table:table-cell>
          <table:table-cell table:formula="of:=([.D22]/[.C22])/([.T22]/[.S22])" office:value-type="float" office:value="1.00046320914748">
            <text:p>1</text:p>
          </table:table-cell>
          <table:table-cell/>
          <table:table-cell table:formula="of:=[.N22]^[$globals.$C$25]*[$globals.$C$34]/[.T22]*[.L22]*[.Y22]" office:value-type="float" office:value="88022.1343339521">
            <text:p>88022.13</text:p>
          </table:table-cell>
          <table:table-cell table:formula="of:=[.U22]/[.I22]" office:value-type="float" office:value="8.89811689690542">
            <text:p>8.9</text:p>
          </table:table-cell>
          <table:table-cell table:formula="of:=[.N22]/[.K22]" office:value-type="float" office:value="40.0415260360744">
            <text:p>40.04</text:p>
          </table:table-cell>
          <table:table-cell table:formula="of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23]-[.V23]/2);[.V23])" office:value-type="float" office:value="130000">
            <text:p>130,000</text:p>
          </table:table-cell>
          <table:table-cell table:formula="of:=CEILING(([.T23]-[.W23]/2);[.W23])" office:value-type="float" office:value="11.13">
            <text:p>11.13</text:p>
          </table:table-cell>
          <table:table-cell table:formula="of:=[.$D23]*[$globals.$C$36]/[.$L23]" office:value-type="float" office:value="222.6">
            <text:p>222.6</text:p>
          </table:table-cell>
          <table:table-cell table:formula="of:=[.F22]" office:value-type="float" office:value="5.75093487650281">
            <text:p>5.75</text:p>
          </table:table-cell>
          <table:table-cell table:formula="of:=[.G22]">
            <text:p/>
          </table:table-cell>
          <table:table-cell/>
          <table:table-cell table:formula="of:=[.I22]" office:value-type="float" office:value="4.5">
            <text:p>4.5</text:p>
          </table:table-cell>
          <table:table-cell table:formula="of:=[.J22]+[$globals.$C$39]" office:value-type="float" office:value="2.38">
            <text:p>2.38</text:p>
          </table:table-cell>
          <table:table-cell table:formula="of:=[.K22]" office:value-type="float" office:value="1.65">
            <text:p>1.65</text:p>
          </table:table-cell>
          <table:table-cell table:formula="of:=[.L22]" office:value-type="float" office:value="1">
            <text:p>1</text:p>
          </table:table-cell>
          <table:table-cell/>
          <table:table-cell table:formula="of:=[$globals.$D$31]*[$globals.$C$21]^[.J23]" office:value-type="float" office:value="82.6518166223484">
            <text:p>82.65</text:p>
          </table:table-cell>
          <table:table-cell table:formula="of:=[.Z20]/[.I23]/[.Y20]*[.S23]" office:value-type="float" office:value="72522.4499468825">
            <text:p>72522.45</text:p>
          </table:table-cell>
          <table:table-cell table:formula="of:=[.AA20]/[.O23]" office:value-type="float" office:value="9.92796024579076">
            <text:p>9.93</text:p>
          </table:table-cell>
          <table:table-cell table:formula="of:=([.D23]/[.C23])/([.T23]/[.S23])" office:value-type="float" office:value="1.02450660567313">
            <text:p>1.02</text:p>
          </table:table-cell>
          <table:table-cell/>
          <table:table-cell table:formula="of:=[.N23]^[$globals.$C$25]*[$globals.$C$34]/[.T23]*[.L23]*[.Y23]" office:value-type="float" office:value="133204.499902437">
            <text:p>133204.5</text:p>
          </table:table-cell>
          <table:table-cell table:formula="of:=[.U23]/[.I23]" office:value-type="float" office:value="11.1315577942557">
            <text:p>11.13</text:p>
          </table:table-cell>
          <table:table-cell table:formula="of:=[.N23]/[.K23]" office:value-type="float" office:value="50.0920100741505">
            <text:p>50.09</text:p>
          </table:table-cell>
          <table:table-cell table:formula="of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24]-[.V24]/2);[.V24])" office:value-type="float" office:value="200000">
            <text:p>200,000</text:p>
          </table:table-cell>
          <table:table-cell table:formula="of:=CEILING(([.T24]-[.W24]/2);[.W24])" office:value-type="float" office:value="13.93">
            <text:p>13.93</text:p>
          </table:table-cell>
          <table:table-cell table:formula="of:=[.$D24]*[$globals.$C$36]/[.$L24]" office:value-type="float" office:value="278.6">
            <text:p>278.6</text:p>
          </table:table-cell>
          <table:table-cell table:formula="of:=[.F23]" office:value-type="float" office:value="5.75093487650281">
            <text:p>5.75</text:p>
          </table:table-cell>
          <table:table-cell table:formula="of:=[.G23]">
            <text:p/>
          </table:table-cell>
          <table:table-cell/>
          <table:table-cell table:formula="of:=[.I23]" office:value-type="float" office:value="4.5">
            <text:p>4.5</text:p>
          </table:table-cell>
          <table:table-cell table:formula="of:=[.J23]+[$globals.$C$39]" office:value-type="float" office:value="2.57">
            <text:p>2.57</text:p>
          </table:table-cell>
          <table:table-cell table:formula="of:=[.K23]" office:value-type="float" office:value="1.65">
            <text:p>1.65</text:p>
          </table:table-cell>
          <table:table-cell table:formula="of:=[.L23]" office:value-type="float" office:value="1">
            <text:p>1</text:p>
          </table:table-cell>
          <table:table-cell/>
          <table:table-cell table:formula="of:=[$globals.$D$31]*[$globals.$C$21]^[.J24]" office:value-type="float" office:value="103.397548514098">
            <text:p>103.4</text:p>
          </table:table-cell>
          <table:table-cell table:formula="of:=[.Z20]/[.I24]/[.Y20]*[.S24]" office:value-type="float" office:value="109748.721159421">
            <text:p>109748.72</text:p>
          </table:table-cell>
          <table:table-cell table:formula="of:=[.AA20]/[.O24]" office:value-type="float" office:value="6.56044090895717">
            <text:p>6.56</text:p>
          </table:table-cell>
          <table:table-cell table:formula="of:=([.D24]/[.C24])/([.T24]/[.S24])" office:value-type="float" office:value="1.00821518565804">
            <text:p>1.01</text:p>
          </table:table-cell>
          <table:table-cell/>
          <table:table-cell table:formula="of:=[.N24]^[$globals.$C$25]*[$globals.$C$34]/[.T24]*[.L24]*[.Y24]" office:value-type="float" office:value="201579.283762202">
            <text:p>201579.28</text:p>
          </table:table-cell>
          <table:table-cell table:formula="of:=[.U24]/[.I24]" office:value-type="float" office:value="13.9255957594745">
            <text:p>13.93</text:p>
          </table:table-cell>
          <table:table-cell table:formula="of:=[.N24]/[.K24]" office:value-type="float" office:value="62.6651809176352">
            <text:p>62.67</text:p>
          </table:table-cell>
          <table:table-cell table:formula="of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25]-[.V25]/2);[.V25])" office:value-type="float" office:value="310000">
            <text:p>310,000</text:p>
          </table:table-cell>
          <table:table-cell table:formula="of:=CEILING(([.T25]-[.W25]/2);[.W25])" office:value-type="float" office:value="17.42">
            <text:p>17.42</text:p>
          </table:table-cell>
          <table:table-cell table:formula="of:=[.$D25]*[$globals.$C$36]/[.$L25]" office:value-type="float" office:value="348.4">
            <text:p>348.4</text:p>
          </table:table-cell>
          <table:table-cell table:formula="of:=[.F24]" office:value-type="float" office:value="5.75093487650281">
            <text:p>5.75</text:p>
          </table:table-cell>
          <table:table-cell table:formula="of:=[.G24]">
            <text:p/>
          </table:table-cell>
          <table:table-cell/>
          <table:table-cell table:formula="of:=[.I24]" office:value-type="float" office:value="4.5">
            <text:p>4.5</text:p>
          </table:table-cell>
          <table:table-cell table:formula="of:=[.J24]+[$globals.$C$39]" office:value-type="float" office:value="2.76">
            <text:p>2.76</text:p>
          </table:table-cell>
          <table:table-cell table:formula="of:=[.K24]" office:value-type="float" office:value="1.65">
            <text:p>1.65</text:p>
          </table:table-cell>
          <table:table-cell table:formula="of:=[.L24]" office:value-type="float" office:value="1">
            <text:p>1</text:p>
          </table:table-cell>
          <table:table-cell/>
          <table:table-cell table:formula="of:=[$globals.$D$31]*[$globals.$C$21]^[.J25]" office:value-type="float" office:value="129.350490716673">
            <text:p>129.35</text:p>
          </table:table-cell>
          <table:table-cell table:formula="of:=[.Z20]/[.I25]/[.Y20]*[.S25]" office:value-type="float" office:value="166083.492834982">
            <text:p>166083.49</text:p>
          </table:table-cell>
          <table:table-cell table:formula="of:=[.AA20]/[.O25]" office:value-type="float" office:value="4.33516894249919">
            <text:p>4.34</text:p>
          </table:table-cell>
          <table:table-cell table:formula="of:=([.D25]/[.C25])/([.T25]/[.S25])" office:value-type="float" office:value="0.983983312723558">
            <text:p>0.98</text:p>
          </table:table-cell>
          <table:table-cell/>
          <table:table-cell table:formula="of:=[.N25]^[$globals.$C$25]*[$globals.$C$34]/[.T25]*[.L25]*[.Y25]" office:value-type="float" office:value="305051.313370375">
            <text:p>305051.31</text:p>
          </table:table-cell>
          <table:table-cell table:formula="of:=[.U25]/[.I25]" office:value-type="float" office:value="17.4209415106631">
            <text:p>17.42</text:p>
          </table:table-cell>
          <table:table-cell table:formula="of:=[.N25]/[.K25]" office:value-type="float" office:value="78.3942367979838">
            <text:p>78.39</text:p>
          </table:table-cell>
          <table:table-cell table:formula="of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26]-[.V26]/2);[.V26])" office:value-type="float" office:value="460000">
            <text:p>460,000</text:p>
          </table:table-cell>
          <table:table-cell table:formula="of:=CEILING(([.T26]-[.W26]/2);[.W26])" office:value-type="float" office:value="21.79">
            <text:p>21.79</text:p>
          </table:table-cell>
          <table:table-cell table:formula="of:=[.$D26]*[$globals.$C$36]/[.$L26]" office:value-type="float" office:value="435.8">
            <text:p>435.8</text:p>
          </table:table-cell>
          <table:table-cell table:formula="of:=[.F25]" office:value-type="float" office:value="5.75093487650281">
            <text:p>5.75</text:p>
          </table:table-cell>
          <table:table-cell table:formula="of:=[.G25]">
            <text:p/>
          </table:table-cell>
          <table:table-cell/>
          <table:table-cell table:formula="of:=[.I25]" office:value-type="float" office:value="4.5">
            <text:p>4.5</text:p>
          </table:table-cell>
          <table:table-cell table:formula="of:=[.J25]+[$globals.$C$39]" office:value-type="float" office:value="2.95">
            <text:p>2.95</text:p>
          </table:table-cell>
          <table:table-cell table:formula="of:=[.K25]" office:value-type="float" office:value="1.65">
            <text:p>1.65</text:p>
          </table:table-cell>
          <table:table-cell table:formula="of:=[.L25]" office:value-type="float" office:value="1">
            <text:p>1</text:p>
          </table:table-cell>
          <table:table-cell/>
          <table:table-cell table:formula="of:=[$globals.$D$31]*[$globals.$C$21]^[.J26]" office:value-type="float" office:value="161.817660951245">
            <text:p>161.82</text:p>
          </table:table-cell>
          <table:table-cell table:formula="of:=[.Z20]/[.I26]/[.Y20]*[.S26]" office:value-type="float" office:value="251335.28938528">
            <text:p>251335.29</text:p>
          </table:table-cell>
          <table:table-cell table:formula="of:=[.AA20]/[.O26]" office:value-type="float" office:value="2.86469919031661">
            <text:p>2.86</text:p>
          </table:table-cell>
          <table:table-cell table:formula="of:=([.D26]/[.C26])/([.T26]/[.S26])" office:value-type="float" office:value="1.00339016038819">
            <text:p>1</text:p>
          </table:table-cell>
          <table:table-cell/>
          <table:table-cell table:formula="of:=[.N26]^[$globals.$C$25]*[$globals.$C$34]/[.T26]*[.L26]*[.Y26]" office:value-type="float" office:value="461636.245809697">
            <text:p>461636.25</text:p>
          </table:table-cell>
          <table:table-cell table:formula="of:=[.U26]/[.I26]" office:value-type="float" office:value="21.793624370538">
            <text:p>21.79</text:p>
          </table:table-cell>
          <table:table-cell table:formula="of:=[.N26]/[.K26]" office:value-type="float" office:value="98.0713096674209">
            <text:p>98.07</text:p>
          </table:table-cell>
          <table:table-cell table:formula="of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29]^[$globals.$C$25]*[$globals.$C$34]*[$globals.$C$35]" office:value-type="float" office:value="1190070.63937972">
            <text:p>1,190,071</text:p>
          </table:table-cell>
          <table:table-cell table:style-name="ce12" table:formula="of:=[.C28]*[$globals.$C$21]^[$globals.$C$25]^(1 + [$globals.$C$44])" office:value-type="float" office:value="28325362534.273">
            <text:p>2.83E+10</text:p>
          </table:table-cell>
          <table:table-cell/>
          <table:table-cell table:formula="of:=[.F26]*[.D26]/[.D29]*[$globals.$C$26]" office:value-type="float" office:value="48.823196477531">
            <text:p>48.82</text:p>
          </table:table-cell>
          <table:table-cell table:formula="of:=IF([.$J28]&lt;[$globals.$C$3];&quot;Y&quot;;&quot;&quot;)">
            <text:p/>
          </table:table-cell>
          <table:table-cell/>
          <table:table-cell table:style-name="ce13" office:value-type="float" office:value="55">
            <text:p>55</text:p>
          </table:table-cell>
          <table:table-cell table:formula="of:=[.J20]+1" office:value-type="float" office:value="3">
            <text:p>3</text:p>
          </table:table-cell>
          <table:table-cell table:style-name="ce13" office:value-type="float" office:value="1.35">
            <text:p>1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28]/[.K28]" office:value-type="float" office:value="0">
            <text:p>0</text:p>
          </table:table-cell>
          <table:table-cell table:number-columns-repeated="3"/>
          <table:table-cell table:style-name="ce13" table:formula="of:=[.Y20]" office:value-type="float" office:value="100">
            <text:p>100</text:p>
          </table:table-cell>
          <table:table-cell table:formula="of:=[.Z20]*[$globals.$C$6]" office:value-type="float" office:value="857.5">
            <text:p>857.5</text:p>
          </table:table-cell>
          <table:table-cell table:formula="of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29]-[.V29]/2);[.V29])" office:value-type="float" office:value="5100000">
            <text:p>5,100,000</text:p>
          </table:table-cell>
          <table:table-cell table:formula="of:=CEILING(([.T29]-[.W29]/2);[.W29])" office:value-type="float" office:value="2.31">
            <text:p>2.31</text:p>
          </table:table-cell>
          <table:table-cell table:formula="of:=[.$D29]*[$globals.$C$36]/[.$L29]" office:value-type="float" office:value="46.2">
            <text:p>46.2</text:p>
          </table:table-cell>
          <table:table-cell table:formula="of:=[.F28]" office:value-type="float" office:value="48.823196477531">
            <text:p>48.82</text:p>
          </table:table-cell>
          <table:table-cell table:formula="of:=[.G28]">
            <text:p/>
          </table:table-cell>
          <table:table-cell/>
          <table:table-cell table:formula="of:=[.I28]" office:value-type="float" office:value="55">
            <text:p>55</text:p>
          </table:table-cell>
          <table:table-cell table:formula="of:=[.J28]" office:value-type="float" office:value="3">
            <text:p>3</text:p>
          </table:table-cell>
          <table:table-cell table:formula="of:=[.K28]" office:value-type="float" office:value="1.35">
            <text:p>1.35</text:p>
          </table:table-cell>
          <table:table-cell table:formula="of:=[.L28]" office:value-type="float" office:value="1">
            <text:p>1</text:p>
          </table:table-cell>
          <table:table-cell/>
          <table:table-cell table:formula="of:=[$globals.$D$31]*[$globals.$C$21]^[.J29]" office:value-type="float" office:value="171.640625">
            <text:p>171.64</text:p>
          </table:table-cell>
          <table:table-cell table:formula="of:=[.Z28]/[.I29]/[.Y28]*[.S29]" office:value-type="float" office:value="802639.540558621">
            <text:p>802639.54</text:p>
          </table:table-cell>
          <table:table-cell table:formula="of:=[.AA28]/[.O29]" office:value-type="float" office:value="26.9112084672116">
            <text:p>26.91</text:p>
          </table:table-cell>
          <table:table-cell table:formula="of:=([.D29]/[.C29])/([.T29]/[.S29])" office:value-type="float" office:value="1.00871222889859">
            <text:p>1.01</text:p>
          </table:table-cell>
          <table:table-cell/>
          <table:table-cell table:formula="of:=[.N29]^[$globals.$C$25]*[$globals.$C$34]/[.T29]*[.L29]*[.Y29]" office:value-type="float" office:value="5148125.33302906">
            <text:p>5148125.33</text:p>
          </table:table-cell>
          <table:table-cell table:formula="of:=[.U29]/[.I29]" office:value-type="float" office:value="2.31165824915825">
            <text:p>2.31</text:p>
          </table:table-cell>
          <table:table-cell table:formula="of:=[.N29]/[.K29]" office:value-type="float" office:value="127.141203703704">
            <text:p>127.14</text:p>
          </table:table-cell>
          <table:table-cell table:formula="of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30]-[.V30]/2);[.V30])" office:value-type="float" office:value="7800000">
            <text:p>7,800,000</text:p>
          </table:table-cell>
          <table:table-cell table:formula="of:=CEILING(([.T30]-[.W30]/2);[.W30])" office:value-type="float" office:value="2.89">
            <text:p>2.89</text:p>
          </table:table-cell>
          <table:table-cell table:formula="of:=[.$D30]*[$globals.$C$36]/[.$L30]" office:value-type="float" office:value="57.8">
            <text:p>57.8</text:p>
          </table:table-cell>
          <table:table-cell table:formula="of:=[.F29]" office:value-type="float" office:value="48.823196477531">
            <text:p>48.82</text:p>
          </table:table-cell>
          <table:table-cell table:formula="of:=[.G29]">
            <text:p/>
          </table:table-cell>
          <table:table-cell/>
          <table:table-cell table:formula="of:=[.I29]" office:value-type="float" office:value="55">
            <text:p>55</text:p>
          </table:table-cell>
          <table:table-cell table:formula="of:=[.J29]+[$globals.$C$39]" office:value-type="float" office:value="3.19">
            <text:p>3.19</text:p>
          </table:table-cell>
          <table:table-cell table:formula="of:=[.K29]" office:value-type="float" office:value="1.35">
            <text:p>1.35</text:p>
          </table:table-cell>
          <table:table-cell table:formula="of:=[.L29]" office:value-type="float" office:value="1">
            <text:p>1</text:p>
          </table:table-cell>
          <table:table-cell/>
          <table:table-cell table:formula="of:=[$globals.$D$31]*[$globals.$C$21]^[.J30]" office:value-type="float" office:value="214.722683368449">
            <text:p>214.72</text:p>
          </table:table-cell>
          <table:table-cell table:formula="of:=[.Z28]/[.I30]/[.Y28]*[.S30]" office:value-type="float" office:value="1214639.92450355">
            <text:p>1214639.92</text:p>
          </table:table-cell>
          <table:table-cell table:formula="of:=[.AA28]/[.O30]" office:value-type="float" office:value="17.7830479340026">
            <text:p>17.78</text:p>
          </table:table-cell>
          <table:table-cell table:formula="of:=([.D30]/[.C30])/([.T30]/[.S30])" office:value-type="float" office:value="0.998154766505002">
            <text:p>1</text:p>
          </table:table-cell>
          <table:table-cell/>
          <table:table-cell table:formula="of:=[.N30]^[$globals.$C$25]*[$globals.$C$34]/[.T30]*[.L30]*[.Y30]" office:value-type="float" office:value="7790693.39331725">
            <text:p>7790693.39</text:p>
          </table:table-cell>
          <table:table-cell table:formula="of:=[.U30]/[.I30]" office:value-type="float" office:value="2.89188799149426">
            <text:p>2.89</text:p>
          </table:table-cell>
          <table:table-cell table:formula="of:=[.N30]/[.K30]" office:value-type="float" office:value="159.053839532184">
            <text:p>159.05</text:p>
          </table:table-cell>
          <table:table-cell table:formula="of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31]-[.V31]/2);[.V31])" office:value-type="float" office:value="12000000">
            <text:p>12,000,000</text:p>
          </table:table-cell>
          <table:table-cell table:formula="of:=CEILING(([.T31]-[.W31]/2);[.W31])" office:value-type="float" office:value="3.62">
            <text:p>3.62</text:p>
          </table:table-cell>
          <table:table-cell table:formula="of:=[.$D31]*[$globals.$C$36]/[.$L31]" office:value-type="float" office:value="72.4">
            <text:p>72.4</text:p>
          </table:table-cell>
          <table:table-cell table:formula="of:=[.F30]" office:value-type="float" office:value="48.823196477531">
            <text:p>48.82</text:p>
          </table:table-cell>
          <table:table-cell table:formula="of:=[.G30]">
            <text:p/>
          </table:table-cell>
          <table:table-cell/>
          <table:table-cell table:formula="of:=[.I30]" office:value-type="float" office:value="55">
            <text:p>55</text:p>
          </table:table-cell>
          <table:table-cell table:formula="of:=[.J30]+[$globals.$C$39]" office:value-type="float" office:value="3.38">
            <text:p>3.38</text:p>
          </table:table-cell>
          <table:table-cell table:formula="of:=[.K30]" office:value-type="float" office:value="1.35">
            <text:p>1.35</text:p>
          </table:table-cell>
          <table:table-cell table:formula="of:=[.L30]" office:value-type="float" office:value="1">
            <text:p>1</text:p>
          </table:table-cell>
          <table:table-cell/>
          <table:table-cell table:formula="of:=[$globals.$D$31]*[$globals.$C$21]^[.J31]" office:value-type="float" office:value="268.618404022632">
            <text:p>268.62</text:p>
          </table:table-cell>
          <table:table-cell table:formula="of:=[.Z28]/[.I31]/[.Y28]*[.S31]" office:value-type="float" office:value="1838122.93270673">
            <text:p>1838122.93</text:p>
          </table:table-cell>
          <table:table-cell table:formula="of:=[.AA28]/[.O31]" office:value-type="float" office:value="11.7511182824931">
            <text:p>11.75</text:p>
          </table:table-cell>
          <table:table-cell table:formula="of:=([.D31]/[.C31])/([.T31]/[.S31])" office:value-type="float" office:value="0.983085141640952">
            <text:p>0.98</text:p>
          </table:table-cell>
          <table:table-cell/>
          <table:table-cell table:formula="of:=[.N31]^[$globals.$C$25]*[$globals.$C$34]/[.T31]*[.L31]*[.Y31]" office:value-type="float" office:value="11789709.772463">
            <text:p>11789709.77</text:p>
          </table:table-cell>
          <table:table-cell table:formula="of:=[.U31]/[.I31]" office:value-type="float" office:value="3.61775628313309">
            <text:p>3.62</text:p>
          </table:table-cell>
          <table:table-cell table:formula="of:=[.N31]/[.K31]" office:value-type="float" office:value="198.97659557232">
            <text:p>198.98</text:p>
          </table:table-cell>
          <table:table-cell table:formula="of:=MAX(10^(FLOOR(LOG([.S3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32]-[.V32]/2);[.V32])" office:value-type="float" office:value="18000000">
            <text:p>18,000,000</text:p>
          </table:table-cell>
          <table:table-cell table:formula="of:=CEILING(([.T32]-[.W32]/2);[.W32])" office:value-type="float" office:value="4.53">
            <text:p>4.53</text:p>
          </table:table-cell>
          <table:table-cell table:formula="of:=[.$D32]*[$globals.$C$36]/[.$L32]" office:value-type="float" office:value="90.6">
            <text:p>90.6</text:p>
          </table:table-cell>
          <table:table-cell table:formula="of:=[.F31]" office:value-type="float" office:value="48.823196477531">
            <text:p>48.82</text:p>
          </table:table-cell>
          <table:table-cell table:formula="of:=[.G31]">
            <text:p/>
          </table:table-cell>
          <table:table-cell/>
          <table:table-cell table:formula="of:=[.I31]" office:value-type="float" office:value="55">
            <text:p>55</text:p>
          </table:table-cell>
          <table:table-cell table:formula="of:=[.J31]+[$globals.$C$39]" office:value-type="float" office:value="3.57">
            <text:p>3.57</text:p>
          </table:table-cell>
          <table:table-cell table:formula="of:=[.K31]" office:value-type="float" office:value="1.35">
            <text:p>1.35</text:p>
          </table:table-cell>
          <table:table-cell table:formula="of:=[.L31]" office:value-type="float" office:value="1">
            <text:p>1</text:p>
          </table:table-cell>
          <table:table-cell/>
          <table:table-cell table:formula="of:=[$globals.$D$31]*[$globals.$C$21]^[.J32]" office:value-type="float" office:value="336.042032670819">
            <text:p>336.04</text:p>
          </table:table-cell>
          <table:table-cell table:formula="of:=[.Z28]/[.I32]/[.Y28]*[.S32]" office:value-type="float" office:value="2781644.04741046">
            <text:p>2781644.05</text:p>
          </table:table-cell>
          <table:table-cell table:formula="of:=[.AA28]/[.O32]" office:value-type="float" office:value="7.76519196268418">
            <text:p>7.77</text:p>
          </table:table-cell>
          <table:table-cell table:formula="of:=([.D32]/[.C32])/([.T32]/[.S32])" office:value-type="float" office:value="0.992107350773046">
            <text:p>0.99</text:p>
          </table:table-cell>
          <table:table-cell/>
          <table:table-cell table:formula="of:=[.N32]^[$globals.$C$25]*[$globals.$C$34]/[.T32]*[.L32]*[.Y32]" office:value-type="float" office:value="17841448.7005919">
            <text:p>17841448.7</text:p>
          </table:table-cell>
          <table:table-cell table:formula="of:=[.U32]/[.I32]" office:value-type="float" office:value="4.52581862182921">
            <text:p>4.53</text:p>
          </table:table-cell>
          <table:table-cell table:formula="of:=[.N32]/[.K32]" office:value-type="float" office:value="248.920024200606">
            <text:p>248.92</text:p>
          </table:table-cell>
          <table:table-cell table:formula="of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33]-[.V33]/2);[.V33])" office:value-type="float" office:value="27000000">
            <text:p>27,000,000</text:p>
          </table:table-cell>
          <table:table-cell table:formula="of:=CEILING(([.T33]-[.W33]/2);[.W33])" office:value-type="float" office:value="5.66">
            <text:p>5.66</text:p>
          </table:table-cell>
          <table:table-cell table:formula="of:=[.$D33]*[$globals.$C$36]/[.$L33]" office:value-type="float" office:value="113.2">
            <text:p>113.2</text:p>
          </table:table-cell>
          <table:table-cell table:formula="of:=[.F32]" office:value-type="float" office:value="48.823196477531">
            <text:p>48.82</text:p>
          </table:table-cell>
          <table:table-cell table:formula="of:=[.G32]">
            <text:p/>
          </table:table-cell>
          <table:table-cell/>
          <table:table-cell table:formula="of:=[.I32]" office:value-type="float" office:value="55">
            <text:p>55</text:p>
          </table:table-cell>
          <table:table-cell table:formula="of:=[.J32]+[$globals.$C$39]" office:value-type="float" office:value="3.76">
            <text:p>3.76</text:p>
          </table:table-cell>
          <table:table-cell table:formula="of:=[.K32]" office:value-type="float" office:value="1.35">
            <text:p>1.35</text:p>
          </table:table-cell>
          <table:table-cell table:formula="of:=[.L32]" office:value-type="float" office:value="1">
            <text:p>1</text:p>
          </table:table-cell>
          <table:table-cell/>
          <table:table-cell table:formula="of:=[$globals.$D$31]*[$globals.$C$21]^[.J33]" office:value-type="float" office:value="420.389094829188">
            <text:p>420.39</text:p>
          </table:table-cell>
          <table:table-cell table:formula="of:=[.Z28]/[.I33]/[.Y28]*[.S33]" office:value-type="float" office:value="4209481.02480834">
            <text:p>4209481.02</text:p>
          </table:table-cell>
          <table:table-cell table:formula="of:=[.AA28]/[.O33]" office:value-type="float" office:value="5.13127387264644">
            <text:p>5.13</text:p>
          </table:table-cell>
          <table:table-cell table:formula="of:=([.D33]/[.C33])/([.T33]/[.S33])" office:value-type="float" office:value="0.999665721357558">
            <text:p>1</text:p>
          </table:table-cell>
          <table:table-cell/>
          <table:table-cell table:formula="of:=[.N33]^[$globals.$C$25]*[$globals.$C$34]/[.T33]*[.L33]*[.Y33]" office:value-type="float" office:value="26999586.7480418">
            <text:p>26999586.75</text:p>
          </table:table-cell>
          <table:table-cell table:formula="of:=[.U33]/[.I33]" office:value-type="float" office:value="5.6618059909655">
            <text:p>5.66</text:p>
          </table:table-cell>
          <table:table-cell table:formula="of:=[.N33]/[.K33]" office:value-type="float" office:value="311.399329503102">
            <text:p>311.4</text:p>
          </table:table-cell>
          <table:table-cell table:formula="of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34]-[.V34]/2);[.V34])" office:value-type="float" office:value="41000000">
            <text:p>41,000,000</text:p>
          </table:table-cell>
          <table:table-cell table:formula="of:=CEILING(([.T34]-[.W34]/2);[.W34])" office:value-type="float" office:value="7.08">
            <text:p>7.08</text:p>
          </table:table-cell>
          <table:table-cell table:formula="of:=[.$D34]*[$globals.$C$36]/[.$L34]" office:value-type="float" office:value="141.6">
            <text:p>141.6</text:p>
          </table:table-cell>
          <table:table-cell table:formula="of:=[.F33]" office:value-type="float" office:value="48.823196477531">
            <text:p>48.82</text:p>
          </table:table-cell>
          <table:table-cell table:formula="of:=[.G33]">
            <text:p/>
          </table:table-cell>
          <table:table-cell/>
          <table:table-cell table:formula="of:=[.I33]" office:value-type="float" office:value="55">
            <text:p>55</text:p>
          </table:table-cell>
          <table:table-cell table:formula="of:=[.J33]+[$globals.$C$39]" office:value-type="float" office:value="3.95">
            <text:p>3.95</text:p>
          </table:table-cell>
          <table:table-cell table:formula="of:=[.K33]" office:value-type="float" office:value="1.35">
            <text:p>1.35</text:p>
          </table:table-cell>
          <table:table-cell table:formula="of:=[.L33]" office:value-type="float" office:value="1">
            <text:p>1</text:p>
          </table:table-cell>
          <table:table-cell/>
          <table:table-cell table:formula="of:=[$globals.$D$31]*[$globals.$C$21]^[.J34]" office:value-type="float" office:value="525.907398091545">
            <text:p>525.91</text:p>
          </table:table-cell>
          <table:table-cell table:formula="of:=[.Z28]/[.I34]/[.Y28]*[.S34]" office:value-type="float" office:value="6370236.52063515">
            <text:p>6370236.52</text:p>
          </table:table-cell>
          <table:table-cell table:formula="of:=[.AA28]/[.O34]" office:value-type="float" office:value="3.39076891886683">
            <text:p>3.39</text:p>
          </table:table-cell>
          <table:table-cell table:formula="of:=([.D34]/[.C34])/([.T34]/[.S34])" office:value-type="float" office:value="0.996140728378056">
            <text:p>1</text:p>
          </table:table-cell>
          <table:table-cell/>
          <table:table-cell table:formula="of:=[.N34]^[$globals.$C$25]*[$globals.$C$34]/[.T34]*[.L34]*[.Y34]" office:value-type="float" office:value="40858659.8991176">
            <text:p>40858659.9</text:p>
          </table:table-cell>
          <table:table-cell table:formula="of:=[.U34]/[.I34]" office:value-type="float" office:value="7.08292792042484">
            <text:p>7.08</text:p>
          </table:table-cell>
          <table:table-cell table:formula="of:=[.N34]/[.K34]" office:value-type="float" office:value="389.561035623366">
            <text:p>389.56</text:p>
          </table:table-cell>
          <table:table-cell table:formula="of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37]^[$globals.$C$25]*[$globals.$C$34]*[$globals.$C$35]" office:value-type="float" office:value="34232634.2099565">
            <text:p>34,232,634</text:p>
          </table:table-cell>
          <table:table-cell table:style-name="ce12" table:formula="of:=[.C36]*[$globals.$C$21]^[$globals.$C$25]^(1 + [$globals.$C$44])" office:value-type="float" office:value="814785057637.898">
            <text:p>8.15E+11</text:p>
          </table:table-cell>
          <table:table-cell/>
          <table:table-cell table:formula="of:=[.F34]*[.D34]/[.D37]*[$globals.$C$26]" office:value-type="float" office:value="39.0340536957124">
            <text:p>39.03</text:p>
          </table:table-cell>
          <table:table-cell table:formula="of:=IF([.$J36]&lt;[$globals.$C$3];&quot;Y&quot;;&quot;&quot;)">
            <text:p/>
          </table:table-cell>
          <table:table-cell/>
          <table:table-cell table:style-name="ce13" office:value-type="float" office:value="1000">
            <text:p>1000</text:p>
          </table:table-cell>
          <table:table-cell table:formula="of:=[.J28]+1" office:value-type="float" office:value="4">
            <text:p>4</text:p>
          </table:table-cell>
          <table:table-cell table:style-name="ce13" office:value-type="float" office:value="0.07">
            <text:p>0.07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36]/[.K36]" office:value-type="float" office:value="0">
            <text:p>0</text:p>
          </table:table-cell>
          <table:table-cell table:number-columns-repeated="3"/>
          <table:table-cell table:style-name="ce13" table:formula="of:=[.Y28]" office:value-type="float" office:value="100">
            <text:p>100</text:p>
          </table:table-cell>
          <table:table-cell table:formula="of:=[.Z28]*[$globals.$C$6]" office:value-type="float" office:value="3001.25">
            <text:p>3001.25</text:p>
          </table:table-cell>
          <table:table-cell table:formula="of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37]-[.V37]/2);[.V37])" office:value-type="float" office:value="43000000">
            <text:p>43,000,000</text:p>
          </table:table-cell>
          <table:table-cell table:formula="of:=CEILING(([.T37]-[.W37]/2);[.W37])" office:value-type="float" office:value="7.97">
            <text:p>7.97</text:p>
          </table:table-cell>
          <table:table-cell table:formula="of:=[.$D37]*[$globals.$C$36]/[.$L37]" office:value-type="float" office:value="159.4">
            <text:p>159.4</text:p>
          </table:table-cell>
          <table:table-cell table:formula="of:=[.F36]" office:value-type="float" office:value="39.0340536957124">
            <text:p>39.03</text:p>
          </table:table-cell>
          <table:table-cell table:formula="of:=[.G36]">
            <text:p/>
          </table:table-cell>
          <table:table-cell/>
          <table:table-cell table:formula="of:=[.I36]" office:value-type="float" office:value="1000">
            <text:p>1000</text:p>
          </table:table-cell>
          <table:table-cell table:formula="of:=[.J36]" office:value-type="float" office:value="4">
            <text:p>4</text:p>
          </table:table-cell>
          <table:table-cell table:formula="of:=[.K36]" office:value-type="float" office:value="0.07">
            <text:p>0.07</text:p>
          </table:table-cell>
          <table:table-cell table:formula="of:=[.L36]" office:value-type="float" office:value="1">
            <text:p>1</text:p>
          </table:table-cell>
          <table:table-cell/>
          <table:table-cell table:formula="of:=[$globals.$D$31]*[$globals.$C$21]^[.J37]" office:value-type="float" office:value="557.83203125">
            <text:p>557.83</text:p>
          </table:table-cell>
          <table:table-cell table:formula="of:=[.Z36]/[.I37]/[.Y36]*[.S37]" office:value-type="float" office:value="1289249.83448308">
            <text:p>1289249.83</text:p>
          </table:table-cell>
          <table:table-cell table:formula="of:=[.AA36]/[.O37]" office:value-type="float" office:value="502.617865574373">
            <text:p>502.62</text:p>
          </table:table-cell>
          <table:table-cell table:formula="of:=([.D37]/[.C37])/([.T37]/[.S37])" office:value-type="float" office:value="0.999123948316131">
            <text:p>1</text:p>
          </table:table-cell>
          <table:table-cell/>
          <table:table-cell table:formula="of:=[.N37]^[$globals.$C$25]*[$globals.$C$34]/[.T37]*[.L37]*[.Y37]" office:value-type="float" office:value="42957095.6928973">
            <text:p>42957095.69</text:p>
          </table:table-cell>
          <table:table-cell table:formula="of:=[.U37]/[.I37]" office:value-type="float" office:value="7.96902901785714">
            <text:p>7.97</text:p>
          </table:table-cell>
          <table:table-cell table:formula="of:=[.N37]/[.K37]" office:value-type="float" office:value="7969.02901785714">
            <text:p>7969.03</text:p>
          </table:table-cell>
          <table:table-cell table:formula="of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38]-[.V38]/2);[.V38])" office:value-type="float" office:value="65000000">
            <text:p>65,000,000</text:p>
          </table:table-cell>
          <table:table-cell table:formula="of:=CEILING(([.T38]-[.W38]/2);[.W38])" office:value-type="float" office:value="9.97">
            <text:p>9.97</text:p>
          </table:table-cell>
          <table:table-cell table:formula="of:=[.$D38]*[$globals.$C$36]/[.$L38]" office:value-type="float" office:value="199.4">
            <text:p>199.4</text:p>
          </table:table-cell>
          <table:table-cell table:formula="of:=[.F37]" office:value-type="float" office:value="39.0340536957124">
            <text:p>39.03</text:p>
          </table:table-cell>
          <table:table-cell table:formula="of:=[.G37]">
            <text:p/>
          </table:table-cell>
          <table:table-cell/>
          <table:table-cell table:formula="of:=[.I37]" office:value-type="float" office:value="1000">
            <text:p>1000</text:p>
          </table:table-cell>
          <table:table-cell table:formula="of:=[.J37]+[$globals.$C$39]" office:value-type="float" office:value="4.19">
            <text:p>4.19</text:p>
          </table:table-cell>
          <table:table-cell table:formula="of:=[.K37]" office:value-type="float" office:value="0.07">
            <text:p>0.07</text:p>
          </table:table-cell>
          <table:table-cell table:formula="of:=[.L37]" office:value-type="float" office:value="1">
            <text:p>1</text:p>
          </table:table-cell>
          <table:table-cell/>
          <table:table-cell table:formula="of:=[$globals.$D$31]*[$globals.$C$21]^[.J38]" office:value-type="float" office:value="697.848720947459">
            <text:p>697.85</text:p>
          </table:table-cell>
          <table:table-cell table:formula="of:=[.Z36]/[.I38]/[.Y36]*[.S38]" office:value-type="float" office:value="1951030.62145787">
            <text:p>1951030.62</text:p>
          </table:table-cell>
          <table:table-cell table:formula="of:=[.AA36]/[.O38]" office:value-type="float" office:value="332.132152552169">
            <text:p>332.13</text:p>
          </table:table-cell>
          <table:table-cell table:formula="of:=([.D38]/[.C38])/([.T38]/[.S38])" office:value-type="float" office:value="1.00018530040332">
            <text:p>1</text:p>
          </table:table-cell>
          <table:table-cell/>
          <table:table-cell table:formula="of:=[.N38]^[$globals.$C$25]*[$globals.$C$34]/[.T38]*[.L38]*[.Y38]" office:value-type="float" office:value="65007267.6870595">
            <text:p>65007267.69</text:p>
          </table:table-cell>
          <table:table-cell table:formula="of:=[.U38]/[.I38]" office:value-type="float" office:value="9.96926744210655">
            <text:p>9.97</text:p>
          </table:table-cell>
          <table:table-cell table:formula="of:=[.N38]/[.K38]" office:value-type="float" office:value="9969.26744210655">
            <text:p>9969.27</text:p>
          </table:table-cell>
          <table:table-cell table:formula="of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39]-[.V39]/2);[.V39])" office:value-type="float" office:value="98000000">
            <text:p>98,000,000</text:p>
          </table:table-cell>
          <table:table-cell table:formula="of:=CEILING(([.T39]-[.W39]/2);[.W39])" office:value-type="float" office:value="12.47">
            <text:p>12.47</text:p>
          </table:table-cell>
          <table:table-cell table:formula="of:=[.$D39]*[$globals.$C$36]/[.$L39]" office:value-type="float" office:value="249.4">
            <text:p>249.4</text:p>
          </table:table-cell>
          <table:table-cell table:formula="of:=[.F38]" office:value-type="float" office:value="39.0340536957124">
            <text:p>39.03</text:p>
          </table:table-cell>
          <table:table-cell table:formula="of:=[.G38]">
            <text:p/>
          </table:table-cell>
          <table:table-cell/>
          <table:table-cell table:formula="of:=[.I38]" office:value-type="float" office:value="1000">
            <text:p>1000</text:p>
          </table:table-cell>
          <table:table-cell table:formula="of:=[.J38]+[$globals.$C$39]" office:value-type="float" office:value="4.38">
            <text:p>4.38</text:p>
          </table:table-cell>
          <table:table-cell table:formula="of:=[.K38]" office:value-type="float" office:value="0.07">
            <text:p>0.07</text:p>
          </table:table-cell>
          <table:table-cell table:formula="of:=[.L38]" office:value-type="float" office:value="1">
            <text:p>1</text:p>
          </table:table-cell>
          <table:table-cell/>
          <table:table-cell table:formula="of:=[$globals.$D$31]*[$globals.$C$21]^[.J39]" office:value-type="float" office:value="873.009813073556">
            <text:p>873.01</text:p>
          </table:table-cell>
          <table:table-cell table:formula="of:=[.Z36]/[.I39]/[.Y36]*[.S39]" office:value-type="float" office:value="2952508.02757908">
            <text:p>2952508.03</text:p>
          </table:table-cell>
          <table:table-cell table:formula="of:=[.AA36]/[.O39]" office:value-type="float" office:value="219.474424437494">
            <text:p>219.47</text:p>
          </table:table-cell>
          <table:table-cell table:formula="of:=([.D39]/[.C39])/([.T39]/[.S39])" office:value-type="float" office:value="1.00370989678387">
            <text:p>1</text:p>
          </table:table-cell>
          <table:table-cell/>
          <table:table-cell table:formula="of:=[.N39]^[$globals.$C$25]*[$globals.$C$34]/[.T39]*[.L39]*[.Y39]" office:value-type="float" office:value="98375944.2758544">
            <text:p>98375944.28</text:p>
          </table:table-cell>
          <table:table-cell table:formula="of:=[.U39]/[.I39]" office:value-type="float" office:value="12.4715687581937">
            <text:p>12.47</text:p>
          </table:table-cell>
          <table:table-cell table:formula="of:=[.N39]/[.K39]" office:value-type="float" office:value="12471.5687581937">
            <text:p>12471.57</text:p>
          </table:table-cell>
          <table:table-cell table:formula="of:=MAX(10^(FLOOR(LOG([.S39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40]-[.V40]/2);[.V40])" office:value-type="float" office:value="150000000">
            <text:p>150,000,000</text:p>
          </table:table-cell>
          <table:table-cell table:formula="of:=CEILING(([.T40]-[.W40]/2);[.W40])" office:value-type="float" office:value="15.6">
            <text:p>15.6</text:p>
          </table:table-cell>
          <table:table-cell table:formula="of:=[.$D40]*[$globals.$C$36]/[.$L40]" office:value-type="float" office:value="312">
            <text:p>312</text:p>
          </table:table-cell>
          <table:table-cell table:formula="of:=[.F39]" office:value-type="float" office:value="39.0340536957124">
            <text:p>39.03</text:p>
          </table:table-cell>
          <table:table-cell table:formula="of:=[.G39]">
            <text:p/>
          </table:table-cell>
          <table:table-cell/>
          <table:table-cell table:formula="of:=[.I39]" office:value-type="float" office:value="1000">
            <text:p>1000</text:p>
          </table:table-cell>
          <table:table-cell table:formula="of:=[.J39]+[$globals.$C$39]" office:value-type="float" office:value="4.57">
            <text:p>4.57</text:p>
          </table:table-cell>
          <table:table-cell table:formula="of:=[.K39]" office:value-type="float" office:value="0.07">
            <text:p>0.07</text:p>
          </table:table-cell>
          <table:table-cell table:formula="of:=[.L39]" office:value-type="float" office:value="1">
            <text:p>1</text:p>
          </table:table-cell>
          <table:table-cell/>
          <table:table-cell table:formula="of:=[$globals.$D$31]*[$globals.$C$21]^[.J40]" office:value-type="float" office:value="1092.13660618016">
            <text:p>1092.14</text:p>
          </table:table-cell>
          <table:table-cell table:formula="of:=[.Z36]/[.I40]/[.Y36]*[.S40]" office:value-type="float" office:value="4468050.6584797">
            <text:p>4468050.66</text:p>
          </table:table-cell>
          <table:table-cell table:formula="of:=[.AA36]/[.O40]" office:value-type="float" office:value="145.029689573951">
            <text:p>145.03</text:p>
          </table:table-cell>
          <table:table-cell table:formula="of:=([.D40]/[.C40])/([.T40]/[.S40])" office:value-type="float" office:value="0.992362468440719">
            <text:p>0.99</text:p>
          </table:table-cell>
          <table:table-cell/>
          <table:table-cell table:formula="of:=[.N40]^[$globals.$C$25]*[$globals.$C$34]/[.T40]*[.L40]*[.Y40]" office:value-type="float" office:value="148872991.536183">
            <text:p>148872991.54</text:p>
          </table:table-cell>
          <table:table-cell table:formula="of:=[.U40]/[.I40]" office:value-type="float" office:value="15.6019515168595">
            <text:p>15.6</text:p>
          </table:table-cell>
          <table:table-cell table:formula="of:=[.N40]/[.K40]" office:value-type="float" office:value="15601.9515168595">
            <text:p>15601.95</text:p>
          </table:table-cell>
          <table:table-cell table:formula="of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41]-[.V41]/2);[.V41])" office:value-type="float" office:value="230000000">
            <text:p>230,000,000</text:p>
          </table:table-cell>
          <table:table-cell table:formula="of:=CEILING(([.T41]-[.W41]/2);[.W41])" office:value-type="float" office:value="19.52">
            <text:p>19.52</text:p>
          </table:table-cell>
          <table:table-cell table:formula="of:=[.$D41]*[$globals.$C$36]/[.$L41]" office:value-type="float" office:value="390.4">
            <text:p>390.4</text:p>
          </table:table-cell>
          <table:table-cell table:formula="of:=[.F40]" office:value-type="float" office:value="39.0340536957124">
            <text:p>39.03</text:p>
          </table:table-cell>
          <table:table-cell table:formula="of:=[.G40]">
            <text:p/>
          </table:table-cell>
          <table:table-cell/>
          <table:table-cell table:formula="of:=[.I40]" office:value-type="float" office:value="1000">
            <text:p>1000</text:p>
          </table:table-cell>
          <table:table-cell table:formula="of:=[.J40]+[$globals.$C$39]" office:value-type="float" office:value="4.76">
            <text:p>4.76</text:p>
          </table:table-cell>
          <table:table-cell table:formula="of:=[.K40]" office:value-type="float" office:value="0.07">
            <text:p>0.07</text:p>
          </table:table-cell>
          <table:table-cell table:formula="of:=[.L40]" office:value-type="float" office:value="1">
            <text:p>1</text:p>
          </table:table-cell>
          <table:table-cell/>
          <table:table-cell table:formula="of:=[$globals.$D$31]*[$globals.$C$21]^[.J41]" office:value-type="float" office:value="1366.26455819486">
            <text:p>1366.26</text:p>
          </table:table-cell>
          <table:table-cell table:formula="of:=[.Z36]/[.I41]/[.Y36]*[.S41]" office:value-type="float" office:value="6761531.72159536">
            <text:p>6761531.72</text:p>
          </table:table-cell>
          <table:table-cell table:formula="of:=[.AA36]/[.O41]" office:value-type="float" office:value="95.8362730045888">
            <text:p>95.84</text:p>
          </table:table-cell>
          <table:table-cell table:formula="of:=([.D41]/[.C41])/([.T41]/[.S41])" office:value-type="float" office:value="0.979621101646493">
            <text:p>0.98</text:p>
          </table:table-cell>
          <table:table-cell/>
          <table:table-cell table:formula="of:=[.N41]^[$globals.$C$25]*[$globals.$C$34]/[.T41]*[.L41]*[.Y41]" office:value-type="float" office:value="225290519.669983">
            <text:p>225290519.67</text:p>
          </table:table-cell>
          <table:table-cell table:formula="of:=[.U41]/[.I41]" office:value-type="float" office:value="19.5180651170695">
            <text:p>19.52</text:p>
          </table:table-cell>
          <table:table-cell table:formula="of:=[.N41]/[.K41]" office:value-type="float" office:value="19518.0651170695">
            <text:p>19518.07</text:p>
          </table:table-cell>
          <table:table-cell table:formula="of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42]-[.V42]/2);[.V42])" office:value-type="float" office:value="340000000">
            <text:p>340,000,000</text:p>
          </table:table-cell>
          <table:table-cell table:formula="of:=CEILING(([.T42]-[.W42]/2);[.W42])" office:value-type="float" office:value="24.42">
            <text:p>24.42</text:p>
          </table:table-cell>
          <table:table-cell table:formula="of:=[.$D42]*[$globals.$C$36]/[.$L42]" office:value-type="float" office:value="488.4">
            <text:p>488.4</text:p>
          </table:table-cell>
          <table:table-cell table:formula="of:=[.F41]" office:value-type="float" office:value="39.0340536957124">
            <text:p>39.03</text:p>
          </table:table-cell>
          <table:table-cell table:formula="of:=[.G41]">
            <text:p/>
          </table:table-cell>
          <table:table-cell/>
          <table:table-cell table:formula="of:=[.I41]" office:value-type="float" office:value="1000">
            <text:p>1000</text:p>
          </table:table-cell>
          <table:table-cell table:formula="of:=[.J41]+[$globals.$C$39]" office:value-type="float" office:value="4.95">
            <text:p>4.95</text:p>
          </table:table-cell>
          <table:table-cell table:formula="of:=[.K41]" office:value-type="float" office:value="0.07">
            <text:p>0.07</text:p>
          </table:table-cell>
          <table:table-cell table:formula="of:=[.L41]" office:value-type="float" office:value="1">
            <text:p>1</text:p>
          </table:table-cell>
          <table:table-cell/>
          <table:table-cell table:formula="of:=[$globals.$D$31]*[$globals.$C$21]^[.J42]" office:value-type="float" office:value="1709.19904379752">
            <text:p>1709.2</text:p>
          </table:table-cell>
          <table:table-cell table:formula="of:=[.Z36]/[.I42]/[.Y36]*[.S42]" office:value-type="float" office:value="10232272.3524573">
            <text:p>10232272.35</text:p>
          </table:table-cell>
          <table:table-cell table:formula="of:=[.AA36]/[.O42]" office:value-type="float" office:value="63.3290414562103">
            <text:p>63.33</text:p>
          </table:table-cell>
          <table:table-cell table:formula="of:=([.D42]/[.C42])/([.T42]/[.S42])" office:value-type="float" office:value="1.00286404142069">
            <text:p>1</text:p>
          </table:table-cell>
          <table:table-cell/>
          <table:table-cell table:formula="of:=[.N42]^[$globals.$C$25]*[$globals.$C$34]/[.T42]*[.L42]*[.Y42]" office:value-type="float" office:value="340933689.378001">
            <text:p>340933689.38</text:p>
          </table:table-cell>
          <table:table-cell table:formula="of:=[.U42]/[.I42]" office:value-type="float" office:value="24.4171291971075">
            <text:p>24.42</text:p>
          </table:table-cell>
          <table:table-cell table:formula="of:=[.N42]/[.K42]" office:value-type="float" office:value="24417.1291971075">
            <text:p>24417.13</text:p>
          </table:table-cell>
          <table:table-cell table:formula="of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45]^[$globals.$C$25]*[$globals.$C$34]*[$globals.$C$35]" office:value-type="float" office:value="984708979.597614">
            <text:p>984,708,980</text:p>
          </table:table-cell>
          <table:table-cell table:style-name="ce12" table:formula="of:=[.C44]*[$globals.$C$21]^[$globals.$C$25]^(1 + [$globals.$C$44])" office:value-type="float" office:value="23437464899053.6">
            <text:p>2.34E+13</text:p>
          </table:table-cell>
          <table:table-cell/>
          <table:table-cell table:formula="of:=[.F42]*[.D42]/[.D45]*[$globals.$C$26]" office:value-type="float" office:value="140.868708066399">
            <text:p>140.87</text:p>
          </table:table-cell>
          <table:table-cell table:formula="of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f:=[.J36]+1" office:value-type="float" office:value="5">
            <text:p>5</text:p>
          </table:table-cell>
          <table:table-cell table:style-name="ce13" office:value-type="float" office:value="0.85">
            <text:p>0.8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44]/[.K44]" office:value-type="float" office:value="0">
            <text:p>0</text:p>
          </table:table-cell>
          <table:table-cell table:number-columns-repeated="3"/>
          <table:table-cell table:style-name="ce13" table:formula="of:=[.Y36]" office:value-type="float" office:value="100">
            <text:p>100</text:p>
          </table:table-cell>
          <table:table-cell table:formula="of:=[.Z36]*[$globals.$C$6]" office:value-type="float" office:value="10504.375">
            <text:p>10504.38</text:p>
          </table:table-cell>
          <table:table-cell table:formula="of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45]-[.V45]/2);[.V45])" office:value-type="float" office:value="1600000000">
            <text:p>1,600,000,000</text:p>
          </table:table-cell>
          <table:table-cell table:formula="of:=CEILING(([.T45]-[.W45]/2);[.W45])" office:value-type="float" office:value="6.09">
            <text:p>6.09</text:p>
          </table:table-cell>
          <table:table-cell table:formula="of:=[.$D45]*[$globals.$C$36]/[.$L45]" office:value-type="float" office:value="121.8">
            <text:p>121.8</text:p>
          </table:table-cell>
          <table:table-cell table:formula="of:=[.F44]" office:value-type="float" office:value="140.868708066399">
            <text:p>140.87</text:p>
          </table:table-cell>
          <table:table-cell table:formula="of:=[.G44]">
            <text:p/>
          </table:table-cell>
          <table:table-cell/>
          <table:table-cell table:formula="of:=[.I44]" office:value-type="float" office:value="350">
            <text:p>350</text:p>
          </table:table-cell>
          <table:table-cell table:formula="of:=[.J44]" office:value-type="float" office:value="5">
            <text:p>5</text:p>
          </table:table-cell>
          <table:table-cell table:formula="of:=[.K44]" office:value-type="float" office:value="0.85">
            <text:p>0.85</text:p>
          </table:table-cell>
          <table:table-cell table:formula="of:=[.L44]" office:value-type="float" office:value="1">
            <text:p>1</text:p>
          </table:table-cell>
          <table:table-cell/>
          <table:table-cell table:formula="of:=[$globals.$D$31]*[$globals.$C$21]^[.J45]" office:value-type="float" office:value="1812.9541015625">
            <text:p>1812.95</text:p>
          </table:table-cell>
          <table:table-cell table:formula="of:=[.Z44]/[.I45]/[.Y44]*[.S45]" office:value-type="float" office:value="484964816.365125">
            <text:p>484964816.37</text:p>
          </table:table-cell>
          <table:table-cell table:formula="of:=[.AA44]/[.O45]" office:value-type="float" office:value="40.0853821638142">
            <text:p>40.09</text:p>
          </table:table-cell>
          <table:table-cell table:formula="of:=([.D45]/[.C45])/([.T45]/[.S45])" office:value-type="float" office:value="1.00926573711179">
            <text:p>1.01</text:p>
          </table:table-cell>
          <table:table-cell/>
          <table:table-cell table:formula="of:=[.N45]^[$globals.$C$25]*[$globals.$C$34]/[.T45]*[.L45]*[.Y45]" office:value-type="float" office:value="1615876106.17285">
            <text:p>1615876106.17</text:p>
          </table:table-cell>
          <table:table-cell table:formula="of:=[.U45]/[.I45]" office:value-type="float" office:value="6.09396336659664">
            <text:p>6.09</text:p>
          </table:table-cell>
          <table:table-cell table:formula="of:=[.N45]/[.K45]" office:value-type="float" office:value="2132.88717830882">
            <text:p>2132.89</text:p>
          </table:table-cell>
          <table:table-cell table:formula="of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46]-[.V46]/2);[.V46])" office:value-type="float" office:value="2400000000">
            <text:p>2,400,000,000</text:p>
          </table:table-cell>
          <table:table-cell table:formula="of:=CEILING(([.T46]-[.W46]/2);[.W46])" office:value-type="float" office:value="7.62">
            <text:p>7.62</text:p>
          </table:table-cell>
          <table:table-cell table:formula="of:=[.$D46]*[$globals.$C$36]/[.$L46]" office:value-type="float" office:value="152.4">
            <text:p>152.4</text:p>
          </table:table-cell>
          <table:table-cell table:formula="of:=[.F45]" office:value-type="float" office:value="140.868708066399">
            <text:p>140.87</text:p>
          </table:table-cell>
          <table:table-cell table:formula="of:=[.G45]">
            <text:p/>
          </table:table-cell>
          <table:table-cell/>
          <table:table-cell table:formula="of:=[.I45]" office:value-type="float" office:value="350">
            <text:p>350</text:p>
          </table:table-cell>
          <table:table-cell table:formula="of:=[.J45]+[$globals.$C$39]" office:value-type="float" office:value="5.19">
            <text:p>5.19</text:p>
          </table:table-cell>
          <table:table-cell table:formula="of:=[.K45]" office:value-type="float" office:value="0.85">
            <text:p>0.85</text:p>
          </table:table-cell>
          <table:table-cell table:formula="of:=[.L45]" office:value-type="float" office:value="1">
            <text:p>1</text:p>
          </table:table-cell>
          <table:table-cell/>
          <table:table-cell table:formula="of:=[$globals.$D$31]*[$globals.$C$21]^[.J46]" office:value-type="float" office:value="2268.00834307924">
            <text:p>2268.01</text:p>
          </table:table-cell>
          <table:table-cell table:formula="of:=[.Z44]/[.I46]/[.Y44]*[.S46]" office:value-type="float" office:value="733900584.472381">
            <text:p>733900584.47</text:p>
          </table:table-cell>
          <table:table-cell table:formula="of:=[.AA44]/[.O46]" office:value-type="float" office:value="26.488601332803">
            <text:p>26.49</text:p>
          </table:table-cell>
          <table:table-cell table:formula="of:=([.D46]/[.C46])/([.T46]/[.S46])" office:value-type="float" office:value="1.01840638235695">
            <text:p>1.02</text:p>
          </table:table-cell>
          <table:table-cell/>
          <table:table-cell table:formula="of:=[.N46]^[$globals.$C$25]*[$globals.$C$34]/[.T46]*[.L46]*[.Y46]" office:value-type="float" office:value="2445316399.74138">
            <text:p>2445316399.74</text:p>
          </table:table-cell>
          <table:table-cell table:formula="of:=[.U46]/[.I46]" office:value-type="float" office:value="7.62355745572854">
            <text:p>7.62</text:p>
          </table:table-cell>
          <table:table-cell table:formula="of:=[.N46]/[.K46]" office:value-type="float" office:value="2668.24510950499">
            <text:p>2668.25</text:p>
          </table:table-cell>
          <table:table-cell table:formula="of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47]-[.V47]/2);[.V47])" office:value-type="float" office:value="3700000000">
            <text:p>3,700,000,000</text:p>
          </table:table-cell>
          <table:table-cell table:formula="of:=CEILING(([.T47]-[.W47]/2);[.W47])" office:value-type="float" office:value="9.54">
            <text:p>9.54</text:p>
          </table:table-cell>
          <table:table-cell table:formula="of:=[.$D47]*[$globals.$C$36]/[.$L47]" office:value-type="float" office:value="190.8">
            <text:p>190.8</text:p>
          </table:table-cell>
          <table:table-cell table:formula="of:=[.F46]" office:value-type="float" office:value="140.868708066399">
            <text:p>140.87</text:p>
          </table:table-cell>
          <table:table-cell table:formula="of:=[.G46]">
            <text:p/>
          </table:table-cell>
          <table:table-cell/>
          <table:table-cell table:formula="of:=[.I46]" office:value-type="float" office:value="350">
            <text:p>350</text:p>
          </table:table-cell>
          <table:table-cell table:formula="of:=[.J46]+[$globals.$C$39]" office:value-type="float" office:value="5.38">
            <text:p>5.38</text:p>
          </table:table-cell>
          <table:table-cell table:formula="of:=[.K46]" office:value-type="float" office:value="0.85">
            <text:p>0.85</text:p>
          </table:table-cell>
          <table:table-cell table:formula="of:=[.L46]" office:value-type="float" office:value="1">
            <text:p>1</text:p>
          </table:table-cell>
          <table:table-cell/>
          <table:table-cell table:formula="of:=[$globals.$D$31]*[$globals.$C$21]^[.J47]" office:value-type="float" office:value="2837.28189248906">
            <text:p>2837.28</text:p>
          </table:table-cell>
          <table:table-cell table:formula="of:=[.Z44]/[.I47]/[.Y44]*[.S47]" office:value-type="float" office:value="1110616790.56608">
            <text:p>1110616790.57</text:p>
          </table:table-cell>
          <table:table-cell table:formula="of:=[.AA44]/[.O47]" office:value-type="float" office:value="17.5037872334809">
            <text:p>17.5</text:p>
          </table:table-cell>
          <table:table-cell table:formula="of:=([.D47]/[.C47])/([.T47]/[.S47])" office:value-type="float" office:value="1.00044494962004">
            <text:p>1</text:p>
          </table:table-cell>
          <table:table-cell/>
          <table:table-cell table:formula="of:=[.N47]^[$globals.$C$25]*[$globals.$C$34]/[.T47]*[.L47]*[.Y47]" office:value-type="float" office:value="3700514087.68373">
            <text:p>3700514087.68</text:p>
          </table:table-cell>
          <table:table-cell table:formula="of:=[.U47]/[.I47]" office:value-type="float" office:value="9.53708199155985">
            <text:p>9.54</text:p>
          </table:table-cell>
          <table:table-cell table:formula="of:=[.N47]/[.K47]" office:value-type="float" office:value="3337.97869704595">
            <text:p>3337.98</text:p>
          </table:table-cell>
          <table:table-cell table:formula="of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48]-[.V48]/2);[.V48])" office:value-type="float" office:value="5600000000">
            <text:p>5,600,000,000</text:p>
          </table:table-cell>
          <table:table-cell table:formula="of:=CEILING(([.T48]-[.W48]/2);[.W48])" office:value-type="float" office:value="11.93">
            <text:p>11.93</text:p>
          </table:table-cell>
          <table:table-cell table:formula="of:=[.$D48]*[$globals.$C$36]/[.$L48]" office:value-type="float" office:value="238.6">
            <text:p>238.6</text:p>
          </table:table-cell>
          <table:table-cell table:formula="of:=[.F47]" office:value-type="float" office:value="140.868708066399">
            <text:p>140.87</text:p>
          </table:table-cell>
          <table:table-cell table:formula="of:=[.G47]">
            <text:p/>
          </table:table-cell>
          <table:table-cell/>
          <table:table-cell table:formula="of:=[.I47]" office:value-type="float" office:value="350">
            <text:p>350</text:p>
          </table:table-cell>
          <table:table-cell table:formula="of:=[.J47]+[$globals.$C$39]" office:value-type="float" office:value="5.57">
            <text:p>5.57</text:p>
          </table:table-cell>
          <table:table-cell table:formula="of:=[.K47]" office:value-type="float" office:value="0.85">
            <text:p>0.85</text:p>
          </table:table-cell>
          <table:table-cell table:formula="of:=[.L47]" office:value-type="float" office:value="1">
            <text:p>1</text:p>
          </table:table-cell>
          <table:table-cell/>
          <table:table-cell table:formula="of:=[$globals.$D$31]*[$globals.$C$21]^[.J48]" office:value-type="float" office:value="3549.44397008553">
            <text:p>3549.44</text:p>
          </table:table-cell>
          <table:table-cell table:formula="of:=[.Z44]/[.I48]/[.Y44]*[.S48]" office:value-type="float" office:value="1680704010.30416">
            <text:p>1680704010.3</text:p>
          </table:table-cell>
          <table:table-cell table:formula="of:=[.AA44]/[.O48]" office:value-type="float" office:value="11.5665815520259">
            <text:p>11.57</text:p>
          </table:table-cell>
          <table:table-cell table:formula="of:=([.D48]/[.C48])/([.T48]/[.S48])" office:value-type="float" office:value="0.999926607820533">
            <text:p>1</text:p>
          </table:table-cell>
          <table:table-cell/>
          <table:table-cell table:formula="of:=[.N48]^[$globals.$C$25]*[$globals.$C$34]/[.T48]*[.L48]*[.Y48]" office:value-type="float" office:value="5600013362.11298">
            <text:p>5600013362.11</text:p>
          </table:table-cell>
          <table:table-cell table:formula="of:=[.U48]/[.I48]" office:value-type="float" office:value="11.9309041011278">
            <text:p>11.93</text:p>
          </table:table-cell>
          <table:table-cell table:formula="of:=[.N48]/[.K48]" office:value-type="float" office:value="4175.81643539474">
            <text:p>4175.82</text:p>
          </table:table-cell>
          <table:table-cell table:formula="of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49]-[.V49]/2);[.V49])" office:value-type="float" office:value="8500000000">
            <text:p>8,500,000,000</text:p>
          </table:table-cell>
          <table:table-cell table:formula="of:=CEILING(([.T49]-[.W49]/2);[.W49])" office:value-type="float" office:value="14.93">
            <text:p>14.93</text:p>
          </table:table-cell>
          <table:table-cell table:formula="of:=[.$D49]*[$globals.$C$36]/[.$L49]" office:value-type="float" office:value="298.6">
            <text:p>298.6</text:p>
          </table:table-cell>
          <table:table-cell table:formula="of:=[.F48]" office:value-type="float" office:value="140.868708066399">
            <text:p>140.87</text:p>
          </table:table-cell>
          <table:table-cell table:formula="of:=[.G48]">
            <text:p/>
          </table:table-cell>
          <table:table-cell/>
          <table:table-cell table:formula="of:=[.I48]" office:value-type="float" office:value="350">
            <text:p>350</text:p>
          </table:table-cell>
          <table:table-cell table:formula="of:=[.J48]+[$globals.$C$39]" office:value-type="float" office:value="5.76">
            <text:p>5.76</text:p>
          </table:table-cell>
          <table:table-cell table:formula="of:=[.K48]" office:value-type="float" office:value="0.85">
            <text:p>0.85</text:p>
          </table:table-cell>
          <table:table-cell table:formula="of:=[.L48]" office:value-type="float" office:value="1">
            <text:p>1</text:p>
          </table:table-cell>
          <table:table-cell/>
          <table:table-cell table:formula="of:=[$globals.$D$31]*[$globals.$C$21]^[.J49]" office:value-type="float" office:value="4440.35981413331">
            <text:p>4440.36</text:p>
          </table:table-cell>
          <table:table-cell table:formula="of:=[.Z44]/[.I49]/[.Y44]*[.S49]" office:value-type="float" office:value="2543420911.91751">
            <text:p>2543420911.92</text:p>
          </table:table-cell>
          <table:table-cell table:formula="of:=[.AA44]/[.O49]" office:value-type="float" office:value="7.64324925886685">
            <text:p>7.64</text:p>
          </table:table-cell>
          <table:table-cell table:formula="of:=([.D49]/[.C49])/([.T49]/[.S49])" office:value-type="float" office:value="0.997299848706403">
            <text:p>1</text:p>
          </table:table-cell>
          <table:table-cell/>
          <table:table-cell table:formula="of:=[.N49]^[$globals.$C$25]*[$globals.$C$34]/[.T49]*[.L49]*[.Y49]" office:value-type="float" office:value="8474538648.62146">
            <text:p>8474538648.62</text:p>
          </table:table-cell>
          <table:table-cell table:formula="of:=[.U49]/[.I49]" office:value-type="float" office:value="14.9255792071708">
            <text:p>14.93</text:p>
          </table:table-cell>
          <table:table-cell table:formula="of:=[.N49]/[.K49]" office:value-type="float" office:value="5223.95272250978">
            <text:p>5223.95</text:p>
          </table:table-cell>
          <table:table-cell table:formula="of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50]-[.V50]/2);[.V50])" office:value-type="float" office:value="13000000000">
            <text:p>13,000,000,000</text:p>
          </table:table-cell>
          <table:table-cell table:formula="of:=CEILING(([.T50]-[.W50]/2);[.W50])" office:value-type="float" office:value="18.67">
            <text:p>18.67</text:p>
          </table:table-cell>
          <table:table-cell table:formula="of:=[.$D50]*[$globals.$C$36]/[.$L50]" office:value-type="float" office:value="373.4">
            <text:p>373.4</text:p>
          </table:table-cell>
          <table:table-cell table:formula="of:=[.F49]" office:value-type="float" office:value="140.868708066399">
            <text:p>140.87</text:p>
          </table:table-cell>
          <table:table-cell table:formula="of:=[.G49]">
            <text:p/>
          </table:table-cell>
          <table:table-cell/>
          <table:table-cell table:formula="of:=[.I49]" office:value-type="float" office:value="350">
            <text:p>350</text:p>
          </table:table-cell>
          <table:table-cell table:formula="of:=[.J49]+[$globals.$C$39]" office:value-type="float" office:value="5.95">
            <text:p>5.95</text:p>
          </table:table-cell>
          <table:table-cell table:formula="of:=[.K49]" office:value-type="float" office:value="0.85">
            <text:p>0.85</text:p>
          </table:table-cell>
          <table:table-cell table:formula="of:=[.L49]" office:value-type="float" office:value="1">
            <text:p>1</text:p>
          </table:table-cell>
          <table:table-cell/>
          <table:table-cell table:formula="of:=[$globals.$D$31]*[$globals.$C$21]^[.J50]" office:value-type="float" office:value="5554.89689234196">
            <text:p>5554.9</text:p>
          </table:table-cell>
          <table:table-cell table:formula="of:=[.Z44]/[.I50]/[.Y44]*[.S50]" office:value-type="float" office:value="3848976319.16082">
            <text:p>3848976319.16</text:p>
          </table:table-cell>
          <table:table-cell table:formula="of:=[.AA44]/[.O50]" office:value-type="float" office:value="5.05069358396013">
            <text:p>5.05</text:p>
          </table:table-cell>
          <table:table-cell table:formula="of:=([.D50]/[.C50])/([.T50]/[.S50])" office:value-type="float" office:value="0.986404397184632">
            <text:p>0.99</text:p>
          </table:table-cell>
          <table:table-cell/>
          <table:table-cell table:formula="of:=[.N50]^[$globals.$C$25]*[$globals.$C$34]/[.T50]*[.L50]*[.Y50]" office:value-type="float" office:value="12824577489.9153">
            <text:p>12824577489.92</text:p>
          </table:table-cell>
          <table:table-cell table:formula="of:=[.U50]/[.I50]" office:value-type="float" office:value="18.6719223271999">
            <text:p>18.67</text:p>
          </table:table-cell>
          <table:table-cell table:formula="of:=[.N50]/[.K50]" office:value-type="float" office:value="6535.17281451995">
            <text:p>6535.17</text:p>
          </table:table-cell>
          <table:table-cell table:formula="of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53]^[$globals.$C$25]*[$globals.$C$34]*[$globals.$C$35]" office:value-type="float" office:value="28325362534.273">
            <text:p>28,325,362,534</text:p>
          </table:table-cell>
          <table:table-cell table:style-name="ce12" table:formula="of:=[.C52]*[$globals.$C$21]^[$globals.$C$25]^(1 + [$globals.$C$44])" office:value-type="float" office:value="674183646036492">
            <text:p>6.74E+14</text:p>
          </table:table-cell>
          <table:table-cell/>
          <table:table-cell table:formula="of:=[.F50]*[.D50]/[.D53]*[$globals.$C$26]" office:value-type="float" office:value="170.780440233744">
            <text:p>170.78</text:p>
          </table:table-cell>
          <table:table-cell table:formula="of:=IF([.$J52]&lt;[$globals.$C$3];&quot;Y&quot;;&quot;&quot;)">
            <text:p/>
          </table:table-cell>
          <table:table-cell/>
          <table:table-cell table:style-name="ce13" office:value-type="float" office:value="250">
            <text:p>250</text:p>
          </table:table-cell>
          <table:table-cell table:formula="of:=[.J44]+1" office:value-type="float" office:value="6">
            <text:p>6</text:p>
          </table:table-cell>
          <table:table-cell table:style-name="ce13" office:value-type="float" office:value="1.7">
            <text:p>1.7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52]/[.K52]" office:value-type="float" office:value="0">
            <text:p>0</text:p>
          </table:table-cell>
          <table:table-cell table:number-columns-repeated="3"/>
          <table:table-cell table:style-name="ce13" table:formula="of:=[.Y44]" office:value-type="float" office:value="100">
            <text:p>100</text:p>
          </table:table-cell>
          <table:table-cell table:formula="of:=[.Z44]*[$globals.$C$6]" office:value-type="float" office:value="36765.3125">
            <text:p>36765.31</text:p>
          </table:table-cell>
          <table:table-cell table:formula="of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53]-[.V53]/2);[.V53])" office:value-type="float" office:value="20000000000">
            <text:p>20,000,000,000</text:p>
          </table:table-cell>
          <table:table-cell table:formula="of:=CEILING(([.T53]-[.W53]/2);[.W53])" office:value-type="float" office:value="13.86">
            <text:p>13.86</text:p>
          </table:table-cell>
          <table:table-cell table:formula="of:=[.$D53]*[$globals.$C$36]/[.$L53]" office:value-type="float" office:value="277.2">
            <text:p>277.2</text:p>
          </table:table-cell>
          <table:table-cell table:formula="of:=[.F52]" office:value-type="float" office:value="170.780440233744">
            <text:p>170.78</text:p>
          </table:table-cell>
          <table:table-cell table:formula="of:=[.G52]">
            <text:p/>
          </table:table-cell>
          <table:table-cell/>
          <table:table-cell table:formula="of:=[.I52]" office:value-type="float" office:value="250">
            <text:p>250</text:p>
          </table:table-cell>
          <table:table-cell table:formula="of:=[.J52]" office:value-type="float" office:value="6">
            <text:p>6</text:p>
          </table:table-cell>
          <table:table-cell table:formula="of:=[.K52]" office:value-type="float" office:value="1.7">
            <text:p>1.7</text:p>
          </table:table-cell>
          <table:table-cell table:formula="of:=[.L52]" office:value-type="float" office:value="1">
            <text:p>1</text:p>
          </table:table-cell>
          <table:table-cell/>
          <table:table-cell table:formula="of:=[$globals.$D$31]*[$globals.$C$21]^[.J53]" office:value-type="float" office:value="5892.10083007812">
            <text:p>5892.1</text:p>
          </table:table-cell>
          <table:table-cell table:formula="of:=[.Z52]/[.I53]/[.Y52]*[.S53]" office:value-type="float" office:value="30046403141.7246">
            <text:p>30046403141.72</text:p>
          </table:table-cell>
          <table:table-cell table:formula="of:=[.AA52]/[.O53]" office:value-type="float" office:value="19.4099772025666">
            <text:p>19.41</text:p>
          </table:table-cell>
          <table:table-cell table:formula="of:=([.D53]/[.C53])/([.T53]/[.S53])" office:value-type="float" office:value="1.02128330229478">
            <text:p>1.02</text:p>
          </table:table-cell>
          <table:table-cell/>
          <table:table-cell table:formula="of:=[.N53]^[$globals.$C$25]*[$globals.$C$34]/[.T53]*[.L53]*[.Y53]" office:value-type="float" office:value="20431217021.2919">
            <text:p>20431217021.29</text:p>
          </table:table-cell>
          <table:table-cell table:formula="of:=[.U53]/[.I53]" office:value-type="float" office:value="13.8637666590074">
            <text:p>13.86</text:p>
          </table:table-cell>
          <table:table-cell table:formula="of:=[.N53]/[.K53]" office:value-type="float" office:value="3465.94166475184">
            <text:p>3465.94</text:p>
          </table:table-cell>
          <table:table-cell table:formula="of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54]-[.V54]/2);[.V54])" office:value-type="float" office:value="31000000000">
            <text:p>31,000,000,000</text:p>
          </table:table-cell>
          <table:table-cell table:formula="of:=CEILING(([.T54]-[.W54]/2);[.W54])" office:value-type="float" office:value="17.34">
            <text:p>17.34</text:p>
          </table:table-cell>
          <table:table-cell table:formula="of:=[.$D54]*[$globals.$C$36]/[.$L54]" office:value-type="float" office:value="346.8">
            <text:p>346.8</text:p>
          </table:table-cell>
          <table:table-cell table:formula="of:=[.F53]" office:value-type="float" office:value="170.780440233744">
            <text:p>170.78</text:p>
          </table:table-cell>
          <table:table-cell table:formula="of:=[.G53]">
            <text:p/>
          </table:table-cell>
          <table:table-cell/>
          <table:table-cell table:formula="of:=[.I53]" office:value-type="float" office:value="250">
            <text:p>250</text:p>
          </table:table-cell>
          <table:table-cell table:formula="of:=[.J53]+[$globals.$C$39]" office:value-type="float" office:value="6.19">
            <text:p>6.19</text:p>
          </table:table-cell>
          <table:table-cell table:formula="of:=[.K53]" office:value-type="float" office:value="1.7">
            <text:p>1.7</text:p>
          </table:table-cell>
          <table:table-cell table:formula="of:=[.L53]" office:value-type="float" office:value="1">
            <text:p>1</text:p>
          </table:table-cell>
          <table:table-cell/>
          <table:table-cell table:formula="of:=[$globals.$D$31]*[$globals.$C$21]^[.J54]" office:value-type="float" office:value="7371.02711500754">
            <text:p>7371.03</text:p>
          </table:table-cell>
          <table:table-cell table:formula="of:=[.Z52]/[.I54]/[.Y52]*[.S54]" office:value-type="float" office:value="45469428055.1736">
            <text:p>45469428055.17</text:p>
          </table:table-cell>
          <table:table-cell table:formula="of:=[.AA52]/[.O54]" office:value-type="float" office:value="12.8262004811746">
            <text:p>12.83</text:p>
          </table:table-cell>
          <table:table-cell table:formula="of:=([.D54]/[.C54])/([.T54]/[.S54])" office:value-type="float" office:value="0.997170814285735">
            <text:p>1</text:p>
          </table:table-cell>
          <table:table-cell/>
          <table:table-cell table:formula="of:=[.N54]^[$globals.$C$25]*[$globals.$C$34]/[.T54]*[.L54]*[.Y54]" office:value-type="float" office:value="30918700918.9529">
            <text:p>30918700918.95</text:p>
          </table:table-cell>
          <table:table-cell table:formula="of:=[.U54]/[.I54]" office:value-type="float" office:value="17.3435932117824">
            <text:p>17.34</text:p>
          </table:table-cell>
          <table:table-cell table:formula="of:=[.N54]/[.K54]" office:value-type="float" office:value="4335.89830294561">
            <text:p>4335.9</text:p>
          </table:table-cell>
          <table:table-cell table:formula="of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55]-[.V55]/2);[.V55])" office:value-type="float" office:value="47000000000">
            <text:p>47,000,000,000</text:p>
          </table:table-cell>
          <table:table-cell table:formula="of:=CEILING(([.T55]-[.W55]/2);[.W55])" office:value-type="float" office:value="21.7">
            <text:p>21.7</text:p>
          </table:table-cell>
          <table:table-cell table:formula="of:=[.$D55]*[$globals.$C$36]/[.$L55]" office:value-type="float" office:value="434">
            <text:p>434</text:p>
          </table:table-cell>
          <table:table-cell table:formula="of:=[.F54]" office:value-type="float" office:value="170.780440233744">
            <text:p>170.78</text:p>
          </table:table-cell>
          <table:table-cell table:formula="of:=[.G54]">
            <text:p/>
          </table:table-cell>
          <table:table-cell/>
          <table:table-cell table:formula="of:=[.I54]" office:value-type="float" office:value="250">
            <text:p>250</text:p>
          </table:table-cell>
          <table:table-cell table:formula="of:=[.J54]+[$globals.$C$39]" office:value-type="float" office:value="6.38">
            <text:p>6.38</text:p>
          </table:table-cell>
          <table:table-cell table:formula="of:=[.K54]" office:value-type="float" office:value="1.7">
            <text:p>1.7</text:p>
          </table:table-cell>
          <table:table-cell table:formula="of:=[.L54]" office:value-type="float" office:value="1">
            <text:p>1</text:p>
          </table:table-cell>
          <table:table-cell/>
          <table:table-cell table:formula="of:=[$globals.$D$31]*[$globals.$C$21]^[.J55]" office:value-type="float" office:value="9221.16615058943">
            <text:p>9221.17</text:p>
          </table:table-cell>
          <table:table-cell table:formula="of:=[.Z52]/[.I55]/[.Y52]*[.S55]" office:value-type="float" office:value="68809197490.7161">
            <text:p>68809197490.72</text:p>
          </table:table-cell>
          <table:table-cell table:formula="of:=[.AA52]/[.O55]" office:value-type="float" office:value="8.47561112856587">
            <text:p>8.48</text:p>
          </table:table-cell>
          <table:table-cell table:formula="of:=([.D55]/[.C55])/([.T55]/[.S55])" office:value-type="float" office:value="0.995664902235038">
            <text:p>1</text:p>
          </table:table-cell>
          <table:table-cell/>
          <table:table-cell table:formula="of:=[.N55]^[$globals.$C$25]*[$globals.$C$34]/[.T55]*[.L55]*[.Y55]" office:value-type="float" office:value="46789482267.2295">
            <text:p>46789482267.23</text:p>
          </table:table-cell>
          <table:table-cell table:formula="of:=[.U55]/[.I55]" office:value-type="float" office:value="21.6968615307987">
            <text:p>21.7</text:p>
          </table:table-cell>
          <table:table-cell table:formula="of:=[.N55]/[.K55]" office:value-type="float" office:value="5424.21538269967">
            <text:p>5424.22</text:p>
          </table:table-cell>
          <table:table-cell table:formula="of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56]-[.V56]/2);[.V56])" office:value-type="float" office:value="71000000000">
            <text:p>71,000,000,000</text:p>
          </table:table-cell>
          <table:table-cell table:formula="of:=CEILING(([.T56]-[.W56]/2);[.W56])" office:value-type="float" office:value="27.14">
            <text:p>27.14</text:p>
          </table:table-cell>
          <table:table-cell table:formula="of:=[.$D56]*[$globals.$C$36]/[.$L56]" office:value-type="float" office:value="542.8">
            <text:p>542.8</text:p>
          </table:table-cell>
          <table:table-cell table:formula="of:=[.F55]" office:value-type="float" office:value="170.780440233744">
            <text:p>170.78</text:p>
          </table:table-cell>
          <table:table-cell table:formula="of:=[.G55]">
            <text:p/>
          </table:table-cell>
          <table:table-cell/>
          <table:table-cell table:formula="of:=[.I55]" office:value-type="float" office:value="250">
            <text:p>250</text:p>
          </table:table-cell>
          <table:table-cell table:formula="of:=[.J55]+[$globals.$C$39]" office:value-type="float" office:value="6.57">
            <text:p>6.57</text:p>
          </table:table-cell>
          <table:table-cell table:formula="of:=[.K55]" office:value-type="float" office:value="1.7">
            <text:p>1.7</text:p>
          </table:table-cell>
          <table:table-cell table:formula="of:=[.L55]" office:value-type="float" office:value="1">
            <text:p>1</text:p>
          </table:table-cell>
          <table:table-cell/>
          <table:table-cell table:formula="of:=[$globals.$D$31]*[$globals.$C$21]^[.J56]" office:value-type="float" office:value="11535.692902778">
            <text:p>11535.69</text:p>
          </table:table-cell>
          <table:table-cell table:formula="of:=[.Z52]/[.I56]/[.Y52]*[.S56]" office:value-type="float" office:value="104129430736.872">
            <text:p>104129430736.87</text:p>
          </table:table-cell>
          <table:table-cell table:formula="of:=[.AA52]/[.O56]" office:value-type="float" office:value="5.6007220616975">
            <text:p>5.6</text:p>
          </table:table-cell>
          <table:table-cell table:formula="of:=([.D56]/[.C56])/([.T56]/[.S56])" office:value-type="float" office:value="0.997176372846961">
            <text:p>1</text:p>
          </table:table-cell>
          <table:table-cell/>
          <table:table-cell table:formula="of:=[.N56]^[$globals.$C$25]*[$globals.$C$34]/[.T56]*[.L56]*[.Y56]" office:value-type="float" office:value="70806844588.1371">
            <text:p>70806844588.14</text:p>
          </table:table-cell>
          <table:table-cell table:formula="of:=[.U56]/[.I56]" office:value-type="float" office:value="27.1428068300658">
            <text:p>27.14</text:p>
          </table:table-cell>
          <table:table-cell table:formula="of:=[.N56]/[.K56]" office:value-type="float" office:value="6785.70170751645">
            <text:p>6785.7</text:p>
          </table:table-cell>
          <table:table-cell table:formula="of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57]-[.V57]/2);[.V57])" office:value-type="float" office:value="110000000000">
            <text:p>110,000,000,000</text:p>
          </table:table-cell>
          <table:table-cell table:formula="of:=CEILING(([.T57]-[.W57]/2);[.W57])" office:value-type="float" office:value="33.96">
            <text:p>33.96</text:p>
          </table:table-cell>
          <table:table-cell table:formula="of:=[.$D57]*[$globals.$C$36]/[.$L57]" office:value-type="float" office:value="679.2">
            <text:p>679.2</text:p>
          </table:table-cell>
          <table:table-cell table:formula="of:=[.F56]" office:value-type="float" office:value="170.780440233744">
            <text:p>170.78</text:p>
          </table:table-cell>
          <table:table-cell table:formula="of:=[.G56]">
            <text:p/>
          </table:table-cell>
          <table:table-cell/>
          <table:table-cell table:formula="of:=[.I56]" office:value-type="float" office:value="250">
            <text:p>250</text:p>
          </table:table-cell>
          <table:table-cell table:formula="of:=[.J56]+[$globals.$C$39]" office:value-type="float" office:value="6.76">
            <text:p>6.76</text:p>
          </table:table-cell>
          <table:table-cell table:formula="of:=[.K56]" office:value-type="float" office:value="1.7">
            <text:p>1.7</text:p>
          </table:table-cell>
          <table:table-cell table:formula="of:=[.L56]" office:value-type="float" office:value="1">
            <text:p>1</text:p>
          </table:table-cell>
          <table:table-cell/>
          <table:table-cell table:formula="of:=[$globals.$D$31]*[$globals.$C$21]^[.J57]" office:value-type="float" office:value="14431.1693959333">
            <text:p>14431.17</text:p>
          </table:table-cell>
          <table:table-cell table:formula="of:=[.Z52]/[.I57]/[.Y52]*[.S57]" office:value-type="float" office:value="157579782078.521">
            <text:p>157579782078.52</text:p>
          </table:table-cell>
          <table:table-cell table:formula="of:=[.AA52]/[.O57]" office:value-type="float" office:value="3.70098239956566">
            <text:p>3.7</text:p>
          </table:table-cell>
          <table:table-cell table:formula="of:=([.D57]/[.C57])/([.T57]/[.S57])" office:value-type="float" office:value="0.974237056053925">
            <text:p>0.97</text:p>
          </table:table-cell>
          <table:table-cell/>
          <table:table-cell table:formula="of:=[.N57]^[$globals.$C$25]*[$globals.$C$34]/[.T57]*[.L57]*[.Y57]" office:value-type="float" office:value="107152483797.412">
            <text:p>107152483797.41</text:p>
          </table:table-cell>
          <table:table-cell table:formula="of:=[.U57]/[.I57]" office:value-type="float" office:value="33.9556926963135">
            <text:p>33.96</text:p>
          </table:table-cell>
          <table:table-cell table:formula="of:=[.N57]/[.K57]" office:value-type="float" office:value="8488.92317407838">
            <text:p>8488.92</text:p>
          </table:table-cell>
          <table:table-cell table:formula="of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58]-[.V58]/2);[.V58])" office:value-type="float" office:value="160000000000">
            <text:p>160,000,000,000</text:p>
          </table:table-cell>
          <table:table-cell table:formula="of:=CEILING(([.T58]-[.W58]/2);[.W58])" office:value-type="float" office:value="42.48">
            <text:p>42.48</text:p>
          </table:table-cell>
          <table:table-cell table:formula="of:=[.$D58]*[$globals.$C$36]/[.$L58]" office:value-type="float" office:value="849.6">
            <text:p>849.6</text:p>
          </table:table-cell>
          <table:table-cell table:formula="of:=[.F57]" office:value-type="float" office:value="170.780440233744">
            <text:p>170.78</text:p>
          </table:table-cell>
          <table:table-cell table:formula="of:=[.G57]">
            <text:p/>
          </table:table-cell>
          <table:table-cell/>
          <table:table-cell table:formula="of:=[.I57]" office:value-type="float" office:value="250">
            <text:p>250</text:p>
          </table:table-cell>
          <table:table-cell table:formula="of:=[.J57]+[$globals.$C$39]" office:value-type="float" office:value="6.95">
            <text:p>6.95</text:p>
          </table:table-cell>
          <table:table-cell table:formula="of:=[.K57]" office:value-type="float" office:value="1.7">
            <text:p>1.7</text:p>
          </table:table-cell>
          <table:table-cell table:formula="of:=[.L57]" office:value-type="float" office:value="1">
            <text:p>1</text:p>
          </table:table-cell>
          <table:table-cell/>
          <table:table-cell table:formula="of:=[$globals.$D$31]*[$globals.$C$21]^[.J58]" office:value-type="float" office:value="18053.4149001114">
            <text:p>18053.41</text:p>
          </table:table-cell>
          <table:table-cell table:formula="of:=[.Z52]/[.I58]/[.Y52]*[.S58]" office:value-type="float" office:value="238466565544.39">
            <text:p>238466565544.39</text:p>
          </table:table-cell>
          <table:table-cell table:formula="of:=[.AA52]/[.O58]" office:value-type="float" office:value="2.44562586234521">
            <text:p>2.45</text:p>
          </table:table-cell>
          <table:table-cell table:formula="of:=([.D58]/[.C58])/([.T58]/[.S58])" office:value-type="float" office:value="1.01349902717691">
            <text:p>1.01</text:p>
          </table:table-cell>
          <table:table-cell/>
          <table:table-cell table:formula="of:=[.N58]^[$globals.$C$25]*[$globals.$C$34]/[.T58]*[.L58]*[.Y58]" office:value-type="float" office:value="162154589019.467">
            <text:p>162154589019.47</text:p>
          </table:table-cell>
          <table:table-cell table:formula="of:=[.U58]/[.I58]" office:value-type="float" office:value="42.4786232943797">
            <text:p>42.48</text:p>
          </table:table-cell>
          <table:table-cell table:formula="of:=[.N58]/[.K58]" office:value-type="float" office:value="10619.6558235949">
            <text:p>10619.66</text:p>
          </table:table-cell>
          <table:table-cell table:formula="of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5]^[$globals.$C$25]*[$globals.$C$34]*[$globals.$C$35]" office:value-type="float" office:value="50">
            <text:p>50</text:p>
          </table:table-cell>
          <table:table-cell table:style-name="ce12" table:formula="of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f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5]-[.V5]/2);[.V5])" office:value-type="float" office:value="95">
            <text:p>95</text:p>
          </table:table-cell>
          <table:table-cell table:formula="of:=CEILING(([.T5]-[.W5]/2);[.W5])" office:value-type="float" office:value="5.26">
            <text:p>5.26</text:p>
          </table:table-cell>
          <table:table-cell table:formula="of:=[.$D5]*[$globals.$C$36]/[.$L5]" office:value-type="float" office:value="105.2">
            <text:p>105.2</text:p>
          </table:table-cell>
          <table:table-cell table:formula="of:=[.F4]" office:value-type="float" office:value="1">
            <text:p>1</text:p>
          </table:table-cell>
          <table:table-cell table:formula="of:=[.G4]" office:value-type="string" office:string-value="Y">
            <text:p>Y</text:p>
          </table:table-cell>
          <table:table-cell/>
          <table:table-cell table:formula="of:=[.I4]" office:value-type="float" office:value="1.9">
            <text:p>1.9</text:p>
          </table:table-cell>
          <table:table-cell table:formula="of:=[.J4]" office:value-type="float" office:value="0">
            <text:p>0</text:p>
          </table:table-cell>
          <table:table-cell table:formula="of:=[.K4]" office:value-type="float" office:value="0.5">
            <text:p>0.5</text:p>
          </table:table-cell>
          <table:table-cell table:formula="of:=[.L4]" office:value-type="float" office:value="1">
            <text:p>1</text:p>
          </table:table-cell>
          <table:table-cell/>
          <table:table-cell table:formula="of:=[$globals.$D$31]*[$globals.$C$21]^[.J5]" office:value-type="float" office:value="5">
            <text:p>5</text:p>
          </table:table-cell>
          <table:table-cell table:formula="of:=[.Z4]/[.I5]/[.Y4]*[.S5]" office:value-type="float" office:value="10">
            <text:p>10</text:p>
          </table:table-cell>
          <table:table-cell table:formula="of:=[.AA4]/[.O5]" office:value-type="float" office:value="80">
            <text:p>80</text:p>
          </table:table-cell>
          <table:table-cell table:formula="of:=([.D5]/[.C5])/([.T5]/[.S5])" office:value-type="float" office:value="0.9994">
            <text:p>1</text:p>
          </table:table-cell>
          <table:table-cell/>
          <table:table-cell table:formula="of:=[.N5]^[$globals.$C$25]*[$globals.$C$34]/[.T5]*[.L5]*[.Y5]" office:value-type="float" office:value="95">
            <text:p>95</text:p>
          </table:table-cell>
          <table:table-cell table:formula="of:=[.U5]/[.I5]" office:value-type="float" office:value="5.26315789473684">
            <text:p>5.26</text:p>
          </table:table-cell>
          <table:table-cell table:formula="of:=[.N5]/[.K5]" office:value-type="float" office:value="10">
            <text:p>10</text:p>
          </table:table-cell>
          <table:table-cell table:formula="of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f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6]-[.V6]/2);[.V6])" office:value-type="float" office:value="140">
            <text:p>140</text:p>
          </table:table-cell>
          <table:table-cell table:formula="of:=CEILING(([.T6]-[.W6]/2);[.W6])" office:value-type="float" office:value="6.58">
            <text:p>6.58</text:p>
          </table:table-cell>
          <table:table-cell table:formula="of:=[.$D6]*[$globals.$C$36]/[.$L6]" office:value-type="float" office:value="131.6">
            <text:p>131.6</text:p>
          </table:table-cell>
          <table:table-cell table:formula="of:=[.F5]" office:value-type="float" office:value="1">
            <text:p>1</text:p>
          </table:table-cell>
          <table:table-cell table:formula="of:=[.G5]" office:value-type="string" office:string-value="Y">
            <text:p>Y</text:p>
          </table:table-cell>
          <table:table-cell/>
          <table:table-cell table:formula="of:=[.I5]" office:value-type="float" office:value="1.9">
            <text:p>1.9</text:p>
          </table:table-cell>
          <table:table-cell table:formula="of:=[.J5]+[$globals.$C$39]" office:value-type="float" office:value="0.19">
            <text:p>0.19</text:p>
          </table:table-cell>
          <table:table-cell table:formula="of:=[.K5]" office:value-type="float" office:value="0.5">
            <text:p>0.5</text:p>
          </table:table-cell>
          <table:table-cell table:formula="of:=[.L5]" office:value-type="float" office:value="1">
            <text:p>1</text:p>
          </table:table-cell>
          <table:table-cell/>
          <table:table-cell table:formula="of:=[$globals.$D$31]*[$globals.$C$21]^[.J6]" office:value-type="float" office:value="6.25500761746961">
            <text:p>6.26</text:p>
          </table:table-cell>
          <table:table-cell table:formula="of:=[.Z4]/[.I6]/[.Y4]*[.S6]" office:value-type="float" office:value="15.1330686207932">
            <text:p>15.13</text:p>
          </table:table-cell>
          <table:table-cell table:formula="of:=[.AA4]/[.O6]" office:value-type="float" office:value="52.8643608277029">
            <text:p>52.86</text:p>
          </table:table-cell>
          <table:table-cell table:formula="of:=([.D6]/[.C6])/([.T6]/[.S6])" office:value-type="float" office:value="1.0262288672994">
            <text:p>1.03</text:p>
          </table:table-cell>
          <table:table-cell/>
          <table:table-cell table:formula="of:=[.N6]^[$globals.$C$25]*[$globals.$C$34]/[.T6]*[.L6]*[.Y6]" office:value-type="float" office:value="143.764151897535">
            <text:p>143.76</text:p>
          </table:table-cell>
          <table:table-cell table:formula="of:=[.U6]/[.I6]" office:value-type="float" office:value="6.58421854470485">
            <text:p>6.58</text:p>
          </table:table-cell>
          <table:table-cell table:formula="of:=[.N6]/[.K6]" office:value-type="float" office:value="12.5100152349392">
            <text:p>12.51</text:p>
          </table:table-cell>
          <table:table-cell table:formula="of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7]-[.V7]/2);[.V7])" office:value-type="float" office:value="220">
            <text:p>220</text:p>
          </table:table-cell>
          <table:table-cell table:formula="of:=CEILING(([.T7]-[.W7]/2);[.W7])" office:value-type="float" office:value="8.24">
            <text:p>8.24</text:p>
          </table:table-cell>
          <table:table-cell table:formula="of:=[.$D7]*[$globals.$C$36]/[.$L7]" office:value-type="float" office:value="164.8">
            <text:p>164.8</text:p>
          </table:table-cell>
          <table:table-cell table:formula="of:=[.F6]" office:value-type="float" office:value="1">
            <text:p>1</text:p>
          </table:table-cell>
          <table:table-cell table:formula="of:=[.G6]" office:value-type="string" office:string-value="Y">
            <text:p>Y</text:p>
          </table:table-cell>
          <table:table-cell/>
          <table:table-cell table:formula="of:=[.I6]" office:value-type="float" office:value="1.9">
            <text:p>1.9</text:p>
          </table:table-cell>
          <table:table-cell table:formula="of:=[.J6]+[$globals.$C$39]" office:value-type="float" office:value="0.38">
            <text:p>0.38</text:p>
          </table:table-cell>
          <table:table-cell table:formula="of:=[.K6]" office:value-type="float" office:value="0.5">
            <text:p>0.5</text:p>
          </table:table-cell>
          <table:table-cell table:formula="of:=[.L6]" office:value-type="float" office:value="1">
            <text:p>1</text:p>
          </table:table-cell>
          <table:table-cell/>
          <table:table-cell table:formula="of:=[$globals.$D$31]*[$globals.$C$21]^[.J7]" office:value-type="float" office:value="7.82502405892056">
            <text:p>7.83</text:p>
          </table:table-cell>
          <table:table-cell table:formula="of:=[.Z4]/[.I7]/[.Y4]*[.S7]" office:value-type="float" office:value="22.9009765881635">
            <text:p>22.9</text:p>
          </table:table-cell>
          <table:table-cell table:formula="of:=[.AA4]/[.O7]" office:value-type="float" office:value="34.9330080715197">
            <text:p>34.93</text:p>
          </table:table-cell>
          <table:table-cell table:formula="of:=([.D7]/[.C7])/([.T7]/[.S7])" office:value-type="float" office:value="0.989281898764656">
            <text:p>0.99</text:p>
          </table:table-cell>
          <table:table-cell/>
          <table:table-cell table:formula="of:=[.N7]^[$globals.$C$25]*[$globals.$C$34]/[.T7]*[.L7]*[.Y7]" office:value-type="float" office:value="217.559277587554">
            <text:p>217.56</text:p>
          </table:table-cell>
          <table:table-cell table:formula="of:=[.U7]/[.I7]" office:value-type="float" office:value="8.2368674304427">
            <text:p>8.24</text:p>
          </table:table-cell>
          <table:table-cell table:formula="of:=[.N7]/[.K7]" office:value-type="float" office:value="15.6500481178411">
            <text:p>15.65</text:p>
          </table:table-cell>
          <table:table-cell table:formula="of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8]-[.V8]/2);[.V8])" office:value-type="float" office:value="330">
            <text:p>330</text:p>
          </table:table-cell>
          <table:table-cell table:formula="of:=CEILING(([.T8]-[.W8]/2);[.W8])" office:value-type="float" office:value="10.3">
            <text:p>10.3</text:p>
          </table:table-cell>
          <table:table-cell table:formula="of:=[.$D8]*[$globals.$C$36]/[.$L8]" office:value-type="float" office:value="206">
            <text:p>206</text:p>
          </table:table-cell>
          <table:table-cell table:formula="of:=[.F7]" office:value-type="float" office:value="1">
            <text:p>1</text:p>
          </table:table-cell>
          <table:table-cell table:formula="of:=[.G7]" office:value-type="string" office:string-value="Y">
            <text:p>Y</text:p>
          </table:table-cell>
          <table:table-cell/>
          <table:table-cell table:formula="of:=[.I7]" office:value-type="float" office:value="1.9">
            <text:p>1.9</text:p>
          </table:table-cell>
          <table:table-cell table:formula="of:=[.J7]+[$globals.$C$39]" office:value-type="float" office:value="0.57">
            <text:p>0.57</text:p>
          </table:table-cell>
          <table:table-cell table:formula="of:=[.K7]" office:value-type="float" office:value="0.5">
            <text:p>0.5</text:p>
          </table:table-cell>
          <table:table-cell table:formula="of:=[.L7]" office:value-type="float" office:value="1">
            <text:p>1</text:p>
          </table:table-cell>
          <table:table-cell/>
          <table:table-cell table:formula="of:=[$globals.$D$31]*[$globals.$C$21]^[.J8]" office:value-type="float" office:value="9.78911701908621">
            <text:p>9.79</text:p>
          </table:table-cell>
          <table:table-cell table:formula="of:=[.Z4]/[.I8]/[.Y4]*[.S8]" office:value-type="float" office:value="34.6562050191857">
            <text:p>34.66</text:p>
          </table:table-cell>
          <table:table-cell table:formula="of:=[.AA4]/[.O8]" office:value-type="float" office:value="23.0838892936234">
            <text:p>23.08</text:p>
          </table:table-cell>
          <table:table-cell table:formula="of:=([.D8]/[.C8])/([.T8]/[.S8])" office:value-type="float" office:value="0.997259034605462">
            <text:p>1</text:p>
          </table:table-cell>
          <table:table-cell/>
          <table:table-cell table:formula="of:=[.N8]^[$globals.$C$25]*[$globals.$C$34]/[.T8]*[.L8]*[.Y8]" office:value-type="float" office:value="329.233947682264">
            <text:p>329.23</text:p>
          </table:table-cell>
          <table:table-cell table:formula="of:=[.U8]/[.I8]" office:value-type="float" office:value="10.3043337043013">
            <text:p>10.3</text:p>
          </table:table-cell>
          <table:table-cell table:formula="of:=[.N8]/[.K8]" office:value-type="float" office:value="19.5782340381724">
            <text:p>19.58</text:p>
          </table:table-cell>
          <table:table-cell table:formula="of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9]-[.V9]/2);[.V9])" office:value-type="float" office:value="500">
            <text:p>500</text:p>
          </table:table-cell>
          <table:table-cell table:formula="of:=CEILING(([.T9]-[.W9]/2);[.W9])" office:value-type="float" office:value="12.89">
            <text:p>12.89</text:p>
          </table:table-cell>
          <table:table-cell table:formula="of:=[.$D9]*[$globals.$C$36]/[.$L9]" office:value-type="float" office:value="257.8">
            <text:p>257.8</text:p>
          </table:table-cell>
          <table:table-cell table:formula="of:=[.F8]" office:value-type="float" office:value="1">
            <text:p>1</text:p>
          </table:table-cell>
          <table:table-cell table:formula="of:=[.G8]" office:value-type="string" office:string-value="Y">
            <text:p>Y</text:p>
          </table:table-cell>
          <table:table-cell/>
          <table:table-cell table:formula="of:=[.I8]" office:value-type="float" office:value="1.9">
            <text:p>1.9</text:p>
          </table:table-cell>
          <table:table-cell table:formula="of:=[.J8]+[$globals.$C$39]" office:value-type="float" office:value="0.76">
            <text:p>0.76</text:p>
          </table:table-cell>
          <table:table-cell table:formula="of:=[.K8]" office:value-type="float" office:value="0.5">
            <text:p>0.5</text:p>
          </table:table-cell>
          <table:table-cell table:formula="of:=[.L8]" office:value-type="float" office:value="1">
            <text:p>1</text:p>
          </table:table-cell>
          <table:table-cell/>
          <table:table-cell table:formula="of:=[$globals.$D$31]*[$globals.$C$21]^[.J9]" office:value-type="float" office:value="12.2462003045371">
            <text:p>12.25</text:p>
          </table:table-cell>
          <table:table-cell table:formula="of:=[.Z4]/[.I9]/[.Y4]*[.S9]" office:value-type="float" office:value="52.4454728691615">
            <text:p>52.45</text:p>
          </table:table-cell>
          <table:table-cell table:formula="of:=[.AA4]/[.O9]" office:value-type="float" office:value="15.2539381615607">
            <text:p>15.25</text:p>
          </table:table-cell>
          <table:table-cell table:formula="of:=([.D9]/[.C9])/([.T9]/[.S9])" office:value-type="float" office:value="0.996407001267668">
            <text:p>1</text:p>
          </table:table-cell>
          <table:table-cell/>
          <table:table-cell table:formula="of:=[.N9]^[$globals.$C$25]*[$globals.$C$34]/[.T9]*[.L9]*[.Y9]" office:value-type="float" office:value="498.231992257034">
            <text:p>498.23</text:p>
          </table:table-cell>
          <table:table-cell table:formula="of:=[.U9]/[.I9]" office:value-type="float" office:value="12.8907371626707">
            <text:p>12.89</text:p>
          </table:table-cell>
          <table:table-cell table:formula="of:=[.N9]/[.K9]" office:value-type="float" office:value="24.4924006090742">
            <text:p>24.49</text:p>
          </table:table-cell>
          <table:table-cell table:formula="of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10]-[.V10]/2);[.V10])" office:value-type="float" office:value="750">
            <text:p>750</text:p>
          </table:table-cell>
          <table:table-cell table:formula="of:=CEILING(([.T10]-[.W10]/2);[.W10])" office:value-type="float" office:value="16.13">
            <text:p>16.13</text:p>
          </table:table-cell>
          <table:table-cell table:formula="of:=[.$D10]*[$globals.$C$36]/[.$L10]" office:value-type="float" office:value="322.6">
            <text:p>322.6</text:p>
          </table:table-cell>
          <table:table-cell table:formula="of:=[.F9]" office:value-type="float" office:value="1">
            <text:p>1</text:p>
          </table:table-cell>
          <table:table-cell table:formula="of:=[.G9]" office:value-type="string" office:string-value="Y">
            <text:p>Y</text:p>
          </table:table-cell>
          <table:table-cell/>
          <table:table-cell table:formula="of:=[.I9]" office:value-type="float" office:value="1.9">
            <text:p>1.9</text:p>
          </table:table-cell>
          <table:table-cell table:formula="of:=[.J9]+[$globals.$C$39]" office:value-type="float" office:value="0.95">
            <text:p>0.95</text:p>
          </table:table-cell>
          <table:table-cell table:formula="of:=[.K9]" office:value-type="float" office:value="0.5">
            <text:p>0.5</text:p>
          </table:table-cell>
          <table:table-cell table:formula="of:=[.L9]" office:value-type="float" office:value="1">
            <text:p>1</text:p>
          </table:table-cell>
          <table:table-cell/>
          <table:table-cell table:formula="of:=[$globals.$D$31]*[$globals.$C$21]^[.J10]" office:value-type="float" office:value="15.3200152379877">
            <text:p>15.32</text:p>
          </table:table-cell>
          <table:table-cell table:formula="of:=[.Z4]/[.I10]/[.Y4]*[.S10]" office:value-type="float" office:value="79.3660939778969">
            <text:p>79.37</text:p>
          </table:table-cell>
          <table:table-cell table:formula="of:=[.AA4]/[.O10]" office:value-type="float" office:value="10.0798711377027">
            <text:p>10.08</text:p>
          </table:table-cell>
          <table:table-cell table:formula="of:=([.D10]/[.C10])/([.T10]/[.S10])" office:value-type="float" office:value="1.00553252815045">
            <text:p>1.01</text:p>
          </table:table-cell>
          <table:table-cell/>
          <table:table-cell table:formula="of:=[.N10]^[$globals.$C$25]*[$globals.$C$34]/[.T10]*[.L10]*[.Y10]" office:value-type="float" office:value="753.97789279002">
            <text:p>753.98</text:p>
          </table:table-cell>
          <table:table-cell table:formula="of:=[.U10]/[.I10]" office:value-type="float" office:value="16.1263318294607">
            <text:p>16.13</text:p>
          </table:table-cell>
          <table:table-cell table:formula="of:=[.N10]/[.K10]" office:value-type="float" office:value="30.6400304759753">
            <text:p>30.64</text:p>
          </table:table-cell>
          <table:table-cell table:formula="of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13]^[$globals.$C$25]*[$globals.$C$34]*[$globals.$C$35]" office:value-type="float" office:value="1438.260598875">
            <text:p>1,438</text:p>
          </table:table-cell>
          <table:table-cell table:style-name="ce12" table:formula="of:=[.C12]*[$globals.$C$21]^[$globals.$C$25]^(1 + [$globals.$C$44])" office:value-type="float" office:value="34232634.2099565">
            <text:p>3.42E+07</text:p>
          </table:table-cell>
          <table:table-cell/>
          <table:table-cell table:formula="of:=[.F10]*[.D10]/[.D13]*[$globals.$C$26]" office:value-type="float" office:value="3.62019950124688">
            <text:p>3.62</text:p>
          </table:table-cell>
          <table:table-cell table:formula="of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f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12]/[.K12]" office:value-type="float" office:value="0">
            <text:p>0</text:p>
          </table:table-cell>
          <table:table-cell table:number-columns-repeated="3"/>
          <table:table-cell table:style-name="ce13" table:formula="of:=[.Y4]" office:value-type="float" office:value="100">
            <text:p>100</text:p>
          </table:table-cell>
          <table:table-cell table:formula="of:=[.Z4]*[$globals.$C$6]" office:value-type="float" office:value="70">
            <text:p>70</text:p>
          </table:table-cell>
          <table:table-cell table:formula="of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13]-[.V13]/2);[.V13])" office:value-type="float" office:value="3600">
            <text:p>3,600</text:p>
          </table:table-cell>
          <table:table-cell table:formula="of:=CEILING(([.T13]-[.W13]/2);[.W13])" office:value-type="float" office:value="4.01">
            <text:p>4.01</text:p>
          </table:table-cell>
          <table:table-cell table:formula="of:=[.$D13]*[$globals.$C$36]/[.$L13]" office:value-type="float" office:value="80.2">
            <text:p>80.2</text:p>
          </table:table-cell>
          <table:table-cell table:formula="of:=[.F12]" office:value-type="float" office:value="3.62019950124688">
            <text:p>3.62</text:p>
          </table:table-cell>
          <table:table-cell table:formula="of:=[.G12]" office:value-type="string" office:string-value="Y">
            <text:p>Y</text:p>
          </table:table-cell>
          <table:table-cell/>
          <table:table-cell table:formula="of:=[.I12]" office:value-type="float" office:value="9">
            <text:p>9</text:p>
          </table:table-cell>
          <table:table-cell table:formula="of:=[.J12]" office:value-type="float" office:value="1">
            <text:p>1</text:p>
          </table:table-cell>
          <table:table-cell table:formula="of:=[.K12]" office:value-type="float" office:value="0.45">
            <text:p>0.45</text:p>
          </table:table-cell>
          <table:table-cell table:formula="of:=[.L12]" office:value-type="float" office:value="1">
            <text:p>1</text:p>
          </table:table-cell>
          <table:table-cell/>
          <table:table-cell table:formula="of:=[$globals.$D$31]*[$globals.$C$21]^[.J13]" office:value-type="float" office:value="16.25">
            <text:p>16.25</text:p>
          </table:table-cell>
          <table:table-cell table:formula="of:=[.Z12]/[.I13]/[.Y12]*[.S13]" office:value-type="float" office:value="278.801285320384">
            <text:p>278.8</text:p>
          </table:table-cell>
          <table:table-cell table:formula="of:=[.AA12]/[.O13]" office:value-type="float" office:value="86.082816915354">
            <text:p>86.08</text:p>
          </table:table-cell>
          <table:table-cell table:formula="of:=([.D13]/[.C13])/([.T13]/[.S13])" office:value-type="float" office:value="0.995136763570483">
            <text:p>1</text:p>
          </table:table-cell>
          <table:table-cell/>
          <table:table-cell table:formula="of:=[.N13]^[$globals.$C$25]*[$globals.$C$34]/[.T13]*[.L13]*[.Y13]" office:value-type="float" office:value="3584.58795411922">
            <text:p>3584.59</text:p>
          </table:table-cell>
          <table:table-cell table:formula="of:=[.U13]/[.I13]" office:value-type="float" office:value="4.01234567901235">
            <text:p>4.01</text:p>
          </table:table-cell>
          <table:table-cell table:formula="of:=[.N13]/[.K13]" office:value-type="float" office:value="36.1111111111111">
            <text:p>36.11</text:p>
          </table:table-cell>
          <table:table-cell table:formula="of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14]-[.V14]/2);[.V14])" office:value-type="float" office:value="5400">
            <text:p>5,400</text:p>
          </table:table-cell>
          <table:table-cell table:formula="of:=CEILING(([.T14]-[.W14]/2);[.W14])" office:value-type="float" office:value="5.02">
            <text:p>5.02</text:p>
          </table:table-cell>
          <table:table-cell table:formula="of:=[.$D14]*[$globals.$C$36]/[.$L14]" office:value-type="float" office:value="100.4">
            <text:p>100.4</text:p>
          </table:table-cell>
          <table:table-cell table:formula="of:=[.F13]" office:value-type="float" office:value="3.62019950124688">
            <text:p>3.62</text:p>
          </table:table-cell>
          <table:table-cell table:formula="of:=[.G13]" office:value-type="string" office:string-value="Y">
            <text:p>Y</text:p>
          </table:table-cell>
          <table:table-cell/>
          <table:table-cell table:formula="of:=[.I13]" office:value-type="float" office:value="9">
            <text:p>9</text:p>
          </table:table-cell>
          <table:table-cell table:formula="of:=[.J13]+[$globals.$C$39]" office:value-type="float" office:value="1.19">
            <text:p>1.19</text:p>
          </table:table-cell>
          <table:table-cell table:formula="of:=[.K13]" office:value-type="float" office:value="0.45">
            <text:p>0.45</text:p>
          </table:table-cell>
          <table:table-cell table:formula="of:=[.L13]" office:value-type="float" office:value="1">
            <text:p>1</text:p>
          </table:table-cell>
          <table:table-cell/>
          <table:table-cell table:formula="of:=[$globals.$D$31]*[$globals.$C$21]^[.J14]" office:value-type="float" office:value="20.3287747567762">
            <text:p>20.33</text:p>
          </table:table-cell>
          <table:table-cell table:formula="of:=[.Z12]/[.I14]/[.Y12]*[.S14]" office:value-type="float" office:value="421.911898231871">
            <text:p>421.91</text:p>
          </table:table-cell>
          <table:table-cell table:formula="of:=[.AA12]/[.O14]" office:value-type="float" office:value="56.8839136809796">
            <text:p>56.88</text:p>
          </table:table-cell>
          <table:table-cell table:formula="of:=([.D14]/[.C14])/([.T14]/[.S14])" office:value-type="float" office:value="1.00466209966888">
            <text:p>1</text:p>
          </table:table-cell>
          <table:table-cell/>
          <table:table-cell table:formula="of:=[.N14]^[$globals.$C$25]*[$globals.$C$34]/[.T14]*[.L14]*[.Y14]" office:value-type="float" office:value="5424.58154869549">
            <text:p>5424.58</text:p>
          </table:table-cell>
          <table:table-cell table:formula="of:=[.U14]/[.I14]" office:value-type="float" office:value="5.0194505572287">
            <text:p>5.02</text:p>
          </table:table-cell>
          <table:table-cell table:formula="of:=[.N14]/[.K14]" office:value-type="float" office:value="45.1750550150583">
            <text:p>45.18</text:p>
          </table:table-cell>
          <table:table-cell table:formula="of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15]-[.V15]/2);[.V15])" office:value-type="float" office:value="8200">
            <text:p>8,200</text:p>
          </table:table-cell>
          <table:table-cell table:formula="of:=CEILING(([.T15]-[.W15]/2);[.W15])" office:value-type="float" office:value="6.28">
            <text:p>6.28</text:p>
          </table:table-cell>
          <table:table-cell table:formula="of:=[.$D15]*[$globals.$C$36]/[.$L15]" office:value-type="float" office:value="125.6">
            <text:p>125.6</text:p>
          </table:table-cell>
          <table:table-cell table:formula="of:=[.F14]" office:value-type="float" office:value="3.62019950124688">
            <text:p>3.62</text:p>
          </table:table-cell>
          <table:table-cell table:formula="of:=[.G14]" office:value-type="string" office:string-value="Y">
            <text:p>Y</text:p>
          </table:table-cell>
          <table:table-cell/>
          <table:table-cell table:formula="of:=[.I14]" office:value-type="float" office:value="9">
            <text:p>9</text:p>
          </table:table-cell>
          <table:table-cell table:formula="of:=[.J14]+[$globals.$C$39]" office:value-type="float" office:value="1.38">
            <text:p>1.38</text:p>
          </table:table-cell>
          <table:table-cell table:formula="of:=[.K14]" office:value-type="float" office:value="0.45">
            <text:p>0.45</text:p>
          </table:table-cell>
          <table:table-cell table:formula="of:=[.L14]" office:value-type="float" office:value="1">
            <text:p>1</text:p>
          </table:table-cell>
          <table:table-cell/>
          <table:table-cell table:formula="of:=[$globals.$D$31]*[$globals.$C$21]^[.J15]" office:value-type="float" office:value="25.4313281914918">
            <text:p>25.43</text:p>
          </table:table-cell>
          <table:table-cell table:formula="of:=[.Z12]/[.I15]/[.Y12]*[.S15]" office:value-type="float" office:value="638.482170787202">
            <text:p>638.48</text:p>
          </table:table-cell>
          <table:table-cell table:formula="of:=[.AA12]/[.O15]" office:value-type="float" office:value="37.5891467265401">
            <text:p>37.59</text:p>
          </table:table-cell>
          <table:table-cell table:formula="of:=([.D15]/[.C15])/([.T15]/[.S15])" office:value-type="float" office:value="1.00120962473396">
            <text:p>1</text:p>
          </table:table-cell>
          <table:table-cell/>
          <table:table-cell table:formula="of:=[.N15]^[$globals.$C$25]*[$globals.$C$34]/[.T15]*[.L15]*[.Y15]" office:value-type="float" office:value="8209.05648154974">
            <text:p>8209.06</text:p>
          </table:table-cell>
          <table:table-cell table:formula="of:=[.U15]/[.I15]" office:value-type="float" office:value="6.27934029419551">
            <text:p>6.28</text:p>
          </table:table-cell>
          <table:table-cell table:formula="of:=[.N15]/[.K15]" office:value-type="float" office:value="56.5140626477596">
            <text:p>56.51</text:p>
          </table:table-cell>
          <table:table-cell table:formula="of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16]-[.V16]/2);[.V16])" office:value-type="float" office:value="12000">
            <text:p>12,000</text:p>
          </table:table-cell>
          <table:table-cell table:formula="of:=CEILING(([.T16]-[.W16]/2);[.W16])" office:value-type="float" office:value="7.86">
            <text:p>7.86</text:p>
          </table:table-cell>
          <table:table-cell table:formula="of:=[.$D16]*[$globals.$C$36]/[.$L16]" office:value-type="float" office:value="157.2">
            <text:p>157.2</text:p>
          </table:table-cell>
          <table:table-cell table:formula="of:=[.F15]" office:value-type="float" office:value="3.62019950124688">
            <text:p>3.62</text:p>
          </table:table-cell>
          <table:table-cell table:formula="of:=[.G15]" office:value-type="string" office:string-value="Y">
            <text:p>Y</text:p>
          </table:table-cell>
          <table:table-cell/>
          <table:table-cell table:formula="of:=[.I15]" office:value-type="float" office:value="9">
            <text:p>9</text:p>
          </table:table-cell>
          <table:table-cell table:formula="of:=[.J15]+[$globals.$C$39]" office:value-type="float" office:value="1.57">
            <text:p>1.57</text:p>
          </table:table-cell>
          <table:table-cell table:formula="of:=[.K15]" office:value-type="float" office:value="0.45">
            <text:p>0.45</text:p>
          </table:table-cell>
          <table:table-cell table:formula="of:=[.L15]" office:value-type="float" office:value="1">
            <text:p>1</text:p>
          </table:table-cell>
          <table:table-cell/>
          <table:table-cell table:formula="of:=[$globals.$D$31]*[$globals.$C$21]^[.J16]" office:value-type="float" office:value="31.8146303120302">
            <text:p>31.81</text:p>
          </table:table-cell>
          <table:table-cell table:formula="of:=[.Z12]/[.I16]/[.Y12]*[.S16]" office:value-type="float" office:value="966.219450367572">
            <text:p>966.22</text:p>
          </table:table-cell>
          <table:table-cell table:formula="of:=[.AA12]/[.O16]" office:value-type="float" office:value="24.8390776969661">
            <text:p>24.84</text:p>
          </table:table-cell>
          <table:table-cell table:formula="of:=([.D16]/[.C16])/([.T16]/[.S16])" office:value-type="float" office:value="1.03583286756598">
            <text:p>1.04</text:p>
          </table:table-cell>
          <table:table-cell/>
          <table:table-cell table:formula="of:=[.N16]^[$globals.$C$25]*[$globals.$C$34]/[.T16]*[.L16]*[.Y16]" office:value-type="float" office:value="12422.8215047259">
            <text:p>12422.82</text:p>
          </table:table-cell>
          <table:table-cell table:formula="of:=[.U16]/[.I16]" office:value-type="float" office:value="7.85546427457535">
            <text:p>7.86</text:p>
          </table:table-cell>
          <table:table-cell table:formula="of:=[.N16]/[.K16]" office:value-type="float" office:value="70.6991784711781">
            <text:p>70.7</text:p>
          </table:table-cell>
          <table:table-cell table:formula="of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17]-[.V17]/2);[.V17])" office:value-type="float" office:value="19000">
            <text:p>19,000</text:p>
          </table:table-cell>
          <table:table-cell table:formula="of:=CEILING(([.T17]-[.W17]/2);[.W17])" office:value-type="float" office:value="9.83">
            <text:p>9.83</text:p>
          </table:table-cell>
          <table:table-cell table:formula="of:=[.$D17]*[$globals.$C$36]/[.$L17]" office:value-type="float" office:value="196.6">
            <text:p>196.6</text:p>
          </table:table-cell>
          <table:table-cell table:formula="of:=[.F16]" office:value-type="float" office:value="3.62019950124688">
            <text:p>3.62</text:p>
          </table:table-cell>
          <table:table-cell table:formula="of:=[.G16]" office:value-type="string" office:string-value="Y">
            <text:p>Y</text:p>
          </table:table-cell>
          <table:table-cell/>
          <table:table-cell table:formula="of:=[.I16]" office:value-type="float" office:value="9">
            <text:p>9</text:p>
          </table:table-cell>
          <table:table-cell table:formula="of:=[.J16]+[$globals.$C$39]" office:value-type="float" office:value="1.76">
            <text:p>1.76</text:p>
          </table:table-cell>
          <table:table-cell table:formula="of:=[.K16]" office:value-type="float" office:value="0.45">
            <text:p>0.45</text:p>
          </table:table-cell>
          <table:table-cell table:formula="of:=[.L16]" office:value-type="float" office:value="1">
            <text:p>1</text:p>
          </table:table-cell>
          <table:table-cell/>
          <table:table-cell table:formula="of:=[$globals.$D$31]*[$globals.$C$21]^[.J17]" office:value-type="float" office:value="39.8001509897456">
            <text:p>39.8</text:p>
          </table:table-cell>
          <table:table-cell table:formula="of:=[.Z12]/[.I17]/[.Y12]*[.S17]" office:value-type="float" office:value="1462.18652451575">
            <text:p>1462.19</text:p>
          </table:table-cell>
          <table:table-cell table:formula="of:=[.AA12]/[.O17]" office:value-type="float" office:value="16.4137745749971">
            <text:p>16.41</text:p>
          </table:table-cell>
          <table:table-cell table:formula="of:=([.D17]/[.C17])/([.T17]/[.S17])" office:value-type="float" office:value="0.989731669331058">
            <text:p>0.99</text:p>
          </table:table-cell>
          <table:table-cell/>
          <table:table-cell table:formula="of:=[.N17]^[$globals.$C$25]*[$globals.$C$34]/[.T17]*[.L17]*[.Y17]" office:value-type="float" office:value="18799.5410294883">
            <text:p>18799.54</text:p>
          </table:table-cell>
          <table:table-cell table:formula="of:=[.U17]/[.I17]" office:value-type="float" office:value="9.82719777524583">
            <text:p>9.83</text:p>
          </table:table-cell>
          <table:table-cell table:formula="of:=[.N17]/[.K17]" office:value-type="float" office:value="88.4447799772125">
            <text:p>88.44</text:p>
          </table:table-cell>
          <table:table-cell table:formula="of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18]-[.V18]/2);[.V18])" office:value-type="float" office:value="28000">
            <text:p>28,000</text:p>
          </table:table-cell>
          <table:table-cell table:formula="of:=CEILING(([.T18]-[.W18]/2);[.W18])" office:value-type="float" office:value="12.29">
            <text:p>12.29</text:p>
          </table:table-cell>
          <table:table-cell table:formula="of:=[.$D18]*[$globals.$C$36]/[.$L18]" office:value-type="float" office:value="245.8">
            <text:p>245.8</text:p>
          </table:table-cell>
          <table:table-cell table:formula="of:=[.F17]" office:value-type="float" office:value="3.62019950124688">
            <text:p>3.62</text:p>
          </table:table-cell>
          <table:table-cell table:formula="of:=[.G17]" office:value-type="string" office:string-value="Y">
            <text:p>Y</text:p>
          </table:table-cell>
          <table:table-cell/>
          <table:table-cell table:formula="of:=[.I17]" office:value-type="float" office:value="9">
            <text:p>9</text:p>
          </table:table-cell>
          <table:table-cell table:formula="of:=[.J17]+[$globals.$C$39]" office:value-type="float" office:value="1.95">
            <text:p>1.95</text:p>
          </table:table-cell>
          <table:table-cell table:formula="of:=[.K17]" office:value-type="float" office:value="0.45">
            <text:p>0.45</text:p>
          </table:table-cell>
          <table:table-cell table:formula="of:=[.L17]" office:value-type="float" office:value="1">
            <text:p>1</text:p>
          </table:table-cell>
          <table:table-cell/>
          <table:table-cell table:formula="of:=[$globals.$D$31]*[$globals.$C$21]^[.J18]" office:value-type="float" office:value="49.7900495234599">
            <text:p>49.79</text:p>
          </table:table-cell>
          <table:table-cell table:formula="of:=[.Z12]/[.I18]/[.Y12]*[.S18]" office:value-type="float" office:value="2212.7369011896">
            <text:p>2212.74</text:p>
          </table:table-cell>
          <table:table-cell table:formula="of:=[.AA12]/[.O18]" office:value-type="float" office:value="10.8462962709653">
            <text:p>10.85</text:p>
          </table:table-cell>
          <table:table-cell table:formula="of:=([.D18]/[.C18])/([.T18]/[.S18])" office:value-type="float" office:value="1.01573534360731">
            <text:p>1.02</text:p>
          </table:table-cell>
          <table:table-cell/>
          <table:table-cell table:formula="of:=[.N18]^[$globals.$C$25]*[$globals.$C$34]/[.T18]*[.L18]*[.Y18]" office:value-type="float" office:value="28449.4744438663">
            <text:p>28449.47</text:p>
          </table:table-cell>
          <table:table-cell table:formula="of:=[.U18]/[.I18]" office:value-type="float" office:value="12.2938393885086">
            <text:p>12.29</text:p>
          </table:table-cell>
          <table:table-cell table:formula="of:=[.N18]/[.K18]" office:value-type="float" office:value="110.644554496577">
            <text:p>110.64</text:p>
          </table:table-cell>
          <table:table-cell table:formula="of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21]^[$globals.$C$25]*[$globals.$C$34]*[$globals.$C$35]" office:value-type="float" office:value="41371.8710055253">
            <text:p>41,372</text:p>
          </table:table-cell>
          <table:table-cell table:style-name="ce12" table:formula="of:=[.C20]*[$globals.$C$21]^[$globals.$C$25]^(1 + [$globals.$C$44])" office:value-type="float" office:value="984708979.597614">
            <text:p>9.85E+08</text:p>
          </table:table-cell>
          <table:table-cell/>
          <table:table-cell table:formula="of:=[.F18]*[.D18]/[.D21]*[$globals.$C$26]" office:value-type="float" office:value="6.62964017935294">
            <text:p>6.63</text:p>
          </table:table-cell>
          <table:table-cell table:formula="of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f:=[.J12]+1" office:value-type="float" office:value="2">
            <text:p>2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20]/[.K20]" office:value-type="float" office:value="0">
            <text:p>0</text:p>
          </table:table-cell>
          <table:table-cell table:number-columns-repeated="3"/>
          <table:table-cell table:style-name="ce13" table:formula="of:=[.Y12]" office:value-type="float" office:value="100">
            <text:p>100</text:p>
          </table:table-cell>
          <table:table-cell table:formula="of:=[.Z12]*[$globals.$C$6]" office:value-type="float" office:value="245">
            <text:p>245</text:p>
          </table:table-cell>
          <table:table-cell table:formula="of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21]-[.V21]/2);[.V21])" office:value-type="float" office:value="69000">
            <text:p>69,000</text:p>
          </table:table-cell>
          <table:table-cell table:formula="of:=CEILING(([.T21]-[.W21]/2);[.W21])" office:value-type="float" office:value="6.04">
            <text:p>6.04</text:p>
          </table:table-cell>
          <table:table-cell table:formula="of:=[.$D21]*[$globals.$C$36]/[.$L21]" office:value-type="float" office:value="120.8">
            <text:p>120.8</text:p>
          </table:table-cell>
          <table:table-cell table:formula="of:=[.F20]" office:value-type="float" office:value="6.62964017935294">
            <text:p>6.63</text:p>
          </table:table-cell>
          <table:table-cell table:formula="of:=[.G20]">
            <text:p/>
          </table:table-cell>
          <table:table-cell/>
          <table:table-cell table:formula="of:=[.I20]" office:value-type="float" office:value="25">
            <text:p>25</text:p>
          </table:table-cell>
          <table:table-cell table:formula="of:=[.J20]" office:value-type="float" office:value="2">
            <text:p>2</text:p>
          </table:table-cell>
          <table:table-cell table:formula="of:=[.K20]" office:value-type="float" office:value="0.35">
            <text:p>0.35</text:p>
          </table:table-cell>
          <table:table-cell table:formula="of:=[.L20]" office:value-type="float" office:value="1">
            <text:p>1</text:p>
          </table:table-cell>
          <table:table-cell/>
          <table:table-cell table:formula="of:=[$globals.$D$31]*[$globals.$C$21]^[.J21]" office:value-type="float" office:value="52.8125">
            <text:p>52.81</text:p>
          </table:table-cell>
          <table:table-cell table:formula="of:=[.Z20]/[.I21]/[.Y20]*[.S21]" office:value-type="float" office:value="6717.4209490628">
            <text:p>6717.42</text:p>
          </table:table-cell>
          <table:table-cell table:formula="of:=[.AA20]/[.O21]" office:value-type="float" office:value="107.18399300262">
            <text:p>107.18</text:p>
          </table:table-cell>
          <table:table-cell table:formula="of:=([.D21]/[.C21])/([.T21]/[.S21])" office:value-type="float" office:value="0.994112794353323">
            <text:p>0.99</text:p>
          </table:table-cell>
          <table:table-cell/>
          <table:table-cell table:formula="of:=[.N21]^[$globals.$C$25]*[$globals.$C$34]/[.T21]*[.L21]*[.Y21]" office:value-type="float" office:value="68545.1117251306">
            <text:p>68545.11</text:p>
          </table:table-cell>
          <table:table-cell table:formula="of:=[.U21]/[.I21]" office:value-type="float" office:value="6.03571428571429">
            <text:p>6.04</text:p>
          </table:table-cell>
          <table:table-cell table:formula="of:=[.N21]/[.K21]" office:value-type="float" office:value="150.892857142857">
            <text:p>150.89</text:p>
          </table:table-cell>
          <table:table-cell table:formula="of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22]-[.V22]/2);[.V22])" office:value-type="float" office:value="100000">
            <text:p>100,000</text:p>
          </table:table-cell>
          <table:table-cell table:formula="of:=CEILING(([.T22]-[.W22]/2);[.W22])" office:value-type="float" office:value="7.55">
            <text:p>7.55</text:p>
          </table:table-cell>
          <table:table-cell table:formula="of:=[.$D22]*[$globals.$C$36]/[.$L22]" office:value-type="float" office:value="151">
            <text:p>151</text:p>
          </table:table-cell>
          <table:table-cell table:formula="of:=[.F21]" office:value-type="float" office:value="6.62964017935294">
            <text:p>6.63</text:p>
          </table:table-cell>
          <table:table-cell table:formula="of:=[.G21]">
            <text:p/>
          </table:table-cell>
          <table:table-cell/>
          <table:table-cell table:formula="of:=[.I21]" office:value-type="float" office:value="25">
            <text:p>25</text:p>
          </table:table-cell>
          <table:table-cell table:formula="of:=[.J21]+[$globals.$C$39]" office:value-type="float" office:value="2.19">
            <text:p>2.19</text:p>
          </table:table-cell>
          <table:table-cell table:formula="of:=[.K21]" office:value-type="float" office:value="0.35">
            <text:p>0.35</text:p>
          </table:table-cell>
          <table:table-cell table:formula="of:=[.L21]" office:value-type="float" office:value="1">
            <text:p>1</text:p>
          </table:table-cell>
          <table:table-cell/>
          <table:table-cell table:formula="of:=[$globals.$D$31]*[$globals.$C$21]^[.J22]" office:value-type="float" office:value="66.0685179595227">
            <text:p>66.07</text:p>
          </table:table-cell>
          <table:table-cell table:formula="of:=[.Z20]/[.I22]/[.Y20]*[.S22]" office:value-type="float" office:value="10165.5192176921">
            <text:p>10165.52</text:p>
          </table:table-cell>
          <table:table-cell table:formula="of:=[.AA20]/[.O22]" office:value-type="float" office:value="70.8276660130561">
            <text:p>70.83</text:p>
          </table:table-cell>
          <table:table-cell table:formula="of:=([.D22]/[.C22])/([.T22]/[.S22])" office:value-type="float" office:value="1.0372033953745">
            <text:p>1.04</text:p>
          </table:table-cell>
          <table:table-cell/>
          <table:table-cell table:formula="of:=[.N22]^[$globals.$C$25]*[$globals.$C$34]/[.T22]*[.L22]*[.Y22]" office:value-type="float" office:value="103729.787935634">
            <text:p>103729.79</text:p>
          </table:table-cell>
          <table:table-cell table:formula="of:=[.U22]/[.I22]" office:value-type="float" office:value="7.5506877668026">
            <text:p>7.55</text:p>
          </table:table-cell>
          <table:table-cell table:formula="of:=[.N22]/[.K22]" office:value-type="float" office:value="188.767194170065">
            <text:p>188.77</text:p>
          </table:table-cell>
          <table:table-cell table:formula="of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23]-[.V23]/2);[.V23])" office:value-type="float" office:value="160000">
            <text:p>160,000</text:p>
          </table:table-cell>
          <table:table-cell table:formula="of:=CEILING(([.T23]-[.W23]/2);[.W23])" office:value-type="float" office:value="9.45">
            <text:p>9.45</text:p>
          </table:table-cell>
          <table:table-cell table:formula="of:=[.$D23]*[$globals.$C$36]/[.$L23]" office:value-type="float" office:value="189">
            <text:p>189</text:p>
          </table:table-cell>
          <table:table-cell table:formula="of:=[.F22]" office:value-type="float" office:value="6.62964017935294">
            <text:p>6.63</text:p>
          </table:table-cell>
          <table:table-cell table:formula="of:=[.G22]">
            <text:p/>
          </table:table-cell>
          <table:table-cell/>
          <table:table-cell table:formula="of:=[.I22]" office:value-type="float" office:value="25">
            <text:p>25</text:p>
          </table:table-cell>
          <table:table-cell table:formula="of:=[.J22]+[$globals.$C$39]" office:value-type="float" office:value="2.38">
            <text:p>2.38</text:p>
          </table:table-cell>
          <table:table-cell table:formula="of:=[.K22]" office:value-type="float" office:value="0.35">
            <text:p>0.35</text:p>
          </table:table-cell>
          <table:table-cell table:formula="of:=[.L22]" office:value-type="float" office:value="1">
            <text:p>1</text:p>
          </table:table-cell>
          <table:table-cell/>
          <table:table-cell table:formula="of:=[$globals.$D$31]*[$globals.$C$21]^[.J23]" office:value-type="float" office:value="82.6518166223484">
            <text:p>82.65</text:p>
          </table:table-cell>
          <table:table-cell table:formula="of:=[.Z20]/[.I23]/[.Y20]*[.S23]" office:value-type="float" office:value="15383.5499887327">
            <text:p>15383.55</text:p>
          </table:table-cell>
          <table:table-cell table:formula="of:=[.AA20]/[.O23]" office:value-type="float" office:value="46.8032411587279">
            <text:p>46.8</text:p>
          </table:table-cell>
          <table:table-cell table:formula="of:=([.D23]/[.C23])/([.T23]/[.S23])" office:value-type="float" office:value="0.981517318178002">
            <text:p>0.98</text:p>
          </table:table-cell>
          <table:table-cell/>
          <table:table-cell table:formula="of:=[.N23]^[$globals.$C$25]*[$globals.$C$34]/[.T23]*[.L23]*[.Y23]" office:value-type="float" office:value="156974.999885027">
            <text:p>156975</text:p>
          </table:table-cell>
          <table:table-cell table:formula="of:=[.U23]/[.I23]" office:value-type="float" office:value="9.44592189969696">
            <text:p>9.45</text:p>
          </table:table-cell>
          <table:table-cell table:formula="of:=[.N23]/[.K23]" office:value-type="float" office:value="236.148047492424">
            <text:p>236.15</text:p>
          </table:table-cell>
          <table:table-cell table:formula="of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24]-[.V24]/2);[.V24])" office:value-type="float" office:value="240000">
            <text:p>240,000</text:p>
          </table:table-cell>
          <table:table-cell table:formula="of:=CEILING(([.T24]-[.W24]/2);[.W24])" office:value-type="float" office:value="11.82">
            <text:p>11.82</text:p>
          </table:table-cell>
          <table:table-cell table:formula="of:=[.$D24]*[$globals.$C$36]/[.$L24]" office:value-type="float" office:value="236.4">
            <text:p>236.4</text:p>
          </table:table-cell>
          <table:table-cell table:formula="of:=[.F23]" office:value-type="float" office:value="6.62964017935294">
            <text:p>6.63</text:p>
          </table:table-cell>
          <table:table-cell table:formula="of:=[.G23]">
            <text:p/>
          </table:table-cell>
          <table:table-cell/>
          <table:table-cell table:formula="of:=[.I23]" office:value-type="float" office:value="25">
            <text:p>25</text:p>
          </table:table-cell>
          <table:table-cell table:formula="of:=[.J23]+[$globals.$C$39]" office:value-type="float" office:value="2.57">
            <text:p>2.57</text:p>
          </table:table-cell>
          <table:table-cell table:formula="of:=[.K23]" office:value-type="float" office:value="0.35">
            <text:p>0.35</text:p>
          </table:table-cell>
          <table:table-cell table:formula="of:=[.L23]" office:value-type="float" office:value="1">
            <text:p>1</text:p>
          </table:table-cell>
          <table:table-cell/>
          <table:table-cell table:formula="of:=[$globals.$D$31]*[$globals.$C$21]^[.J24]" office:value-type="float" office:value="103.397548514098">
            <text:p>103.4</text:p>
          </table:table-cell>
          <table:table-cell table:formula="of:=[.Z20]/[.I24]/[.Y20]*[.S24]" office:value-type="float" office:value="23280.0317610894">
            <text:p>23280.03</text:p>
          </table:table-cell>
          <table:table-cell table:formula="of:=[.AA20]/[.O24]" office:value-type="float" office:value="30.9277928565123">
            <text:p>30.93</text:p>
          </table:table-cell>
          <table:table-cell table:formula="of:=([.D24]/[.C24])/([.T24]/[.S24])" office:value-type="float" office:value="0.990060054537016">
            <text:p>0.99</text:p>
          </table:table-cell>
          <table:table-cell/>
          <table:table-cell table:formula="of:=[.N24]^[$globals.$C$25]*[$globals.$C$34]/[.T24]*[.L24]*[.Y24]" office:value-type="float" office:value="237551.344500912">
            <text:p>237551.34</text:p>
          </table:table-cell>
          <table:table-cell table:formula="of:=[.U24]/[.I24]" office:value-type="float" office:value="11.8168626873255">
            <text:p>11.82</text:p>
          </table:table-cell>
          <table:table-cell table:formula="of:=[.N24]/[.K24]" office:value-type="float" office:value="295.421567183137">
            <text:p>295.42</text:p>
          </table:table-cell>
          <table:table-cell table:formula="of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25]-[.V25]/2);[.V25])" office:value-type="float" office:value="360000">
            <text:p>360,000</text:p>
          </table:table-cell>
          <table:table-cell table:formula="of:=CEILING(([.T25]-[.W25]/2);[.W25])" office:value-type="float" office:value="14.78">
            <text:p>14.78</text:p>
          </table:table-cell>
          <table:table-cell table:formula="of:=[.$D25]*[$globals.$C$36]/[.$L25]" office:value-type="float" office:value="295.6">
            <text:p>295.6</text:p>
          </table:table-cell>
          <table:table-cell table:formula="of:=[.F24]" office:value-type="float" office:value="6.62964017935294">
            <text:p>6.63</text:p>
          </table:table-cell>
          <table:table-cell table:formula="of:=[.G24]">
            <text:p/>
          </table:table-cell>
          <table:table-cell/>
          <table:table-cell table:formula="of:=[.I24]" office:value-type="float" office:value="25">
            <text:p>25</text:p>
          </table:table-cell>
          <table:table-cell table:formula="of:=[.J24]+[$globals.$C$39]" office:value-type="float" office:value="2.76">
            <text:p>2.76</text:p>
          </table:table-cell>
          <table:table-cell table:formula="of:=[.K24]" office:value-type="float" office:value="0.35">
            <text:p>0.35</text:p>
          </table:table-cell>
          <table:table-cell table:formula="of:=[.L24]" office:value-type="float" office:value="1">
            <text:p>1</text:p>
          </table:table-cell>
          <table:table-cell/>
          <table:table-cell table:formula="of:=[$globals.$D$31]*[$globals.$C$21]^[.J25]" office:value-type="float" office:value="129.350490716673">
            <text:p>129.35</text:p>
          </table:table-cell>
          <table:table-cell table:formula="of:=[.Z20]/[.I25]/[.Y20]*[.S25]" office:value-type="float" office:value="35229.831813481">
            <text:p>35229.83</text:p>
          </table:table-cell>
          <table:table-cell table:formula="of:=[.AA20]/[.O25]" office:value-type="float" office:value="20.437225014639">
            <text:p>20.44</text:p>
          </table:table-cell>
          <table:table-cell table:formula="of:=([.D25]/[.C25])/([.T25]/[.S25])" office:value-type="float" office:value="0.998381212450583">
            <text:p>1</text:p>
          </table:table-cell>
          <table:table-cell/>
          <table:table-cell table:formula="of:=[.N25]^[$globals.$C$25]*[$globals.$C$34]/[.T25]*[.L25]*[.Y25]" office:value-type="float" office:value="359488.079729398">
            <text:p>359488.08</text:p>
          </table:table-cell>
          <table:table-cell table:formula="of:=[.U25]/[.I25]" office:value-type="float" office:value="14.7829132247627">
            <text:p>14.78</text:p>
          </table:table-cell>
          <table:table-cell table:formula="of:=[.N25]/[.K25]" office:value-type="float" office:value="369.572830619066">
            <text:p>369.57</text:p>
          </table:table-cell>
          <table:table-cell table:formula="of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26]-[.V26]/2);[.V26])" office:value-type="float" office:value="540000">
            <text:p>540,000</text:p>
          </table:table-cell>
          <table:table-cell table:formula="of:=CEILING(([.T26]-[.W26]/2);[.W26])" office:value-type="float" office:value="18.49">
            <text:p>18.49</text:p>
          </table:table-cell>
          <table:table-cell table:formula="of:=[.$D26]*[$globals.$C$36]/[.$L26]" office:value-type="float" office:value="369.8">
            <text:p>369.8</text:p>
          </table:table-cell>
          <table:table-cell table:formula="of:=[.F25]" office:value-type="float" office:value="6.62964017935294">
            <text:p>6.63</text:p>
          </table:table-cell>
          <table:table-cell table:formula="of:=[.G25]">
            <text:p/>
          </table:table-cell>
          <table:table-cell/>
          <table:table-cell table:formula="of:=[.I25]" office:value-type="float" office:value="25">
            <text:p>25</text:p>
          </table:table-cell>
          <table:table-cell table:formula="of:=[.J25]+[$globals.$C$39]" office:value-type="float" office:value="2.95">
            <text:p>2.95</text:p>
          </table:table-cell>
          <table:table-cell table:formula="of:=[.K25]" office:value-type="float" office:value="0.35">
            <text:p>0.35</text:p>
          </table:table-cell>
          <table:table-cell table:formula="of:=[.L25]" office:value-type="float" office:value="1">
            <text:p>1</text:p>
          </table:table-cell>
          <table:table-cell/>
          <table:table-cell table:formula="of:=[$globals.$D$31]*[$globals.$C$21]^[.J26]" office:value-type="float" office:value="161.817660951245">
            <text:p>161.82</text:p>
          </table:table-cell>
          <table:table-cell table:formula="of:=[.Z20]/[.I26]/[.Y20]*[.S26]" office:value-type="float" office:value="53313.5462332411">
            <text:p>53313.55</text:p>
          </table:table-cell>
          <table:table-cell table:formula="of:=[.AA20]/[.O26]" office:value-type="float" office:value="13.5050104686354">
            <text:p>13.51</text:p>
          </table:table-cell>
          <table:table-cell table:formula="of:=([.D26]/[.C26])/([.T26]/[.S26])" office:value-type="float" office:value="1.0072488511202">
            <text:p>1.01</text:p>
          </table:table-cell>
          <table:table-cell/>
          <table:table-cell table:formula="of:=[.N26]^[$globals.$C$25]*[$globals.$C$34]/[.T26]*[.L26]*[.Y26]" office:value-type="float" office:value="544015.777890216">
            <text:p>544015.78</text:p>
          </table:table-cell>
          <table:table-cell table:formula="of:=[.U26]/[.I26]" office:value-type="float" office:value="18.4934469658565">
            <text:p>18.49</text:p>
          </table:table-cell>
          <table:table-cell table:formula="of:=[.N26]/[.K26]" office:value-type="float" office:value="462.336174146413">
            <text:p>462.34</text:p>
          </table:table-cell>
          <table:table-cell table:formula="of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29]^[$globals.$C$25]*[$globals.$C$34]*[$globals.$C$35]" office:value-type="float" office:value="1190070.63937972">
            <text:p>1,190,071</text:p>
          </table:table-cell>
          <table:table-cell table:style-name="ce12" table:formula="of:=[.C28]*[$globals.$C$21]^[$globals.$C$25]^(1 + [$globals.$C$44])" office:value-type="float" office:value="28325362534.273">
            <text:p>2.83E+10</text:p>
          </table:table-cell>
          <table:table-cell/>
          <table:table-cell table:formula="of:=[.F26]*[.D26]/[.D29]*[$globals.$C$26]" office:value-type="float" office:value="17.3465160730523">
            <text:p>17.35</text:p>
          </table:table-cell>
          <table:table-cell table:formula="of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f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28]/[.K28]" office:value-type="float" office:value="0">
            <text:p>0</text:p>
          </table:table-cell>
          <table:table-cell table:number-columns-repeated="3"/>
          <table:table-cell table:style-name="ce13" table:formula="of:=[.Y20]" office:value-type="float" office:value="100">
            <text:p>100</text:p>
          </table:table-cell>
          <table:table-cell table:formula="of:=[.Z20]*[$globals.$C$6]" office:value-type="float" office:value="857.5">
            <text:p>857.5</text:p>
          </table:table-cell>
          <table:table-cell table:formula="of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29]-[.V29]/2);[.V29])" office:value-type="float" office:value="1900000">
            <text:p>1,900,000</text:p>
          </table:table-cell>
          <table:table-cell table:formula="of:=CEILING(([.T29]-[.W29]/2);[.W29])" office:value-type="float" office:value="6.36">
            <text:p>6.36</text:p>
          </table:table-cell>
          <table:table-cell table:formula="of:=[.$D29]*[$globals.$C$36]/[.$L29]" office:value-type="float" office:value="127.2">
            <text:p>127.2</text:p>
          </table:table-cell>
          <table:table-cell table:formula="of:=[.F28]" office:value-type="float" office:value="17.3465160730523">
            <text:p>17.35</text:p>
          </table:table-cell>
          <table:table-cell table:formula="of:=[.G28]">
            <text:p/>
          </table:table-cell>
          <table:table-cell/>
          <table:table-cell table:formula="of:=[.I28]" office:value-type="float" office:value="45">
            <text:p>45</text:p>
          </table:table-cell>
          <table:table-cell table:formula="of:=[.J28]" office:value-type="float" office:value="3">
            <text:p>3</text:p>
          </table:table-cell>
          <table:table-cell table:formula="of:=[.K28]" office:value-type="float" office:value="0.6">
            <text:p>0.6</text:p>
          </table:table-cell>
          <table:table-cell table:formula="of:=[.L28]" office:value-type="float" office:value="1">
            <text:p>1</text:p>
          </table:table-cell>
          <table:table-cell/>
          <table:table-cell table:formula="of:=[$globals.$D$31]*[$globals.$C$21]^[.J29]" office:value-type="float" office:value="171.640625">
            <text:p>171.64</text:p>
          </table:table-cell>
          <table:table-cell table:formula="of:=[.Z28]/[.I29]/[.Y28]*[.S29]" office:value-type="float" office:value="356728.684692721">
            <text:p>356728.68</text:p>
          </table:table-cell>
          <table:table-cell table:formula="of:=[.AA28]/[.O29]" office:value-type="float" office:value="60.5502190512261">
            <text:p>60.55</text:p>
          </table:table-cell>
          <table:table-cell table:formula="of:=([.D29]/[.C29])/([.T29]/[.S29])" office:value-type="float" office:value="0.985742789929129">
            <text:p>0.99</text:p>
          </table:table-cell>
          <table:table-cell/>
          <table:table-cell table:formula="of:=[.N29]^[$globals.$C$25]*[$globals.$C$34]/[.T29]*[.L29]*[.Y29]" office:value-type="float" office:value="1872045.57564693">
            <text:p>1872045.58</text:p>
          </table:table-cell>
          <table:table-cell table:formula="of:=[.U29]/[.I29]" office:value-type="float" office:value="6.35706018518519">
            <text:p>6.36</text:p>
          </table:table-cell>
          <table:table-cell table:formula="of:=[.N29]/[.K29]" office:value-type="float" office:value="286.067708333333">
            <text:p>286.07</text:p>
          </table:table-cell>
          <table:table-cell table:formula="of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30]-[.V30]/2);[.V30])" office:value-type="float" office:value="2800000">
            <text:p>2,800,000</text:p>
          </table:table-cell>
          <table:table-cell table:formula="of:=CEILING(([.T30]-[.W30]/2);[.W30])" office:value-type="float" office:value="7.95">
            <text:p>7.95</text:p>
          </table:table-cell>
          <table:table-cell table:formula="of:=[.$D30]*[$globals.$C$36]/[.$L30]" office:value-type="float" office:value="159">
            <text:p>159</text:p>
          </table:table-cell>
          <table:table-cell table:formula="of:=[.F29]" office:value-type="float" office:value="17.3465160730523">
            <text:p>17.35</text:p>
          </table:table-cell>
          <table:table-cell table:formula="of:=[.G29]">
            <text:p/>
          </table:table-cell>
          <table:table-cell/>
          <table:table-cell table:formula="of:=[.I29]" office:value-type="float" office:value="45">
            <text:p>45</text:p>
          </table:table-cell>
          <table:table-cell table:formula="of:=[.J29]+[$globals.$C$39]" office:value-type="float" office:value="3.19">
            <text:p>3.19</text:p>
          </table:table-cell>
          <table:table-cell table:formula="of:=[.K29]" office:value-type="float" office:value="0.6">
            <text:p>0.6</text:p>
          </table:table-cell>
          <table:table-cell table:formula="of:=[.L29]" office:value-type="float" office:value="1">
            <text:p>1</text:p>
          </table:table-cell>
          <table:table-cell/>
          <table:table-cell table:formula="of:=[$globals.$D$31]*[$globals.$C$21]^[.J30]" office:value-type="float" office:value="214.722683368449">
            <text:p>214.72</text:p>
          </table:table-cell>
          <table:table-cell table:formula="of:=[.Z28]/[.I30]/[.Y28]*[.S30]" office:value-type="float" office:value="539839.966446024">
            <text:p>539839.97</text:p>
          </table:table-cell>
          <table:table-cell table:formula="of:=[.AA28]/[.O30]" office:value-type="float" office:value="40.0118578515059">
            <text:p>40.01</text:p>
          </table:table-cell>
          <table:table-cell table:formula="of:=([.D30]/[.C30])/([.T30]/[.S30])" office:value-type="float" office:value="1.0114358770172">
            <text:p>1.01</text:p>
          </table:table-cell>
          <table:table-cell/>
          <table:table-cell table:formula="of:=[.N30]^[$globals.$C$25]*[$globals.$C$34]/[.T30]*[.L30]*[.Y30]" office:value-type="float" office:value="2832979.41575173">
            <text:p>2832979.42</text:p>
          </table:table-cell>
          <table:table-cell table:formula="of:=[.U30]/[.I30]" office:value-type="float" office:value="7.95269197660921">
            <text:p>7.95</text:p>
          </table:table-cell>
          <table:table-cell table:formula="of:=[.N30]/[.K30]" office:value-type="float" office:value="357.871138947415">
            <text:p>357.87</text:p>
          </table:table-cell>
          <table:table-cell table:formula="of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31]-[.V31]/2);[.V31])" office:value-type="float" office:value="4300000">
            <text:p>4,300,000</text:p>
          </table:table-cell>
          <table:table-cell table:formula="of:=CEILING(([.T31]-[.W31]/2);[.W31])" office:value-type="float" office:value="9.95">
            <text:p>9.95</text:p>
          </table:table-cell>
          <table:table-cell table:formula="of:=[.$D31]*[$globals.$C$36]/[.$L31]" office:value-type="float" office:value="199">
            <text:p>199</text:p>
          </table:table-cell>
          <table:table-cell table:formula="of:=[.F30]" office:value-type="float" office:value="17.3465160730523">
            <text:p>17.35</text:p>
          </table:table-cell>
          <table:table-cell table:formula="of:=[.G30]">
            <text:p/>
          </table:table-cell>
          <table:table-cell/>
          <table:table-cell table:formula="of:=[.I30]" office:value-type="float" office:value="45">
            <text:p>45</text:p>
          </table:table-cell>
          <table:table-cell table:formula="of:=[.J30]+[$globals.$C$39]" office:value-type="float" office:value="3.38">
            <text:p>3.38</text:p>
          </table:table-cell>
          <table:table-cell table:formula="of:=[.K30]" office:value-type="float" office:value="0.6">
            <text:p>0.6</text:p>
          </table:table-cell>
          <table:table-cell table:formula="of:=[.L30]" office:value-type="float" office:value="1">
            <text:p>1</text:p>
          </table:table-cell>
          <table:table-cell/>
          <table:table-cell table:formula="of:=[$globals.$D$31]*[$globals.$C$21]^[.J31]" office:value-type="float" office:value="268.618404022632">
            <text:p>268.62</text:p>
          </table:table-cell>
          <table:table-cell table:formula="of:=[.Z28]/[.I31]/[.Y28]*[.S31]" office:value-type="float" office:value="816943.525647437">
            <text:p>816943.53</text:p>
          </table:table-cell>
          <table:table-cell table:formula="of:=[.AA28]/[.O31]" office:value-type="float" office:value="26.4400161356096">
            <text:p>26.44</text:p>
          </table:table-cell>
          <table:table-cell table:formula="of:=([.D31]/[.C31])/([.T31]/[.S31])" office:value-type="float" office:value="0.997132898567271">
            <text:p>1</text:p>
          </table:table-cell>
          <table:table-cell/>
          <table:table-cell table:formula="of:=[.N31]^[$globals.$C$25]*[$globals.$C$34]/[.T31]*[.L31]*[.Y31]" office:value-type="float" office:value="4287167.18998655">
            <text:p>4287167.19</text:p>
          </table:table-cell>
          <table:table-cell table:formula="of:=[.U31]/[.I31]" office:value-type="float" office:value="9.94882977861601">
            <text:p>9.95</text:p>
          </table:table-cell>
          <table:table-cell table:formula="of:=[.N31]/[.K31]" office:value-type="float" office:value="447.69734003772">
            <text:p>447.7</text:p>
          </table:table-cell>
          <table:table-cell table:formula="of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32]-[.V32]/2);[.V32])" office:value-type="float" office:value="6500000">
            <text:p>6,500,000</text:p>
          </table:table-cell>
          <table:table-cell table:formula="of:=CEILING(([.T32]-[.W32]/2);[.W32])" office:value-type="float" office:value="12.45">
            <text:p>12.45</text:p>
          </table:table-cell>
          <table:table-cell table:formula="of:=[.$D32]*[$globals.$C$36]/[.$L32]" office:value-type="float" office:value="249">
            <text:p>249</text:p>
          </table:table-cell>
          <table:table-cell table:formula="of:=[.F31]" office:value-type="float" office:value="17.3465160730523">
            <text:p>17.35</text:p>
          </table:table-cell>
          <table:table-cell table:formula="of:=[.G31]">
            <text:p/>
          </table:table-cell>
          <table:table-cell/>
          <table:table-cell table:formula="of:=[.I31]" office:value-type="float" office:value="45">
            <text:p>45</text:p>
          </table:table-cell>
          <table:table-cell table:formula="of:=[.J31]+[$globals.$C$39]" office:value-type="float" office:value="3.57">
            <text:p>3.57</text:p>
          </table:table-cell>
          <table:table-cell table:formula="of:=[.K31]" office:value-type="float" office:value="0.6">
            <text:p>0.6</text:p>
          </table:table-cell>
          <table:table-cell table:formula="of:=[.L31]" office:value-type="float" office:value="1">
            <text:p>1</text:p>
          </table:table-cell>
          <table:table-cell/>
          <table:table-cell table:formula="of:=[$globals.$D$31]*[$globals.$C$21]^[.J32]" office:value-type="float" office:value="336.042032670819">
            <text:p>336.04</text:p>
          </table:table-cell>
          <table:table-cell table:formula="of:=[.Z28]/[.I32]/[.Y28]*[.S32]" office:value-type="float" office:value="1236286.24329354">
            <text:p>1236286.24</text:p>
          </table:table-cell>
          <table:table-cell table:formula="of:=[.AA28]/[.O32]" office:value-type="float" office:value="17.4716819160394">
            <text:p>17.47</text:p>
          </table:table-cell>
          <table:table-cell table:formula="of:=([.D32]/[.C32])/([.T32]/[.S32])" office:value-type="float" office:value="0.998443692311013">
            <text:p>1</text:p>
          </table:table-cell>
          <table:table-cell/>
          <table:table-cell table:formula="of:=[.N32]^[$globals.$C$25]*[$globals.$C$34]/[.T32]*[.L32]*[.Y32]" office:value-type="float" office:value="6487799.52748796">
            <text:p>6487799.53</text:p>
          </table:table-cell>
          <table:table-cell table:formula="of:=[.U32]/[.I32]" office:value-type="float" office:value="12.4460012100303">
            <text:p>12.45</text:p>
          </table:table-cell>
          <table:table-cell table:formula="of:=[.N32]/[.K32]" office:value-type="float" office:value="560.070054451364">
            <text:p>560.07</text:p>
          </table:table-cell>
          <table:table-cell table:formula="of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33]-[.V33]/2);[.V33])" office:value-type="float" office:value="9800000">
            <text:p>9,800,000</text:p>
          </table:table-cell>
          <table:table-cell table:formula="of:=CEILING(([.T33]-[.W33]/2);[.W33])" office:value-type="float" office:value="15.57">
            <text:p>15.57</text:p>
          </table:table-cell>
          <table:table-cell table:formula="of:=[.$D33]*[$globals.$C$36]/[.$L33]" office:value-type="float" office:value="311.4">
            <text:p>311.4</text:p>
          </table:table-cell>
          <table:table-cell table:formula="of:=[.F32]" office:value-type="float" office:value="17.3465160730523">
            <text:p>17.35</text:p>
          </table:table-cell>
          <table:table-cell table:formula="of:=[.G32]">
            <text:p/>
          </table:table-cell>
          <table:table-cell/>
          <table:table-cell table:formula="of:=[.I32]" office:value-type="float" office:value="45">
            <text:p>45</text:p>
          </table:table-cell>
          <table:table-cell table:formula="of:=[.J32]+[$globals.$C$39]" office:value-type="float" office:value="3.76">
            <text:p>3.76</text:p>
          </table:table-cell>
          <table:table-cell table:formula="of:=[.K32]" office:value-type="float" office:value="0.6">
            <text:p>0.6</text:p>
          </table:table-cell>
          <table:table-cell table:formula="of:=[.L32]" office:value-type="float" office:value="1">
            <text:p>1</text:p>
          </table:table-cell>
          <table:table-cell/>
          <table:table-cell table:formula="of:=[$globals.$D$31]*[$globals.$C$21]^[.J33]" office:value-type="float" office:value="420.389094829188">
            <text:p>420.39</text:p>
          </table:table-cell>
          <table:table-cell table:formula="of:=[.Z28]/[.I33]/[.Y28]*[.S33]" office:value-type="float" office:value="1870880.45547037">
            <text:p>1870880.46</text:p>
          </table:table-cell>
          <table:table-cell table:formula="of:=[.AA28]/[.O33]" office:value-type="float" office:value="11.5453662134545">
            <text:p>11.55</text:p>
          </table:table-cell>
          <table:table-cell table:formula="of:=([.D33]/[.C33])/([.T33]/[.S33])" office:value-type="float" office:value="1.00184211068076">
            <text:p>1</text:p>
          </table:table-cell>
          <table:table-cell/>
          <table:table-cell table:formula="of:=[.N33]^[$globals.$C$25]*[$globals.$C$34]/[.T33]*[.L33]*[.Y33]" office:value-type="float" office:value="9818031.54474248">
            <text:p>9818031.54</text:p>
          </table:table-cell>
          <table:table-cell table:formula="of:=[.U33]/[.I33]" office:value-type="float" office:value="15.5699664751551">
            <text:p>15.57</text:p>
          </table:table-cell>
          <table:table-cell table:formula="of:=[.N33]/[.K33]" office:value-type="float" office:value="700.64849138198">
            <text:p>700.65</text:p>
          </table:table-cell>
          <table:table-cell table:formula="of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34]-[.V34]/2);[.V34])" office:value-type="float" office:value="15000000">
            <text:p>15,000,000</text:p>
          </table:table-cell>
          <table:table-cell table:formula="of:=CEILING(([.T34]-[.W34]/2);[.W34])" office:value-type="float" office:value="19.48">
            <text:p>19.48</text:p>
          </table:table-cell>
          <table:table-cell table:formula="of:=[.$D34]*[$globals.$C$36]/[.$L34]" office:value-type="float" office:value="389.6">
            <text:p>389.6</text:p>
          </table:table-cell>
          <table:table-cell table:formula="of:=[.F33]" office:value-type="float" office:value="17.3465160730523">
            <text:p>17.35</text:p>
          </table:table-cell>
          <table:table-cell table:formula="of:=[.G33]">
            <text:p/>
          </table:table-cell>
          <table:table-cell/>
          <table:table-cell table:formula="of:=[.I33]" office:value-type="float" office:value="45">
            <text:p>45</text:p>
          </table:table-cell>
          <table:table-cell table:formula="of:=[.J33]+[$globals.$C$39]" office:value-type="float" office:value="3.95">
            <text:p>3.95</text:p>
          </table:table-cell>
          <table:table-cell table:formula="of:=[.K33]" office:value-type="float" office:value="0.6">
            <text:p>0.6</text:p>
          </table:table-cell>
          <table:table-cell table:formula="of:=[.L33]" office:value-type="float" office:value="1">
            <text:p>1</text:p>
          </table:table-cell>
          <table:table-cell/>
          <table:table-cell table:formula="of:=[$globals.$D$31]*[$globals.$C$21]^[.J34]" office:value-type="float" office:value="525.907398091545">
            <text:p>525.91</text:p>
          </table:table-cell>
          <table:table-cell table:formula="of:=[.Z28]/[.I34]/[.Y28]*[.S34]" office:value-type="float" office:value="2831216.2313934">
            <text:p>2831216.23</text:p>
          </table:table-cell>
          <table:table-cell table:formula="of:=[.AA28]/[.O34]" office:value-type="float" office:value="7.62923006745036">
            <text:p>7.63</text:p>
          </table:table-cell>
          <table:table-cell table:formula="of:=([.D34]/[.C34])/([.T34]/[.S34])" office:value-type="float" office:value="0.990612039583491">
            <text:p>0.99</text:p>
          </table:table-cell>
          <table:table-cell/>
          <table:table-cell table:formula="of:=[.N34]^[$globals.$C$25]*[$globals.$C$34]/[.T34]*[.L34]*[.Y34]" office:value-type="float" office:value="14857694.50877">
            <text:p>14857694.51</text:p>
          </table:table-cell>
          <table:table-cell table:formula="of:=[.U34]/[.I34]" office:value-type="float" office:value="19.4780517811683">
            <text:p>19.48</text:p>
          </table:table-cell>
          <table:table-cell table:formula="of:=[.N34]/[.K34]" office:value-type="float" office:value="876.512330152574">
            <text:p>876.51</text:p>
          </table:table-cell>
          <table:table-cell table:formula="of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warmer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37]^[$globals.$C$25]*[$globals.$C$34]*[$globals.$C$35]" office:value-type="float" office:value="34232634.2099565">
            <text:p>34,232,634</text:p>
          </table:table-cell>
          <table:table-cell table:style-name="ce12" table:formula="of:=[.C36]*[$globals.$C$21]^[$globals.$C$25]^(1 + [$globals.$C$44])" office:value-type="float" office:value="814785057637.898">
            <text:p>8.15E+11</text:p>
          </table:table-cell>
          <table:table-cell/>
          <table:table-cell table:formula="of:=[.F34]*[.D34]/[.D37]*[$globals.$C$26]" office:value-type="float" office:value="49.0514709343148">
            <text:p>49.05</text:p>
          </table:table-cell>
          <table:table-cell table:formula="of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f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36]/[.K36]" office:value-type="float" office:value="0">
            <text:p>0</text:p>
          </table:table-cell>
          <table:table-cell table:number-columns-repeated="3"/>
          <table:table-cell table:style-name="ce13" table:formula="of:=[.Y28]" office:value-type="float" office:value="100">
            <text:p>100</text:p>
          </table:table-cell>
          <table:table-cell table:formula="of:=[.Z28]*[$globals.$C$6]" office:value-type="float" office:value="3001.25">
            <text:p>3001.25</text:p>
          </table:table-cell>
          <table:table-cell table:formula="of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37]-[.V37]/2);[.V37])" office:value-type="float" office:value="55000000">
            <text:p>55,000,000</text:p>
          </table:table-cell>
          <table:table-cell table:formula="of:=CEILING(([.T37]-[.W37]/2);[.W37])" office:value-type="float" office:value="6.2">
            <text:p>6.2</text:p>
          </table:table-cell>
          <table:table-cell table:formula="of:=[.$D37]*[$globals.$C$36]/[.$L37]" office:value-type="float" office:value="124">
            <text:p>124</text:p>
          </table:table-cell>
          <table:table-cell table:formula="of:=[.F36]" office:value-type="float" office:value="49.0514709343148">
            <text:p>49.05</text:p>
          </table:table-cell>
          <table:table-cell table:formula="of:=[.G36]">
            <text:p/>
          </table:table-cell>
          <table:table-cell/>
          <table:table-cell table:formula="of:=[.I36]" office:value-type="float" office:value="180">
            <text:p>180</text:p>
          </table:table-cell>
          <table:table-cell table:formula="of:=[.J36]" office:value-type="float" office:value="4">
            <text:p>4</text:p>
          </table:table-cell>
          <table:table-cell table:formula="of:=[.K36]" office:value-type="float" office:value="0.5">
            <text:p>0.5</text:p>
          </table:table-cell>
          <table:table-cell table:formula="of:=[.L36]" office:value-type="float" office:value="1">
            <text:p>1</text:p>
          </table:table-cell>
          <table:table-cell/>
          <table:table-cell table:formula="of:=[$globals.$D$31]*[$globals.$C$21]^[.J37]" office:value-type="float" office:value="557.83203125">
            <text:p>557.83</text:p>
          </table:table-cell>
          <table:table-cell table:formula="of:=[.Z36]/[.I37]/[.Y36]*[.S37]" office:value-type="float" office:value="9208927.38916486">
            <text:p>9208927.39</text:p>
          </table:table-cell>
          <table:table-cell table:formula="of:=[.AA36]/[.O37]" office:value-type="float" office:value="70.3665011804123">
            <text:p>70.37</text:p>
          </table:table-cell>
          <table:table-cell table:formula="of:=([.D37]/[.C37])/([.T37]/[.S37])" office:value-type="float" office:value="1.00449421947831">
            <text:p>1</text:p>
          </table:table-cell>
          <table:table-cell/>
          <table:table-cell table:formula="of:=[.N37]^[$globals.$C$25]*[$globals.$C$34]/[.T37]*[.L37]*[.Y37]" office:value-type="float" office:value="55230551.6051537">
            <text:p>55230551.61</text:p>
          </table:table-cell>
          <table:table-cell table:formula="of:=[.U37]/[.I37]" office:value-type="float" office:value="6.19813368055556">
            <text:p>6.2</text:p>
          </table:table-cell>
          <table:table-cell table:formula="of:=[.N37]/[.K37]" office:value-type="float" office:value="1115.6640625">
            <text:p>1115.66</text:p>
          </table:table-cell>
          <table:table-cell table:formula="of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38]-[.V38]/2);[.V38])" office:value-type="float" office:value="84000000">
            <text:p>84,000,000</text:p>
          </table:table-cell>
          <table:table-cell table:formula="of:=CEILING(([.T38]-[.W38]/2);[.W38])" office:value-type="float" office:value="7.75">
            <text:p>7.75</text:p>
          </table:table-cell>
          <table:table-cell table:formula="of:=[.$D38]*[$globals.$C$36]/[.$L38]" office:value-type="float" office:value="155">
            <text:p>155</text:p>
          </table:table-cell>
          <table:table-cell table:formula="of:=[.F37]" office:value-type="float" office:value="49.0514709343148">
            <text:p>49.05</text:p>
          </table:table-cell>
          <table:table-cell table:formula="of:=[.G37]">
            <text:p/>
          </table:table-cell>
          <table:table-cell/>
          <table:table-cell table:formula="of:=[.I37]" office:value-type="float" office:value="180">
            <text:p>180</text:p>
          </table:table-cell>
          <table:table-cell table:formula="of:=[.J37]+[$globals.$C$39]" office:value-type="float" office:value="4.19">
            <text:p>4.19</text:p>
          </table:table-cell>
          <table:table-cell table:formula="of:=[.K37]" office:value-type="float" office:value="0.5">
            <text:p>0.5</text:p>
          </table:table-cell>
          <table:table-cell table:formula="of:=[.L37]" office:value-type="float" office:value="1">
            <text:p>1</text:p>
          </table:table-cell>
          <table:table-cell/>
          <table:table-cell table:formula="of:=[$globals.$D$31]*[$globals.$C$21]^[.J38]" office:value-type="float" office:value="697.848720947459">
            <text:p>697.85</text:p>
          </table:table-cell>
          <table:table-cell table:formula="of:=[.Z36]/[.I38]/[.Y36]*[.S38]" office:value-type="float" office:value="13935933.0104134">
            <text:p>13935933.01</text:p>
          </table:table-cell>
          <table:table-cell table:formula="of:=[.AA36]/[.O38]" office:value-type="float" office:value="46.4985013573037">
            <text:p>46.5</text:p>
          </table:table-cell>
          <table:table-cell table:formula="of:=([.D38]/[.C38])/([.T38]/[.S38])" office:value-type="float" office:value="0.994511984723165">
            <text:p>0.99</text:p>
          </table:table-cell>
          <table:table-cell/>
          <table:table-cell table:formula="of:=[.N38]^[$globals.$C$25]*[$globals.$C$34]/[.T38]*[.L38]*[.Y38]" office:value-type="float" office:value="83580772.7405051">
            <text:p>83580772.74</text:p>
          </table:table-cell>
          <table:table-cell table:formula="of:=[.U38]/[.I38]" office:value-type="float" office:value="7.75387467719399">
            <text:p>7.75</text:p>
          </table:table-cell>
          <table:table-cell table:formula="of:=[.N38]/[.K38]" office:value-type="float" office:value="1395.69744189492">
            <text:p>1395.7</text:p>
          </table:table-cell>
          <table:table-cell table:formula="of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39]-[.V39]/2);[.V39])" office:value-type="float" office:value="130000000">
            <text:p>130,000,000</text:p>
          </table:table-cell>
          <table:table-cell table:formula="of:=CEILING(([.T39]-[.W39]/2);[.W39])" office:value-type="float" office:value="9.7">
            <text:p>9.7</text:p>
          </table:table-cell>
          <table:table-cell table:formula="of:=[.$D39]*[$globals.$C$36]/[.$L39]" office:value-type="float" office:value="194">
            <text:p>194</text:p>
          </table:table-cell>
          <table:table-cell table:formula="of:=[.F38]" office:value-type="float" office:value="49.0514709343148">
            <text:p>49.05</text:p>
          </table:table-cell>
          <table:table-cell table:formula="of:=[.G38]">
            <text:p/>
          </table:table-cell>
          <table:table-cell/>
          <table:table-cell table:formula="of:=[.I38]" office:value-type="float" office:value="180">
            <text:p>180</text:p>
          </table:table-cell>
          <table:table-cell table:formula="of:=[.J38]+[$globals.$C$39]" office:value-type="float" office:value="4.38">
            <text:p>4.38</text:p>
          </table:table-cell>
          <table:table-cell table:formula="of:=[.K38]" office:value-type="float" office:value="0.5">
            <text:p>0.5</text:p>
          </table:table-cell>
          <table:table-cell table:formula="of:=[.L38]" office:value-type="float" office:value="1">
            <text:p>1</text:p>
          </table:table-cell>
          <table:table-cell/>
          <table:table-cell table:formula="of:=[$globals.$D$31]*[$globals.$C$21]^[.J39]" office:value-type="float" office:value="873.009813073556">
            <text:p>873.01</text:p>
          </table:table-cell>
          <table:table-cell table:formula="of:=[.Z36]/[.I39]/[.Y36]*[.S39]" office:value-type="float" office:value="21089343.0541363">
            <text:p>21089343.05</text:p>
          </table:table-cell>
          <table:table-cell table:formula="of:=[.AA36]/[.O39]" office:value-type="float" office:value="30.7264194212492">
            <text:p>30.73</text:p>
          </table:table-cell>
          <table:table-cell table:formula="of:=([.D39]/[.C39])/([.T39]/[.S39])" office:value-type="float" office:value="0.972937962991898">
            <text:p>0.97</text:p>
          </table:table-cell>
          <table:table-cell/>
          <table:table-cell table:formula="of:=[.N39]^[$globals.$C$25]*[$globals.$C$34]/[.T39]*[.L39]*[.Y39]" office:value-type="float" office:value="126483356.926099">
            <text:p>126483356.93</text:p>
          </table:table-cell>
          <table:table-cell table:formula="of:=[.U39]/[.I39]" office:value-type="float" office:value="9.70010903415062">
            <text:p>9.7</text:p>
          </table:table-cell>
          <table:table-cell table:formula="of:=[.N39]/[.K39]" office:value-type="float" office:value="1746.01962614711">
            <text:p>1746.02</text:p>
          </table:table-cell>
          <table:table-cell table:formula="of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40]-[.V40]/2);[.V40])" office:value-type="float" office:value="190000000">
            <text:p>190,000,000</text:p>
          </table:table-cell>
          <table:table-cell table:formula="of:=CEILING(([.T40]-[.W40]/2);[.W40])" office:value-type="float" office:value="12.13">
            <text:p>12.13</text:p>
          </table:table-cell>
          <table:table-cell table:formula="of:=[.$D40]*[$globals.$C$36]/[.$L40]" office:value-type="float" office:value="242.6">
            <text:p>242.6</text:p>
          </table:table-cell>
          <table:table-cell table:formula="of:=[.F39]" office:value-type="float" office:value="49.0514709343148">
            <text:p>49.05</text:p>
          </table:table-cell>
          <table:table-cell table:formula="of:=[.G39]">
            <text:p/>
          </table:table-cell>
          <table:table-cell/>
          <table:table-cell table:formula="of:=[.I39]" office:value-type="float" office:value="180">
            <text:p>180</text:p>
          </table:table-cell>
          <table:table-cell table:formula="of:=[.J39]+[$globals.$C$39]" office:value-type="float" office:value="4.57">
            <text:p>4.57</text:p>
          </table:table-cell>
          <table:table-cell table:formula="of:=[.K39]" office:value-type="float" office:value="0.5">
            <text:p>0.5</text:p>
          </table:table-cell>
          <table:table-cell table:formula="of:=[.L39]" office:value-type="float" office:value="1">
            <text:p>1</text:p>
          </table:table-cell>
          <table:table-cell/>
          <table:table-cell table:formula="of:=[$globals.$D$31]*[$globals.$C$21]^[.J40]" office:value-type="float" office:value="1092.13660618016">
            <text:p>1092.14</text:p>
          </table:table-cell>
          <table:table-cell table:formula="of:=[.Z36]/[.I40]/[.Y36]*[.S40]" office:value-type="float" office:value="31914647.5605693">
            <text:p>31914647.56</text:p>
          </table:table-cell>
          <table:table-cell table:formula="of:=[.AA36]/[.O40]" office:value-type="float" office:value="20.3041565403532">
            <text:p>20.3</text:p>
          </table:table-cell>
          <table:table-cell table:formula="of:=([.D40]/[.C40])/([.T40]/[.S40])" office:value-type="float" office:value="1.00700848562036">
            <text:p>1.01</text:p>
          </table:table-cell>
          <table:table-cell/>
          <table:table-cell table:formula="of:=[.N40]^[$globals.$C$25]*[$globals.$C$34]/[.T40]*[.L40]*[.Y40]" office:value-type="float" office:value="191408131.975093">
            <text:p>191408131.98</text:p>
          </table:table-cell>
          <table:table-cell table:formula="of:=[.U40]/[.I40]" office:value-type="float" office:value="12.1348511797796">
            <text:p>12.13</text:p>
          </table:table-cell>
          <table:table-cell table:formula="of:=[.N40]/[.K40]" office:value-type="float" office:value="2184.27321236032">
            <text:p>2184.27</text:p>
          </table:table-cell>
          <table:table-cell table:formula="of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41]-[.V41]/2);[.V41])" office:value-type="float" office:value="290000000">
            <text:p>290,000,000</text:p>
          </table:table-cell>
          <table:table-cell table:formula="of:=CEILING(([.T41]-[.W41]/2);[.W41])" office:value-type="float" office:value="15.18">
            <text:p>15.18</text:p>
          </table:table-cell>
          <table:table-cell table:formula="of:=[.$D41]*[$globals.$C$36]/[.$L41]" office:value-type="float" office:value="303.6">
            <text:p>303.6</text:p>
          </table:table-cell>
          <table:table-cell table:formula="of:=[.F40]" office:value-type="float" office:value="49.0514709343148">
            <text:p>49.05</text:p>
          </table:table-cell>
          <table:table-cell table:formula="of:=[.G40]">
            <text:p/>
          </table:table-cell>
          <table:table-cell/>
          <table:table-cell table:formula="of:=[.I40]" office:value-type="float" office:value="180">
            <text:p>180</text:p>
          </table:table-cell>
          <table:table-cell table:formula="of:=[.J40]+[$globals.$C$39]" office:value-type="float" office:value="4.76">
            <text:p>4.76</text:p>
          </table:table-cell>
          <table:table-cell table:formula="of:=[.K40]" office:value-type="float" office:value="0.5">
            <text:p>0.5</text:p>
          </table:table-cell>
          <table:table-cell table:formula="of:=[.L40]" office:value-type="float" office:value="1">
            <text:p>1</text:p>
          </table:table-cell>
          <table:table-cell/>
          <table:table-cell table:formula="of:=[$globals.$D$31]*[$globals.$C$21]^[.J41]" office:value-type="float" office:value="1366.26455819486">
            <text:p>1366.26</text:p>
          </table:table-cell>
          <table:table-cell table:formula="of:=[.Z36]/[.I41]/[.Y36]*[.S41]" office:value-type="float" office:value="48296655.1542526">
            <text:p>48296655.15</text:p>
          </table:table-cell>
          <table:table-cell table:formula="of:=[.AA36]/[.O41]" office:value-type="float" office:value="13.4170782206424">
            <text:p>13.42</text:p>
          </table:table-cell>
          <table:table-cell table:formula="of:=([.D41]/[.C41])/([.T41]/[.S41])" office:value-type="float" office:value="0.99877776797025">
            <text:p>1</text:p>
          </table:table-cell>
          <table:table-cell/>
          <table:table-cell table:formula="of:=[.N41]^[$globals.$C$25]*[$globals.$C$34]/[.T41]*[.L41]*[.Y41]" office:value-type="float" office:value="289659239.575692">
            <text:p>289659239.58</text:p>
          </table:table-cell>
          <table:table-cell table:formula="of:=[.U41]/[.I41]" office:value-type="float" office:value="15.1807173132763">
            <text:p>15.18</text:p>
          </table:table-cell>
          <table:table-cell table:formula="of:=[.N41]/[.K41]" office:value-type="float" office:value="2732.52911638973">
            <text:p>2732.53</text:p>
          </table:table-cell>
          <table:table-cell table:formula="of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42]-[.V42]/2);[.V42])" office:value-type="float" office:value="440000000">
            <text:p>440,000,000</text:p>
          </table:table-cell>
          <table:table-cell table:formula="of:=CEILING(([.T42]-[.W42]/2);[.W42])" office:value-type="float" office:value="18.99">
            <text:p>18.99</text:p>
          </table:table-cell>
          <table:table-cell table:formula="of:=[.$D42]*[$globals.$C$36]/[.$L42]" office:value-type="float" office:value="379.8">
            <text:p>379.8</text:p>
          </table:table-cell>
          <table:table-cell table:formula="of:=[.F41]" office:value-type="float" office:value="49.0514709343148">
            <text:p>49.05</text:p>
          </table:table-cell>
          <table:table-cell table:formula="of:=[.G41]">
            <text:p/>
          </table:table-cell>
          <table:table-cell/>
          <table:table-cell table:formula="of:=[.I41]" office:value-type="float" office:value="180">
            <text:p>180</text:p>
          </table:table-cell>
          <table:table-cell table:formula="of:=[.J41]+[$globals.$C$39]" office:value-type="float" office:value="4.95">
            <text:p>4.95</text:p>
          </table:table-cell>
          <table:table-cell table:formula="of:=[.K41]" office:value-type="float" office:value="0.5">
            <text:p>0.5</text:p>
          </table:table-cell>
          <table:table-cell table:formula="of:=[.L41]" office:value-type="float" office:value="1">
            <text:p>1</text:p>
          </table:table-cell>
          <table:table-cell/>
          <table:table-cell table:formula="of:=[$globals.$D$31]*[$globals.$C$21]^[.J42]" office:value-type="float" office:value="1709.19904379752">
            <text:p>1709.2</text:p>
          </table:table-cell>
          <table:table-cell table:formula="of:=[.Z36]/[.I42]/[.Y36]*[.S42]" office:value-type="float" office:value="73087659.6604089">
            <text:p>73087659.66</text:p>
          </table:table-cell>
          <table:table-cell table:formula="of:=[.AA36]/[.O42]" office:value-type="float" office:value="8.86606580386944">
            <text:p>8.87</text:p>
          </table:table-cell>
          <table:table-cell table:formula="of:=([.D42]/[.C42])/([.T42]/[.S42])" office:value-type="float" office:value="0.99617707731577">
            <text:p>1</text:p>
          </table:table-cell>
          <table:table-cell/>
          <table:table-cell table:formula="of:=[.N42]^[$globals.$C$25]*[$globals.$C$34]/[.T42]*[.L42]*[.Y42]" office:value-type="float" office:value="438343314.914573">
            <text:p>438343314.91</text:p>
          </table:table-cell>
          <table:table-cell table:formula="of:=[.U42]/[.I42]" office:value-type="float" office:value="18.9911004866392">
            <text:p>18.99</text:p>
          </table:table-cell>
          <table:table-cell table:formula="of:=[.N42]/[.K42]" office:value-type="float" office:value="3418.39808759505">
            <text:p>3418.4</text:p>
          </table:table-cell>
          <table:table-cell table:formula="of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45]^[$globals.$C$25]*[$globals.$C$34]*[$globals.$C$35]" office:value-type="float" office:value="984708979.597614">
            <text:p>984,708,980</text:p>
          </table:table-cell>
          <table:table-cell table:style-name="ce12" table:formula="of:=[.C44]*[$globals.$C$21]^[$globals.$C$25]^(1 + [$globals.$C$44])" office:value-type="float" office:value="23437464899053.6">
            <text:p>2.34E+13</text:p>
          </table:table-cell>
          <table:table-cell/>
          <table:table-cell table:formula="of:=[.F42]*[.D42]/[.D45]*[$globals.$C$26]" office:value-type="float" office:value="120.278147738648">
            <text:p>120.28</text:p>
          </table:table-cell>
          <table:table-cell table:formula="of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f:=[.J36]+1" office:value-type="float" office:value="5">
            <text:p>5</text:p>
          </table:table-cell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44]/[.K44]" office:value-type="float" office:value="0">
            <text:p>0</text:p>
          </table:table-cell>
          <table:table-cell table:number-columns-repeated="3"/>
          <table:table-cell table:style-name="ce13" table:formula="of:=[.Y36]" office:value-type="float" office:value="100">
            <text:p>100</text:p>
          </table:table-cell>
          <table:table-cell table:formula="of:=[.Z36]*[$globals.$C$6]" office:value-type="float" office:value="10504.375">
            <text:p>10504.38</text:p>
          </table:table-cell>
          <table:table-cell table:formula="of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45]-[.V45]/2);[.V45])" office:value-type="float" office:value="1400000000">
            <text:p>1,400,000,000</text:p>
          </table:table-cell>
          <table:table-cell table:formula="of:=CEILING(([.T45]-[.W45]/2);[.W45])" office:value-type="float" office:value="6.97">
            <text:p>6.97</text:p>
          </table:table-cell>
          <table:table-cell table:formula="of:=[.$D45]*[$globals.$C$36]/[.$L45]" office:value-type="float" office:value="139.4">
            <text:p>139.4</text:p>
          </table:table-cell>
          <table:table-cell table:formula="of:=[.F44]" office:value-type="float" office:value="120.278147738648">
            <text:p>120.28</text:p>
          </table:table-cell>
          <table:table-cell table:formula="of:=[.G44]">
            <text:p/>
          </table:table-cell>
          <table:table-cell/>
          <table:table-cell table:formula="of:=[.I44]" office:value-type="float" office:value="650">
            <text:p>650</text:p>
          </table:table-cell>
          <table:table-cell table:formula="of:=[.J44]" office:value-type="float" office:value="5">
            <text:p>5</text:p>
          </table:table-cell>
          <table:table-cell table:formula="of:=[.K44]" office:value-type="float" office:value="0.4">
            <text:p>0.4</text:p>
          </table:table-cell>
          <table:table-cell table:formula="of:=[.L44]" office:value-type="float" office:value="1">
            <text:p>1</text:p>
          </table:table-cell>
          <table:table-cell/>
          <table:table-cell table:formula="of:=[$globals.$D$31]*[$globals.$C$21]^[.J45]" office:value-type="float" office:value="1812.9541015625">
            <text:p>1812.95</text:p>
          </table:table-cell>
          <table:table-cell table:formula="of:=[.Z44]/[.I45]/[.Y44]*[.S45]" office:value-type="float" office:value="228218737.113">
            <text:p>228218737.11</text:p>
          </table:table-cell>
          <table:table-cell table:formula="of:=[.AA44]/[.O45]" office:value-type="float" office:value="85.1814370981051">
            <text:p>85.18</text:p>
          </table:table-cell>
          <table:table-cell table:formula="of:=([.D45]/[.C45])/([.T45]/[.S45])" office:value-type="float" office:value="1.00829059948629">
            <text:p>1.01</text:p>
          </table:table-cell>
          <table:table-cell/>
          <table:table-cell table:formula="of:=[.N45]^[$globals.$C$25]*[$globals.$C$34]/[.T45]*[.L45]*[.Y45]" office:value-type="float" office:value="1412194244.05022">
            <text:p>1412194244.05</text:p>
          </table:table-cell>
          <table:table-cell table:formula="of:=[.U45]/[.I45]" office:value-type="float" office:value="6.972900390625">
            <text:p>6.97</text:p>
          </table:table-cell>
          <table:table-cell table:formula="of:=[.N45]/[.K45]" office:value-type="float" office:value="4532.38525390625">
            <text:p>4532.39</text:p>
          </table:table-cell>
          <table:table-cell table:formula="of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46]-[.V46]/2);[.V46])" office:value-type="float" office:value="2100000000">
            <text:p>2,100,000,000</text:p>
          </table:table-cell>
          <table:table-cell table:formula="of:=CEILING(([.T46]-[.W46]/2);[.W46])" office:value-type="float" office:value="8.72">
            <text:p>8.72</text:p>
          </table:table-cell>
          <table:table-cell table:formula="of:=[.$D46]*[$globals.$C$36]/[.$L46]" office:value-type="float" office:value="174.4">
            <text:p>174.4</text:p>
          </table:table-cell>
          <table:table-cell table:formula="of:=[.F45]" office:value-type="float" office:value="120.278147738648">
            <text:p>120.28</text:p>
          </table:table-cell>
          <table:table-cell table:formula="of:=[.G45]">
            <text:p/>
          </table:table-cell>
          <table:table-cell/>
          <table:table-cell table:formula="of:=[.I45]" office:value-type="float" office:value="650">
            <text:p>650</text:p>
          </table:table-cell>
          <table:table-cell table:formula="of:=[.J45]+[$globals.$C$39]" office:value-type="float" office:value="5.19">
            <text:p>5.19</text:p>
          </table:table-cell>
          <table:table-cell table:formula="of:=[.K45]" office:value-type="float" office:value="0.4">
            <text:p>0.4</text:p>
          </table:table-cell>
          <table:table-cell table:formula="of:=[.L45]" office:value-type="float" office:value="1">
            <text:p>1</text:p>
          </table:table-cell>
          <table:table-cell/>
          <table:table-cell table:formula="of:=[$globals.$D$31]*[$globals.$C$21]^[.J46]" office:value-type="float" office:value="2268.00834307924">
            <text:p>2268.01</text:p>
          </table:table-cell>
          <table:table-cell table:formula="of:=[.Z44]/[.I46]/[.Y44]*[.S46]" office:value-type="float" office:value="345364980.92818">
            <text:p>345364980.93</text:p>
          </table:table-cell>
          <table:table-cell table:formula="of:=[.AA44]/[.O46]" office:value-type="float" office:value="56.2882778322063">
            <text:p>56.29</text:p>
          </table:table-cell>
          <table:table-cell table:formula="of:=([.D46]/[.C46])/([.T46]/[.S46])" office:value-type="float" office:value="1.01729598103586">
            <text:p>1.02</text:p>
          </table:table-cell>
          <table:table-cell/>
          <table:table-cell table:formula="of:=[.N46]^[$globals.$C$25]*[$globals.$C$34]/[.T46]*[.L46]*[.Y46]" office:value-type="float" office:value="2137083240.11011">
            <text:p>2137083240.11</text:p>
          </table:table-cell>
          <table:table-cell table:formula="of:=[.U46]/[.I46]" office:value-type="float" office:value="8.72310901184324">
            <text:p>8.72</text:p>
          </table:table-cell>
          <table:table-cell table:formula="of:=[.N46]/[.K46]" office:value-type="float" office:value="5670.0208576981">
            <text:p>5670.02</text:p>
          </table:table-cell>
          <table:table-cell table:formula="of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47]-[.V47]/2);[.V47])" office:value-type="float" office:value="3200000000">
            <text:p>3,200,000,000</text:p>
          </table:table-cell>
          <table:table-cell table:formula="of:=CEILING(([.T47]-[.W47]/2);[.W47])" office:value-type="float" office:value="10.91">
            <text:p>10.91</text:p>
          </table:table-cell>
          <table:table-cell table:formula="of:=[.$D47]*[$globals.$C$36]/[.$L47]" office:value-type="float" office:value="218.2">
            <text:p>218.2</text:p>
          </table:table-cell>
          <table:table-cell table:formula="of:=[.F46]" office:value-type="float" office:value="120.278147738648">
            <text:p>120.28</text:p>
          </table:table-cell>
          <table:table-cell table:formula="of:=[.G46]">
            <text:p/>
          </table:table-cell>
          <table:table-cell/>
          <table:table-cell table:formula="of:=[.I46]" office:value-type="float" office:value="650">
            <text:p>650</text:p>
          </table:table-cell>
          <table:table-cell table:formula="of:=[.J46]+[$globals.$C$39]" office:value-type="float" office:value="5.38">
            <text:p>5.38</text:p>
          </table:table-cell>
          <table:table-cell table:formula="of:=[.K46]" office:value-type="float" office:value="0.4">
            <text:p>0.4</text:p>
          </table:table-cell>
          <table:table-cell table:formula="of:=[.L46]" office:value-type="float" office:value="1">
            <text:p>1</text:p>
          </table:table-cell>
          <table:table-cell/>
          <table:table-cell table:formula="of:=[$globals.$D$31]*[$globals.$C$21]^[.J47]" office:value-type="float" office:value="2837.28189248906">
            <text:p>2837.28</text:p>
          </table:table-cell>
          <table:table-cell table:formula="of:=[.Z44]/[.I47]/[.Y44]*[.S47]" office:value-type="float" office:value="522643195.560508">
            <text:p>522643195.56</text:p>
          </table:table-cell>
          <table:table-cell table:formula="of:=[.AA44]/[.O47]" office:value-type="float" office:value="37.1955478711468">
            <text:p>37.2</text:p>
          </table:table-cell>
          <table:table-cell table:formula="of:=([.D47]/[.C47])/([.T47]/[.S47])" office:value-type="float" office:value="1.01040171252249">
            <text:p>1.01</text:p>
          </table:table-cell>
          <table:table-cell/>
          <table:table-cell table:formula="of:=[.N47]^[$globals.$C$25]*[$globals.$C$34]/[.T47]*[.L47]*[.Y47]" office:value-type="float" office:value="3234062732.09334">
            <text:p>3234062732.09</text:p>
          </table:table-cell>
          <table:table-cell table:formula="of:=[.U47]/[.I47]" office:value-type="float" office:value="10.9126226634194">
            <text:p>10.91</text:p>
          </table:table-cell>
          <table:table-cell table:formula="of:=[.N47]/[.K47]" office:value-type="float" office:value="7093.20473122264">
            <text:p>7093.2</text:p>
          </table:table-cell>
          <table:table-cell table:formula="of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48]-[.V48]/2);[.V48])" office:value-type="float" office:value="4900000000">
            <text:p>4,900,000,000</text:p>
          </table:table-cell>
          <table:table-cell table:formula="of:=CEILING(([.T48]-[.W48]/2);[.W48])" office:value-type="float" office:value="13.65">
            <text:p>13.65</text:p>
          </table:table-cell>
          <table:table-cell table:formula="of:=[.$D48]*[$globals.$C$36]/[.$L48]" office:value-type="float" office:value="273">
            <text:p>273</text:p>
          </table:table-cell>
          <table:table-cell table:formula="of:=[.F47]" office:value-type="float" office:value="120.278147738648">
            <text:p>120.28</text:p>
          </table:table-cell>
          <table:table-cell table:formula="of:=[.G47]">
            <text:p/>
          </table:table-cell>
          <table:table-cell/>
          <table:table-cell table:formula="of:=[.I47]" office:value-type="float" office:value="650">
            <text:p>650</text:p>
          </table:table-cell>
          <table:table-cell table:formula="of:=[.J47]+[$globals.$C$39]" office:value-type="float" office:value="5.57">
            <text:p>5.57</text:p>
          </table:table-cell>
          <table:table-cell table:formula="of:=[.K47]" office:value-type="float" office:value="0.4">
            <text:p>0.4</text:p>
          </table:table-cell>
          <table:table-cell table:formula="of:=[.L47]" office:value-type="float" office:value="1">
            <text:p>1</text:p>
          </table:table-cell>
          <table:table-cell/>
          <table:table-cell table:formula="of:=[$globals.$D$31]*[$globals.$C$21]^[.J48]" office:value-type="float" office:value="3549.44397008553">
            <text:p>3549.44</text:p>
          </table:table-cell>
          <table:table-cell table:formula="of:=[.Z44]/[.I48]/[.Y44]*[.S48]" office:value-type="float" office:value="790919534.26078">
            <text:p>790919534.26</text:p>
          </table:table-cell>
          <table:table-cell table:formula="of:=[.AA44]/[.O48]" office:value-type="float" office:value="24.578985798055">
            <text:p>24.58</text:p>
          </table:table-cell>
          <table:table-cell table:formula="of:=([.D48]/[.C48])/([.T48]/[.S48])" office:value-type="float" office:value="0.998676971307721">
            <text:p>1</text:p>
          </table:table-cell>
          <table:table-cell/>
          <table:table-cell table:formula="of:=[.N48]^[$globals.$C$25]*[$globals.$C$34]/[.T48]*[.L48]*[.Y48]" office:value-type="float" office:value="4894129324.87185">
            <text:p>4894129324.87</text:p>
          </table:table-cell>
          <table:table-cell table:formula="of:=[.U48]/[.I48]" office:value-type="float" office:value="13.651707577252">
            <text:p>13.65</text:p>
          </table:table-cell>
          <table:table-cell table:formula="of:=[.N48]/[.K48]" office:value-type="float" office:value="8873.60992521382">
            <text:p>8873.61</text:p>
          </table:table-cell>
          <table:table-cell table:formula="of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49]-[.V49]/2);[.V49])" office:value-type="float" office:value="7400000000">
            <text:p>7,400,000,000</text:p>
          </table:table-cell>
          <table:table-cell table:formula="of:=CEILING(([.T49]-[.W49]/2);[.W49])" office:value-type="float" office:value="17.08">
            <text:p>17.08</text:p>
          </table:table-cell>
          <table:table-cell table:formula="of:=[.$D49]*[$globals.$C$36]/[.$L49]" office:value-type="float" office:value="341.6">
            <text:p>341.6</text:p>
          </table:table-cell>
          <table:table-cell table:formula="of:=[.F48]" office:value-type="float" office:value="120.278147738648">
            <text:p>120.28</text:p>
          </table:table-cell>
          <table:table-cell table:formula="of:=[.G48]">
            <text:p/>
          </table:table-cell>
          <table:table-cell/>
          <table:table-cell table:formula="of:=[.I48]" office:value-type="float" office:value="650">
            <text:p>650</text:p>
          </table:table-cell>
          <table:table-cell table:formula="of:=[.J48]+[$globals.$C$39]" office:value-type="float" office:value="5.76">
            <text:p>5.76</text:p>
          </table:table-cell>
          <table:table-cell table:formula="of:=[.K48]" office:value-type="float" office:value="0.4">
            <text:p>0.4</text:p>
          </table:table-cell>
          <table:table-cell table:formula="of:=[.L48]" office:value-type="float" office:value="1">
            <text:p>1</text:p>
          </table:table-cell>
          <table:table-cell/>
          <table:table-cell table:formula="of:=[$globals.$D$31]*[$globals.$C$21]^[.J49]" office:value-type="float" office:value="4440.35981413331">
            <text:p>4440.36</text:p>
          </table:table-cell>
          <table:table-cell table:formula="of:=[.Z44]/[.I49]/[.Y44]*[.S49]" office:value-type="float" office:value="1196903958.54942">
            <text:p>1196903958.55</text:p>
          </table:table-cell>
          <table:table-cell table:formula="of:=[.AA44]/[.O49]" office:value-type="float" office:value="16.2419046750921">
            <text:p>16.24</text:p>
          </table:table-cell>
          <table:table-cell table:formula="of:=([.D49]/[.C49])/([.T49]/[.S49])" office:value-type="float" office:value="1.00095320288702">
            <text:p>1</text:p>
          </table:table-cell>
          <table:table-cell/>
          <table:table-cell table:formula="of:=[.N49]^[$globals.$C$25]*[$globals.$C$34]/[.T49]*[.L49]*[.Y49]" office:value-type="float" office:value="7406319491.2322">
            <text:p>7406319491.23</text:p>
          </table:table-cell>
          <table:table-cell table:formula="of:=[.U49]/[.I49]" office:value-type="float" office:value="17.0783069774358">
            <text:p>17.08</text:p>
          </table:table-cell>
          <table:table-cell table:formula="of:=[.N49]/[.K49]" office:value-type="float" office:value="11100.8995353333">
            <text:p>11100.9</text:p>
          </table:table-cell>
          <table:table-cell table:formula="of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50]-[.V50]/2);[.V50])" office:value-type="float" office:value="11000000000">
            <text:p>11,000,000,000</text:p>
          </table:table-cell>
          <table:table-cell table:formula="of:=CEILING(([.T50]-[.W50]/2);[.W50])" office:value-type="float" office:value="21.36">
            <text:p>21.36</text:p>
          </table:table-cell>
          <table:table-cell table:formula="of:=[.$D50]*[$globals.$C$36]/[.$L50]" office:value-type="float" office:value="427.2">
            <text:p>427.2</text:p>
          </table:table-cell>
          <table:table-cell table:formula="of:=[.F49]" office:value-type="float" office:value="120.278147738648">
            <text:p>120.28</text:p>
          </table:table-cell>
          <table:table-cell table:formula="of:=[.G49]">
            <text:p/>
          </table:table-cell>
          <table:table-cell/>
          <table:table-cell table:formula="of:=[.I49]" office:value-type="float" office:value="650">
            <text:p>650</text:p>
          </table:table-cell>
          <table:table-cell table:formula="of:=[.J49]+[$globals.$C$39]" office:value-type="float" office:value="5.95">
            <text:p>5.95</text:p>
          </table:table-cell>
          <table:table-cell table:formula="of:=[.K49]" office:value-type="float" office:value="0.4">
            <text:p>0.4</text:p>
          </table:table-cell>
          <table:table-cell table:formula="of:=[.L49]" office:value-type="float" office:value="1">
            <text:p>1</text:p>
          </table:table-cell>
          <table:table-cell/>
          <table:table-cell table:formula="of:=[$globals.$D$31]*[$globals.$C$21]^[.J50]" office:value-type="float" office:value="5554.89689234196">
            <text:p>5554.9</text:p>
          </table:table-cell>
          <table:table-cell table:formula="of:=[.Z44]/[.I50]/[.Y44]*[.S50]" office:value-type="float" office:value="1811282973.72274">
            <text:p>1811282973.72</text:p>
          </table:table-cell>
          <table:table-cell table:formula="of:=[.AA44]/[.O50]" office:value-type="float" office:value="10.7327238659153">
            <text:p>10.73</text:p>
          </table:table-cell>
          <table:table-cell table:formula="of:=([.D50]/[.C50])/([.T50]/[.S50])" office:value-type="float" office:value="1.01867430801345">
            <text:p>1.02</text:p>
          </table:table-cell>
          <table:table-cell/>
          <table:table-cell table:formula="of:=[.N50]^[$globals.$C$25]*[$globals.$C$34]/[.T50]*[.L50]*[.Y50]" office:value-type="float" office:value="11208034108.8335">
            <text:p>11208034108.83</text:p>
          </table:table-cell>
          <table:table-cell table:formula="of:=[.U50]/[.I50]" office:value-type="float" office:value="21.3649880474691">
            <text:p>21.36</text:p>
          </table:table-cell>
          <table:table-cell table:formula="of:=[.N50]/[.K50]" office:value-type="float" office:value="13887.2422308549">
            <text:p>13887.24</text:p>
          </table:table-cell>
          <table:table-cell table:formula="of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53]^[$globals.$C$25]*[$globals.$C$34]*[$globals.$C$35]" office:value-type="float" office:value="28325362534.273">
            <text:p>28,325,362,534</text:p>
          </table:table-cell>
          <table:table-cell table:style-name="ce12" table:formula="of:=[.C52]*[$globals.$C$21]^[$globals.$C$25]^(1 + [$globals.$C$44])" office:value-type="float" office:value="674183646036492">
            <text:p>6.74E+14</text:p>
          </table:table-cell>
          <table:table-cell/>
          <table:table-cell table:formula="of:=[.F50]*[.D50]/[.D53]*[$globals.$C$26]" office:value-type="float" office:value="783.805800721276">
            <text:p>783.81</text:p>
          </table:table-cell>
          <table:table-cell table:formula="of:=IF([.$J52]&lt;[$globals.$C$3];&quot;Y&quot;;&quot;&quot;)">
            <text:p/>
          </table:table-cell>
          <table:table-cell/>
          <table:table-cell table:style-name="ce13" office:value-type="float" office:value="4000">
            <text:p>4000</text:p>
          </table:table-cell>
          <table:table-cell table:formula="of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f:=[.N52]/[.K52]" office:value-type="float" office:value="0">
            <text:p>0</text:p>
          </table:table-cell>
          <table:table-cell table:number-columns-repeated="3"/>
          <table:table-cell table:style-name="ce13" table:formula="of:=[.Y44]" office:value-type="float" office:value="100">
            <text:p>100</text:p>
          </table:table-cell>
          <table:table-cell table:formula="of:=[.Z44]*[$globals.$C$6]" office:value-type="float" office:value="36765.3125">
            <text:p>36765.31</text:p>
          </table:table-cell>
          <table:table-cell table:formula="of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53]-[.V53]/2);[.V53])" office:value-type="float" office:value="96000000000">
            <text:p>96,000,000,000</text:p>
          </table:table-cell>
          <table:table-cell table:formula="of:=CEILING(([.T53]-[.W53]/2);[.W53])" office:value-type="float" office:value="2.95">
            <text:p>2.95</text:p>
          </table:table-cell>
          <table:table-cell table:formula="of:=[.$D53]*[$globals.$C$36]/[.$L53]" office:value-type="float" office:value="59">
            <text:p>59</text:p>
          </table:table-cell>
          <table:table-cell table:formula="of:=[.F52]" office:value-type="float" office:value="783.805800721276">
            <text:p>783.81</text:p>
          </table:table-cell>
          <table:table-cell table:formula="of:=[.G52]">
            <text:p/>
          </table:table-cell>
          <table:table-cell/>
          <table:table-cell table:formula="of:=[.I52]" office:value-type="float" office:value="4000">
            <text:p>4000</text:p>
          </table:table-cell>
          <table:table-cell table:formula="of:=[.J52]" office:value-type="float" office:value="6">
            <text:p>6</text:p>
          </table:table-cell>
          <table:table-cell table:formula="of:=[.K52]" office:value-type="float" office:value="0.5">
            <text:p>0.5</text:p>
          </table:table-cell>
          <table:table-cell table:formula="of:=[.L52]" office:value-type="float" office:value="1">
            <text:p>1</text:p>
          </table:table-cell>
          <table:table-cell/>
          <table:table-cell table:formula="of:=[$globals.$D$31]*[$globals.$C$21]^[.J53]" office:value-type="float" office:value="5892.10083007812">
            <text:p>5892.1</text:p>
          </table:table-cell>
          <table:table-cell table:formula="of:=[.Z52]/[.I53]/[.Y52]*[.S53]" office:value-type="float" office:value="8837177394.6249">
            <text:p>8837177394.62</text:p>
          </table:table-cell>
          <table:table-cell table:formula="of:=[.AA52]/[.O53]" office:value-type="float" office:value="65.9939224887263">
            <text:p>65.99</text:p>
          </table:table-cell>
          <table:table-cell table:formula="of:=([.D53]/[.C53])/([.T53]/[.S53])" office:value-type="float" office:value="1.00287293490835">
            <text:p>1</text:p>
          </table:table-cell>
          <table:table-cell/>
          <table:table-cell table:formula="of:=[.N53]^[$globals.$C$25]*[$globals.$C$34]/[.T53]*[.L53]*[.Y53]" office:value-type="float" office:value="96146903629.609">
            <text:p>96146903629.61</text:p>
          </table:table-cell>
          <table:table-cell table:formula="of:=[.U53]/[.I53]" office:value-type="float" office:value="2.94605041503906">
            <text:p>2.95</text:p>
          </table:table-cell>
          <table:table-cell table:formula="of:=[.N53]/[.K53]" office:value-type="float" office:value="11784.2016601563">
            <text:p>11784.2</text:p>
          </table:table-cell>
          <table:table-cell table:formula="of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54]-[.V54]/2);[.V54])" office:value-type="float" office:value="150000000000">
            <text:p>150,000,000,000</text:p>
          </table:table-cell>
          <table:table-cell table:formula="of:=CEILING(([.T54]-[.W54]/2);[.W54])" office:value-type="float" office:value="3.69">
            <text:p>3.69</text:p>
          </table:table-cell>
          <table:table-cell table:formula="of:=[.$D54]*[$globals.$C$36]/[.$L54]" office:value-type="float" office:value="73.8">
            <text:p>73.8</text:p>
          </table:table-cell>
          <table:table-cell table:formula="of:=[.F53]" office:value-type="float" office:value="783.805800721276">
            <text:p>783.81</text:p>
          </table:table-cell>
          <table:table-cell table:formula="of:=[.G53]">
            <text:p/>
          </table:table-cell>
          <table:table-cell/>
          <table:table-cell table:formula="of:=[.I53]" office:value-type="float" office:value="4000">
            <text:p>4000</text:p>
          </table:table-cell>
          <table:table-cell table:formula="of:=[.J53]+[$globals.$C$39]" office:value-type="float" office:value="6.19">
            <text:p>6.19</text:p>
          </table:table-cell>
          <table:table-cell table:formula="of:=[.K53]" office:value-type="float" office:value="0.5">
            <text:p>0.5</text:p>
          </table:table-cell>
          <table:table-cell table:formula="of:=[.L53]" office:value-type="float" office:value="1">
            <text:p>1</text:p>
          </table:table-cell>
          <table:table-cell/>
          <table:table-cell table:formula="of:=[$globals.$D$31]*[$globals.$C$21]^[.J54]" office:value-type="float" office:value="7371.02711500754">
            <text:p>7371.03</text:p>
          </table:table-cell>
          <table:table-cell table:formula="of:=[.Z52]/[.I54]/[.Y52]*[.S54]" office:value-type="float" office:value="13373361192.6981">
            <text:p>13373361192.7</text:p>
          </table:table-cell>
          <table:table-cell table:formula="of:=[.AA52]/[.O54]" office:value-type="float" office:value="43.6090816359936">
            <text:p>43.61</text:p>
          </table:table-cell>
          <table:table-cell table:formula="of:=([.D54]/[.C54])/([.T54]/[.S54])" office:value-type="float" office:value="0.97117925692052">
            <text:p>0.97</text:p>
          </table:table-cell>
          <table:table-cell/>
          <table:table-cell table:formula="of:=[.N54]^[$globals.$C$25]*[$globals.$C$34]/[.T54]*[.L54]*[.Y54]" office:value-type="float" office:value="145499769030.366">
            <text:p>145499769030.37</text:p>
          </table:table-cell>
          <table:table-cell table:formula="of:=[.U54]/[.I54]" office:value-type="float" office:value="3.68551355750377">
            <text:p>3.69</text:p>
          </table:table-cell>
          <table:table-cell table:formula="of:=[.N54]/[.K54]" office:value-type="float" office:value="14742.0542300151">
            <text:p>14742.05</text:p>
          </table:table-cell>
          <table:table-cell table:formula="of:=MAX(10^(FLOOR(LOG([.S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55]-[.V55]/2);[.V55])" office:value-type="float" office:value="220000000000">
            <text:p>220,000,000,000</text:p>
          </table:table-cell>
          <table:table-cell table:formula="of:=CEILING(([.T55]-[.W55]/2);[.W55])" office:value-type="float" office:value="4.61">
            <text:p>4.61</text:p>
          </table:table-cell>
          <table:table-cell table:formula="of:=[.$D55]*[$globals.$C$36]/[.$L55]" office:value-type="float" office:value="92.2">
            <text:p>92.2</text:p>
          </table:table-cell>
          <table:table-cell table:formula="of:=[.F54]" office:value-type="float" office:value="783.805800721276">
            <text:p>783.81</text:p>
          </table:table-cell>
          <table:table-cell table:formula="of:=[.G54]">
            <text:p/>
          </table:table-cell>
          <table:table-cell/>
          <table:table-cell table:formula="of:=[.I54]" office:value-type="float" office:value="4000">
            <text:p>4000</text:p>
          </table:table-cell>
          <table:table-cell table:formula="of:=[.J54]+[$globals.$C$39]" office:value-type="float" office:value="6.38">
            <text:p>6.38</text:p>
          </table:table-cell>
          <table:table-cell table:formula="of:=[.K54]" office:value-type="float" office:value="0.5">
            <text:p>0.5</text:p>
          </table:table-cell>
          <table:table-cell table:formula="of:=[.L54]" office:value-type="float" office:value="1">
            <text:p>1</text:p>
          </table:table-cell>
          <table:table-cell/>
          <table:table-cell table:formula="of:=[$globals.$D$31]*[$globals.$C$21]^[.J55]" office:value-type="float" office:value="9221.16615058943">
            <text:p>9221.17</text:p>
          </table:table-cell>
          <table:table-cell table:formula="of:=[.Z52]/[.I55]/[.Y52]*[.S55]" office:value-type="float" office:value="20237999261.9753">
            <text:p>20237999261.98</text:p>
          </table:table-cell>
          <table:table-cell table:formula="of:=[.AA52]/[.O55]" office:value-type="float" office:value="28.8170778371239">
            <text:p>28.82</text:p>
          </table:table-cell>
          <table:table-cell table:formula="of:=([.D55]/[.C55])/([.T55]/[.S55])" office:value-type="float" office:value="1.00071796912522">
            <text:p>1</text:p>
          </table:table-cell>
          <table:table-cell/>
          <table:table-cell table:formula="of:=[.N55]^[$globals.$C$25]*[$globals.$C$34]/[.T55]*[.L55]*[.Y55]" office:value-type="float" office:value="220185798904.61">
            <text:p>220185798904.61</text:p>
          </table:table-cell>
          <table:table-cell table:formula="of:=[.U55]/[.I55]" office:value-type="float" office:value="4.61058307529472">
            <text:p>4.61</text:p>
          </table:table-cell>
          <table:table-cell table:formula="of:=[.N55]/[.K55]" office:value-type="float" office:value="18442.3323011789">
            <text:p>18442.33</text:p>
          </table:table-cell>
          <table:table-cell table:formula="of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56]-[.V56]/2);[.V56])" office:value-type="float" office:value="330000000000">
            <text:p>330,000,000,000</text:p>
          </table:table-cell>
          <table:table-cell table:formula="of:=CEILING(([.T56]-[.W56]/2);[.W56])" office:value-type="float" office:value="5.77">
            <text:p>5.77</text:p>
          </table:table-cell>
          <table:table-cell table:formula="of:=[.$D56]*[$globals.$C$36]/[.$L56]" office:value-type="float" office:value="115.4">
            <text:p>115.4</text:p>
          </table:table-cell>
          <table:table-cell table:formula="of:=[.F55]" office:value-type="float" office:value="783.805800721276">
            <text:p>783.81</text:p>
          </table:table-cell>
          <table:table-cell table:formula="of:=[.G55]">
            <text:p/>
          </table:table-cell>
          <table:table-cell/>
          <table:table-cell table:formula="of:=[.I55]" office:value-type="float" office:value="4000">
            <text:p>4000</text:p>
          </table:table-cell>
          <table:table-cell table:formula="of:=[.J55]+[$globals.$C$39]" office:value-type="float" office:value="6.57">
            <text:p>6.57</text:p>
          </table:table-cell>
          <table:table-cell table:formula="of:=[.K55]" office:value-type="float" office:value="0.5">
            <text:p>0.5</text:p>
          </table:table-cell>
          <table:table-cell table:formula="of:=[.L55]" office:value-type="float" office:value="1">
            <text:p>1</text:p>
          </table:table-cell>
          <table:table-cell/>
          <table:table-cell table:formula="of:=[$globals.$D$31]*[$globals.$C$21]^[.J56]" office:value-type="float" office:value="11535.692902778">
            <text:p>11535.69</text:p>
          </table:table-cell>
          <table:table-cell table:formula="of:=[.Z52]/[.I56]/[.Y52]*[.S56]" office:value-type="float" office:value="30626303157.9035">
            <text:p>30626303157.9</text:p>
          </table:table-cell>
          <table:table-cell table:formula="of:=[.AA52]/[.O56]" office:value-type="float" office:value="19.0424550097715">
            <text:p>19.04</text:p>
          </table:table-cell>
          <table:table-cell table:formula="of:=([.D56]/[.C56])/([.T56]/[.S56])" office:value-type="float" office:value="1.01010027572517">
            <text:p>1.01</text:p>
          </table:table-cell>
          <table:table-cell/>
          <table:table-cell table:formula="of:=[.N56]^[$globals.$C$25]*[$globals.$C$34]/[.T56]*[.L56]*[.Y56]" office:value-type="float" office:value="333208680414.763">
            <text:p>333208680414.76</text:p>
          </table:table-cell>
          <table:table-cell table:formula="of:=[.U56]/[.I56]" office:value-type="float" office:value="5.76784645138898">
            <text:p>5.77</text:p>
          </table:table-cell>
          <table:table-cell table:formula="of:=[.N56]/[.K56]" office:value-type="float" office:value="23071.3858055559">
            <text:p>23071.39</text:p>
          </table:table-cell>
          <table:table-cell table:formula="of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57]-[.V57]/2);[.V57])" office:value-type="float" office:value="500000000000">
            <text:p>500,000,000,000</text:p>
          </table:table-cell>
          <table:table-cell table:formula="of:=CEILING(([.T57]-[.W57]/2);[.W57])" office:value-type="float" office:value="7.22">
            <text:p>7.22</text:p>
          </table:table-cell>
          <table:table-cell table:formula="of:=[.$D57]*[$globals.$C$36]/[.$L57]" office:value-type="float" office:value="144.4">
            <text:p>144.4</text:p>
          </table:table-cell>
          <table:table-cell table:formula="of:=[.F56]" office:value-type="float" office:value="783.805800721276">
            <text:p>783.81</text:p>
          </table:table-cell>
          <table:table-cell table:formula="of:=[.G56]">
            <text:p/>
          </table:table-cell>
          <table:table-cell/>
          <table:table-cell table:formula="of:=[.I56]" office:value-type="float" office:value="4000">
            <text:p>4000</text:p>
          </table:table-cell>
          <table:table-cell table:formula="of:=[.J56]+[$globals.$C$39]" office:value-type="float" office:value="6.76">
            <text:p>6.76</text:p>
          </table:table-cell>
          <table:table-cell table:formula="of:=[.K56]" office:value-type="float" office:value="0.5">
            <text:p>0.5</text:p>
          </table:table-cell>
          <table:table-cell table:formula="of:=[.L56]" office:value-type="float" office:value="1">
            <text:p>1</text:p>
          </table:table-cell>
          <table:table-cell/>
          <table:table-cell table:formula="of:=[$globals.$D$31]*[$globals.$C$21]^[.J57]" office:value-type="float" office:value="14431.1693959333">
            <text:p>14431.17</text:p>
          </table:table-cell>
          <table:table-cell table:formula="of:=[.Z52]/[.I57]/[.Y52]*[.S57]" office:value-type="float" office:value="46346994728.9769">
            <text:p>46346994728.98</text:p>
          </table:table-cell>
          <table:table-cell table:formula="of:=[.AA52]/[.O57]" office:value-type="float" office:value="12.5833401585232">
            <text:p>12.58</text:p>
          </table:table-cell>
          <table:table-cell table:formula="of:=([.D57]/[.C57])/([.T57]/[.S57])" office:value-type="float" office:value="1.00911107459526">
            <text:p>1.01</text:p>
          </table:table-cell>
          <table:table-cell/>
          <table:table-cell table:formula="of:=[.N57]^[$globals.$C$25]*[$globals.$C$34]/[.T57]*[.L57]*[.Y57]" office:value-type="float" office:value="504246982576.056">
            <text:p>504246982576.06</text:p>
          </table:table-cell>
          <table:table-cell table:formula="of:=[.U57]/[.I57]" office:value-type="float" office:value="7.21558469796663">
            <text:p>7.22</text:p>
          </table:table-cell>
          <table:table-cell table:formula="of:=[.N57]/[.K57]" office:value-type="float" office:value="28862.3387918665">
            <text:p>28862.34</text:p>
          </table:table-cell>
          <table:table-cell table:formula="of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58]-[.V58]/2);[.V58])" office:value-type="float" office:value="760000000000">
            <text:p>760,000,000,000</text:p>
          </table:table-cell>
          <table:table-cell table:formula="of:=CEILING(([.T58]-[.W58]/2);[.W58])" office:value-type="float" office:value="9.03">
            <text:p>9.03</text:p>
          </table:table-cell>
          <table:table-cell table:formula="of:=[.$D58]*[$globals.$C$36]/[.$L58]" office:value-type="float" office:value="180.6">
            <text:p>180.6</text:p>
          </table:table-cell>
          <table:table-cell table:formula="of:=[.F57]" office:value-type="float" office:value="783.805800721276">
            <text:p>783.81</text:p>
          </table:table-cell>
          <table:table-cell table:formula="of:=[.G57]">
            <text:p/>
          </table:table-cell>
          <table:table-cell/>
          <table:table-cell table:formula="of:=[.I57]" office:value-type="float" office:value="4000">
            <text:p>4000</text:p>
          </table:table-cell>
          <table:table-cell table:formula="of:=[.J57]+[$globals.$C$39]" office:value-type="float" office:value="6.95">
            <text:p>6.95</text:p>
          </table:table-cell>
          <table:table-cell table:formula="of:=[.K57]" office:value-type="float" office:value="0.5">
            <text:p>0.5</text:p>
          </table:table-cell>
          <table:table-cell table:formula="of:=[.L57]" office:value-type="float" office:value="1">
            <text:p>1</text:p>
          </table:table-cell>
          <table:table-cell/>
          <table:table-cell table:formula="of:=[$globals.$D$31]*[$globals.$C$21]^[.J58]" office:value-type="float" office:value="18053.4149001114">
            <text:p>18053.41</text:p>
          </table:table-cell>
          <table:table-cell table:formula="of:=[.Z52]/[.I58]/[.Y52]*[.S58]" office:value-type="float" office:value="70137225160.1148">
            <text:p>70137225160.11</text:p>
          </table:table-cell>
          <table:table-cell table:formula="of:=[.AA52]/[.O58]" office:value-type="float" office:value="8.31512793197371">
            <text:p>8.32</text:p>
          </table:table-cell>
          <table:table-cell table:formula="of:=([.D58]/[.C58])/([.T58]/[.S58])" office:value-type="float" office:value="1.00441941767762">
            <text:p>1</text:p>
          </table:table-cell>
          <table:table-cell/>
          <table:table-cell table:formula="of:=[.N58]^[$globals.$C$25]*[$globals.$C$34]/[.T58]*[.L58]*[.Y58]" office:value-type="float" office:value="763080418915.137">
            <text:p>763080418915.14</text:p>
          </table:table-cell>
          <table:table-cell table:formula="of:=[.U58]/[.I58]" office:value-type="float" office:value="9.02670745005568">
            <text:p>9.03</text:p>
          </table:table-cell>
          <table:table-cell table:formula="of:=[.N58]/[.K58]" office:value-type="float" office:value="36106.8298002227">
            <text:p>36106.83</text:p>
          </table:table-cell>
          <table:table-cell table:formula="of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5]^[$globals.$C$25]*[$globals.$C$34]*[$globals.$C$35]" office:value-type="float" office:value="50">
            <text:p>50</text:p>
          </table:table-cell>
          <table:table-cell table:style-name="ce12" table:formula="of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f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5]-[.V5]/2);[.V5])" office:value-type="float" office:value="100">
            <text:p>100</text:p>
          </table:table-cell>
          <table:table-cell table:formula="of:=CEILING(([.T5]-[.W5]/2);[.W5])" office:value-type="float" office:value="2.5">
            <text:p>2.5</text:p>
          </table:table-cell>
          <table:table-cell table:formula="of:=[.$D5]*[$globals.$C$36]/[.$L5]" office:value-type="float" office:value="25">
            <text:p>25</text:p>
          </table:table-cell>
          <table:table-cell/>
          <table:table-cell table:formula="of:=IF([.$J5]&lt;[$globals.$C$3];&quot;Y&quot;;&quot;&quot;)" office:value-type="string" office:string-value="Y">
            <text:p>Y</text:p>
          </table:table-cell>
          <table:table-cell/>
          <table:table-cell table:formula="of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L4]" office:value-type="float" office:value="2">
            <text:p>2</text:p>
          </table:table-cell>
          <table:table-cell/>
          <table:table-cell table:formula="of:=[$globals.$D$31]*[$globals.$C$21]^[.J5]" office:value-type="float" office:value="5">
            <text:p>5</text:p>
          </table:table-cell>
          <table:table-cell table:formula="of:=[.Z4]/[.I5]/[.Y4]*[.S5]" office:value-type="float" office:value="10">
            <text:p>10</text:p>
          </table:table-cell>
          <table:table-cell table:formula="of:=[.AA4]/[.O5]" office:value-type="float" office:value="80">
            <text:p>80</text:p>
          </table:table-cell>
          <table:table-cell table:formula="of:=([.D5]/[.C5])/([.T5]/[.S5])" office:value-type="float" office:value="1">
            <text:p>1</text:p>
          </table:table-cell>
          <table:table-cell/>
          <table:table-cell table:formula="of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[.N5]/[.K5]" office:value-type="float" office:value="20">
            <text:p>20</text:p>
          </table:table-cell>
          <table:table-cell table:formula="of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6]-[.V6]/2);[.V6])" office:value-type="float" office:value="390">
            <text:p>390</text:p>
          </table:table-cell>
          <table:table-cell table:formula="of:=CEILING(([.T6]-[.W6]/2);[.W6])" office:value-type="float" office:value="2.6">
            <text:p>2.6</text:p>
          </table:table-cell>
          <table:table-cell table:formula="of:=[.$D6]*[$globals.$C$36]/[.$L6]" office:value-type="float" office:value="26">
            <text:p>26</text:p>
          </table:table-cell>
          <table:table-cell/>
          <table:table-cell table:formula="of:=IF([.$J6]&lt;[$globals.$C$3];&quot;Y&quot;;&quot;&quot;)" office:value-type="string" office:string-value="Y">
            <text:p>Y</text:p>
          </table:table-cell>
          <table:table-cell/>
          <table:table-cell table:formula="of:=[.U6]/[.T6]" office:value-type="float" office:value="11.6390524676394">
            <text:p>11.64</text:p>
          </table:table-cell>
          <table:table-cell table:formula="of:=[.J5]+[$globals.$C$42]" office:value-type="float" office:value="0.416666666666667">
            <text:p>0.42</text:p>
          </table:table-cell>
          <table:table-cell table:formula="of:=[.K5]+0.02" office:value-type="float" office:value="0.27">
            <text:p>0.27</text:p>
          </table:table-cell>
          <table:table-cell table:formula="of:=[.L5]" office:value-type="float" office:value="2">
            <text:p>2</text:p>
          </table:table-cell>
          <table:table-cell/>
          <table:table-cell table:formula="of:=[$globals.$D$31]*[$globals.$C$21]^[.J6]" office:value-type="float" office:value="8.17061483228284">
            <text:p>8.17</text:p>
          </table:table-cell>
          <table:table-cell table:formula="of:=[.Z4]/[.I6]/[.Y4]*[.S6]" office:value-type="float" office:value="26.7917148895806">
            <text:p>26.79</text:p>
          </table:table-cell>
          <table:table-cell table:formula="of:=[.AA4]/[.O6]" office:value-type="float" office:value="29.8599773585647">
            <text:p>29.86</text:p>
          </table:table-cell>
          <table:table-cell table:formula="of:=([.D6]/[.C6])/([.T6]/[.S6])" office:value-type="float" office:value="0.999455690057256">
            <text:p>1</text:p>
          </table:table-cell>
          <table:table-cell/>
          <table:table-cell table:formula="of:=[.N6]^[$globals.$C$25]*[$globals.$C$34]/[.T6]*[.L6]*[.Y6]" office:value-type="float" office:value="389.78771912233">
            <text:p>389.79</text:p>
          </table:table-cell>
          <table:table-cell table:formula="of:=[.T5]+0.1" office:value-type="float" office:value="2.6">
            <text:p>2.6</text:p>
          </table:table-cell>
          <table:table-cell table:formula="of:=[.N6]/[.K6]" office:value-type="float" office:value="30.2615364158624">
            <text:p>30.26</text:p>
          </table:table-cell>
          <table:table-cell table:formula="of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7]-[.V7]/2);[.V7])" office:value-type="float" office:value="1500">
            <text:p>1,500</text:p>
          </table:table-cell>
          <table:table-cell table:formula="of:=CEILING(([.T7]-[.W7]/2);[.W7])" office:value-type="float" office:value="2.7">
            <text:p>2.7</text:p>
          </table:table-cell>
          <table:table-cell table:formula="of:=[.$D7]*[$globals.$C$36]/[.$L7]" office:value-type="float" office:value="27">
            <text:p>27</text:p>
          </table:table-cell>
          <table:table-cell/>
          <table:table-cell table:formula="of:=IF([.$J7]&lt;[$globals.$C$3];&quot;Y&quot;;&quot;&quot;)" office:value-type="string" office:string-value="Y">
            <text:p>Y</text:p>
          </table:table-cell>
          <table:table-cell/>
          <table:table-cell table:formula="of:=[.U7]/[.T7]" office:value-type="float" office:value="17.0520936749733">
            <text:p>17.05</text:p>
          </table:table-cell>
          <table:table-cell table:formula="of:=[.J6]+[$globals.$C$42]" office:value-type="float" office:value="0.833333333333333">
            <text:p>0.83</text:p>
          </table:table-cell>
          <table:table-cell table:formula="of:=[.K6]+0.02" office:value-type="float" office:value="0.29">
            <text:p>0.29</text:p>
          </table:table-cell>
          <table:table-cell table:formula="of:=[.L6]" office:value-type="float" office:value="2">
            <text:p>2</text:p>
          </table:table-cell>
          <table:table-cell/>
          <table:table-cell table:formula="of:=[$globals.$D$31]*[$globals.$C$21]^[.J7]" office:value-type="float" office:value="13.3517893475041">
            <text:p>13.35</text:p>
          </table:table-cell>
          <table:table-cell table:formula="of:=[.Z4]/[.I7]/[.Y4]*[.S7]" office:value-type="float" office:value="71.3857462791932">
            <text:p>71.39</text:p>
          </table:table-cell>
          <table:table-cell table:formula="of:=[.AA4]/[.O7]" office:value-type="float" office:value="11.2067190118201">
            <text:p>11.21</text:p>
          </table:table-cell>
          <table:table-cell table:formula="of:=([.D7]/[.C7])/([.T7]/[.S7])" office:value-type="float" office:value="1.01439702717556">
            <text:p>1.01</text:p>
          </table:table-cell>
          <table:table-cell/>
          <table:table-cell table:formula="of:=[.N7]^[$globals.$C$25]*[$globals.$C$34]/[.T7]*[.L7]*[.Y7]" office:value-type="float" office:value="1521.59554076335">
            <text:p>1521.6</text:p>
          </table:table-cell>
          <table:table-cell table:formula="of:=[.T6]+0.1" office:value-type="float" office:value="2.7">
            <text:p>2.7</text:p>
          </table:table-cell>
          <table:table-cell table:formula="of:=[.N7]/[.K7]" office:value-type="float" office:value="46.0406529224278">
            <text:p>46.04</text:p>
          </table:table-cell>
          <table:table-cell table:formula="of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8]-[.V8]/2);[.V8])" office:value-type="float" office:value="5900">
            <text:p>5,900</text:p>
          </table:table-cell>
          <table:table-cell table:formula="of:=CEILING(([.T8]-[.W8]/2);[.W8])" office:value-type="float" office:value="2.8">
            <text:p>2.8</text:p>
          </table:table-cell>
          <table:table-cell table:formula="of:=[.$D8]*[$globals.$C$36]/[.$L8]" office:value-type="float" office:value="28">
            <text:p>28</text:p>
          </table:table-cell>
          <table:table-cell/>
          <table:table-cell table:formula="of:=IF([.$J8]&lt;[$globals.$C$3];&quot;Y&quot;;&quot;&quot;)" office:value-type="string" office:string-value="Y">
            <text:p>Y</text:p>
          </table:table-cell>
          <table:table-cell/>
          <table:table-cell table:formula="of:=[.U8]/[.T8]" office:value-type="float" office:value="25.1364811244776">
            <text:p>25.14</text:p>
          </table:table-cell>
          <table:table-cell table:formula="of:=[.J7]+[$globals.$C$42]" office:value-type="float" office:value="1.25">
            <text:p>1.25</text:p>
          </table:table-cell>
          <table:table-cell table:formula="of:=[.K7]+0.02" office:value-type="float" office:value="0.31">
            <text:p>0.31</text:p>
          </table:table-cell>
          <table:table-cell table:formula="of:=[.L7]" office:value-type="float" office:value="2">
            <text:p>2</text:p>
          </table:table-cell>
          <table:table-cell/>
          <table:table-cell table:formula="of:=[$globals.$D$31]*[$globals.$C$21]^[.J8]" office:value-type="float" office:value="21.8184656160465">
            <text:p>21.82</text:p>
          </table:table-cell>
          <table:table-cell table:formula="of:=[.Z4]/[.I8]/[.Y4]*[.S8]" office:value-type="float" office:value="189.300585588297">
            <text:p>189.3</text:p>
          </table:table-cell>
          <table:table-cell table:formula="of:=[.AA4]/[.O8]" office:value-type="float" office:value="4.22608307055051">
            <text:p>4.23</text:p>
          </table:table-cell>
          <table:table-cell table:formula="of:=([.D8]/[.C8])/([.T8]/[.S8])" office:value-type="float" office:value="1.00812512637559">
            <text:p>1.01</text:p>
          </table:table-cell>
          <table:table-cell/>
          <table:table-cell table:formula="of:=[.N8]^[$globals.$C$25]*[$globals.$C$34]/[.T8]*[.L8]*[.Y8]" office:value-type="float" office:value="5947.93824561598">
            <text:p>5947.94</text:p>
          </table:table-cell>
          <table:table-cell table:formula="of:=[.T7]+0.1" office:value-type="float" office:value="2.8">
            <text:p>2.8</text:p>
          </table:table-cell>
          <table:table-cell table:formula="of:=[.N8]/[.K8]" office:value-type="float" office:value="70.3821471485372">
            <text:p>70.38</text:p>
          </table:table-cell>
          <table:table-cell table:formula="of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9]-[.V9]/2);[.V9])" office:value-type="float" office:value="23000">
            <text:p>23,000</text:p>
          </table:table-cell>
          <table:table-cell table:formula="of:=CEILING(([.T9]-[.W9]/2);[.W9])" office:value-type="float" office:value="2.9">
            <text:p>2.9</text:p>
          </table:table-cell>
          <table:table-cell table:formula="of:=[.$D9]*[$globals.$C$36]/[.$L9]" office:value-type="float" office:value="29">
            <text:p>29</text:p>
          </table:table-cell>
          <table:table-cell/>
          <table:table-cell table:formula="of:=IF([.$J9]&lt;[$globals.$C$3];&quot;Y&quot;;&quot;&quot;)" office:value-type="string" office:string-value="Y">
            <text:p>Y</text:p>
          </table:table-cell>
          <table:table-cell/>
          <table:table-cell table:formula="of:=[.U9]/[.T9]" office:value-type="float" office:value="37.2560666207153">
            <text:p>37.26</text:p>
          </table:table-cell>
          <table:table-cell table:formula="of:=[.J8]+[$globals.$C$42]" office:value-type="float" office:value="1.66666666666667">
            <text:p>1.67</text:p>
          </table:table-cell>
          <table:table-cell table:formula="of:=[.K8]+0.02" office:value-type="float" office:value="0.33">
            <text:p>0.33</text:p>
          </table:table-cell>
          <table:table-cell table:formula="of:=[.L8]" office:value-type="float" office:value="2">
            <text:p>2</text:p>
          </table:table-cell>
          <table:table-cell/>
          <table:table-cell table:formula="of:=[$globals.$D$31]*[$globals.$C$21]^[.J9]" office:value-type="float" office:value="35.6540557560246">
            <text:p>35.65</text:p>
          </table:table-cell>
          <table:table-cell table:formula="of:=[.Z4]/[.I9]/[.Y4]*[.S9]" office:value-type="float" office:value="499.897495453723">
            <text:p>499.9</text:p>
          </table:table-cell>
          <table:table-cell table:formula="of:=[.AA4]/[.O9]" office:value-type="float" office:value="1.60032808180784">
            <text:p>1.6</text:p>
          </table:table-cell>
          <table:table-cell table:formula="of:=([.D9]/[.C9])/([.T9]/[.S9])" office:value-type="float" office:value="1.0121855648996">
            <text:p>1.01</text:p>
          </table:table-cell>
          <table:table-cell/>
          <table:table-cell table:formula="of:=[.N9]^[$globals.$C$25]*[$globals.$C$34]/[.T9]*[.L9]*[.Y9]" office:value-type="float" office:value="23280.2679926908">
            <text:p>23280.27</text:p>
          </table:table-cell>
          <table:table-cell table:formula="of:=[.T8]+0.1" office:value-type="float" office:value="2.9">
            <text:p>2.9</text:p>
          </table:table-cell>
          <table:table-cell table:formula="of:=[.N9]/[.K9]" office:value-type="float" office:value="108.042593200074">
            <text:p>108.04</text:p>
          </table:table-cell>
          <table:table-cell table:formula="of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10]-[.V10]/2);[.V10])" office:value-type="float" office:value="91000">
            <text:p>91,000</text:p>
          </table:table-cell>
          <table:table-cell table:formula="of:=CEILING(([.T10]-[.W10]/2);[.W10])" office:value-type="float" office:value="3">
            <text:p>3</text:p>
          </table:table-cell>
          <table:table-cell table:formula="of:=[.$D10]*[$globals.$C$36]/[.$L10]" office:value-type="float" office:value="30">
            <text:p>30</text:p>
          </table:table-cell>
          <table:table-cell/>
          <table:table-cell table:formula="of:=IF([.$J10]&lt;[$globals.$C$3];&quot;Y&quot;;&quot;&quot;)">
            <text:p/>
          </table:table-cell>
          <table:table-cell/>
          <table:table-cell table:formula="of:=[.U10]/[.T10]" office:value-type="float" office:value="55.4886774840407">
            <text:p>55.49</text:p>
          </table:table-cell>
          <table:table-cell table:formula="of:=[.J9]+[$globals.$C$42]" office:value-type="float" office:value="2.08333333333333">
            <text:p>2.08</text:p>
          </table:table-cell>
          <table:table-cell table:formula="of:=[.K9]+0.02" office:value-type="float" office:value="0.35">
            <text:p>0.35</text:p>
          </table:table-cell>
          <table:table-cell table:formula="of:=[.L9]" office:value-type="float" office:value="2">
            <text:p>2</text:p>
          </table:table-cell>
          <table:table-cell/>
          <table:table-cell table:formula="of:=[$globals.$D$31]*[$globals.$C$21]^[.J10]" office:value-type="float" office:value="58.2631113582428">
            <text:p>58.26</text:p>
          </table:table-cell>
          <table:table-cell table:formula="of:=[.Z4]/[.I10]/[.Y4]*[.S10]" office:value-type="float" office:value="1315.2606370017">
            <text:p>1315.26</text:p>
          </table:table-cell>
          <table:table-cell table:formula="of:=[.AA4]/[.O10]" office:value-type="float" office:value="0.60824446310786">
            <text:p>0.61</text:p>
          </table:table-cell>
          <table:table-cell table:formula="of:=([.D10]/[.C10])/([.T10]/[.S10])" office:value-type="float" office:value="1.00250100678628">
            <text:p>1</text:p>
          </table:table-cell>
          <table:table-cell/>
          <table:table-cell table:formula="of:=[.N10]^[$globals.$C$25]*[$globals.$C$34]/[.T10]*[.L10]*[.Y10]" office:value-type="float" office:value="91227.5916175515">
            <text:p>91227.59</text:p>
          </table:table-cell>
          <table:table-cell table:formula="of:=[.T9]+0.1" office:value-type="float" office:value="3">
            <text:p>3</text:p>
          </table:table-cell>
          <table:table-cell table:formula="of:=[.N10]/[.K10]" office:value-type="float" office:value="166.466032452122">
            <text:p>166.47</text:p>
          </table:table-cell>
          <table:table-cell table:formula="of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f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f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14]-[.V14]/2);[.V14])" office:value-type="float" office:value="4100">
            <text:p>4,100</text:p>
          </table:table-cell>
          <table:table-cell table:formula="of:=CEILING(([.T14]-[.W14]/2);[.W14])" office:value-type="float" office:value="2.13">
            <text:p>2.13</text:p>
          </table:table-cell>
          <table:table-cell table:formula="of:=[.$D14]*[$globals.$C$36]/[.$L14]" office:value-type="float" office:value="42.6">
            <text:p>42.6</text:p>
          </table:table-cell>
          <table:table-cell table:formula="of:=[.F13]" office:value-type="float" office:value="5">
            <text:p>5</text:p>
          </table:table-cell>
          <table:table-cell table:formula="of:=IF([.$J14]&lt;[$globals.$C$3];&quot;Y&quot;;&quot;&quot;)" office:value-type="string" office:string-value="Y">
            <text:p>Y</text:p>
          </table:table-cell>
          <table:table-cell/>
          <table:table-cell table:formula="of:=[.I13]" office:value-type="float" office:value="8">
            <text:p>8</text:p>
          </table:table-cell>
          <table:table-cell table:formula="of:=[.J5]+[$globals.$C$23]" office:value-type="float" office:value="0.85">
            <text:p>0.85</text:p>
          </table:table-cell>
          <table:table-cell table:formula="of:=[.K13]" office:value-type="float" office:value="0.8">
            <text:p>0.8</text:p>
          </table:table-cell>
          <table:table-cell table:formula="of:=[.L13]" office:value-type="float" office:value="1">
            <text:p>1</text:p>
          </table:table-cell>
          <table:table-cell/>
          <table:table-cell table:formula="of:=[$globals.$D$31]*[$globals.$C$21]^[.J14]" office:value-type="float" office:value="13.6166683917159">
            <text:p>13.62</text:p>
          </table:table-cell>
          <table:table-cell table:formula="of:=[.Z13]/[.I14]/[.Y13]*[.S14]" office:value-type="float" office:value="102.10724719435">
            <text:p>102.11</text:p>
          </table:table-cell>
          <table:table-cell table:formula="of:=[.AA13]/[.O14]" office:value-type="float" office:value="7.83489930423143">
            <text:p>7.83</text:p>
          </table:table-cell>
          <table:table-cell table:formula="of:=([.D14]/[.C14])/([.T14]/[.S14])" office:value-type="float" office:value="0.997289895153612">
            <text:p>1</text:p>
          </table:table-cell>
          <table:table-cell/>
          <table:table-cell table:formula="of:=[.N14]^[$globals.$C$25]*[$globals.$C$34]/[.T14]*[.L14]*[.Y14]" office:value-type="float" office:value="4084.289887774">
            <text:p>4084.29</text:p>
          </table:table-cell>
          <table:table-cell table:formula="of:=[.U14]/[.I14]" office:value-type="float" office:value="2.12760443620562">
            <text:p>2.13</text:p>
          </table:table-cell>
          <table:table-cell table:formula="of:=[.N14]/[.K14]" office:value-type="float" office:value="17.0208354896449">
            <text:p>17.02</text:p>
          </table:table-cell>
          <table:table-cell table:formula="of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15]-[.V15]/2);[.V15])" office:value-type="float" office:value="10000">
            <text:p>10,000</text:p>
          </table:table-cell>
          <table:table-cell table:formula="of:=CEILING(([.T15]-[.W15]/2);[.W15])" office:value-type="float" office:value="3.48">
            <text:p>3.48</text:p>
          </table:table-cell>
          <table:table-cell table:formula="of:=[.$D15]*[$globals.$C$36]/[.$L15]" office:value-type="float" office:value="69.6">
            <text:p>69.6</text:p>
          </table:table-cell>
          <table:table-cell table:formula="of:=[.F14]" office:value-type="float" office:value="5">
            <text:p>5</text:p>
          </table:table-cell>
          <table:table-cell table:formula="of:=IF([.$J15]&lt;[$globals.$C$3];&quot;Y&quot;;&quot;&quot;)" office:value-type="string" office:string-value="Y">
            <text:p>Y</text:p>
          </table:table-cell>
          <table:table-cell/>
          <table:table-cell table:formula="of:=[.I14]" office:value-type="float" office:value="8">
            <text:p>8</text:p>
          </table:table-cell>
          <table:table-cell table:formula="of:=[.J14]+[$globals.$C$42]" office:value-type="float" office:value="1.26666666666667">
            <text:p>1.27</text:p>
          </table:table-cell>
          <table:table-cell table:formula="of:=[.K14]" office:value-type="float" office:value="0.8">
            <text:p>0.8</text:p>
          </table:table-cell>
          <table:table-cell table:formula="of:=[.L14]" office:value-type="float" office:value="1">
            <text:p>1</text:p>
          </table:table-cell>
          <table:table-cell/>
          <table:table-cell table:formula="of:=[$globals.$D$31]*[$globals.$C$21]^[.J15]" office:value-type="float" office:value="22.2513105455262">
            <text:p>22.25</text:p>
          </table:table-cell>
          <table:table-cell table:formula="of:=[.Z13]/[.I15]/[.Y13]*[.S15]" office:value-type="float" office:value="253.298912499163">
            <text:p>253.3</text:p>
          </table:table-cell>
          <table:table-cell table:formula="of:=[.AA13]/[.O15]" office:value-type="float" office:value="3.1583238637183">
            <text:p>3.16</text:p>
          </table:table-cell>
          <table:table-cell table:formula="of:=([.D15]/[.C15])/([.T15]/[.S15])" office:value-type="float" office:value="1.01413772777813">
            <text:p>1.01</text:p>
          </table:table-cell>
          <table:table-cell/>
          <table:table-cell table:formula="of:=[.N15]^[$globals.$C$25]*[$globals.$C$34]/[.T15]*[.L15]*[.Y15]" office:value-type="float" office:value="10131.9564999665">
            <text:p>10131.96</text:p>
          </table:table-cell>
          <table:table-cell table:formula="of:=[.U15]/[.I15]" office:value-type="float" office:value="3.47676727273847">
            <text:p>3.48</text:p>
          </table:table-cell>
          <table:table-cell table:formula="of:=[.N15]/[.K15]" office:value-type="float" office:value="27.8141381819078">
            <text:p>27.81</text:p>
          </table:table-cell>
          <table:table-cell table:formula="of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16]-[.V16]/2);[.V16])" office:value-type="float" office:value="25000">
            <text:p>25,000</text:p>
          </table:table-cell>
          <table:table-cell table:formula="of:=CEILING(([.T16]-[.W16]/2);[.W16])" office:value-type="float" office:value="5.68">
            <text:p>5.68</text:p>
          </table:table-cell>
          <table:table-cell table:formula="of:=[.$D16]*[$globals.$C$36]/[.$L16]" office:value-type="float" office:value="113.6">
            <text:p>113.6</text:p>
          </table:table-cell>
          <table:table-cell table:formula="of:=[.F15]" office:value-type="float" office:value="5">
            <text:p>5</text:p>
          </table:table-cell>
          <table:table-cell table:formula="of:=IF([.$J16]&lt;[$globals.$C$3];&quot;Y&quot;;&quot;&quot;)" office:value-type="string" office:string-value="Y">
            <text:p>Y</text:p>
          </table:table-cell>
          <table:table-cell/>
          <table:table-cell table:formula="of:=[.I15]" office:value-type="float" office:value="8">
            <text:p>8</text:p>
          </table:table-cell>
          <table:table-cell table:formula="of:=[.J15]+[$globals.$C$42]" office:value-type="float" office:value="1.68333333333333">
            <text:p>1.68</text:p>
          </table:table-cell>
          <table:table-cell table:formula="of:=[.K15]" office:value-type="float" office:value="0.8">
            <text:p>0.8</text:p>
          </table:table-cell>
          <table:table-cell table:formula="of:=[.L15]" office:value-type="float" office:value="1">
            <text:p>1</text:p>
          </table:table-cell>
          <table:table-cell/>
          <table:table-cell table:formula="of:=[$globals.$D$31]*[$globals.$C$21]^[.J16]" office:value-type="float" office:value="36.3613775962016">
            <text:p>36.36</text:p>
          </table:table-cell>
          <table:table-cell table:formula="of:=[.Z13]/[.I16]/[.Y13]*[.S16]" office:value-type="float" office:value="628.362244955408">
            <text:p>628.36</text:p>
          </table:table-cell>
          <table:table-cell table:formula="of:=[.AA13]/[.O16]" office:value-type="float" office:value="1.27315096733218">
            <text:p>1.27</text:p>
          </table:table-cell>
          <table:table-cell table:formula="of:=([.D16]/[.C16])/([.T16]/[.S16])" office:value-type="float" office:value="1.00512030461707">
            <text:p>1.01</text:p>
          </table:table-cell>
          <table:table-cell/>
          <table:table-cell table:formula="of:=[.N16]^[$globals.$C$25]*[$globals.$C$34]/[.T16]*[.L16]*[.Y16]" office:value-type="float" office:value="25134.4897982163">
            <text:p>25134.49</text:p>
          </table:table-cell>
          <table:table-cell table:formula="of:=[.U16]/[.I16]" office:value-type="float" office:value="5.68146524940651">
            <text:p>5.68</text:p>
          </table:table-cell>
          <table:table-cell table:formula="of:=[.N16]/[.K16]" office:value-type="float" office:value="45.451721995252">
            <text:p>45.45</text:p>
          </table:table-cell>
          <table:table-cell table:formula="of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17]-[.V17]/2);[.V17])" office:value-type="float" office:value="62000">
            <text:p>62,000</text:p>
          </table:table-cell>
          <table:table-cell table:formula="of:=CEILING(([.T17]-[.W17]/2);[.W17])" office:value-type="float" office:value="9.28">
            <text:p>9.28</text:p>
          </table:table-cell>
          <table:table-cell table:formula="of:=[.$D17]*[$globals.$C$36]/[.$L17]" office:value-type="float" office:value="185.6">
            <text:p>185.6</text:p>
          </table:table-cell>
          <table:table-cell table:formula="of:=[.F16]" office:value-type="float" office:value="5">
            <text:p>5</text:p>
          </table:table-cell>
          <table:table-cell table:formula="of:=IF([.$J17]&lt;[$globals.$C$3];&quot;Y&quot;;&quot;&quot;)">
            <text:p/>
          </table:table-cell>
          <table:table-cell/>
          <table:table-cell table:formula="of:=[.I16]" office:value-type="float" office:value="8">
            <text:p>8</text:p>
          </table:table-cell>
          <table:table-cell table:formula="of:=[.J16]+[$globals.$C$42]" office:value-type="float" office:value="2.1">
            <text:p>2.1</text:p>
          </table:table-cell>
          <table:table-cell table:formula="of:=[.K16]" office:value-type="float" office:value="0.8">
            <text:p>0.8</text:p>
          </table:table-cell>
          <table:table-cell table:formula="of:=[.L16]" office:value-type="float" office:value="1">
            <text:p>1</text:p>
          </table:table-cell>
          <table:table-cell/>
          <table:table-cell table:formula="of:=[$globals.$D$31]*[$globals.$C$21]^[.J17]" office:value-type="float" office:value="59.4189622219524">
            <text:p>59.42</text:p>
          </table:table-cell>
          <table:table-cell table:formula="of:=[.Z13]/[.I17]/[.Y13]*[.S17]" office:value-type="float" office:value="1558.78723279835">
            <text:p>1558.79</text:p>
          </table:table-cell>
          <table:table-cell table:formula="of:=[.AA13]/[.O17]" office:value-type="float" office:value="0.513219497290746">
            <text:p>0.51</text:p>
          </table:table-cell>
          <table:table-cell table:formula="of:=([.D17]/[.C17])/([.T17]/[.S17])" office:value-type="float" office:value="1.0052128453707">
            <text:p>1.01</text:p>
          </table:table-cell>
          <table:table-cell/>
          <table:table-cell table:formula="of:=[.N17]^[$globals.$C$25]*[$globals.$C$34]/[.T17]*[.L17]*[.Y17]" office:value-type="float" office:value="62351.4893119338">
            <text:p>62351.49</text:p>
          </table:table-cell>
          <table:table-cell table:formula="of:=[.U17]/[.I17]" office:value-type="float" office:value="9.28421284718006">
            <text:p>9.28</text:p>
          </table:table-cell>
          <table:table-cell table:formula="of:=[.N17]/[.K17]" office:value-type="float" office:value="74.2737027774405">
            <text:p>74.27</text:p>
          </table:table-cell>
          <table:table-cell table:formula="of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18]-[.V18]/2);[.V18])" office:value-type="float" office:value="150000">
            <text:p>150,000</text:p>
          </table:table-cell>
          <table:table-cell table:formula="of:=CEILING(([.T18]-[.W18]/2);[.W18])" office:value-type="float" office:value="15.17">
            <text:p>15.17</text:p>
          </table:table-cell>
          <table:table-cell table:formula="of:=[.$D18]*[$globals.$C$36]/[.$L18]" office:value-type="float" office:value="303.4">
            <text:p>303.4</text:p>
          </table:table-cell>
          <table:table-cell table:formula="of:=[.F17]" office:value-type="float" office:value="5">
            <text:p>5</text:p>
          </table:table-cell>
          <table:table-cell table:formula="of:=IF([.$J18]&lt;[$globals.$C$3];&quot;Y&quot;;&quot;&quot;)">
            <text:p/>
          </table:table-cell>
          <table:table-cell/>
          <table:table-cell table:formula="of:=[.I17]" office:value-type="float" office:value="8">
            <text:p>8</text:p>
          </table:table-cell>
          <table:table-cell table:formula="of:=[.J17]+[$globals.$C$42]" office:value-type="float" office:value="2.51666666666667">
            <text:p>2.52</text:p>
          </table:table-cell>
          <table:table-cell table:formula="of:=[.K17]" office:value-type="float" office:value="0.8">
            <text:p>0.8</text:p>
          </table:table-cell>
          <table:table-cell table:formula="of:=[.L17]" office:value-type="float" office:value="1">
            <text:p>1</text:p>
          </table:table-cell>
          <table:table-cell/>
          <table:table-cell table:formula="of:=[$globals.$D$31]*[$globals.$C$21]^[.J18]" office:value-type="float" office:value="97.0978908099076">
            <text:p>97.1</text:p>
          </table:table-cell>
          <table:table-cell table:formula="of:=[.Z13]/[.I18]/[.Y13]*[.S18]" office:value-type="float" office:value="3866.90584394923">
            <text:p>3866.91</text:p>
          </table:table-cell>
          <table:table-cell table:formula="of:=[.AA13]/[.O18]" office:value-type="float" office:value="0.206883754682521">
            <text:p>0.21</text:p>
          </table:table-cell>
          <table:table-cell table:formula="of:=([.D18]/[.C18])/([.T18]/[.S18])" office:value-type="float" office:value="1.03106985179822">
            <text:p>1.03</text:p>
          </table:table-cell>
          <table:table-cell/>
          <table:table-cell table:formula="of:=[.N18]^[$globals.$C$25]*[$globals.$C$34]/[.T18]*[.L18]*[.Y18]" office:value-type="float" office:value="154676.233757969">
            <text:p>154676.23</text:p>
          </table:table-cell>
          <table:table-cell table:formula="of:=[.U18]/[.I18]" office:value-type="float" office:value="15.1715454390481">
            <text:p>15.17</text:p>
          </table:table-cell>
          <table:table-cell table:formula="of:=[.N18]/[.K18]" office:value-type="float" office:value="121.372363512384">
            <text:p>121.37</text:p>
          </table:table-cell>
          <table:table-cell table:formula="of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19]-[.V19]/2);[.V19])" office:value-type="float" office:value="380000">
            <text:p>380,000</text:p>
          </table:table-cell>
          <table:table-cell table:formula="of:=CEILING(([.T19]-[.W19]/2);[.W19])" office:value-type="float" office:value="24.79">
            <text:p>24.79</text:p>
          </table:table-cell>
          <table:table-cell table:formula="of:=[.$D19]*[$globals.$C$36]/[.$L19]" office:value-type="float" office:value="495.8">
            <text:p>495.8</text:p>
          </table:table-cell>
          <table:table-cell table:formula="of:=[.F18]" office:value-type="float" office:value="5">
            <text:p>5</text:p>
          </table:table-cell>
          <table:table-cell table:formula="of:=IF([.$J19]&lt;[$globals.$C$3];&quot;Y&quot;;&quot;&quot;)">
            <text:p/>
          </table:table-cell>
          <table:table-cell/>
          <table:table-cell table:formula="of:=[.I18]" office:value-type="float" office:value="8">
            <text:p>8</text:p>
          </table:table-cell>
          <table:table-cell table:formula="of:=[.J18]+[$globals.$C$42]" office:value-type="float" office:value="2.93333333333333">
            <text:p>2.93</text:p>
          </table:table-cell>
          <table:table-cell table:formula="of:=[.K18]" office:value-type="float" office:value="0.8">
            <text:p>0.8</text:p>
          </table:table-cell>
          <table:table-cell table:formula="of:=[.L18]" office:value-type="float" office:value="1">
            <text:p>1</text:p>
          </table:table-cell>
          <table:table-cell/>
          <table:table-cell table:formula="of:=[$globals.$D$31]*[$globals.$C$21]^[.J19]" office:value-type="float" office:value="158.669893366962">
            <text:p>158.67</text:p>
          </table:table-cell>
          <table:table-cell table:formula="of:=[.Z13]/[.I19]/[.Y13]*[.S19]" office:value-type="float" office:value="9592.68878480933">
            <text:p>9592.69</text:p>
          </table:table-cell>
          <table:table-cell table:formula="of:=[.AA13]/[.O19]" office:value-type="float" office:value="0.0833968471141119">
            <text:p>0.08</text:p>
          </table:table-cell>
          <table:table-cell table:formula="of:=([.D19]/[.C19])/([.T19]/[.S19])" office:value-type="float" office:value="1.00966829842188">
            <text:p>1.01</text:p>
          </table:table-cell>
          <table:table-cell/>
          <table:table-cell table:formula="of:=[.N19]^[$globals.$C$25]*[$globals.$C$34]/[.T19]*[.L19]*[.Y19]" office:value-type="float" office:value="383707.551392373">
            <text:p>383707.55</text:p>
          </table:table-cell>
          <table:table-cell table:formula="of:=[.U19]/[.I19]" office:value-type="float" office:value="24.7921708385878">
            <text:p>24.79</text:p>
          </table:table-cell>
          <table:table-cell table:formula="of:=[.N19]/[.K19]" office:value-type="float" office:value="198.337366708703">
            <text:p>198.34</text:p>
          </table:table-cell>
          <table:table-cell table:formula="of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23]^[$globals.$C$25]*[$globals.$C$34]*[$globals.$C$35]" office:value-type="float" office:value="15102.3624272803">
            <text:p>15,102</text:p>
          </table:table-cell>
          <table:table-cell table:style-name="ce12" table:formula="of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f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23]-[.V23]/2);[.V23])" office:value-type="float" office:value="30000">
            <text:p>30,000</text:p>
          </table:table-cell>
          <table:table-cell table:formula="of:=CEILING(([.T23]-[.W23]/2);[.W23])" office:value-type="float" office:value="2.5">
            <text:p>2.5</text:p>
          </table:table-cell>
          <table:table-cell table:formula="of:=[.$D23]*[$globals.$C$36]/[.$L23]" office:value-type="float" office:value="25">
            <text:p>25</text:p>
          </table:table-cell>
          <table:table-cell/>
          <table:table-cell table:formula="of:=IF([.$J23]&lt;[$globals.$C$3];&quot;Y&quot;;&quot;&quot;)" office:value-type="string" office:string-value="Y">
            <text:p>Y</text:p>
          </table:table-cell>
          <table:table-cell/>
          <table:table-cell table:formula="of:=[.U23]/[.T23]" office:value-type="float" office:value="42.3802647062757">
            <text:p>42.38</text:p>
          </table:table-cell>
          <table:table-cell table:formula="of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f:=[.L22]" office:value-type="float" office:value="2">
            <text:p>2</text:p>
          </table:table-cell>
          <table:table-cell/>
          <table:table-cell table:formula="of:=[$globals.$D$31]*[$globals.$C$21]^[.J23]" office:value-type="float" office:value="37.0827316179912">
            <text:p>37.08</text:p>
          </table:table-cell>
          <table:table-cell table:formula="of:=[.Z22]/[.I23]/[.Y22]*[.S23]" office:value-type="float" office:value="570.165855525443">
            <text:p>570.17</text:p>
          </table:table-cell>
          <table:table-cell table:formula="of:=[.AA22]/[.O23]" office:value-type="float" office:value="1.40310050531306">
            <text:p>1.4</text:p>
          </table:table-cell>
          <table:table-cell table:formula="of:=([.D23]/[.C23])/([.T23]/[.S23])" office:value-type="float" office:value="1.00682416181868">
            <text:p>1.01</text:p>
          </table:table-cell>
          <table:table-cell/>
          <table:table-cell table:formula="of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f:=[.N23]/[.K23]" office:value-type="float" office:value="105.950661765689">
            <text:p>105.95</text:p>
          </table:table-cell>
          <table:table-cell table:formula="of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24]-[.V24]/2);[.V24])" office:value-type="float" office:value="120000">
            <text:p>120,000</text:p>
          </table:table-cell>
          <table:table-cell table:formula="of:=CEILING(([.T24]-[.W24]/2);[.W24])" office:value-type="float" office:value="2.6">
            <text:p>2.6</text:p>
          </table:table-cell>
          <table:table-cell table:formula="of:=[.$D24]*[$globals.$C$36]/[.$L24]" office:value-type="float" office:value="26">
            <text:p>26</text:p>
          </table:table-cell>
          <table:table-cell/>
          <table:table-cell table:formula="of:=IF([.$J24]&lt;[$globals.$C$3];&quot;Y&quot;;&quot;&quot;)">
            <text:p/>
          </table:table-cell>
          <table:table-cell/>
          <table:table-cell table:formula="of:=[.U24]/[.T24]" office:value-type="float" office:value="62.99141725146">
            <text:p>62.99</text:p>
          </table:table-cell>
          <table:table-cell table:formula="of:=[.J23]+[$globals.$C$42]" office:value-type="float" office:value="2.11666666666667">
            <text:p>2.12</text:p>
          </table:table-cell>
          <table:table-cell table:formula="of:=[.K23]+0.02" office:value-type="float" office:value="0.37">
            <text:p>0.37</text:p>
          </table:table-cell>
          <table:table-cell table:formula="of:=[.L23]" office:value-type="float" office:value="2">
            <text:p>2</text:p>
          </table:table-cell>
          <table:table-cell/>
          <table:table-cell table:formula="of:=[$globals.$D$31]*[$globals.$C$21]^[.J24]" office:value-type="float" office:value="60.5977433959046">
            <text:p>60.6</text:p>
          </table:table-cell>
          <table:table-cell table:formula="of:=[.Z22]/[.I24]/[.Y22]*[.S24]" office:value-type="float" office:value="1495.24253576039">
            <text:p>1495.24</text:p>
          </table:table-cell>
          <table:table-cell table:formula="of:=[.AA22]/[.O24]" office:value-type="float" office:value="0.535030258213709">
            <text:p>0.54</text:p>
          </table:table-cell>
          <table:table-cell table:formula="of:=([.D24]/[.C24])/([.T24]/[.S24])" office:value-type="float" office:value="0.981119233981391">
            <text:p>0.98</text:p>
          </table:table-cell>
          <table:table-cell/>
          <table:table-cell table:formula="of:=[.N24]^[$globals.$C$25]*[$globals.$C$34]/[.T24]*[.L24]*[.Y24]" office:value-type="float" office:value="117734.308077767">
            <text:p>117734.31</text:p>
          </table:table-cell>
          <table:table-cell table:formula="of:=[.T23]+0.1" office:value-type="float" office:value="2.6">
            <text:p>2.6</text:p>
          </table:table-cell>
          <table:table-cell table:formula="of:=[.N24]/[.K24]" office:value-type="float" office:value="163.777684853796">
            <text:p>163.78</text:p>
          </table:table-cell>
          <table:table-cell table:formula="of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25]-[.V25]/2);[.V25])" office:value-type="float" office:value="460000">
            <text:p>460,000</text:p>
          </table:table-cell>
          <table:table-cell table:formula="of:=CEILING(([.T25]-[.W25]/2);[.W25])" office:value-type="float" office:value="2.7">
            <text:p>2.7</text:p>
          </table:table-cell>
          <table:table-cell table:formula="of:=[.$D25]*[$globals.$C$36]/[.$L25]" office:value-type="float" office:value="27">
            <text:p>27</text:p>
          </table:table-cell>
          <table:table-cell/>
          <table:table-cell table:formula="of:=IF([.$J25]&lt;[$globals.$C$3];&quot;Y&quot;;&quot;&quot;)">
            <text:p/>
          </table:table-cell>
          <table:table-cell/>
          <table:table-cell table:formula="of:=[.U25]/[.T25]" office:value-type="float" office:value="94.040041974064">
            <text:p>94.04</text:p>
          </table:table-cell>
          <table:table-cell table:formula="of:=[.J24]+[$globals.$C$42]" office:value-type="float" office:value="2.53333333333333">
            <text:p>2.53</text:p>
          </table:table-cell>
          <table:table-cell table:formula="of:=[.K24]+0.02" office:value-type="float" office:value="0.39">
            <text:p>0.39</text:p>
          </table:table-cell>
          <table:table-cell table:formula="of:=[.L24]" office:value-type="float" office:value="2">
            <text:p>2</text:p>
          </table:table-cell>
          <table:table-cell/>
          <table:table-cell table:formula="of:=[$globals.$D$31]*[$globals.$C$21]^[.J25]" office:value-type="float" office:value="99.0241641986894">
            <text:p>99.02</text:p>
          </table:table-cell>
          <table:table-cell table:formula="of:=[.Z22]/[.I25]/[.Y22]*[.S25]" office:value-type="float" office:value="3909.77066227669">
            <text:p>3909.77</text:p>
          </table:table-cell>
          <table:table-cell table:formula="of:=[.AA22]/[.O25]" office:value-type="float" office:value="0.204615582115538">
            <text:p>0.2</text:p>
          </table:table-cell>
          <table:table-cell table:formula="of:=([.D25]/[.C25])/([.T25]/[.S25])" office:value-type="float" office:value="0.999116840188762">
            <text:p>1</text:p>
          </table:table-cell>
          <table:table-cell/>
          <table:table-cell table:formula="of:=[.N25]^[$globals.$C$25]*[$globals.$C$34]/[.T25]*[.L25]*[.Y25]" office:value-type="float" office:value="459593.74648683">
            <text:p>459593.75</text:p>
          </table:table-cell>
          <table:table-cell table:formula="of:=[.T24]+0.1" office:value-type="float" office:value="2.7">
            <text:p>2.7</text:p>
          </table:table-cell>
          <table:table-cell table:formula="of:=[.N25]/[.K25]" office:value-type="float" office:value="253.908113329973">
            <text:p>253.91</text:p>
          </table:table-cell>
          <table:table-cell table:formula="of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26]-[.V26]/2);[.V26])" office:value-type="float" office:value="1800000">
            <text:p>1,800,000</text:p>
          </table:table-cell>
          <table:table-cell table:formula="of:=CEILING(([.T26]-[.W26]/2);[.W26])" office:value-type="float" office:value="2.8">
            <text:p>2.8</text:p>
          </table:table-cell>
          <table:table-cell table:formula="of:=[.$D26]*[$globals.$C$36]/[.$L26]" office:value-type="float" office:value="28">
            <text:p>28</text:p>
          </table:table-cell>
          <table:table-cell/>
          <table:table-cell table:formula="of:=IF([.$J26]&lt;[$globals.$C$3];&quot;Y&quot;;&quot;&quot;)">
            <text:p/>
          </table:table-cell>
          <table:table-cell/>
          <table:table-cell table:formula="of:=[.U26]/[.T26]" office:value-type="float" office:value="140.956150654394">
            <text:p>140.96</text:p>
          </table:table-cell>
          <table:table-cell table:formula="of:=[.J25]+[$globals.$C$42]" office:value-type="float" office:value="2.95">
            <text:p>2.95</text:p>
          </table:table-cell>
          <table:table-cell table:formula="of:=[.K25]+0.02" office:value-type="float" office:value="0.41">
            <text:p>0.41</text:p>
          </table:table-cell>
          <table:table-cell table:formula="of:=[.L25]" office:value-type="float" office:value="2">
            <text:p>2</text:p>
          </table:table-cell>
          <table:table-cell/>
          <table:table-cell table:formula="of:=[$globals.$D$31]*[$globals.$C$21]^[.J26]" office:value-type="float" office:value="161.817660951245">
            <text:p>161.82</text:p>
          </table:table-cell>
          <table:table-cell table:formula="of:=[.Z22]/[.I26]/[.Y22]*[.S26]" office:value-type="float" office:value="10196.4100084566">
            <text:p>10196.41</text:p>
          </table:table-cell>
          <table:table-cell table:formula="of:=[.AA22]/[.O26]" office:value-type="float" office:value="0.0784589869705615">
            <text:p>0.08</text:p>
          </table:table-cell>
          <table:table-cell table:formula="of:=([.D26]/[.C26])/([.T26]/[.S26])" office:value-type="float" office:value="0.998087989781932">
            <text:p>1</text:p>
          </table:table-cell>
          <table:table-cell/>
          <table:table-cell table:formula="of:=[.N26]^[$globals.$C$25]*[$globals.$C$34]/[.T26]*[.L26]*[.Y26]" office:value-type="float" office:value="1796558.38160748">
            <text:p>1796558.38</text:p>
          </table:table-cell>
          <table:table-cell table:formula="of:=[.T25]+0.1" office:value-type="float" office:value="2.8">
            <text:p>2.8</text:p>
          </table:table-cell>
          <table:table-cell table:formula="of:=[.N26]/[.K26]" office:value-type="float" office:value="394.677221832304">
            <text:p>394.68</text:p>
          </table:table-cell>
          <table:table-cell table:formula="of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27]-[.V27]/2);[.V27])" office:value-type="float" office:value="7000000">
            <text:p>7,000,000</text:p>
          </table:table-cell>
          <table:table-cell table:formula="of:=CEILING(([.T27]-[.W27]/2);[.W27])" office:value-type="float" office:value="2.9">
            <text:p>2.9</text:p>
          </table:table-cell>
          <table:table-cell table:formula="of:=[.$D27]*[$globals.$C$36]/[.$L27]" office:value-type="float" office:value="29">
            <text:p>29</text:p>
          </table:table-cell>
          <table:table-cell/>
          <table:table-cell table:formula="of:=IF([.$J27]&lt;[$globals.$C$3];&quot;Y&quot;;&quot;&quot;)">
            <text:p/>
          </table:table-cell>
          <table:table-cell/>
          <table:table-cell table:formula="of:=[.U27]/[.T27]" office:value-type="float" office:value="212.052891851412">
            <text:p>212.05</text:p>
          </table:table-cell>
          <table:table-cell table:formula="of:=[.J26]+[$globals.$C$42]" office:value-type="float" office:value="3.36666666666667">
            <text:p>3.37</text:p>
          </table:table-cell>
          <table:table-cell table:formula="of:=[.K26]+0.02" office:value-type="float" office:value="0.43">
            <text:p>0.43</text:p>
          </table:table-cell>
          <table:table-cell table:formula="of:=[.L26]" office:value-type="float" office:value="2">
            <text:p>2</text:p>
          </table:table-cell>
          <table:table-cell/>
          <table:table-cell table:formula="of:=[$globals.$D$31]*[$globals.$C$21]^[.J27]" office:value-type="float" office:value="264.429956138711">
            <text:p>264.43</text:p>
          </table:table-cell>
          <table:table-cell table:formula="of:=[.Z22]/[.I27]/[.Y22]*[.S27]" office:value-type="float" office:value="26528.2527626128">
            <text:p>26528.25</text:p>
          </table:table-cell>
          <table:table-cell table:formula="of:=[.AA22]/[.O27]" office:value-type="float" office:value="0.0301565281045372">
            <text:p>0.03</text:p>
          </table:table-cell>
          <table:table-cell table:formula="of:=([.D27]/[.C27])/([.T27]/[.S27])" office:value-type="float" office:value="1.00453441322808">
            <text:p>1</text:p>
          </table:table-cell>
          <table:table-cell/>
          <table:table-cell table:formula="of:=[.N27]^[$globals.$C$25]*[$globals.$C$34]/[.T27]*[.L27]*[.Y27]" office:value-type="float" office:value="7031740.89259656">
            <text:p>7031740.89</text:p>
          </table:table-cell>
          <table:table-cell table:formula="of:=[.T26]+0.1" office:value-type="float" office:value="2.9">
            <text:p>2.9</text:p>
          </table:table-cell>
          <table:table-cell table:formula="of:=[.N27]/[.K27]" office:value-type="float" office:value="614.953386369095">
            <text:p>614.95</text:p>
          </table:table-cell>
          <table:table-cell table:formula="of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28]-[.V28]/2);[.V28])" office:value-type="float" office:value="28000000">
            <text:p>28,000,000</text:p>
          </table:table-cell>
          <table:table-cell table:formula="of:=CEILING(([.T28]-[.W28]/2);[.W28])" office:value-type="float" office:value="3">
            <text:p>3</text:p>
          </table:table-cell>
          <table:table-cell table:formula="of:=[.$D28]*[$globals.$C$36]/[.$L28]" office:value-type="float" office:value="30">
            <text:p>30</text:p>
          </table:table-cell>
          <table:table-cell/>
          <table:table-cell table:formula="of:=IF([.$J28]&lt;[$globals.$C$3];&quot;Y&quot;;&quot;&quot;)">
            <text:p/>
          </table:table-cell>
          <table:table-cell/>
          <table:table-cell table:formula="of:=[.U28]/[.T28]" office:value-type="float" office:value="320.082269885459">
            <text:p>320.08</text:p>
          </table:table-cell>
          <table:table-cell table:formula="of:=[.J27]+[$globals.$C$42]" office:value-type="float" office:value="3.78333333333333">
            <text:p>3.78</text:p>
          </table:table-cell>
          <table:table-cell table:formula="of:=[.K27]+0.02" office:value-type="float" office:value="0.45">
            <text:p>0.45</text:p>
          </table:table-cell>
          <table:table-cell table:formula="of:=[.L27]" office:value-type="float" office:value="2">
            <text:p>2</text:p>
          </table:table-cell>
          <table:table-cell/>
          <table:table-cell table:formula="of:=[$globals.$D$31]*[$globals.$C$21]^[.J28]" office:value-type="float" office:value="432.11106434537">
            <text:p>432.11</text:p>
          </table:table-cell>
          <table:table-cell table:formula="of:=[.Z22]/[.I28]/[.Y22]*[.S28]" office:value-type="float" office:value="68869.901602195">
            <text:p>68869.9</text:p>
          </table:table-cell>
          <table:table-cell table:formula="of:=[.AA22]/[.O28]" office:value-type="float" office:value="0.0116161048787458">
            <text:p>0.01</text:p>
          </table:table-cell>
          <table:table-cell table:formula="of:=([.D28]/[.C28])/([.T28]/[.S28])" office:value-type="float" office:value="0.984108679982981">
            <text:p>0.98</text:p>
          </table:table-cell>
          <table:table-cell/>
          <table:table-cell table:formula="of:=[.N28]^[$globals.$C$25]*[$globals.$C$34]/[.T28]*[.L28]*[.Y28]" office:value-type="float" office:value="27555043.0395235">
            <text:p>27555043.04</text:p>
          </table:table-cell>
          <table:table-cell table:formula="of:=[.T27]+0.1" office:value-type="float" office:value="3">
            <text:p>3</text:p>
          </table:table-cell>
          <table:table-cell table:formula="of:=[.N28]/[.K28]" office:value-type="float" office:value="960.246809656377">
            <text:p>960.25</text:p>
          </table:table-cell>
          <table:table-cell table:formula="of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32]^[$globals.$C$25]*[$globals.$C$34]*[$globals.$C$35]" office:value-type="float" office:value="262471.60699656">
            <text:p>262,472</text:p>
          </table:table-cell>
          <table:table-cell table:style-name="ce12" table:formula="of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f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32]-[.V32]/2);[.V32])" office:value-type="float" office:value="2100000">
            <text:p>2,100,000</text:p>
          </table:table-cell>
          <table:table-cell table:formula="of:=CEILING(([.T32]-[.W32]/2);[.W32])" office:value-type="float" office:value="1.26">
            <text:p>1.26</text:p>
          </table:table-cell>
          <table:table-cell table:formula="of:=[.$D32]*[$globals.$C$36]/[.$L32]" office:value-type="float" office:value="25.2">
            <text:p>25.2</text:p>
          </table:table-cell>
          <table:table-cell table:formula="of:=[.F31]" office:value-type="float" office:value="200">
            <text:p>200</text:p>
          </table:table-cell>
          <table:table-cell table:formula="of:=IF([.$J32]&lt;[$globals.$C$3];&quot;Y&quot;;&quot;&quot;)">
            <text:p/>
          </table:table-cell>
          <table:table-cell/>
          <table:table-cell table:formula="of:=[.I31]" office:value-type="float" office:value="40">
            <text:p>40</text:p>
          </table:table-cell>
          <table:table-cell table:formula="of:=[.J23]+[$globals.$C$23]" office:value-type="float" office:value="2.55">
            <text:p>2.55</text:p>
          </table:table-cell>
          <table:table-cell table:formula="of:=[.K31]" office:value-type="float" office:value="2">
            <text:p>2</text:p>
          </table:table-cell>
          <table:table-cell table:formula="of:=[.L31]" office:value-type="float" office:value="1">
            <text:p>1</text:p>
          </table:table-cell>
          <table:table-cell/>
          <table:table-cell table:formula="of:=[$globals.$D$31]*[$globals.$C$21]^[.J32]" office:value-type="float" office:value="100.988651900237">
            <text:p>100.99</text:p>
          </table:table-cell>
          <table:table-cell table:formula="of:=[.Z31]/[.I32]/[.Y31]*[.S32]" office:value-type="float" office:value="10396.083205699">
            <text:p>10396.08</text:p>
          </table:table-cell>
          <table:table-cell table:formula="of:=[.AA31]/[.O32]" office:value-type="float" office:value="0.0769520582099083">
            <text:p>0.08</text:p>
          </table:table-cell>
          <table:table-cell table:formula="of:=([.D32]/[.C32])/([.T32]/[.S32])" office:value-type="float" office:value="0.988253599753974">
            <text:p>0.99</text:p>
          </table:table-cell>
          <table:table-cell/>
          <table:table-cell table:formula="of:=[.N32]^[$globals.$C$25]*[$globals.$C$34]/[.T32]*[.L32]*[.Y32]" office:value-type="float" office:value="2079216.6411398">
            <text:p>2079216.64</text:p>
          </table:table-cell>
          <table:table-cell table:formula="of:=[.U32]/[.I32]" office:value-type="float" office:value="1.26235814875297">
            <text:p>1.26</text:p>
          </table:table-cell>
          <table:table-cell table:formula="of:=[.N32]/[.K32]" office:value-type="float" office:value="50.4943259501186">
            <text:p>50.49</text:p>
          </table:table-cell>
          <table:table-cell table:formula="of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33]-[.V33]/2);[.V33])" office:value-type="float" office:value="5200000">
            <text:p>5,200,000</text:p>
          </table:table-cell>
          <table:table-cell table:formula="of:=CEILING(([.T33]-[.W33]/2);[.W33])" office:value-type="float" office:value="2.06">
            <text:p>2.06</text:p>
          </table:table-cell>
          <table:table-cell table:formula="of:=[.$D33]*[$globals.$C$36]/[.$L33]" office:value-type="float" office:value="41.2">
            <text:p>41.2</text:p>
          </table:table-cell>
          <table:table-cell table:formula="of:=[.F32]" office:value-type="float" office:value="200">
            <text:p>200</text:p>
          </table:table-cell>
          <table:table-cell table:formula="of:=IF([.$J33]&lt;[$globals.$C$3];&quot;Y&quot;;&quot;&quot;)">
            <text:p/>
          </table:table-cell>
          <table:table-cell/>
          <table:table-cell table:formula="of:=[.I32]" office:value-type="float" office:value="40">
            <text:p>40</text:p>
          </table:table-cell>
          <table:table-cell table:formula="of:=[.J32]+[$globals.$C$42]" office:value-type="float" office:value="2.96666666666667">
            <text:p>2.97</text:p>
          </table:table-cell>
          <table:table-cell table:formula="of:=[.K32]" office:value-type="float" office:value="2">
            <text:p>2</text:p>
          </table:table-cell>
          <table:table-cell table:formula="of:=[.L32]" office:value-type="float" office:value="1">
            <text:p>1</text:p>
          </table:table-cell>
          <table:table-cell/>
          <table:table-cell table:formula="of:=[$globals.$D$31]*[$globals.$C$21]^[.J33]" office:value-type="float" office:value="165.027875421665">
            <text:p>165.03</text:p>
          </table:table-cell>
          <table:table-cell table:formula="of:=[.Z31]/[.I33]/[.Y31]*[.S33]" office:value-type="float" office:value="25789.7127051338">
            <text:p>25789.71</text:p>
          </table:table-cell>
          <table:table-cell table:formula="of:=[.AA31]/[.O33]" office:value-type="float" office:value="0.031020120663878">
            <text:p>0.03</text:p>
          </table:table-cell>
          <table:table-cell table:formula="of:=([.D33]/[.C33])/([.T33]/[.S33])" office:value-type="float" office:value="0.990542365353649">
            <text:p>0.99</text:p>
          </table:table-cell>
          <table:table-cell/>
          <table:table-cell table:formula="of:=[.N33]^[$globals.$C$25]*[$globals.$C$34]/[.T33]*[.L33]*[.Y33]" office:value-type="float" office:value="5157942.54102677">
            <text:p>5157942.54</text:p>
          </table:table-cell>
          <table:table-cell table:formula="of:=[.U33]/[.I33]" office:value-type="float" office:value="2.06284844277082">
            <text:p>2.06</text:p>
          </table:table-cell>
          <table:table-cell table:formula="of:=[.N33]/[.K33]" office:value-type="float" office:value="82.5139377108327">
            <text:p>82.51</text:p>
          </table:table-cell>
          <table:table-cell table:formula="of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34]-[.V34]/2);[.V34])" office:value-type="float" office:value="13000000">
            <text:p>13,000,000</text:p>
          </table:table-cell>
          <table:table-cell table:formula="of:=CEILING(([.T34]-[.W34]/2);[.W34])" office:value-type="float" office:value="3.37">
            <text:p>3.37</text:p>
          </table:table-cell>
          <table:table-cell table:formula="of:=[.$D34]*[$globals.$C$36]/[.$L34]" office:value-type="float" office:value="67.4">
            <text:p>67.4</text:p>
          </table:table-cell>
          <table:table-cell table:formula="of:=[.F33]" office:value-type="float" office:value="200">
            <text:p>200</text:p>
          </table:table-cell>
          <table:table-cell table:formula="of:=IF([.$J34]&lt;[$globals.$C$3];&quot;Y&quot;;&quot;&quot;)">
            <text:p/>
          </table:table-cell>
          <table:table-cell/>
          <table:table-cell table:formula="of:=[.I33]" office:value-type="float" office:value="40">
            <text:p>40</text:p>
          </table:table-cell>
          <table:table-cell table:formula="of:=[.J33]+[$globals.$C$42]" office:value-type="float" office:value="3.38333333333333">
            <text:p>3.38</text:p>
          </table:table-cell>
          <table:table-cell table:formula="of:=[.K33]" office:value-type="float" office:value="2">
            <text:p>2</text:p>
          </table:table-cell>
          <table:table-cell table:formula="of:=[.L33]" office:value-type="float" office:value="1">
            <text:p>1</text:p>
          </table:table-cell>
          <table:table-cell/>
          <table:table-cell table:formula="of:=[$globals.$D$31]*[$globals.$C$21]^[.J34]" office:value-type="float" office:value="269.675841332077">
            <text:p>269.68</text:p>
          </table:table-cell>
          <table:table-cell table:formula="of:=[.Z31]/[.I34]/[.Y31]*[.S34]" office:value-type="float" office:value="63976.9101740871">
            <text:p>63976.91</text:p>
          </table:table-cell>
          <table:table-cell table:formula="of:=[.AA31]/[.O34]" office:value-type="float" office:value="0.0125045113592252">
            <text:p>0.01</text:p>
          </table:table-cell>
          <table:table-cell table:formula="of:=([.D34]/[.C34])/([.T34]/[.S34])" office:value-type="float" office:value="0.983983351598132">
            <text:p>0.98</text:p>
          </table:table-cell>
          <table:table-cell/>
          <table:table-cell table:formula="of:=[.N34]^[$globals.$C$25]*[$globals.$C$34]/[.T34]*[.L34]*[.Y34]" office:value-type="float" office:value="12795382.0348174">
            <text:p>12795382.03</text:p>
          </table:table-cell>
          <table:table-cell table:formula="of:=[.U34]/[.I34]" office:value-type="float" office:value="3.37094801665096">
            <text:p>3.37</text:p>
          </table:table-cell>
          <table:table-cell table:formula="of:=[.N34]/[.K34]" office:value-type="float" office:value="134.837920666038">
            <text:p>134.84</text:p>
          </table:table-cell>
          <table:table-cell table:formula="of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35]-[.V35]/2);[.V35])" office:value-type="float" office:value="32000000">
            <text:p>32,000,000</text:p>
          </table:table-cell>
          <table:table-cell table:formula="of:=CEILING(([.T35]-[.W35]/2);[.W35])" office:value-type="float" office:value="5.51">
            <text:p>5.51</text:p>
          </table:table-cell>
          <table:table-cell table:formula="of:=[.$D35]*[$globals.$C$36]/[.$L35]" office:value-type="float" office:value="110.2">
            <text:p>110.2</text:p>
          </table:table-cell>
          <table:table-cell table:formula="of:=[.F34]" office:value-type="float" office:value="200">
            <text:p>200</text:p>
          </table:table-cell>
          <table:table-cell table:formula="of:=IF([.$J35]&lt;[$globals.$C$3];&quot;Y&quot;;&quot;&quot;)">
            <text:p/>
          </table:table-cell>
          <table:table-cell/>
          <table:table-cell table:formula="of:=[.I34]" office:value-type="float" office:value="40">
            <text:p>40</text:p>
          </table:table-cell>
          <table:table-cell table:formula="of:=[.J34]+[$globals.$C$42]" office:value-type="float" office:value="3.8">
            <text:p>3.8</text:p>
          </table:table-cell>
          <table:table-cell table:formula="of:=[.K34]" office:value-type="float" office:value="2">
            <text:p>2</text:p>
          </table:table-cell>
          <table:table-cell table:formula="of:=[.L34]" office:value-type="float" office:value="1">
            <text:p>1</text:p>
          </table:table-cell>
          <table:table-cell/>
          <table:table-cell table:formula="of:=[$globals.$D$31]*[$globals.$C$21]^[.J35]" office:value-type="float" office:value="440.683485819244">
            <text:p>440.68</text:p>
          </table:table-cell>
          <table:table-cell table:formula="of:=[.Z31]/[.I35]/[.Y31]*[.S35]" office:value-type="float" office:value="158708.438601894">
            <text:p>158708.44</text:p>
          </table:table-cell>
          <table:table-cell table:formula="of:=[.AA31]/[.O35]" office:value-type="float" office:value="0.00504068975189612">
            <text:p>0.01</text:p>
          </table:table-cell>
          <table:table-cell table:formula="of:=([.D35]/[.C35])/([.T35]/[.S35])" office:value-type="float" office:value="0.992190001255373">
            <text:p>0.99</text:p>
          </table:table-cell>
          <table:table-cell/>
          <table:table-cell table:formula="of:=[.N35]^[$globals.$C$25]*[$globals.$C$34]/[.T35]*[.L35]*[.Y35]" office:value-type="float" office:value="31741687.7203787">
            <text:p>31741687.72</text:p>
          </table:table-cell>
          <table:table-cell table:formula="of:=[.U35]/[.I35]" office:value-type="float" office:value="5.50854357274054">
            <text:p>5.51</text:p>
          </table:table-cell>
          <table:table-cell table:formula="of:=[.N35]/[.K35]" office:value-type="float" office:value="220.341742909622">
            <text:p>220.34</text:p>
          </table:table-cell>
          <table:table-cell table:formula="of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36]-[.V36]/2);[.V36])" office:value-type="float" office:value="79000000">
            <text:p>79,000,000</text:p>
          </table:table-cell>
          <table:table-cell table:formula="of:=CEILING(([.T36]-[.W36]/2);[.W36])" office:value-type="float" office:value="9">
            <text:p>9</text:p>
          </table:table-cell>
          <table:table-cell table:formula="of:=[.$D36]*[$globals.$C$36]/[.$L36]" office:value-type="float" office:value="180">
            <text:p>180</text:p>
          </table:table-cell>
          <table:table-cell table:formula="of:=[.F35]" office:value-type="float" office:value="200">
            <text:p>200</text:p>
          </table:table-cell>
          <table:table-cell table:formula="of:=IF([.$J36]&lt;[$globals.$C$3];&quot;Y&quot;;&quot;&quot;)">
            <text:p/>
          </table:table-cell>
          <table:table-cell/>
          <table:table-cell table:formula="of:=[.I35]" office:value-type="float" office:value="40">
            <text:p>40</text:p>
          </table:table-cell>
          <table:table-cell table:formula="of:=[.J35]+[$globals.$C$42]" office:value-type="float" office:value="4.21666666666667">
            <text:p>4.22</text:p>
          </table:table-cell>
          <table:table-cell table:formula="of:=[.K35]" office:value-type="float" office:value="2">
            <text:p>2</text:p>
          </table:table-cell>
          <table:table-cell table:formula="of:=[.L35]" office:value-type="float" office:value="1">
            <text:p>1</text:p>
          </table:table-cell>
          <table:table-cell/>
          <table:table-cell table:formula="of:=[$globals.$D$31]*[$globals.$C$21]^[.J36]" office:value-type="float" office:value="720.131005115363">
            <text:p>720.13</text:p>
          </table:table-cell>
          <table:table-cell table:formula="of:=[.Z31]/[.I36]/[.Y31]*[.S36]" office:value-type="float" office:value="393710.299777079">
            <text:p>393710.3</text:p>
          </table:table-cell>
          <table:table-cell table:formula="of:=[.AA31]/[.O36]" office:value-type="float" office:value="0.00203195090515276">
            <text:p>0</text:p>
          </table:table-cell>
          <table:table-cell table:formula="of:=([.D36]/[.C36])/([.T36]/[.S36])" office:value-type="float" office:value="0.996553611671083">
            <text:p>1</text:p>
          </table:table-cell>
          <table:table-cell/>
          <table:table-cell table:formula="of:=[.N36]^[$globals.$C$25]*[$globals.$C$34]/[.T36]*[.L36]*[.Y36]" office:value-type="float" office:value="78742059.9554157">
            <text:p>78742059.96</text:p>
          </table:table-cell>
          <table:table-cell table:formula="of:=[.U36]/[.I36]" office:value-type="float" office:value="9.00163756394204">
            <text:p>9</text:p>
          </table:table-cell>
          <table:table-cell table:formula="of:=[.N36]/[.K36]" office:value-type="float" office:value="360.065502557681">
            <text:p>360.07</text:p>
          </table:table-cell>
          <table:table-cell table:formula="of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37]-[.V37]/2);[.V37])" office:value-type="float" office:value="200000000">
            <text:p>200,000,000</text:p>
          </table:table-cell>
          <table:table-cell table:formula="of:=CEILING(([.T37]-[.W37]/2);[.W37])" office:value-type="float" office:value="14.71">
            <text:p>14.71</text:p>
          </table:table-cell>
          <table:table-cell table:formula="of:=[.$D37]*[$globals.$C$36]/[.$L37]" office:value-type="float" office:value="294.2">
            <text:p>294.2</text:p>
          </table:table-cell>
          <table:table-cell table:formula="of:=[.F36]" office:value-type="float" office:value="200">
            <text:p>200</text:p>
          </table:table-cell>
          <table:table-cell table:formula="of:=IF([.$J37]&lt;[$globals.$C$3];&quot;Y&quot;;&quot;&quot;)">
            <text:p/>
          </table:table-cell>
          <table:table-cell/>
          <table:table-cell table:formula="of:=[.I36]" office:value-type="float" office:value="40">
            <text:p>40</text:p>
          </table:table-cell>
          <table:table-cell table:formula="of:=[.J36]+[$globals.$C$42]" office:value-type="float" office:value="4.63333333333333">
            <text:p>4.63</text:p>
          </table:table-cell>
          <table:table-cell table:formula="of:=[.K36]" office:value-type="float" office:value="2">
            <text:p>2</text:p>
          </table:table-cell>
          <table:table-cell table:formula="of:=[.L36]" office:value-type="float" office:value="1">
            <text:p>1</text:p>
          </table:table-cell>
          <table:table-cell/>
          <table:table-cell table:formula="of:=[$globals.$D$31]*[$globals.$C$21]^[.J37]" office:value-type="float" office:value="1176.78261431647">
            <text:p>1176.78</text:p>
          </table:table-cell>
          <table:table-cell table:formula="of:=[.Z31]/[.I37]/[.Y31]*[.S37]" office:value-type="float" office:value="976682.787103595">
            <text:p>976682.79</text:p>
          </table:table-cell>
          <table:table-cell table:formula="of:=[.AA31]/[.O37]" office:value-type="float" office:value="0.000819099108291283">
            <text:p>0</text:p>
          </table:table-cell>
          <table:table-cell table:formula="of:=([.D37]/[.C37])/([.T37]/[.S37])" office:value-type="float" office:value="0.976697216529763">
            <text:p>0.98</text:p>
          </table:table-cell>
          <table:table-cell/>
          <table:table-cell table:formula="of:=[.N37]^[$globals.$C$25]*[$globals.$C$34]/[.T37]*[.L37]*[.Y37]" office:value-type="float" office:value="195336557.420719">
            <text:p>195336557.42</text:p>
          </table:table-cell>
          <table:table-cell table:formula="of:=[.U37]/[.I37]" office:value-type="float" office:value="14.7097826789558">
            <text:p>14.71</text:p>
          </table:table-cell>
          <table:table-cell table:formula="of:=[.N37]/[.K37]" office:value-type="float" office:value="588.391307158233">
            <text:p>588.39</text:p>
          </table:table-cell>
          <table:table-cell table:formula="of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41]^[$globals.$C$25]*[$globals.$C$34]*[$globals.$C$35]" office:value-type="float" office:value="4561627.01769853">
            <text:p>4,561,627</text:p>
          </table:table-cell>
          <table:table-cell table:style-name="ce12" table:formula="of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f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41]-[.V41]/2);[.V41])" office:value-type="float" office:value="9100000">
            <text:p>9,100,000</text:p>
          </table:table-cell>
          <table:table-cell table:formula="of:=CEILING(([.T41]-[.W41]/2);[.W41])" office:value-type="float" office:value="2.5">
            <text:p>2.5</text:p>
          </table:table-cell>
          <table:table-cell table:formula="of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f:=IF([.$J41]&lt;[$globals.$C$3];&quot;Y&quot;;&quot;&quot;)">
            <text:p/>
          </table:table-cell>
          <table:table-cell/>
          <table:table-cell table:formula="of:=[.U41]/[.T41]" office:value-type="float" office:value="220.020637480314">
            <text:p>220.02</text:p>
          </table:table-cell>
          <table:table-cell table:formula="of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f:=[.L40]" office:value-type="float" office:value="2">
            <text:p>2</text:p>
          </table:table-cell>
          <table:table-cell/>
          <table:table-cell table:formula="of:=[$globals.$D$31]*[$globals.$C$21]^[.J41]" office:value-type="float" office:value="275.025796850393">
            <text:p>275.03</text:p>
          </table:table-cell>
          <table:table-cell table:formula="of:=[.Z40]/[.I41]/[.Y40]*[.S41]" office:value-type="float" office:value="33172.3574292919">
            <text:p>33172.36</text:p>
          </table:table-cell>
          <table:table-cell table:formula="of:=[.AA40]/[.O41]" office:value-type="float" office:value="0.0241164650931195">
            <text:p>0.02</text:p>
          </table:table-cell>
          <table:table-cell table:formula="of:=([.D41]/[.C41])/([.T41]/[.S41])" office:value-type="float" office:value="1.00255538850517">
            <text:p>1</text:p>
          </table:table-cell>
          <table:table-cell/>
          <table:table-cell table:formula="of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f:=[.N41]/[.K41]" office:value-type="float" office:value="550.051593700786">
            <text:p>550.05</text:p>
          </table:table-cell>
          <table:table-cell table:formula="of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42]-[.V42]/2);[.V42])" office:value-type="float" office:value="36000000">
            <text:p>36,000,000</text:p>
          </table:table-cell>
          <table:table-cell table:formula="of:=CEILING(([.T42]-[.W42]/2);[.W42])" office:value-type="float" office:value="2.6">
            <text:p>2.6</text:p>
          </table:table-cell>
          <table:table-cell table:formula="of:=[.$D42]*[$globals.$C$36]/[.$L42]" office:value-type="float" office:value="26">
            <text:p>26</text:p>
          </table:table-cell>
          <table:table-cell table:formula="of:=[.F41]*[$globals.$C$47]" office:value-type="float" office:value="125.114919167035">
            <text:p>125.11</text:p>
          </table:table-cell>
          <table:table-cell table:formula="of:=IF([.$J42]&lt;[$globals.$C$3];&quot;Y&quot;;&quot;&quot;)">
            <text:p/>
          </table:table-cell>
          <table:table-cell/>
          <table:table-cell table:formula="of:=[.U42]/[.T42]" office:value-type="float" office:value="332.41565902459">
            <text:p>332.42</text:p>
          </table:table-cell>
          <table:table-cell table:formula="of:=[.J41]+[$globals.$C$42]" office:value-type="float" office:value="3.81666666666667">
            <text:p>3.82</text:p>
          </table:table-cell>
          <table:table-cell table:formula="of:=[.K41]+0.02" office:value-type="float" office:value="0.52">
            <text:p>0.52</text:p>
          </table:table-cell>
          <table:table-cell table:formula="of:=[.L41]" office:value-type="float" office:value="2">
            <text:p>2</text:p>
          </table:table-cell>
          <table:table-cell/>
          <table:table-cell table:formula="of:=[$globals.$D$31]*[$globals.$C$21]^[.J42]" office:value-type="float" office:value="449.425971001245">
            <text:p>449.43</text:p>
          </table:table-cell>
          <table:table-cell table:formula="of:=[.Z40]/[.I42]/[.Y40]*[.S42]" office:value-type="float" office:value="85582.7885332671">
            <text:p>85582.79</text:p>
          </table:table-cell>
          <table:table-cell table:formula="of:=[.AA40]/[.O42]" office:value-type="float" office:value="0.00934767391563819">
            <text:p>0.01</text:p>
          </table:table-cell>
          <table:table-cell table:formula="of:=([.D42]/[.C42])/([.T42]/[.S42])" office:value-type="float" office:value="0.987814550397503">
            <text:p>0.99</text:p>
          </table:table-cell>
          <table:table-cell/>
          <table:table-cell table:formula="of:=[.N42]^[$globals.$C$25]*[$globals.$C$34]/[.T42]*[.L42]*[.Y42]" office:value-type="float" office:value="35561323.8143101">
            <text:p>35561323.81</text:p>
          </table:table-cell>
          <table:table-cell table:formula="of:=[.T41]+0.1" office:value-type="float" office:value="2.6">
            <text:p>2.6</text:p>
          </table:table-cell>
          <table:table-cell table:formula="of:=[.N42]/[.K42]" office:value-type="float" office:value="864.280713463933">
            <text:p>864.28</text:p>
          </table:table-cell>
          <table:table-cell table:formula="of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43]-[.V43]/2);[.V43])" office:value-type="float" office:value="140000000">
            <text:p>140,000,000</text:p>
          </table:table-cell>
          <table:table-cell table:formula="of:=CEILING(([.T43]-[.W43]/2);[.W43])" office:value-type="float" office:value="2.7">
            <text:p>2.7</text:p>
          </table:table-cell>
          <table:table-cell table:formula="of:=[.$D43]*[$globals.$C$36]/[.$L43]" office:value-type="float" office:value="27">
            <text:p>27</text:p>
          </table:table-cell>
          <table:table-cell table:formula="of:=[.F42]*[$globals.$C$47]" office:value-type="float" office:value="195.671787477171">
            <text:p>195.67</text:p>
          </table:table-cell>
          <table:table-cell table:formula="of:=IF([.$J43]&lt;[$globals.$C$3];&quot;Y&quot;;&quot;&quot;)">
            <text:p/>
          </table:table-cell>
          <table:table-cell/>
          <table:table-cell table:formula="of:=[.U43]/[.T43]" office:value-type="float" office:value="503.715569914389">
            <text:p>503.72</text:p>
          </table:table-cell>
          <table:table-cell table:formula="of:=[.J42]+[$globals.$C$42]" office:value-type="float" office:value="4.23333333333333">
            <text:p>4.23</text:p>
          </table:table-cell>
          <table:table-cell table:formula="of:=[.K42]+0.02" office:value-type="float" office:value="0.54">
            <text:p>0.54</text:p>
          </table:table-cell>
          <table:table-cell table:formula="of:=[.L42]" office:value-type="float" office:value="2">
            <text:p>2</text:p>
          </table:table-cell>
          <table:table-cell/>
          <table:table-cell table:formula="of:=[$globals.$D$31]*[$globals.$C$21]^[.J43]" office:value-type="float" office:value="734.417300935179">
            <text:p>734.42</text:p>
          </table:table-cell>
          <table:table-cell table:formula="of:=[.Z40]/[.I43]/[.Y40]*[.S43]" office:value-type="float" office:value="220472.083638323">
            <text:p>220472.08</text:p>
          </table:table-cell>
          <table:table-cell table:formula="of:=[.AA40]/[.O43]" office:value-type="float" office:value="0.00362857730919063">
            <text:p>0</text:p>
          </table:table-cell>
          <table:table-cell table:formula="of:=([.D43]/[.C43])/([.T43]/[.S43])" office:value-type="float" office:value="0.991564475536526">
            <text:p>0.99</text:p>
          </table:table-cell>
          <table:table-cell/>
          <table:table-cell table:formula="of:=[.N43]^[$globals.$C$25]*[$globals.$C$34]/[.T43]*[.L43]*[.Y43]" office:value-type="float" office:value="138819026.575114">
            <text:p>138819026.58</text:p>
          </table:table-cell>
          <table:table-cell table:formula="of:=[.T42]+0.1" office:value-type="float" office:value="2.7">
            <text:p>2.7</text:p>
          </table:table-cell>
          <table:table-cell table:formula="of:=[.N43]/[.K43]" office:value-type="float" office:value="1360.03203876885">
            <text:p>1360.03</text:p>
          </table:table-cell>
          <table:table-cell table:formula="of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44]-[.V44]/2);[.V44])" office:value-type="float" office:value="540000000">
            <text:p>540,000,000</text:p>
          </table:table-cell>
          <table:table-cell table:formula="of:=CEILING(([.T44]-[.W44]/2);[.W44])" office:value-type="float" office:value="2.8">
            <text:p>2.8</text:p>
          </table:table-cell>
          <table:table-cell table:formula="of:=[.$D44]*[$globals.$C$36]/[.$L44]" office:value-type="float" office:value="28">
            <text:p>28</text:p>
          </table:table-cell>
          <table:table-cell table:formula="of:=[.F43]*[$globals.$C$47]" office:value-type="float" office:value="306.018248418444">
            <text:p>306.02</text:p>
          </table:table-cell>
          <table:table-cell table:formula="of:=IF([.$J44]&lt;[$globals.$C$3];&quot;Y&quot;;&quot;&quot;)">
            <text:p/>
          </table:table-cell>
          <table:table-cell/>
          <table:table-cell table:formula="of:=[.U44]/[.T44]" office:value-type="float" office:value="765.387868891084">
            <text:p>765.39</text:p>
          </table:table-cell>
          <table:table-cell table:formula="of:=[.J43]+[$globals.$C$42]" office:value-type="float" office:value="4.65">
            <text:p>4.65</text:p>
          </table:table-cell>
          <table:table-cell table:formula="of:=[.K43]+0.02" office:value-type="float" office:value="0.56">
            <text:p>0.56</text:p>
          </table:table-cell>
          <table:table-cell table:formula="of:=[.L43]" office:value-type="float" office:value="2">
            <text:p>2</text:p>
          </table:table-cell>
          <table:table-cell/>
          <table:table-cell table:formula="of:=[$globals.$D$31]*[$globals.$C$21]^[.J44]" office:value-type="float" office:value="1200.12817842122">
            <text:p>1200.13</text:p>
          </table:table-cell>
          <table:table-cell table:formula="of:=[.Z40]/[.I44]/[.Y40]*[.S44]" office:value-type="float" office:value="567184.862025352">
            <text:p>567184.86</text:p>
          </table:table-cell>
          <table:table-cell table:formula="of:=[.AA40]/[.O44]" office:value-type="float" office:value="0.00141047487964205">
            <text:p>0</text:p>
          </table:table-cell>
          <table:table-cell table:formula="of:=([.D44]/[.C44])/([.T44]/[.S44])" office:value-type="float" office:value="1.00489910373349">
            <text:p>1</text:p>
          </table:table-cell>
          <table:table-cell/>
          <table:table-cell table:formula="of:=[.N44]^[$globals.$C$25]*[$globals.$C$34]/[.T44]*[.L44]*[.Y44]" office:value-type="float" office:value="542645516.016085">
            <text:p>542645516.02</text:p>
          </table:table-cell>
          <table:table-cell table:formula="of:=[.T43]+0.1" office:value-type="float" office:value="2.8">
            <text:p>2.8</text:p>
          </table:table-cell>
          <table:table-cell table:formula="of:=[.N44]/[.K44]" office:value-type="float" office:value="2143.08603289504">
            <text:p>2143.09</text:p>
          </table:table-cell>
          <table:table-cell table:formula="of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45]-[.V45]/2);[.V45])" office:value-type="float" office:value="2100000000">
            <text:p>2,100,000,000</text:p>
          </table:table-cell>
          <table:table-cell table:formula="of:=CEILING(([.T45]-[.W45]/2);[.W45])" office:value-type="float" office:value="2.9">
            <text:p>2.9</text:p>
          </table:table-cell>
          <table:table-cell table:formula="of:=[.$D45]*[$globals.$C$36]/[.$L45]" office:value-type="float" office:value="29">
            <text:p>29</text:p>
          </table:table-cell>
          <table:table-cell table:formula="of:=[.F44]*[$globals.$C$47]" office:value-type="float" office:value="478.593105181391">
            <text:p>478.59</text:p>
          </table:table-cell>
          <table:table-cell table:formula="of:=IF([.$J45]&lt;[$globals.$C$3];&quot;Y&quot;;&quot;&quot;)">
            <text:p/>
          </table:table-cell>
          <table:table-cell/>
          <table:table-cell table:formula="of:=[.U45]/[.T45]" office:value-type="float" office:value="1165.96731215803">
            <text:p>1165.97</text:p>
          </table:table-cell>
          <table:table-cell table:formula="of:=[.J44]+[$globals.$C$42]" office:value-type="float" office:value="5.06666666666667">
            <text:p>5.07</text:p>
          </table:table-cell>
          <table:table-cell table:formula="of:=[.K44]+0.02" office:value-type="float" office:value="0.58">
            <text:p>0.58</text:p>
          </table:table-cell>
          <table:table-cell table:formula="of:=[.L44]" office:value-type="float" office:value="2">
            <text:p>2</text:p>
          </table:table-cell>
          <table:table-cell/>
          <table:table-cell table:formula="of:=[$globals.$D$31]*[$globals.$C$21]^[.J45]" office:value-type="float" office:value="1961.1570190498">
            <text:p>1961.16</text:p>
          </table:table-cell>
          <table:table-cell table:formula="of:=[.Z40]/[.I45]/[.Y40]*[.S45]" office:value-type="float" office:value="1457274.46520837">
            <text:p>1457274.47</text:p>
          </table:table-cell>
          <table:table-cell table:formula="of:=[.AA40]/[.O45]" office:value-type="float" office:value="0.000548970025276336">
            <text:p>0</text:p>
          </table:table-cell>
          <table:table-cell table:formula="of:=([.D45]/[.C45])/([.T45]/[.S45])" office:value-type="float" office:value="1.01138951861639">
            <text:p>1.01</text:p>
          </table:table-cell>
          <table:table-cell/>
          <table:table-cell table:formula="of:=[.N45]^[$globals.$C$25]*[$globals.$C$34]/[.T45]*[.L45]*[.Y45]" office:value-type="float" office:value="2123917989.09442">
            <text:p>2123917989.09</text:p>
          </table:table-cell>
          <table:table-cell table:formula="of:=[.T44]+0.1" office:value-type="float" office:value="2.9">
            <text:p>2.9</text:p>
          </table:table-cell>
          <table:table-cell table:formula="of:=[.N45]/[.K45]" office:value-type="float" office:value="3381.30520525828">
            <text:p>3381.31</text:p>
          </table:table-cell>
          <table:table-cell table:formula="of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46]-[.V46]/2);[.V46])" office:value-type="float" office:value="8300000000">
            <text:p>8,300,000,000</text:p>
          </table:table-cell>
          <table:table-cell table:formula="of:=CEILING(([.T46]-[.W46]/2);[.W46])" office:value-type="float" office:value="3">
            <text:p>3</text:p>
          </table:table-cell>
          <table:table-cell table:formula="of:=[.$D46]*[$globals.$C$36]/[.$L46]" office:value-type="float" office:value="30">
            <text:p>30</text:p>
          </table:table-cell>
          <table:table-cell table:formula="of:=[.F45]*[$globals.$C$47]" office:value-type="float" office:value="748.489220858375">
            <text:p>748.49</text:p>
          </table:table-cell>
          <table:table-cell table:formula="of:=IF([.$J46]&lt;[$globals.$C$3];&quot;Y&quot;;&quot;&quot;)">
            <text:p/>
          </table:table-cell>
          <table:table-cell/>
          <table:table-cell table:formula="of:=[.U46]/[.T46]" office:value-type="float" office:value="1780.42873647599">
            <text:p>1780.43</text:p>
          </table:table-cell>
          <table:table-cell table:formula="of:=[.J45]+[$globals.$C$42]" office:value-type="float" office:value="5.48333333333333">
            <text:p>5.48</text:p>
          </table:table-cell>
          <table:table-cell table:formula="of:=[.K45]+0.02" office:value-type="float" office:value="0.6">
            <text:p>0.6</text:p>
          </table:table-cell>
          <table:table-cell table:formula="of:=[.L45]" office:value-type="float" office:value="2">
            <text:p>2</text:p>
          </table:table-cell>
          <table:table-cell/>
          <table:table-cell table:formula="of:=[$globals.$D$31]*[$globals.$C$21]^[.J46]" office:value-type="float" office:value="3204.77172565678">
            <text:p>3204.77</text:p>
          </table:table-cell>
          <table:table-cell table:formula="of:=[.Z40]/[.I46]/[.Y40]*[.S46]" office:value-type="float" office:value="3739739.65399702">
            <text:p>3739739.65</text:p>
          </table:table-cell>
          <table:table-cell table:formula="of:=[.AA40]/[.O46]" office:value-type="float" office:value="0.000213918634454931">
            <text:p>0</text:p>
          </table:table-cell>
          <table:table-cell table:formula="of:=([.D46]/[.C46])/([.T46]/[.S46])" office:value-type="float" office:value="1.00276204019805">
            <text:p>1</text:p>
          </table:table-cell>
          <table:table-cell/>
          <table:table-cell table:formula="of:=[.N46]^[$globals.$C$25]*[$globals.$C$34]/[.T46]*[.L46]*[.Y46]" office:value-type="float" office:value="8322924933.64384">
            <text:p>8322924933.64</text:p>
          </table:table-cell>
          <table:table-cell table:formula="of:=[.T45]+0.1" office:value-type="float" office:value="3">
            <text:p>3</text:p>
          </table:table-cell>
          <table:table-cell table:formula="of:=[.N46]/[.K46]" office:value-type="float" office:value="5341.28620942797">
            <text:p>5341.29</text:p>
          </table:table-cell>
          <table:table-cell table:formula="of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50]^[$globals.$C$25]*[$globals.$C$34]*[$globals.$C$35]" office:value-type="float" office:value="79278826.7146544">
            <text:p>79,278,827</text:p>
          </table:table-cell>
          <table:table-cell table:style-name="ce12" table:formula="of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f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50]-[.V50]/2);[.V50])" office:value-type="float" office:value="130000000">
            <text:p>130,000,000</text:p>
          </table:table-cell>
          <table:table-cell table:formula="of:=CEILING(([.T50]-[.W50]/2);[.W50])" office:value-type="float" office:value="5.99">
            <text:p>5.99</text:p>
          </table:table-cell>
          <table:table-cell table:formula="of:=[.$D50]*[$globals.$C$36]/[.$L50]" office:value-type="float" office:value="119.8">
            <text:p>119.8</text:p>
          </table:table-cell>
          <table:table-cell table:formula="of:=[.F49]" office:value-type="float" office:value="150">
            <text:p>150</text:p>
          </table:table-cell>
          <table:table-cell table:formula="of:=IF([.$J50]&lt;[$globals.$C$3];&quot;Y&quot;;&quot;&quot;)">
            <text:p/>
          </table:table-cell>
          <table:table-cell/>
          <table:table-cell table:formula="of:=[.I49]" office:value-type="float" office:value="50">
            <text:p>50</text:p>
          </table:table-cell>
          <table:table-cell table:formula="of:=[.J41]+[$globals.$C$23]" office:value-type="float" office:value="4.25">
            <text:p>4.25</text:p>
          </table:table-cell>
          <table:table-cell table:formula="of:=[.K49]" office:value-type="float" office:value="2.5">
            <text:p>2.5</text:p>
          </table:table-cell>
          <table:table-cell table:formula="of:=[.L49]" office:value-type="float" office:value="1">
            <text:p>1</text:p>
          </table:table-cell>
          <table:table-cell/>
          <table:table-cell table:formula="of:=[$globals.$D$31]*[$globals.$C$21]^[.J50]" office:value-type="float" office:value="748.987014975847">
            <text:p>748.99</text:p>
          </table:table-cell>
          <table:table-cell table:formula="of:=[.Z49]/[.I50]/[.Y49]*[.S50]" office:value-type="float" office:value="529240.328133131">
            <text:p>529240.33</text:p>
          </table:table-cell>
          <table:table-cell table:formula="of:=[.AA49]/[.O50]" office:value-type="float" office:value="0.00151160060462883">
            <text:p>0</text:p>
          </table:table-cell>
          <table:table-cell table:formula="of:=([.D50]/[.C50])/([.T50]/[.S50])" office:value-type="float" office:value="1.01744779119194">
            <text:p>1.02</text:p>
          </table:table-cell>
          <table:table-cell/>
          <table:table-cell table:formula="of:=[.N50]^[$globals.$C$25]*[$globals.$C$34]/[.T50]*[.L50]*[.Y50]" office:value-type="float" office:value="132310082.033283">
            <text:p>132310082.03</text:p>
          </table:table-cell>
          <table:table-cell table:formula="of:=[.U50]/[.I50]" office:value-type="float" office:value="5.99189611980678">
            <text:p>5.99</text:p>
          </table:table-cell>
          <table:table-cell table:formula="of:=[.N50]/[.K50]" office:value-type="float" office:value="299.594805990339">
            <text:p>299.59</text:p>
          </table:table-cell>
          <table:table-cell table:formula="of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51]-[.V51]/2);[.V51])" office:value-type="float" office:value="330000000">
            <text:p>330,000,000</text:p>
          </table:table-cell>
          <table:table-cell table:formula="of:=CEILING(([.T51]-[.W51]/2);[.W51])" office:value-type="float" office:value="9.79">
            <text:p>9.79</text:p>
          </table:table-cell>
          <table:table-cell table:formula="of:=[.$D51]*[$globals.$C$36]/[.$L51]" office:value-type="float" office:value="195.8">
            <text:p>195.8</text:p>
          </table:table-cell>
          <table:table-cell table:formula="of:=[.F50]" office:value-type="float" office:value="150">
            <text:p>150</text:p>
          </table:table-cell>
          <table:table-cell table:formula="of:=IF([.$J51]&lt;[$globals.$C$3];&quot;Y&quot;;&quot;&quot;)">
            <text:p/>
          </table:table-cell>
          <table:table-cell/>
          <table:table-cell table:formula="of:=[.I50]" office:value-type="float" office:value="50">
            <text:p>50</text:p>
          </table:table-cell>
          <table:table-cell table:formula="of:=[.J50]+[$globals.$C$42]" office:value-type="float" office:value="4.66666666666667">
            <text:p>4.67</text:p>
          </table:table-cell>
          <table:table-cell table:formula="of:=[.K50]" office:value-type="float" office:value="2.5">
            <text:p>2.5</text:p>
          </table:table-cell>
          <table:table-cell table:formula="of:=[.L50]" office:value-type="float" office:value="1">
            <text:p>1</text:p>
          </table:table-cell>
          <table:table-cell/>
          <table:table-cell table:formula="of:=[$globals.$D$31]*[$globals.$C$21]^[.J51]" office:value-type="float" office:value="1223.93688274978">
            <text:p>1223.94</text:p>
          </table:table-cell>
          <table:table-cell table:formula="of:=[.Z49]/[.I51]/[.Y49]*[.S51]" office:value-type="float" office:value="1312894.07216768">
            <text:p>1312894.07</text:p>
          </table:table-cell>
          <table:table-cell table:formula="of:=[.AA49]/[.O51]" office:value-type="float" office:value="0.000609340857697029">
            <text:p>0</text:p>
          </table:table-cell>
          <table:table-cell table:formula="of:=([.D51]/[.C51])/([.T51]/[.S51])" office:value-type="float" office:value="0.994464853452432">
            <text:p>0.99</text:p>
          </table:table-cell>
          <table:table-cell/>
          <table:table-cell table:formula="of:=[.N51]^[$globals.$C$25]*[$globals.$C$34]/[.T51]*[.L51]*[.Y51]" office:value-type="float" office:value="328223518.041921">
            <text:p>328223518.04</text:p>
          </table:table-cell>
          <table:table-cell table:formula="of:=[.U51]/[.I51]" office:value-type="float" office:value="9.79149506199826">
            <text:p>9.79</text:p>
          </table:table-cell>
          <table:table-cell table:formula="of:=[.N51]/[.K51]" office:value-type="float" office:value="489.574753099913">
            <text:p>489.57</text:p>
          </table:table-cell>
          <table:table-cell table:formula="of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52]-[.V52]/2);[.V52])" office:value-type="float" office:value="810000000">
            <text:p>810,000,000</text:p>
          </table:table-cell>
          <table:table-cell table:formula="of:=CEILING(([.T52]-[.W52]/2);[.W52])" office:value-type="float" office:value="16">
            <text:p>16</text:p>
          </table:table-cell>
          <table:table-cell table:formula="of:=[.$D52]*[$globals.$C$36]/[.$L52]" office:value-type="float" office:value="320">
            <text:p>320</text:p>
          </table:table-cell>
          <table:table-cell table:formula="of:=[.F51]" office:value-type="float" office:value="150">
            <text:p>150</text:p>
          </table:table-cell>
          <table:table-cell table:formula="of:=IF([.$J52]&lt;[$globals.$C$3];&quot;Y&quot;;&quot;&quot;)">
            <text:p/>
          </table:table-cell>
          <table:table-cell/>
          <table:table-cell table:formula="of:=[.I51]" office:value-type="float" office:value="50">
            <text:p>50</text:p>
          </table:table-cell>
          <table:table-cell table:formula="of:=[.J51]+[$globals.$C$42]" office:value-type="float" office:value="5.08333333333333">
            <text:p>5.08</text:p>
          </table:table-cell>
          <table:table-cell table:formula="of:=[.K51]" office:value-type="float" office:value="2.5">
            <text:p>2.5</text:p>
          </table:table-cell>
          <table:table-cell table:formula="of:=[.L51]" office:value-type="float" office:value="1">
            <text:p>1</text:p>
          </table:table-cell>
          <table:table-cell/>
          <table:table-cell table:formula="of:=[$globals.$D$31]*[$globals.$C$21]^[.J52]" office:value-type="float" office:value="2000.06336959468">
            <text:p>2000.06</text:p>
          </table:table-cell>
          <table:table-cell table:formula="of:=[.Z49]/[.I52]/[.Y49]*[.S52]" office:value-type="float" office:value="3256915.15386454">
            <text:p>3256915.15</text:p>
          </table:table-cell>
          <table:table-cell table:formula="of:=[.AA49]/[.O52]" office:value-type="float" office:value="0.000245631206895503">
            <text:p>0</text:p>
          </table:table-cell>
          <table:table-cell table:formula="of:=([.D52]/[.C52])/([.T52]/[.S52])" office:value-type="float" office:value="1.00518887729554">
            <text:p>1.01</text:p>
          </table:table-cell>
          <table:table-cell/>
          <table:table-cell table:formula="of:=[.N52]^[$globals.$C$25]*[$globals.$C$34]/[.T52]*[.L52]*[.Y52]" office:value-type="float" office:value="814228788.466136">
            <text:p>814228788.47</text:p>
          </table:table-cell>
          <table:table-cell table:formula="of:=[.U52]/[.I52]" office:value-type="float" office:value="16.0005069567574">
            <text:p>16</text:p>
          </table:table-cell>
          <table:table-cell table:formula="of:=[.N52]/[.K52]" office:value-type="float" office:value="800.025347837871">
            <text:p>800.03</text:p>
          </table:table-cell>
          <table:table-cell table:formula="of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53]-[.V53]/2);[.V53])" office:value-type="float" office:value="2000000000">
            <text:p>2,000,000,000</text:p>
          </table:table-cell>
          <table:table-cell table:formula="of:=CEILING(([.T53]-[.W53]/2);[.W53])" office:value-type="float" office:value="26.15">
            <text:p>26.15</text:p>
          </table:table-cell>
          <table:table-cell table:formula="of:=[.$D53]*[$globals.$C$36]/[.$L53]" office:value-type="float" office:value="523">
            <text:p>523</text:p>
          </table:table-cell>
          <table:table-cell table:formula="of:=[.F52]" office:value-type="float" office:value="150">
            <text:p>150</text:p>
          </table:table-cell>
          <table:table-cell table:formula="of:=IF([.$J53]&lt;[$globals.$C$3];&quot;Y&quot;;&quot;&quot;)">
            <text:p/>
          </table:table-cell>
          <table:table-cell/>
          <table:table-cell table:formula="of:=[.I52]" office:value-type="float" office:value="50">
            <text:p>50</text:p>
          </table:table-cell>
          <table:table-cell table:formula="of:=[.J52]+[$globals.$C$42]" office:value-type="float" office:value="5.5">
            <text:p>5.5</text:p>
          </table:table-cell>
          <table:table-cell table:formula="of:=[.K52]" office:value-type="float" office:value="2.5">
            <text:p>2.5</text:p>
          </table:table-cell>
          <table:table-cell table:formula="of:=[.L52]" office:value-type="float" office:value="1">
            <text:p>1</text:p>
          </table:table-cell>
          <table:table-cell/>
          <table:table-cell table:formula="of:=[$globals.$D$31]*[$globals.$C$21]^[.J53]" office:value-type="float" office:value="3268.34948662317">
            <text:p>3268.35</text:p>
          </table:table-cell>
          <table:table-cell table:formula="of:=[.Z49]/[.I53]/[.Y49]*[.S53]" office:value-type="float" office:value="8079476.13165681">
            <text:p>8079476.13</text:p>
          </table:table-cell>
          <table:table-cell table:formula="of:=[.AA49]/[.O53]" office:value-type="float" office:value="0.0000990163207321647">
            <text:p>0</text:p>
          </table:table-cell>
          <table:table-cell table:formula="of:=([.D53]/[.C53])/([.T53]/[.S53])" office:value-type="float" office:value="1.01005827687049">
            <text:p>1.01</text:p>
          </table:table-cell>
          <table:table-cell/>
          <table:table-cell table:formula="of:=[.N53]^[$globals.$C$25]*[$globals.$C$34]/[.T53]*[.L53]*[.Y53]" office:value-type="float" office:value="2019869032.9142">
            <text:p>2019869032.91</text:p>
          </table:table-cell>
          <table:table-cell table:formula="of:=[.U53]/[.I53]" office:value-type="float" office:value="26.1467958929854">
            <text:p>26.15</text:p>
          </table:table-cell>
          <table:table-cell table:formula="of:=[.N53]/[.K53]" office:value-type="float" office:value="1307.33979464927">
            <text:p>1307.34</text:p>
          </table:table-cell>
          <table:table-cell table:formula="of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54]-[.V54]/2);[.V54])" office:value-type="float" office:value="5000000000">
            <text:p>5,000,000,000</text:p>
          </table:table-cell>
          <table:table-cell table:formula="of:=CEILING(([.T54]-[.W54]/2);[.W54])" office:value-type="float" office:value="42.73">
            <text:p>42.73</text:p>
          </table:table-cell>
          <table:table-cell table:formula="of:=[.$D54]*[$globals.$C$36]/[.$L54]" office:value-type="float" office:value="854.6">
            <text:p>854.6</text:p>
          </table:table-cell>
          <table:table-cell table:formula="of:=[.F53]" office:value-type="float" office:value="150">
            <text:p>150</text:p>
          </table:table-cell>
          <table:table-cell table:formula="of:=IF([.$J54]&lt;[$globals.$C$3];&quot;Y&quot;;&quot;&quot;)">
            <text:p/>
          </table:table-cell>
          <table:table-cell/>
          <table:table-cell table:formula="of:=[.I53]" office:value-type="float" office:value="50">
            <text:p>50</text:p>
          </table:table-cell>
          <table:table-cell table:formula="of:=[.J53]+[$globals.$C$42]" office:value-type="float" office:value="5.91666666666667">
            <text:p>5.92</text:p>
          </table:table-cell>
          <table:table-cell table:formula="of:=[.K53]" office:value-type="float" office:value="2.5">
            <text:p>2.5</text:p>
          </table:table-cell>
          <table:table-cell table:formula="of:=[.L53]" office:value-type="float" office:value="1">
            <text:p>1</text:p>
          </table:table-cell>
          <table:table-cell/>
          <table:table-cell table:formula="of:=[$globals.$D$31]*[$globals.$C$21]^[.J54]" office:value-type="float" office:value="5340.88495849746">
            <text:p>5340.88</text:p>
          </table:table-cell>
          <table:table-cell table:formula="of:=[.Z49]/[.I54]/[.Y49]*[.S54]" office:value-type="float" office:value="20042872.3126409">
            <text:p>20042872.31</text:p>
          </table:table-cell>
          <table:table-cell table:formula="of:=[.AA49]/[.O54]" office:value-type="float" office:value="0.0000399144387850761">
            <text:p>0</text:p>
          </table:table-cell>
          <table:table-cell table:formula="of:=([.D54]/[.C54])/([.T54]/[.S54])" office:value-type="float" office:value="1.00221211065001">
            <text:p>1</text:p>
          </table:table-cell>
          <table:table-cell/>
          <table:table-cell table:formula="of:=[.N54]^[$globals.$C$25]*[$globals.$C$34]/[.T54]*[.L54]*[.Y54]" office:value-type="float" office:value="5010718078.16022">
            <text:p>5010718078.16</text:p>
          </table:table-cell>
          <table:table-cell table:formula="of:=[.U54]/[.I54]" office:value-type="float" office:value="42.7270796679797">
            <text:p>42.73</text:p>
          </table:table-cell>
          <table:table-cell table:formula="of:=[.N54]/[.K54]" office:value-type="float" office:value="2136.35398339898">
            <text:p>2136.35</text:p>
          </table:table-cell>
          <table:table-cell table:formula="of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55]-[.V55]/2);[.V55])" office:value-type="float" office:value="12000000000">
            <text:p>12,000,000,000</text:p>
          </table:table-cell>
          <table:table-cell table:formula="of:=CEILING(([.T55]-[.W55]/2);[.W55])" office:value-type="float" office:value="69.82">
            <text:p>69.82</text:p>
          </table:table-cell>
          <table:table-cell table:formula="of:=[.$D55]*[$globals.$C$36]/[.$L55]" office:value-type="float" office:value="1396.4">
            <text:p>1396.4</text:p>
          </table:table-cell>
          <table:table-cell table:formula="of:=[.F54]" office:value-type="float" office:value="150">
            <text:p>150</text:p>
          </table:table-cell>
          <table:table-cell table:formula="of:=IF([.$J55]&lt;[$globals.$C$3];&quot;Y&quot;;&quot;&quot;)">
            <text:p/>
          </table:table-cell>
          <table:table-cell/>
          <table:table-cell table:formula="of:=[.I54]" office:value-type="float" office:value="50">
            <text:p>50</text:p>
          </table:table-cell>
          <table:table-cell table:formula="of:=[.J54]+[$globals.$C$42]" office:value-type="float" office:value="6.33333333333334">
            <text:p>6.33</text:p>
          </table:table-cell>
          <table:table-cell table:formula="of:=[.K54]" office:value-type="float" office:value="2.5">
            <text:p>2.5</text:p>
          </table:table-cell>
          <table:table-cell table:formula="of:=[.L54]" office:value-type="float" office:value="1">
            <text:p>1</text:p>
          </table:table-cell>
          <table:table-cell/>
          <table:table-cell table:formula="of:=[$globals.$D$31]*[$globals.$C$21]^[.J55]" office:value-type="float" office:value="8727.66277188314">
            <text:p>8727.66</text:p>
          </table:table-cell>
          <table:table-cell table:formula="of:=[.Z49]/[.I55]/[.Y49]*[.S55]" office:value-type="float" office:value="49720640.7933838">
            <text:p>49720640.79</text:p>
          </table:table-cell>
          <table:table-cell table:formula="of:=[.AA49]/[.O55]" office:value-type="float" office:value="0.0000160898972184295">
            <text:p>0</text:p>
          </table:table-cell>
          <table:table-cell table:formula="of:=([.D55]/[.C55])/([.T55]/[.S55])" office:value-type="float" office:value="1.03582736453944">
            <text:p>1.04</text:p>
          </table:table-cell>
          <table:table-cell/>
          <table:table-cell table:formula="of:=[.N55]^[$globals.$C$25]*[$globals.$C$34]/[.T55]*[.L55]*[.Y55]" office:value-type="float" office:value="12430160198.3459">
            <text:p>12430160198.35</text:p>
          </table:table-cell>
          <table:table-cell table:formula="of:=[.U55]/[.I55]" office:value-type="float" office:value="69.8213021750651">
            <text:p>69.82</text:p>
          </table:table-cell>
          <table:table-cell table:formula="of:=[.N55]/[.K55]" office:value-type="float" office:value="3491.06510875326">
            <text:p>3491.07</text:p>
          </table:table-cell>
          <table:table-cell table:formula="of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59]^[$globals.$C$25]*[$globals.$C$34]*[$globals.$C$35]" office:value-type="float" office:value="1377826889.58713">
            <text:p>1,377,826,890</text:p>
          </table:table-cell>
          <table:table-cell table:style-name="ce12" table:formula="of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f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59]-[.V59]/2);[.V59])" office:value-type="float" office:value="2800000000">
            <text:p>2,800,000,000</text:p>
          </table:table-cell>
          <table:table-cell table:formula="of:=CEILING(([.T59]-[.W59]/2);[.W59])" office:value-type="float" office:value="2.5">
            <text:p>2.5</text:p>
          </table:table-cell>
          <table:table-cell table:formula="of:=[.$D59]*[$globals.$C$36]/[.$L59]" office:value-type="float" office:value="25">
            <text:p>25</text:p>
          </table:table-cell>
          <table:table-cell/>
          <table:table-cell table:formula="of:=IF([.$J59]&lt;[$globals.$C$3];&quot;Y&quot;;&quot;&quot;)">
            <text:p/>
          </table:table-cell>
          <table:table-cell/>
          <table:table-cell table:formula="of:=[.U59]/[.T59]" office:value-type="float" office:value="1631.79325002037">
            <text:p>1631.79</text:p>
          </table:table-cell>
          <table:table-cell table:formula="of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f:=[.L58]" office:value-type="float" office:value="2">
            <text:p>2</text:p>
          </table:table-cell>
          <table:table-cell/>
          <table:table-cell table:formula="of:=[$globals.$D$31]*[$globals.$C$21]^[.J59]" office:value-type="float" office:value="2039.74156252546">
            <text:p>2039.74</text:p>
          </table:table-cell>
          <table:table-cell table:formula="of:=[.Z58]/[.I59]/[.Y58]*[.S59]" office:value-type="float" office:value="1350981.82524771">
            <text:p>1350981.83</text:p>
          </table:table-cell>
          <table:table-cell table:formula="of:=[.AA58]/[.O59]" office:value-type="float" office:value="0.000592161926274111">
            <text:p>0</text:p>
          </table:table-cell>
          <table:table-cell table:formula="of:=([.D59]/[.C59])/([.T59]/[.S59])" office:value-type="float" office:value="0.98416206399081">
            <text:p>0.98</text:p>
          </table:table-cell>
          <table:table-cell/>
          <table:table-cell table:formula="of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f:=[.N59]/[.K59]" office:value-type="float" office:value="4079.48312505092">
            <text:p>4079.48</text:p>
          </table:table-cell>
          <table:table-cell table:formula="of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60]-[.V60]/2);[.V60])" office:value-type="float" office:value="11000000000">
            <text:p>11,000,000,000</text:p>
          </table:table-cell>
          <table:table-cell table:formula="of:=CEILING(([.T60]-[.W60]/2);[.W60])" office:value-type="float" office:value="2.6">
            <text:p>2.6</text:p>
          </table:table-cell>
          <table:table-cell table:formula="of:=[.$D60]*[$globals.$C$36]/[.$L60]" office:value-type="float" office:value="26">
            <text:p>26</text:p>
          </table:table-cell>
          <table:table-cell/>
          <table:table-cell table:formula="of:=IF([.$J60]&lt;[$globals.$C$3];&quot;Y&quot;;&quot;&quot;)">
            <text:p/>
          </table:table-cell>
          <table:table-cell/>
          <table:table-cell table:formula="of:=[.U60]/[.T60]" office:value-type="float" office:value="2465.37613384531">
            <text:p>2465.38</text:p>
          </table:table-cell>
          <table:table-cell table:formula="of:=[.J59]+[$globals.$C$42]" office:value-type="float" office:value="5.51666666666667">
            <text:p>5.52</text:p>
          </table:table-cell>
          <table:table-cell table:formula="of:=[.K59]+0.02" office:value-type="float" office:value="0.52">
            <text:p>0.52</text:p>
          </table:table-cell>
          <table:table-cell table:formula="of:=[.L59]" office:value-type="float" office:value="2">
            <text:p>2</text:p>
          </table:table-cell>
          <table:table-cell/>
          <table:table-cell table:formula="of:=[$globals.$D$31]*[$globals.$C$21]^[.J60]" office:value-type="float" office:value="3333.18853295886">
            <text:p>3333.19</text:p>
          </table:table-cell>
          <table:table-cell table:formula="of:=[.Z58]/[.I60]/[.Y58]*[.S60]" office:value-type="float" office:value="3485455.98873738">
            <text:p>3485455.99</text:p>
          </table:table-cell>
          <table:table-cell table:formula="of:=[.AA58]/[.O60]" office:value-type="float" office:value="0.000229525204904338">
            <text:p>0</text:p>
          </table:table-cell>
          <table:table-cell table:formula="of:=([.D60]/[.C60])/([.T60]/[.S60])" office:value-type="float" office:value="0.97647272843197">
            <text:p>0.98</text:p>
          </table:table-cell>
          <table:table-cell/>
          <table:table-cell table:formula="of:=[.N60]^[$globals.$C$25]*[$globals.$C$34]/[.T60]*[.L60]*[.Y60]" office:value-type="float" office:value="10741200012.7517">
            <text:p>10741200012.75</text:p>
          </table:table-cell>
          <table:table-cell table:formula="of:=[.T59]+0.1" office:value-type="float" office:value="2.6">
            <text:p>2.6</text:p>
          </table:table-cell>
          <table:table-cell table:formula="of:=[.N60]/[.K60]" office:value-type="float" office:value="6409.9779479978">
            <text:p>6409.98</text:p>
          </table:table-cell>
          <table:table-cell table:formula="of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61]-[.V61]/2);[.V61])" office:value-type="float" office:value="42000000000">
            <text:p>42,000,000,000</text:p>
          </table:table-cell>
          <table:table-cell table:formula="of:=CEILING(([.T61]-[.W61]/2);[.W61])" office:value-type="float" office:value="2.7">
            <text:p>2.7</text:p>
          </table:table-cell>
          <table:table-cell table:formula="of:=[.$D61]*[$globals.$C$36]/[.$L61]" office:value-type="float" office:value="27">
            <text:p>27</text:p>
          </table:table-cell>
          <table:table-cell/>
          <table:table-cell table:formula="of:=IF([.$J61]&lt;[$globals.$C$3];&quot;Y&quot;;&quot;&quot;)">
            <text:p/>
          </table:table-cell>
          <table:table-cell/>
          <table:table-cell table:formula="of:=[.U61]/[.T61]" office:value-type="float" office:value="3735.82985818775">
            <text:p>3735.83</text:p>
          </table:table-cell>
          <table:table-cell table:formula="of:=[.J60]+[$globals.$C$42]" office:value-type="float" office:value="5.93333333333333">
            <text:p>5.93</text:p>
          </table:table-cell>
          <table:table-cell table:formula="of:=[.K60]+0.02" office:value-type="float" office:value="0.54">
            <text:p>0.54</text:p>
          </table:table-cell>
          <table:table-cell table:formula="of:=[.L60]" office:value-type="float" office:value="2">
            <text:p>2</text:p>
          </table:table-cell>
          <table:table-cell/>
          <table:table-cell table:formula="of:=[$globals.$D$31]*[$globals.$C$21]^[.J61]" office:value-type="float" office:value="5446.83993323774">
            <text:p>5446.84</text:p>
          </table:table-cell>
          <table:table-cell table:formula="of:=[.Z58]/[.I61]/[.Y58]*[.S61]" office:value-type="float" office:value="8978975.29908013">
            <text:p>8978975.3</text:p>
          </table:table-cell>
          <table:table-cell table:formula="of:=[.AA58]/[.O61]" office:value-type="float" office:value="0.0000890970264816251">
            <text:p>0</text:p>
          </table:table-cell>
          <table:table-cell table:formula="of:=([.D61]/[.C61])/([.T61]/[.S61])" office:value-type="float" office:value="0.998331071971246">
            <text:p>1</text:p>
          </table:table-cell>
          <table:table-cell/>
          <table:table-cell table:formula="of:=[.N61]^[$globals.$C$25]*[$globals.$C$34]/[.T61]*[.L61]*[.Y61]" office:value-type="float" office:value="41929905022.7923">
            <text:p>41929905022.79</text:p>
          </table:table-cell>
          <table:table-cell table:formula="of:=[.T60]+0.1" office:value-type="float" office:value="2.7">
            <text:p>2.7</text:p>
          </table:table-cell>
          <table:table-cell table:formula="of:=[.N61]/[.K61]" office:value-type="float" office:value="10086.7406171069">
            <text:p>10086.74</text:p>
          </table:table-cell>
          <table:table-cell table:formula="of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62]-[.V62]/2);[.V62])" office:value-type="float" office:value="160000000000">
            <text:p>160,000,000,000</text:p>
          </table:table-cell>
          <table:table-cell table:formula="of:=CEILING(([.T62]-[.W62]/2);[.W62])" office:value-type="float" office:value="2.8">
            <text:p>2.8</text:p>
          </table:table-cell>
          <table:table-cell table:formula="of:=[.$D62]*[$globals.$C$36]/[.$L62]" office:value-type="float" office:value="28">
            <text:p>28</text:p>
          </table:table-cell>
          <table:table-cell/>
          <table:table-cell table:formula="of:=IF([.$J62]&lt;[$globals.$C$3];&quot;Y&quot;;&quot;&quot;)">
            <text:p/>
          </table:table-cell>
          <table:table-cell/>
          <table:table-cell table:formula="of:=[.U62]/[.T62]" office:value-type="float" office:value="5676.53458515087">
            <text:p>5676.53</text:p>
          </table:table-cell>
          <table:table-cell table:formula="of:=[.J61]+[$globals.$C$42]" office:value-type="float" office:value="6.35">
            <text:p>6.35</text:p>
          </table:table-cell>
          <table:table-cell table:formula="of:=[.K61]+0.02" office:value-type="float" office:value="0.56">
            <text:p>0.56</text:p>
          </table:table-cell>
          <table:table-cell table:formula="of:=[.L61]" office:value-type="float" office:value="2">
            <text:p>2</text:p>
          </table:table-cell>
          <table:table-cell/>
          <table:table-cell table:formula="of:=[$globals.$D$31]*[$globals.$C$21]^[.J62]" office:value-type="float" office:value="8900.80622951656">
            <text:p>8900.81</text:p>
          </table:table-cell>
          <table:table-cell table:formula="of:=[.Z58]/[.I62]/[.Y58]*[.S62]" office:value-type="float" office:value="23099245.8641261">
            <text:p>23099245.86</text:p>
          </table:table-cell>
          <table:table-cell table:formula="of:=[.AA58]/[.O62]" office:value-type="float" office:value="0.0000346331652862497">
            <text:p>0</text:p>
          </table:table-cell>
          <table:table-cell table:formula="of:=([.D62]/[.C62])/([.T62]/[.S62])" office:value-type="float" office:value="1.02440365655168">
            <text:p>1.02</text:p>
          </table:table-cell>
          <table:table-cell/>
          <table:table-cell table:formula="of:=[.N62]^[$globals.$C$25]*[$globals.$C$34]/[.T62]*[.L62]*[.Y62]" office:value-type="float" office:value="163904585048.269">
            <text:p>163904585048.27</text:p>
          </table:table-cell>
          <table:table-cell table:formula="of:=[.T61]+0.1" office:value-type="float" office:value="2.8">
            <text:p>2.8</text:p>
          </table:table-cell>
          <table:table-cell table:formula="of:=[.N62]/[.K62]" office:value-type="float" office:value="15894.2968384224">
            <text:p>15894.3</text:p>
          </table:table-cell>
          <table:table-cell table:formula="of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63]-[.V63]/2);[.V63])" office:value-type="float" office:value="640000000000">
            <text:p>640,000,000,000</text:p>
          </table:table-cell>
          <table:table-cell table:formula="of:=CEILING(([.T63]-[.W63]/2);[.W63])" office:value-type="float" office:value="2.9">
            <text:p>2.9</text:p>
          </table:table-cell>
          <table:table-cell table:formula="of:=[.$D63]*[$globals.$C$36]/[.$L63]" office:value-type="float" office:value="29">
            <text:p>29</text:p>
          </table:table-cell>
          <table:table-cell/>
          <table:table-cell table:formula="of:=IF([.$J63]&lt;[$globals.$C$3];&quot;Y&quot;;&quot;&quot;)">
            <text:p/>
          </table:table-cell>
          <table:table-cell/>
          <table:table-cell table:formula="of:=[.U63]/[.T63]" office:value-type="float" office:value="8647.45058242134">
            <text:p>8647.45</text:p>
          </table:table-cell>
          <table:table-cell table:formula="of:=[.J62]+[$globals.$C$42]" office:value-type="float" office:value="6.76666666666667">
            <text:p>6.77</text:p>
          </table:table-cell>
          <table:table-cell table:formula="of:=[.K62]+0.02" office:value-type="float" office:value="0.58">
            <text:p>0.58</text:p>
          </table:table-cell>
          <table:table-cell table:formula="of:=[.L62]" office:value-type="float" office:value="2">
            <text:p>2</text:p>
          </table:table-cell>
          <table:table-cell/>
          <table:table-cell table:formula="of:=[$globals.$D$31]*[$globals.$C$21]^[.J63]" office:value-type="float" office:value="14545.0118796327">
            <text:p>14545.01</text:p>
          </table:table-cell>
          <table:table-cell table:formula="of:=[.Z58]/[.I63]/[.Y58]*[.S63]" office:value-type="float" office:value="59349153.0136368">
            <text:p>59349153.01</text:p>
          </table:table-cell>
          <table:table-cell table:formula="of:=[.AA58]/[.O63]" office:value-type="float" office:value="0.0000134795520976716">
            <text:p>0</text:p>
          </table:table-cell>
          <table:table-cell table:formula="of:=([.D63]/[.C63])/([.T63]/[.S63])" office:value-type="float" office:value="1.00238060116013">
            <text:p>1</text:p>
          </table:table-cell>
          <table:table-cell/>
          <table:table-cell table:formula="of:=[.N63]^[$globals.$C$25]*[$globals.$C$34]/[.T63]*[.L63]*[.Y63]" office:value-type="float" office:value="641523584742.484">
            <text:p>641523584742.48</text:p>
          </table:table-cell>
          <table:table-cell table:formula="of:=[.T62]+0.1" office:value-type="float" office:value="2.9">
            <text:p>2.9</text:p>
          </table:table-cell>
          <table:table-cell table:formula="of:=[.N63]/[.K63]" office:value-type="float" office:value="25077.6066890219">
            <text:p>25077.61</text:p>
          </table:table-cell>
          <table:table-cell table:formula="of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64]-[.V64]/2);[.V64])" office:value-type="float" office:value="2500000000000">
            <text:p>2,500,000,000,000</text:p>
          </table:table-cell>
          <table:table-cell table:formula="of:=CEILING(([.T64]-[.W64]/2);[.W64])" office:value-type="float" office:value="3">
            <text:p>3</text:p>
          </table:table-cell>
          <table:table-cell table:formula="of:=[.$D64]*[$globals.$C$36]/[.$L64]" office:value-type="float" office:value="30">
            <text:p>30</text:p>
          </table:table-cell>
          <table:table-cell/>
          <table:table-cell table:formula="of:=IF([.$J64]&lt;[$globals.$C$3];&quot;Y&quot;;&quot;&quot;)">
            <text:p/>
          </table:table-cell>
          <table:table-cell/>
          <table:table-cell table:formula="of:=[.U64]/[.T64]" office:value-type="float" office:value="13204.6321999397">
            <text:p>13204.63</text:p>
          </table:table-cell>
          <table:table-cell table:formula="of:=[.J63]+[$globals.$C$42]" office:value-type="float" office:value="7.18333333333333">
            <text:p>7.18</text:p>
          </table:table-cell>
          <table:table-cell table:formula="of:=[.K63]+0.02" office:value-type="float" office:value="0.6">
            <text:p>0.6</text:p>
          </table:table-cell>
          <table:table-cell table:formula="of:=[.L63]" office:value-type="float" office:value="2">
            <text:p>2</text:p>
          </table:table-cell>
          <table:table-cell/>
          <table:table-cell table:formula="of:=[$globals.$D$31]*[$globals.$C$21]^[.J64]" office:value-type="float" office:value="23768.3379598914">
            <text:p>23768.34</text:p>
          </table:table-cell>
          <table:table-cell table:formula="of:=[.Z58]/[.I64]/[.Y58]*[.S64]" office:value-type="float" office:value="152305132.804545">
            <text:p>152305132.8</text:p>
          </table:table-cell>
          <table:table-cell table:formula="of:=[.AA58]/[.O64]" office:value-type="float" office:value="0.00000525261352174288">
            <text:p>0</text:p>
          </table:table-cell>
          <table:table-cell table:formula="of:=([.D64]/[.C64])/([.T64]/[.S64])" office:value-type="float" office:value="1.00556663042349">
            <text:p>1.01</text:p>
          </table:table-cell>
          <table:table-cell/>
          <table:table-cell table:formula="of:=[.N64]^[$globals.$C$25]*[$globals.$C$34]/[.T64]*[.L64]*[.Y64]" office:value-type="float" office:value="2513916576058.73">
            <text:p>2513916576058.73</text:p>
          </table:table-cell>
          <table:table-cell table:formula="of:=[.T63]+0.1" office:value-type="float" office:value="3">
            <text:p>3</text:p>
          </table:table-cell>
          <table:table-cell table:formula="of:=[.N64]/[.K64]" office:value-type="float" office:value="39613.896599819">
            <text:p>39613.9</text:p>
          </table:table-cell>
          <table:table-cell table:formula="of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f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5]^[$globals.$C$25]*[$globals.$C$34]*[$globals.$C$35]" office:value-type="float" office:value="50">
            <text:p>50</text:p>
          </table:table-cell>
          <table:table-cell table:style-name="ce12" table:formula="of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f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5]-[.V5]/2);[.V5])" office:value-type="float" office:value="210">
            <text:p>210</text:p>
          </table:table-cell>
          <table:table-cell table:formula="of:=CEILING(([.T5]-[.W5]/2);[.W5])" office:value-type="float" office:value="2.38">
            <text:p>2.38</text:p>
          </table:table-cell>
          <table:table-cell table:formula="of:=[.$D5]*[$globals.$C$36]/[.$L5]" office:value-type="float" office:value="11.9">
            <text:p>11.9</text:p>
          </table:table-cell>
          <table:table-cell/>
          <table:table-cell table:formula="of:=IF([.$J5]&lt;[$globals.$C$3];&quot;Y&quot;;&quot;&quot;)" office:value-type="string" office:string-value="Y">
            <text:p>Y</text:p>
          </table:table-cell>
          <table:table-cell/>
          <table:table-cell table:formula="of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K4]" office:value-type="float" office:value="0.35">
            <text:p>0.35</text:p>
          </table:table-cell>
          <table:table-cell table:formula="of:=[.L4]" office:value-type="float" office:value="4">
            <text:p>4</text:p>
          </table:table-cell>
          <table:table-cell/>
          <table:table-cell table:formula="of:=[$globals.$D$31]*[$globals.$C$21]^[.J5]" office:value-type="float" office:value="5">
            <text:p>5</text:p>
          </table:table-cell>
          <table:table-cell table:formula="of:=[.Z4]/[.I5]/[.Y4]*[.S5]" office:value-type="float" office:value="28">
            <text:p>28</text:p>
          </table:table-cell>
          <table:table-cell table:formula="of:=[.AA4]/[.O5]" office:value-type="float" office:value="28.5714285714286">
            <text:p>28.57</text:p>
          </table:table-cell>
          <table:table-cell table:formula="of:=([.D5]/[.C5])/([.T5]/[.S5])" office:value-type="float" office:value="0.9996">
            <text:p>1</text:p>
          </table:table-cell>
          <table:table-cell/>
          <table:table-cell table:formula="of:=[.N5]^[$globals.$C$25]*[$globals.$C$34]/[.T5]*[.L5]*[.Y5]" office:value-type="float" office:value="210">
            <text:p>210</text:p>
          </table:table-cell>
          <table:table-cell table:formula="of:=[.U5]/[.I5]" office:value-type="float" office:value="2.38095238095238">
            <text:p>2.38</text:p>
          </table:table-cell>
          <table:table-cell table:formula="of:=[.N5]/[.K5]" office:value-type="float" office:value="14.2857142857143">
            <text:p>14.29</text:p>
          </table:table-cell>
          <table:table-cell table:formula="of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6]-[.V6]/2);[.V6])" office:value-type="float" office:value="520">
            <text:p>520</text:p>
          </table:table-cell>
          <table:table-cell table:formula="of:=CEILING(([.T6]-[.W6]/2);[.W6])" office:value-type="float" office:value="3.89">
            <text:p>3.89</text:p>
          </table:table-cell>
          <table:table-cell table:formula="of:=[.$D6]*[$globals.$C$36]/[.$L6]" office:value-type="float" office:value="19.45">
            <text:p>19.45</text:p>
          </table:table-cell>
          <table:table-cell/>
          <table:table-cell table:formula="of:=IF([.$J6]&lt;[$globals.$C$3];&quot;Y&quot;;&quot;&quot;)" office:value-type="string" office:string-value="Y">
            <text:p>Y</text:p>
          </table:table-cell>
          <table:table-cell/>
          <table:table-cell table:formula="of:=[.I5]" office:value-type="float" office:value="6">
            <text:p>6</text:p>
          </table:table-cell>
          <table:table-cell table:formula="of:=[.J5]+[$globals.$C$42]" office:value-type="float" office:value="0.416666666666667">
            <text:p>0.42</text:p>
          </table:table-cell>
          <table:table-cell table:formula="of:=[.K5]" office:value-type="float" office:value="0.35">
            <text:p>0.35</text:p>
          </table:table-cell>
          <table:table-cell table:formula="of:=[.L5]" office:value-type="float" office:value="4">
            <text:p>4</text:p>
          </table:table-cell>
          <table:table-cell/>
          <table:table-cell table:formula="of:=[$globals.$D$31]*[$globals.$C$21]^[.J6]" office:value-type="float" office:value="8.17061483228284">
            <text:p>8.17</text:p>
          </table:table-cell>
          <table:table-cell table:formula="of:=[.Z4]/[.I6]/[.Y4]*[.S6]" office:value-type="float" office:value="69.4600015655795">
            <text:p>69.46</text:p>
          </table:table-cell>
          <table:table-cell table:formula="of:=[.AA4]/[.O6]" office:value-type="float" office:value="11.5174198383035">
            <text:p>11.52</text:p>
          </table:table-cell>
          <table:table-cell table:formula="of:=([.D6]/[.C6])/([.T6]/[.S6])" office:value-type="float" office:value="1.00162894556476">
            <text:p>1</text:p>
          </table:table-cell>
          <table:table-cell/>
          <table:table-cell table:formula="of:=[.N6]^[$globals.$C$25]*[$globals.$C$34]/[.T6]*[.L6]*[.Y6]" office:value-type="float" office:value="520.950011741846">
            <text:p>520.95</text:p>
          </table:table-cell>
          <table:table-cell table:formula="of:=[.U6]/[.I6]" office:value-type="float" office:value="3.89076896775373">
            <text:p>3.89</text:p>
          </table:table-cell>
          <table:table-cell table:formula="of:=[.N6]/[.K6]" office:value-type="float" office:value="23.3446138065224">
            <text:p>23.34</text:p>
          </table:table-cell>
          <table:table-cell table:formula="of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7]-[.V7]/2);[.V7])" office:value-type="float" office:value="1300">
            <text:p>1,300</text:p>
          </table:table-cell>
          <table:table-cell table:formula="of:=CEILING(([.T7]-[.W7]/2);[.W7])" office:value-type="float" office:value="6.36">
            <text:p>6.36</text:p>
          </table:table-cell>
          <table:table-cell table:formula="of:=[.$D7]*[$globals.$C$36]/[.$L7]" office:value-type="float" office:value="31.8">
            <text:p>31.8</text:p>
          </table:table-cell>
          <table:table-cell/>
          <table:table-cell table:formula="of:=IF([.$J7]&lt;[$globals.$C$3];&quot;Y&quot;;&quot;&quot;)" office:value-type="string" office:string-value="Y">
            <text:p>Y</text:p>
          </table:table-cell>
          <table:table-cell/>
          <table:table-cell table:formula="of:=[.I6]" office:value-type="float" office:value="6">
            <text:p>6</text:p>
          </table:table-cell>
          <table:table-cell table:formula="of:=[.J6]+[$globals.$C$42]" office:value-type="float" office:value="0.833333333333333">
            <text:p>0.83</text:p>
          </table:table-cell>
          <table:table-cell table:formula="of:=[.K6]" office:value-type="float" office:value="0.35">
            <text:p>0.35</text:p>
          </table:table-cell>
          <table:table-cell table:formula="of:=[.L6]" office:value-type="float" office:value="4">
            <text:p>4</text:p>
          </table:table-cell>
          <table:table-cell/>
          <table:table-cell table:formula="of:=[$globals.$D$31]*[$globals.$C$21]^[.J7]" office:value-type="float" office:value="13.3517893475041">
            <text:p>13.35</text:p>
          </table:table-cell>
          <table:table-cell table:formula="of:=[.Z4]/[.I7]/[.Y4]*[.S7]" office:value-type="float" office:value="172.310422053225">
            <text:p>172.31</text:p>
          </table:table-cell>
          <table:table-cell table:formula="of:=[.AA4]/[.O7]" office:value-type="float" office:value="4.64278359061118">
            <text:p>4.64</text:p>
          </table:table-cell>
          <table:table-cell table:formula="of:=([.D7]/[.C7])/([.T7]/[.S7])" office:value-type="float" office:value="0.994412090097534">
            <text:p>0.99</text:p>
          </table:table-cell>
          <table:table-cell/>
          <table:table-cell table:formula="of:=[.N7]^[$globals.$C$25]*[$globals.$C$34]/[.T7]*[.L7]*[.Y7]" office:value-type="float" office:value="1292.32816539919">
            <text:p>1292.33</text:p>
          </table:table-cell>
          <table:table-cell table:formula="of:=[.U7]/[.I7]" office:value-type="float" office:value="6.35799492738289">
            <text:p>6.36</text:p>
          </table:table-cell>
          <table:table-cell table:formula="of:=[.N7]/[.K7]" office:value-type="float" office:value="38.1479695642973">
            <text:p>38.15</text:p>
          </table:table-cell>
          <table:table-cell table:formula="of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8]-[.V8]/2);[.V8])" office:value-type="float" office:value="3200">
            <text:p>3,200</text:p>
          </table:table-cell>
          <table:table-cell table:formula="of:=CEILING(([.T8]-[.W8]/2);[.W8])" office:value-type="float" office:value="10.39">
            <text:p>10.39</text:p>
          </table:table-cell>
          <table:table-cell table:formula="of:=[.$D8]*[$globals.$C$36]/[.$L8]" office:value-type="float" office:value="51.95">
            <text:p>51.95</text:p>
          </table:table-cell>
          <table:table-cell/>
          <table:table-cell table:formula="of:=IF([.$J8]&lt;[$globals.$C$3];&quot;Y&quot;;&quot;&quot;)" office:value-type="string" office:string-value="Y">
            <text:p>Y</text:p>
          </table:table-cell>
          <table:table-cell/>
          <table:table-cell table:formula="of:=[.I7]" office:value-type="float" office:value="6">
            <text:p>6</text:p>
          </table:table-cell>
          <table:table-cell table:formula="of:=[.J7]+[$globals.$C$42]" office:value-type="float" office:value="1.25">
            <text:p>1.25</text:p>
          </table:table-cell>
          <table:table-cell table:formula="of:=[.K7]" office:value-type="float" office:value="0.35">
            <text:p>0.35</text:p>
          </table:table-cell>
          <table:table-cell table:formula="of:=[.L7]" office:value-type="float" office:value="4">
            <text:p>4</text:p>
          </table:table-cell>
          <table:table-cell/>
          <table:table-cell table:formula="of:=[$globals.$D$31]*[$globals.$C$21]^[.J8]" office:value-type="float" office:value="21.8184656160465">
            <text:p>21.82</text:p>
          </table:table-cell>
          <table:table-cell table:formula="of:=[.Z4]/[.I8]/[.Y4]*[.S8]" office:value-type="float" office:value="427.452935199381">
            <text:p>427.45</text:p>
          </table:table-cell>
          <table:table-cell table:formula="of:=[.AA4]/[.O8]" office:value-type="float" office:value="1.87155107410094">
            <text:p>1.87</text:p>
          </table:table-cell>
          <table:table-cell table:formula="of:=([.D8]/[.C8])/([.T8]/[.S8])" office:value-type="float" office:value="1.00186735428762">
            <text:p>1</text:p>
          </table:table-cell>
          <table:table-cell/>
          <table:table-cell table:formula="of:=[.N8]^[$globals.$C$25]*[$globals.$C$34]/[.T8]*[.L8]*[.Y8]" office:value-type="float" office:value="3205.89701399535">
            <text:p>3205.9</text:p>
          </table:table-cell>
          <table:table-cell table:formula="of:=[.U8]/[.I8]" office:value-type="float" office:value="10.3897455314507">
            <text:p>10.39</text:p>
          </table:table-cell>
          <table:table-cell table:formula="of:=[.N8]/[.K8]" office:value-type="float" office:value="62.3384731887044">
            <text:p>62.34</text:p>
          </table:table-cell>
          <table:table-cell table:formula="of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9]-[.V9]/2);[.V9])" office:value-type="float" office:value="8000">
            <text:p>8,000</text:p>
          </table:table-cell>
          <table:table-cell table:formula="of:=CEILING(([.T9]-[.W9]/2);[.W9])" office:value-type="float" office:value="16.98">
            <text:p>16.98</text:p>
          </table:table-cell>
          <table:table-cell table:formula="of:=[.$D9]*[$globals.$C$36]/[.$L9]" office:value-type="float" office:value="84.9">
            <text:p>84.9</text:p>
          </table:table-cell>
          <table:table-cell/>
          <table:table-cell table:formula="of:=IF([.$J9]&lt;[$globals.$C$3];&quot;Y&quot;;&quot;&quot;)" office:value-type="string" office:string-value="Y">
            <text:p>Y</text:p>
          </table:table-cell>
          <table:table-cell/>
          <table:table-cell table:formula="of:=[.I8]" office:value-type="float" office:value="6">
            <text:p>6</text:p>
          </table:table-cell>
          <table:table-cell table:formula="of:=[.J8]+[$globals.$C$42]" office:value-type="float" office:value="1.66666666666667">
            <text:p>1.67</text:p>
          </table:table-cell>
          <table:table-cell table:formula="of:=[.K8]" office:value-type="float" office:value="0.35">
            <text:p>0.35</text:p>
          </table:table-cell>
          <table:table-cell table:formula="of:=[.L8]" office:value-type="float" office:value="4">
            <text:p>4</text:p>
          </table:table-cell>
          <table:table-cell/>
          <table:table-cell table:formula="of:=[$globals.$D$31]*[$globals.$C$21]^[.J9]" office:value-type="float" office:value="35.6540557560246">
            <text:p>35.65</text:p>
          </table:table-cell>
          <table:table-cell table:formula="of:=[.Z4]/[.I9]/[.Y4]*[.S9]" office:value-type="float" office:value="1060.38862672002">
            <text:p>1060.39</text:p>
          </table:table-cell>
          <table:table-cell table:formula="of:=[.AA4]/[.O9]" office:value-type="float" office:value="0.754440381423696">
            <text:p>0.75</text:p>
          </table:table-cell>
          <table:table-cell table:formula="of:=([.D9]/[.C9])/([.T9]/[.S9])" office:value-type="float" office:value="0.994224311840561">
            <text:p>0.99</text:p>
          </table:table-cell>
          <table:table-cell/>
          <table:table-cell table:formula="of:=[.N9]^[$globals.$C$25]*[$globals.$C$34]/[.T9]*[.L9]*[.Y9]" office:value-type="float" office:value="7952.91470040014">
            <text:p>7952.91</text:p>
          </table:table-cell>
          <table:table-cell table:formula="of:=[.U9]/[.I9]" office:value-type="float" office:value="16.9781217885831">
            <text:p>16.98</text:p>
          </table:table-cell>
          <table:table-cell table:formula="of:=[.N9]/[.K9]" office:value-type="float" office:value="101.868730731499">
            <text:p>101.87</text:p>
          </table:table-cell>
          <table:table-cell table:formula="of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10]-[.V10]/2);[.V10])" office:value-type="float" office:value="20000">
            <text:p>20,000</text:p>
          </table:table-cell>
          <table:table-cell table:formula="of:=CEILING(([.T10]-[.W10]/2);[.W10])" office:value-type="float" office:value="27.74">
            <text:p>27.74</text:p>
          </table:table-cell>
          <table:table-cell table:formula="of:=[.$D10]*[$globals.$C$36]/[.$L10]" office:value-type="float" office:value="138.7">
            <text:p>138.7</text:p>
          </table:table-cell>
          <table:table-cell/>
          <table:table-cell table:formula="of:=IF([.$J10]&lt;[$globals.$C$3];&quot;Y&quot;;&quot;&quot;)">
            <text:p/>
          </table:table-cell>
          <table:table-cell/>
          <table:table-cell table:formula="of:=[.I9]" office:value-type="float" office:value="6">
            <text:p>6</text:p>
          </table:table-cell>
          <table:table-cell table:formula="of:=[.J9]+[$globals.$C$42]" office:value-type="float" office:value="2.08333333333333">
            <text:p>2.08</text:p>
          </table:table-cell>
          <table:table-cell table:formula="of:=[.K9]" office:value-type="float" office:value="0.35">
            <text:p>0.35</text:p>
          </table:table-cell>
          <table:table-cell table:formula="of:=[.L9]" office:value-type="float" office:value="4">
            <text:p>4</text:p>
          </table:table-cell>
          <table:table-cell/>
          <table:table-cell table:formula="of:=[$globals.$D$31]*[$globals.$C$21]^[.J10]" office:value-type="float" office:value="58.2631113582428">
            <text:p>58.26</text:p>
          </table:table-cell>
          <table:table-cell table:formula="of:=[.Z4]/[.I10]/[.Y4]*[.S10]" office:value-type="float" office:value="2630.5212740034">
            <text:p>2630.52</text:p>
          </table:table-cell>
          <table:table-cell table:formula="of:=[.AA4]/[.O10]" office:value-type="float" office:value="0.30412223155393">
            <text:p>0.3</text:p>
          </table:table-cell>
          <table:table-cell table:formula="of:=([.D10]/[.C10])/([.T10]/[.S10])" office:value-type="float" office:value="0.986291214480309">
            <text:p>0.99</text:p>
          </table:table-cell>
          <table:table-cell/>
          <table:table-cell table:formula="of:=[.N10]^[$globals.$C$25]*[$globals.$C$34]/[.T10]*[.L10]*[.Y10]" office:value-type="float" office:value="19728.9095550255">
            <text:p>19728.91</text:p>
          </table:table-cell>
          <table:table-cell table:formula="of:=[.U10]/[.I10]" office:value-type="float" office:value="27.7443387420204">
            <text:p>27.74</text:p>
          </table:table-cell>
          <table:table-cell table:formula="of:=[.N10]/[.K10]" office:value-type="float" office:value="166.466032452122">
            <text:p>166.47</text:p>
          </table:table-cell>
          <table:table-cell table:formula="of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f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f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14]-[.V14]/2);[.V14])" office:value-type="float" office:value="8600">
            <text:p>8,600</text:p>
          </table:table-cell>
          <table:table-cell table:formula="of:=CEILING(([.T14]-[.W14]/2);[.W14])" office:value-type="float" office:value="1.51">
            <text:p>1.51</text:p>
          </table:table-cell>
          <table:table-cell table:formula="of:=[.$D14]*[$globals.$C$36]/[.$L14]" office:value-type="float" office:value="20.1333333333333">
            <text:p>20.13</text:p>
          </table:table-cell>
          <table:table-cell table:formula="of:=[.F13]" office:value-type="float" office:value="3">
            <text:p>3</text:p>
          </table:table-cell>
          <table:table-cell table:formula="of:=IF([.$J14]&lt;[$globals.$C$3];&quot;Y&quot;;&quot;&quot;)" office:value-type="string" office:string-value="Y">
            <text:p>Y</text:p>
          </table:table-cell>
          <table:table-cell/>
          <table:table-cell table:formula="of:=[.I13]" office:value-type="float" office:value="3">
            <text:p>3</text:p>
          </table:table-cell>
          <table:table-cell table:formula="of:=[.J5]+[$globals.$C$23]" office:value-type="float" office:value="0.85">
            <text:p>0.85</text:p>
          </table:table-cell>
          <table:table-cell table:formula="of:=[.K13]" office:value-type="float" office:value="3">
            <text:p>3</text:p>
          </table:table-cell>
          <table:table-cell table:formula="of:=[.L13]" office:value-type="float" office:value="1.5">
            <text:p>1.5</text:p>
          </table:table-cell>
          <table:table-cell/>
          <table:table-cell table:formula="of:=[$globals.$D$31]*[$globals.$C$21]^[.J14]" office:value-type="float" office:value="13.6166683917159">
            <text:p>13.62</text:p>
          </table:table-cell>
          <table:table-cell table:formula="of:=[.Z13]/[.I14]/[.Y13]*[.S14]" office:value-type="float" office:value="574.353265468219">
            <text:p>574.35</text:p>
          </table:table-cell>
          <table:table-cell table:formula="of:=[.AA13]/[.O14]" office:value-type="float" office:value="1.39287098741892">
            <text:p>1.39</text:p>
          </table:table-cell>
          <table:table-cell table:formula="of:=([.D14]/[.C14])/([.T14]/[.S14])" office:value-type="float" office:value="0.999816956531167">
            <text:p>1</text:p>
          </table:table-cell>
          <table:table-cell/>
          <table:table-cell table:formula="of:=[.N14]^[$globals.$C$25]*[$globals.$C$34]/[.T14]*[.L14]*[.Y14]" office:value-type="float" office:value="8615.29898202328">
            <text:p>8615.3</text:p>
          </table:table-cell>
          <table:table-cell table:formula="of:=[.U14]/[.I14]" office:value-type="float" office:value="1.5129631546351">
            <text:p>1.51</text:p>
          </table:table-cell>
          <table:table-cell table:formula="of:=[.N14]/[.K14]" office:value-type="float" office:value="4.53888946390531">
            <text:p>4.54</text:p>
          </table:table-cell>
          <table:table-cell table:formula="of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15]-[.V15]/2);[.V15])" office:value-type="float" office:value="21000">
            <text:p>21,000</text:p>
          </table:table-cell>
          <table:table-cell table:formula="of:=CEILING(([.T15]-[.W15]/2);[.W15])" office:value-type="float" office:value="2.47">
            <text:p>2.47</text:p>
          </table:table-cell>
          <table:table-cell table:formula="of:=[.$D15]*[$globals.$C$36]/[.$L15]" office:value-type="float" office:value="32.9333333333333">
            <text:p>32.93</text:p>
          </table:table-cell>
          <table:table-cell table:formula="of:=[.F14]" office:value-type="float" office:value="3">
            <text:p>3</text:p>
          </table:table-cell>
          <table:table-cell table:formula="of:=IF([.$J15]&lt;[$globals.$C$3];&quot;Y&quot;;&quot;&quot;)" office:value-type="string" office:string-value="Y">
            <text:p>Y</text:p>
          </table:table-cell>
          <table:table-cell/>
          <table:table-cell table:formula="of:=[.I14]" office:value-type="float" office:value="3">
            <text:p>3</text:p>
          </table:table-cell>
          <table:table-cell table:formula="of:=[.J14]+[$globals.$C$42]" office:value-type="float" office:value="1.26666666666667">
            <text:p>1.27</text:p>
          </table:table-cell>
          <table:table-cell table:formula="of:=[.K14]" office:value-type="float" office:value="3">
            <text:p>3</text:p>
          </table:table-cell>
          <table:table-cell table:formula="of:=[.L14]" office:value-type="float" office:value="1.5">
            <text:p>1.5</text:p>
          </table:table-cell>
          <table:table-cell/>
          <table:table-cell table:formula="of:=[$globals.$D$31]*[$globals.$C$21]^[.J15]" office:value-type="float" office:value="22.2513105455262">
            <text:p>22.25</text:p>
          </table:table-cell>
          <table:table-cell table:formula="of:=[.Z13]/[.I15]/[.Y13]*[.S15]" office:value-type="float" office:value="1424.80638280779">
            <text:p>1424.81</text:p>
          </table:table-cell>
          <table:table-cell table:formula="of:=[.AA13]/[.O15]" office:value-type="float" office:value="0.561479797994365">
            <text:p>0.56</text:p>
          </table:table-cell>
          <table:table-cell table:formula="of:=([.D15]/[.C15])/([.T15]/[.S15])" office:value-type="float" office:value="1.01674415423799">
            <text:p>1.02</text:p>
          </table:table-cell>
          <table:table-cell/>
          <table:table-cell table:formula="of:=[.N15]^[$globals.$C$25]*[$globals.$C$34]/[.T15]*[.L15]*[.Y15]" office:value-type="float" office:value="21372.0957421169">
            <text:p>21372.1</text:p>
          </table:table-cell>
          <table:table-cell table:formula="of:=[.U15]/[.I15]" office:value-type="float" office:value="2.4723678383918">
            <text:p>2.47</text:p>
          </table:table-cell>
          <table:table-cell table:formula="of:=[.N15]/[.K15]" office:value-type="float" office:value="7.41710351517541">
            <text:p>7.42</text:p>
          </table:table-cell>
          <table:table-cell table:formula="of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16]-[.V16]/2);[.V16])" office:value-type="float" office:value="53000">
            <text:p>53,000</text:p>
          </table:table-cell>
          <table:table-cell table:formula="of:=CEILING(([.T16]-[.W16]/2);[.W16])" office:value-type="float" office:value="4.04">
            <text:p>4.04</text:p>
          </table:table-cell>
          <table:table-cell table:formula="of:=[.$D16]*[$globals.$C$36]/[.$L16]" office:value-type="float" office:value="53.8666666666667">
            <text:p>53.87</text:p>
          </table:table-cell>
          <table:table-cell table:formula="of:=[.F15]" office:value-type="float" office:value="3">
            <text:p>3</text:p>
          </table:table-cell>
          <table:table-cell table:formula="of:=IF([.$J16]&lt;[$globals.$C$3];&quot;Y&quot;;&quot;&quot;)" office:value-type="string" office:string-value="Y">
            <text:p>Y</text:p>
          </table:table-cell>
          <table:table-cell/>
          <table:table-cell table:formula="of:=[.I15]" office:value-type="float" office:value="3">
            <text:p>3</text:p>
          </table:table-cell>
          <table:table-cell table:formula="of:=[.J15]+[$globals.$C$42]" office:value-type="float" office:value="1.68333333333333">
            <text:p>1.68</text:p>
          </table:table-cell>
          <table:table-cell table:formula="of:=[.K15]" office:value-type="float" office:value="3">
            <text:p>3</text:p>
          </table:table-cell>
          <table:table-cell table:formula="of:=[.L15]" office:value-type="float" office:value="1.5">
            <text:p>1.5</text:p>
          </table:table-cell>
          <table:table-cell/>
          <table:table-cell table:formula="of:=[$globals.$D$31]*[$globals.$C$21]^[.J16]" office:value-type="float" office:value="36.3613775962016">
            <text:p>36.36</text:p>
          </table:table-cell>
          <table:table-cell table:formula="of:=[.Z13]/[.I16]/[.Y13]*[.S16]" office:value-type="float" office:value="3534.53762787417">
            <text:p>3534.54</text:p>
          </table:table-cell>
          <table:table-cell table:formula="of:=[.AA13]/[.O16]" office:value-type="float" office:value="0.226337949747944">
            <text:p>0.23</text:p>
          </table:table-cell>
          <table:table-cell table:formula="of:=([.D16]/[.C16])/([.T16]/[.S16])" office:value-type="float" office:value="1.00030293891563">
            <text:p>1</text:p>
          </table:table-cell>
          <table:table-cell/>
          <table:table-cell table:formula="of:=[.N16]^[$globals.$C$25]*[$globals.$C$34]/[.T16]*[.L16]*[.Y16]" office:value-type="float" office:value="53018.0644181126">
            <text:p>53018.06</text:p>
          </table:table-cell>
          <table:table-cell table:formula="of:=[.U16]/[.I16]" office:value-type="float" office:value="4.04015306624463">
            <text:p>4.04</text:p>
          </table:table-cell>
          <table:table-cell table:formula="of:=[.N16]/[.K16]" office:value-type="float" office:value="12.1204591987339">
            <text:p>12.12</text:p>
          </table:table-cell>
          <table:table-cell table:formula="of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17]-[.V17]/2);[.V17])" office:value-type="float" office:value="130000">
            <text:p>130,000</text:p>
          </table:table-cell>
          <table:table-cell table:formula="of:=CEILING(([.T17]-[.W17]/2);[.W17])" office:value-type="float" office:value="6.6">
            <text:p>6.6</text:p>
          </table:table-cell>
          <table:table-cell table:formula="of:=[.$D17]*[$globals.$C$36]/[.$L17]" office:value-type="float" office:value="88">
            <text:p>88</text:p>
          </table:table-cell>
          <table:table-cell table:formula="of:=[.F16]" office:value-type="float" office:value="3">
            <text:p>3</text:p>
          </table:table-cell>
          <table:table-cell table:formula="of:=IF([.$J17]&lt;[$globals.$C$3];&quot;Y&quot;;&quot;&quot;)">
            <text:p/>
          </table:table-cell>
          <table:table-cell/>
          <table:table-cell table:formula="of:=[.I16]" office:value-type="float" office:value="3">
            <text:p>3</text:p>
          </table:table-cell>
          <table:table-cell table:formula="of:=[.J16]+[$globals.$C$42]" office:value-type="float" office:value="2.1">
            <text:p>2.1</text:p>
          </table:table-cell>
          <table:table-cell table:formula="of:=[.K16]" office:value-type="float" office:value="3">
            <text:p>3</text:p>
          </table:table-cell>
          <table:table-cell table:formula="of:=[.L16]" office:value-type="float" office:value="1.5">
            <text:p>1.5</text:p>
          </table:table-cell>
          <table:table-cell/>
          <table:table-cell table:formula="of:=[$globals.$D$31]*[$globals.$C$21]^[.J17]" office:value-type="float" office:value="59.4189622219524">
            <text:p>59.42</text:p>
          </table:table-cell>
          <table:table-cell table:formula="of:=[.Z13]/[.I17]/[.Y13]*[.S17]" office:value-type="float" office:value="8768.17818449069">
            <text:p>8768.18</text:p>
          </table:table-cell>
          <table:table-cell table:formula="of:=[.AA13]/[.O17]" office:value-type="float" office:value="0.0912390217405771">
            <text:p>0.09</text:p>
          </table:table-cell>
          <table:table-cell table:formula="of:=([.D17]/[.C17])/([.T17]/[.S17])" office:value-type="float" office:value="1.01139000209275">
            <text:p>1.01</text:p>
          </table:table-cell>
          <table:table-cell/>
          <table:table-cell table:formula="of:=[.N17]^[$globals.$C$25]*[$globals.$C$34]/[.T17]*[.L17]*[.Y17]" office:value-type="float" office:value="131522.67276736">
            <text:p>131522.67</text:p>
          </table:table-cell>
          <table:table-cell table:formula="of:=[.U17]/[.I17]" office:value-type="float" office:value="6.60210691355027">
            <text:p>6.6</text:p>
          </table:table-cell>
          <table:table-cell table:formula="of:=[.N17]/[.K17]" office:value-type="float" office:value="19.8063207406508">
            <text:p>19.81</text:p>
          </table:table-cell>
          <table:table-cell table:formula="of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18]-[.V18]/2);[.V18])" office:value-type="float" office:value="330000">
            <text:p>330,000</text:p>
          </table:table-cell>
          <table:table-cell table:formula="of:=CEILING(([.T18]-[.W18]/2);[.W18])" office:value-type="float" office:value="10.79">
            <text:p>10.79</text:p>
          </table:table-cell>
          <table:table-cell table:formula="of:=[.$D18]*[$globals.$C$36]/[.$L18]" office:value-type="float" office:value="143.866666666667">
            <text:p>143.87</text:p>
          </table:table-cell>
          <table:table-cell table:formula="of:=[.F17]" office:value-type="float" office:value="3">
            <text:p>3</text:p>
          </table:table-cell>
          <table:table-cell table:formula="of:=IF([.$J18]&lt;[$globals.$C$3];&quot;Y&quot;;&quot;&quot;)">
            <text:p/>
          </table:table-cell>
          <table:table-cell/>
          <table:table-cell table:formula="of:=[.I17]" office:value-type="float" office:value="3">
            <text:p>3</text:p>
          </table:table-cell>
          <table:table-cell table:formula="of:=[.J17]+[$globals.$C$42]" office:value-type="float" office:value="2.51666666666667">
            <text:p>2.52</text:p>
          </table:table-cell>
          <table:table-cell table:formula="of:=[.K17]" office:value-type="float" office:value="3">
            <text:p>3</text:p>
          </table:table-cell>
          <table:table-cell table:formula="of:=[.L17]" office:value-type="float" office:value="1.5">
            <text:p>1.5</text:p>
          </table:table-cell>
          <table:table-cell/>
          <table:table-cell table:formula="of:=[$globals.$D$31]*[$globals.$C$21]^[.J18]" office:value-type="float" office:value="97.0978908099076">
            <text:p>97.1</text:p>
          </table:table-cell>
          <table:table-cell table:formula="of:=[.Z13]/[.I18]/[.Y13]*[.S18]" office:value-type="float" office:value="21751.3453722144">
            <text:p>21751.35</text:p>
          </table:table-cell>
          <table:table-cell table:formula="of:=[.AA13]/[.O18]" office:value-type="float" office:value="0.0367793341657816">
            <text:p>0.04</text:p>
          </table:table-cell>
          <table:table-cell table:formula="of:=([.D18]/[.C18])/([.T18]/[.S18])" office:value-type="float" office:value="0.988820818527928">
            <text:p>0.99</text:p>
          </table:table-cell>
          <table:table-cell/>
          <table:table-cell table:formula="of:=[.N18]^[$globals.$C$25]*[$globals.$C$34]/[.T18]*[.L18]*[.Y18]" office:value-type="float" office:value="326270.180583216">
            <text:p>326270.18</text:p>
          </table:table-cell>
          <table:table-cell table:formula="of:=[.U18]/[.I18]" office:value-type="float" office:value="10.7886545344342">
            <text:p>10.79</text:p>
          </table:table-cell>
          <table:table-cell table:formula="of:=[.N18]/[.K18]" office:value-type="float" office:value="32.3659636033025">
            <text:p>32.37</text:p>
          </table:table-cell>
          <table:table-cell table:formula="of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19]-[.V19]/2);[.V19])" office:value-type="float" office:value="810000">
            <text:p>810,000</text:p>
          </table:table-cell>
          <table:table-cell table:formula="of:=CEILING(([.T19]-[.W19]/2);[.W19])" office:value-type="float" office:value="17.63">
            <text:p>17.63</text:p>
          </table:table-cell>
          <table:table-cell table:formula="of:=[.$D19]*[$globals.$C$36]/[.$L19]" office:value-type="float" office:value="235.066666666667">
            <text:p>235.07</text:p>
          </table:table-cell>
          <table:table-cell table:formula="of:=[.F18]" office:value-type="float" office:value="3">
            <text:p>3</text:p>
          </table:table-cell>
          <table:table-cell table:formula="of:=IF([.$J19]&lt;[$globals.$C$3];&quot;Y&quot;;&quot;&quot;)">
            <text:p/>
          </table:table-cell>
          <table:table-cell/>
          <table:table-cell table:formula="of:=[.I18]" office:value-type="float" office:value="3">
            <text:p>3</text:p>
          </table:table-cell>
          <table:table-cell table:formula="of:=[.J18]+[$globals.$C$42]" office:value-type="float" office:value="2.93333333333333">
            <text:p>2.93</text:p>
          </table:table-cell>
          <table:table-cell table:formula="of:=[.K18]" office:value-type="float" office:value="3">
            <text:p>3</text:p>
          </table:table-cell>
          <table:table-cell table:formula="of:=[.L18]" office:value-type="float" office:value="1.5">
            <text:p>1.5</text:p>
          </table:table-cell>
          <table:table-cell/>
          <table:table-cell table:formula="of:=[$globals.$D$31]*[$globals.$C$21]^[.J19]" office:value-type="float" office:value="158.669893366962">
            <text:p>158.67</text:p>
          </table:table-cell>
          <table:table-cell table:formula="of:=[.Z13]/[.I19]/[.Y13]*[.S19]" office:value-type="float" office:value="53958.8744145525">
            <text:p>53958.87</text:p>
          </table:table-cell>
          <table:table-cell table:formula="of:=[.AA13]/[.O19]" office:value-type="float" office:value="0.0148261061536199">
            <text:p>0.01</text:p>
          </table:table-cell>
          <table:table-cell table:formula="of:=([.D19]/[.C19])/([.T19]/[.S19])" office:value-type="float" office:value="0.999239086615783">
            <text:p>1</text:p>
          </table:table-cell>
          <table:table-cell/>
          <table:table-cell table:formula="of:=[.N19]^[$globals.$C$25]*[$globals.$C$34]/[.T19]*[.L19]*[.Y19]" office:value-type="float" office:value="809383.116218288">
            <text:p>809383.12</text:p>
          </table:table-cell>
          <table:table-cell table:formula="of:=[.U19]/[.I19]" office:value-type="float" office:value="17.6299881518847">
            <text:p>17.63</text:p>
          </table:table-cell>
          <table:table-cell table:formula="of:=[.N19]/[.K19]" office:value-type="float" office:value="52.889964455654">
            <text:p>52.89</text:p>
          </table:table-cell>
          <table:table-cell table:formula="of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23]^[$globals.$C$25]*[$globals.$C$34]*[$globals.$C$35]" office:value-type="float" office:value="15102.3624272803">
            <text:p>15,102</text:p>
          </table:table-cell>
          <table:table-cell table:style-name="ce12" table:formula="of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f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23]-[.V23]/2);[.V23])" office:value-type="float" office:value="81000">
            <text:p>81,000</text:p>
          </table:table-cell>
          <table:table-cell table:formula="of:=CEILING(([.T23]-[.W23]/2);[.W23])" office:value-type="float" office:value="1.85">
            <text:p>1.85</text:p>
          </table:table-cell>
          <table:table-cell table:formula="of:=[.$D23]*[$globals.$C$36]/[.$L23]" office:value-type="float" office:value="37">
            <text:p>37</text:p>
          </table:table-cell>
          <table:table-cell table:formula="of:=[.F22]" office:value-type="float" office:value="15">
            <text:p>15</text:p>
          </table:table-cell>
          <table:table-cell table:formula="of:=IF([.$J23]&lt;[$globals.$C$3];&quot;Y&quot;;&quot;&quot;)" office:value-type="string" office:string-value="Y">
            <text:p>Y</text:p>
          </table:table-cell>
          <table:table-cell/>
          <table:table-cell table:formula="of:=[.I22]" office:value-type="float" office:value="50">
            <text:p>50</text:p>
          </table:table-cell>
          <table:table-cell table:formula="of:=[.J14]+[$globals.$C$23]" office:value-type="float" office:value="1.7">
            <text:p>1.7</text:p>
          </table:table-cell>
          <table:table-cell table:formula="of:=[.K22]" office:value-type="float" office:value="0.4">
            <text:p>0.4</text:p>
          </table:table-cell>
          <table:table-cell table:formula="of:=[.L22]" office:value-type="float" office:value="1">
            <text:p>1</text:p>
          </table:table-cell>
          <table:table-cell/>
          <table:table-cell table:formula="of:=[$globals.$D$31]*[$globals.$C$21]^[.J23]" office:value-type="float" office:value="37.0827316179912">
            <text:p>37.08</text:p>
          </table:table-cell>
          <table:table-cell table:formula="of:=[.Z22]/[.I23]/[.Y22]*[.S23]" office:value-type="float" office:value="325.809060300253">
            <text:p>325.81</text:p>
          </table:table-cell>
          <table:table-cell table:formula="of:=[.AA22]/[.O23]" office:value-type="float" office:value="2.45542588429785">
            <text:p>2.46</text:p>
          </table:table-cell>
          <table:table-cell table:formula="of:=([.D23]/[.C23])/([.T23]/[.S23])" office:value-type="float" office:value="1.00334006142692">
            <text:p>1</text:p>
          </table:table-cell>
          <table:table-cell/>
          <table:table-cell table:formula="of:=[.N23]^[$globals.$C$25]*[$globals.$C$34]/[.T23]*[.L23]*[.Y23]" office:value-type="float" office:value="81452.2650750633">
            <text:p>81452.27</text:p>
          </table:table-cell>
          <table:table-cell table:formula="of:=[.U23]/[.I23]" office:value-type="float" office:value="1.85413658089956">
            <text:p>1.85</text:p>
          </table:table-cell>
          <table:table-cell table:formula="of:=[.N23]/[.K23]" office:value-type="float" office:value="92.706829044978">
            <text:p>92.71</text:p>
          </table:table-cell>
          <table:table-cell table:formula="of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f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24]-[.V24]/2);[.V24])" office:value-type="float" office:value="200000">
            <text:p>200,000</text:p>
          </table:table-cell>
          <table:table-cell table:formula="of:=CEILING(([.T24]-[.W24]/2);[.W24])" office:value-type="float" office:value="3.03">
            <text:p>3.03</text:p>
          </table:table-cell>
          <table:table-cell table:formula="of:=[.$D24]*[$globals.$C$36]/[.$L24]" office:value-type="float" office:value="60.6">
            <text:p>60.6</text:p>
          </table:table-cell>
          <table:table-cell table:formula="of:=[.F23]" office:value-type="float" office:value="15">
            <text:p>15</text:p>
          </table:table-cell>
          <table:table-cell table:formula="of:=IF([.$J24]&lt;[$globals.$C$3];&quot;Y&quot;;&quot;&quot;)">
            <text:p/>
          </table:table-cell>
          <table:table-cell/>
          <table:table-cell table:formula="of:=[.I23]" office:value-type="float" office:value="50">
            <text:p>50</text:p>
          </table:table-cell>
          <table:table-cell table:formula="of:=[.J23]+[$globals.$C$42]" office:value-type="float" office:value="2.11666666666667">
            <text:p>2.12</text:p>
          </table:table-cell>
          <table:table-cell table:formula="of:=[.K23]" office:value-type="float" office:value="0.4">
            <text:p>0.4</text:p>
          </table:table-cell>
          <table:table-cell table:formula="of:=[.L23]" office:value-type="float" office:value="1">
            <text:p>1</text:p>
          </table:table-cell>
          <table:table-cell/>
          <table:table-cell table:formula="of:=[$globals.$D$31]*[$globals.$C$21]^[.J24]" office:value-type="float" office:value="60.5977433959046">
            <text:p>60.6</text:p>
          </table:table-cell>
          <table:table-cell table:formula="of:=[.Z22]/[.I24]/[.Y22]*[.S24]" office:value-type="float" office:value="808.239208519127">
            <text:p>808.24</text:p>
          </table:table-cell>
          <table:table-cell table:formula="of:=[.AA22]/[.O24]" office:value-type="float" office:value="0.989805977695362">
            <text:p>0.99</text:p>
          </table:table-cell>
          <table:table-cell table:formula="of:=([.D24]/[.C24])/([.T24]/[.S24])" office:value-type="float" office:value="1.01033663325261">
            <text:p>1.01</text:p>
          </table:table-cell>
          <table:table-cell/>
          <table:table-cell table:formula="of:=[.N24]^[$globals.$C$25]*[$globals.$C$34]/[.T24]*[.L24]*[.Y24]" office:value-type="float" office:value="202059.802129782">
            <text:p>202059.8</text:p>
          </table:table-cell>
          <table:table-cell table:formula="of:=[.U24]/[.I24]" office:value-type="float" office:value="3.02988716979523">
            <text:p>3.03</text:p>
          </table:table-cell>
          <table:table-cell table:formula="of:=[.N24]/[.K24]" office:value-type="float" office:value="151.494358489761">
            <text:p>151.49</text:p>
          </table:table-cell>
          <table:table-cell table:formula="of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25]-[.V25]/2);[.V25])" office:value-type="float" office:value="500000">
            <text:p>500,000</text:p>
          </table:table-cell>
          <table:table-cell table:formula="of:=CEILING(([.T25]-[.W25]/2);[.W25])" office:value-type="float" office:value="4.95">
            <text:p>4.95</text:p>
          </table:table-cell>
          <table:table-cell table:formula="of:=[.$D25]*[$globals.$C$36]/[.$L25]" office:value-type="float" office:value="99">
            <text:p>99</text:p>
          </table:table-cell>
          <table:table-cell table:formula="of:=[.F24]" office:value-type="float" office:value="15">
            <text:p>15</text:p>
          </table:table-cell>
          <table:table-cell table:formula="of:=IF([.$J25]&lt;[$globals.$C$3];&quot;Y&quot;;&quot;&quot;)">
            <text:p/>
          </table:table-cell>
          <table:table-cell/>
          <table:table-cell table:formula="of:=[.I24]" office:value-type="float" office:value="50">
            <text:p>50</text:p>
          </table:table-cell>
          <table:table-cell table:formula="of:=[.J24]+[$globals.$C$42]" office:value-type="float" office:value="2.53333333333333">
            <text:p>2.53</text:p>
          </table:table-cell>
          <table:table-cell table:formula="of:=[.K24]" office:value-type="float" office:value="0.4">
            <text:p>0.4</text:p>
          </table:table-cell>
          <table:table-cell table:formula="of:=[.L24]" office:value-type="float" office:value="1">
            <text:p>1</text:p>
          </table:table-cell>
          <table:table-cell/>
          <table:table-cell table:formula="of:=[$globals.$D$31]*[$globals.$C$21]^[.J25]" office:value-type="float" office:value="99.0241641986894">
            <text:p>99.02</text:p>
          </table:table-cell>
          <table:table-cell table:formula="of:=[.Z22]/[.I25]/[.Y22]*[.S25]" office:value-type="float" office:value="2005.01059603933">
            <text:p>2005.01</text:p>
          </table:table-cell>
          <table:table-cell table:formula="of:=[.AA22]/[.O25]" office:value-type="float" office:value="0.3990003851253">
            <text:p>0.4</text:p>
          </table:table-cell>
          <table:table-cell table:formula="of:=([.D25]/[.C25])/([.T25]/[.S25])" office:value-type="float" office:value="1.00226066341553">
            <text:p>1</text:p>
          </table:table-cell>
          <table:table-cell/>
          <table:table-cell table:formula="of:=[.N25]^[$globals.$C$25]*[$globals.$C$34]/[.T25]*[.L25]*[.Y25]" office:value-type="float" office:value="501252.649009833">
            <text:p>501252.65</text:p>
          </table:table-cell>
          <table:table-cell table:formula="of:=[.U25]/[.I25]" office:value-type="float" office:value="4.95120820993447">
            <text:p>4.95</text:p>
          </table:table-cell>
          <table:table-cell table:formula="of:=[.N25]/[.K25]" office:value-type="float" office:value="247.560410496723">
            <text:p>247.56</text:p>
          </table:table-cell>
          <table:table-cell table:formula="of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26]-[.V26]/2);[.V26])" office:value-type="float" office:value="1200000">
            <text:p>1,200,000</text:p>
          </table:table-cell>
          <table:table-cell table:formula="of:=CEILING(([.T26]-[.W26]/2);[.W26])" office:value-type="float" office:value="8.09">
            <text:p>8.09</text:p>
          </table:table-cell>
          <table:table-cell table:formula="of:=[.$D26]*[$globals.$C$36]/[.$L26]" office:value-type="float" office:value="161.8">
            <text:p>161.8</text:p>
          </table:table-cell>
          <table:table-cell table:formula="of:=[.F25]" office:value-type="float" office:value="15">
            <text:p>15</text:p>
          </table:table-cell>
          <table:table-cell table:formula="of:=IF([.$J26]&lt;[$globals.$C$3];&quot;Y&quot;;&quot;&quot;)">
            <text:p/>
          </table:table-cell>
          <table:table-cell/>
          <table:table-cell table:formula="of:=[.I25]" office:value-type="float" office:value="50">
            <text:p>50</text:p>
          </table:table-cell>
          <table:table-cell table:formula="of:=[.J25]+[$globals.$C$42]" office:value-type="float" office:value="2.95">
            <text:p>2.95</text:p>
          </table:table-cell>
          <table:table-cell table:formula="of:=[.K25]" office:value-type="float" office:value="0.4">
            <text:p>0.4</text:p>
          </table:table-cell>
          <table:table-cell table:formula="of:=[.L25]" office:value-type="float" office:value="1">
            <text:p>1</text:p>
          </table:table-cell>
          <table:table-cell/>
          <table:table-cell table:formula="of:=[$globals.$D$31]*[$globals.$C$21]^[.J26]" office:value-type="float" office:value="161.817660951245">
            <text:p>161.82</text:p>
          </table:table-cell>
          <table:table-cell table:formula="of:=[.Z22]/[.I26]/[.Y22]*[.S26]" office:value-type="float" office:value="4973.85854071054">
            <text:p>4973.86</text:p>
          </table:table-cell>
          <table:table-cell table:formula="of:=[.AA22]/[.O26]" office:value-type="float" office:value="0.160840923289651">
            <text:p>0.16</text:p>
          </table:table-cell>
          <table:table-cell table:formula="of:=([.D26]/[.C26])/([.T26]/[.S26])" office:value-type="float" office:value="1.03610743510644">
            <text:p>1.04</text:p>
          </table:table-cell>
          <table:table-cell/>
          <table:table-cell table:formula="of:=[.N26]^[$globals.$C$25]*[$globals.$C$34]/[.T26]*[.L26]*[.Y26]" office:value-type="float" office:value="1243464.63517764">
            <text:p>1243464.64</text:p>
          </table:table-cell>
          <table:table-cell table:formula="of:=[.U26]/[.I26]" office:value-type="float" office:value="8.09088304756223">
            <text:p>8.09</text:p>
          </table:table-cell>
          <table:table-cell table:formula="of:=[.N26]/[.K26]" office:value-type="float" office:value="404.544152378111">
            <text:p>404.54</text:p>
          </table:table-cell>
          <table:table-cell table:formula="of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27]-[.V27]/2);[.V27])" office:value-type="float" office:value="3100000">
            <text:p>3,100,000</text:p>
          </table:table-cell>
          <table:table-cell table:formula="of:=CEILING(([.T27]-[.W27]/2);[.W27])" office:value-type="float" office:value="13.22">
            <text:p>13.22</text:p>
          </table:table-cell>
          <table:table-cell table:formula="of:=[.$D27]*[$globals.$C$36]/[.$L27]" office:value-type="float" office:value="264.4">
            <text:p>264.4</text:p>
          </table:table-cell>
          <table:table-cell table:formula="of:=[.F26]" office:value-type="float" office:value="15">
            <text:p>15</text:p>
          </table:table-cell>
          <table:table-cell table:formula="of:=IF([.$J27]&lt;[$globals.$C$3];&quot;Y&quot;;&quot;&quot;)">
            <text:p/>
          </table:table-cell>
          <table:table-cell/>
          <table:table-cell table:formula="of:=[.I26]" office:value-type="float" office:value="50">
            <text:p>50</text:p>
          </table:table-cell>
          <table:table-cell table:formula="of:=[.J26]+[$globals.$C$42]" office:value-type="float" office:value="3.36666666666667">
            <text:p>3.37</text:p>
          </table:table-cell>
          <table:table-cell table:formula="of:=[.K26]" office:value-type="float" office:value="0.4">
            <text:p>0.4</text:p>
          </table:table-cell>
          <table:table-cell table:formula="of:=[.L26]" office:value-type="float" office:value="1">
            <text:p>1</text:p>
          </table:table-cell>
          <table:table-cell/>
          <table:table-cell table:formula="of:=[$globals.$D$31]*[$globals.$C$21]^[.J27]" office:value-type="float" office:value="264.429956138711">
            <text:p>264.43</text:p>
          </table:table-cell>
          <table:table-cell table:formula="of:=[.Z22]/[.I27]/[.Y22]*[.S27]" office:value-type="float" office:value="12338.7222151687">
            <text:p>12338.72</text:p>
          </table:table-cell>
          <table:table-cell table:formula="of:=[.AA22]/[.O27]" office:value-type="float" office:value="0.064836535424755">
            <text:p>0.06</text:p>
          </table:table-cell>
          <table:table-cell table:formula="of:=([.D27]/[.C27])/([.T27]/[.S27])" office:value-type="float" office:value="0.994945517266467">
            <text:p>0.99</text:p>
          </table:table-cell>
          <table:table-cell/>
          <table:table-cell table:formula="of:=[.N27]^[$globals.$C$25]*[$globals.$C$34]/[.T27]*[.L27]*[.Y27]" office:value-type="float" office:value="3084680.55379219">
            <text:p>3084680.55</text:p>
          </table:table-cell>
          <table:table-cell table:formula="of:=[.U27]/[.I27]" office:value-type="float" office:value="13.2214978069355">
            <text:p>13.22</text:p>
          </table:table-cell>
          <table:table-cell table:formula="of:=[.N27]/[.K27]" office:value-type="float" office:value="661.074890346777">
            <text:p>661.07</text:p>
          </table:table-cell>
          <table:table-cell table:formula="of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28]-[.V28]/2);[.V28])" office:value-type="float" office:value="7700000">
            <text:p>7,700,000</text:p>
          </table:table-cell>
          <table:table-cell table:formula="of:=CEILING(([.T28]-[.W28]/2);[.W28])" office:value-type="float" office:value="21.61">
            <text:p>21.61</text:p>
          </table:table-cell>
          <table:table-cell table:formula="of:=[.$D28]*[$globals.$C$36]/[.$L28]" office:value-type="float" office:value="432.2">
            <text:p>432.2</text:p>
          </table:table-cell>
          <table:table-cell table:formula="of:=[.F27]" office:value-type="float" office:value="15">
            <text:p>15</text:p>
          </table:table-cell>
          <table:table-cell table:formula="of:=IF([.$J28]&lt;[$globals.$C$3];&quot;Y&quot;;&quot;&quot;)">
            <text:p/>
          </table:table-cell>
          <table:table-cell/>
          <table:table-cell table:formula="of:=[.I27]" office:value-type="float" office:value="50">
            <text:p>50</text:p>
          </table:table-cell>
          <table:table-cell table:formula="of:=[.J27]+[$globals.$C$42]" office:value-type="float" office:value="3.78333333333333">
            <text:p>3.78</text:p>
          </table:table-cell>
          <table:table-cell table:formula="of:=[.K27]" office:value-type="float" office:value="0.4">
            <text:p>0.4</text:p>
          </table:table-cell>
          <table:table-cell table:formula="of:=[.L27]" office:value-type="float" office:value="1">
            <text:p>1</text:p>
          </table:table-cell>
          <table:table-cell/>
          <table:table-cell table:formula="of:=[$globals.$D$31]*[$globals.$C$21]^[.J28]" office:value-type="float" office:value="432.11106434537">
            <text:p>432.11</text:p>
          </table:table-cell>
          <table:table-cell table:formula="of:=[.Z22]/[.I28]/[.Y22]*[.S28]" office:value-type="float" office:value="30608.8451565311">
            <text:p>30608.85</text:p>
          </table:table-cell>
          <table:table-cell table:formula="of:=[.AA22]/[.O28]" office:value-type="float" office:value="0.026136235977178">
            <text:p>0.03</text:p>
          </table:table-cell>
          <table:table-cell table:formula="of:=([.D28]/[.C28])/([.T28]/[.S28])" office:value-type="float" office:value="0.993998213204861">
            <text:p>0.99</text:p>
          </table:table-cell>
          <table:table-cell/>
          <table:table-cell table:formula="of:=[.N28]^[$globals.$C$25]*[$globals.$C$34]/[.T28]*[.L28]*[.Y28]" office:value-type="float" office:value="7652211.28913277">
            <text:p>7652211.29</text:p>
          </table:table-cell>
          <table:table-cell table:formula="of:=[.U28]/[.I28]" office:value-type="float" office:value="21.6055532172685">
            <text:p>21.61</text:p>
          </table:table-cell>
          <table:table-cell table:formula="of:=[.N28]/[.K28]" office:value-type="float" office:value="1080.27766086342">
            <text:p>1080.28</text:p>
          </table:table-cell>
          <table:table-cell table:formula="of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32]^[$globals.$C$25]*[$globals.$C$34]*[$globals.$C$35]" office:value-type="float" office:value="262471.60699656">
            <text:p>262,472</text:p>
          </table:table-cell>
          <table:table-cell table:style-name="ce12" table:formula="of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f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32]-[.V32]/2);[.V32])" office:value-type="float" office:value="500000">
            <text:p>500,000</text:p>
          </table:table-cell>
          <table:table-cell table:formula="of:=CEILING(([.T32]-[.W32]/2);[.W32])" office:value-type="float" office:value="10.52">
            <text:p>10.52</text:p>
          </table:table-cell>
          <table:table-cell table:formula="of:=[.$D32]*[$globals.$C$36]/[.$L32]" office:value-type="float" office:value="52.6">
            <text:p>52.6</text:p>
          </table:table-cell>
          <table:table-cell/>
          <table:table-cell table:formula="of:=IF([.$J32]&lt;[$globals.$C$3];&quot;Y&quot;;&quot;&quot;)">
            <text:p/>
          </table:table-cell>
          <table:table-cell/>
          <table:table-cell table:formula="of:=[.I31]" office:value-type="float" office:value="120">
            <text:p>120</text:p>
          </table:table-cell>
          <table:table-cell table:formula="of:=[.J23]+[$globals.$C$23]" office:value-type="float" office:value="2.55">
            <text:p>2.55</text:p>
          </table:table-cell>
          <table:table-cell table:formula="of:=[.K31]" office:value-type="float" office:value="0.08">
            <text:p>0.08</text:p>
          </table:table-cell>
          <table:table-cell table:formula="of:=[.L31]" office:value-type="float" office:value="4">
            <text:p>4</text:p>
          </table:table-cell>
          <table:table-cell/>
          <table:table-cell table:formula="of:=[$globals.$D$31]*[$globals.$C$21]^[.J32]" office:value-type="float" office:value="100.988651900237">
            <text:p>100.99</text:p>
          </table:table-cell>
          <table:table-cell table:formula="of:=[.Z31]/[.I32]/[.Y31]*[.S32]" office:value-type="float" office:value="1663.37331291184">
            <text:p>1663.37</text:p>
          </table:table-cell>
          <table:table-cell table:formula="of:=[.AA31]/[.O32]" office:value-type="float" office:value="0.480950363811927">
            <text:p>0.48</text:p>
          </table:table-cell>
          <table:table-cell table:formula="of:=([.D32]/[.C32])/([.T32]/[.S32])" office:value-type="float" office:value="0.998057075463534">
            <text:p>1</text:p>
          </table:table-cell>
          <table:table-cell/>
          <table:table-cell table:formula="of:=[.N32]^[$globals.$C$25]*[$globals.$C$34]/[.T32]*[.L32]*[.Y32]" office:value-type="float" office:value="499011.993873553">
            <text:p>499011.99</text:p>
          </table:table-cell>
          <table:table-cell table:formula="of:=[.U32]/[.I32]" office:value-type="float" office:value="10.519651239608">
            <text:p>10.52</text:p>
          </table:table-cell>
          <table:table-cell table:formula="of:=[.N32]/[.K32]" office:value-type="float" office:value="1262.35814875297">
            <text:p>1262.36</text:p>
          </table:table-cell>
          <table:table-cell table:formula="of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33]-[.V33]/2);[.V33])" office:value-type="float" office:value="1200000">
            <text:p>1,200,000</text:p>
          </table:table-cell>
          <table:table-cell table:formula="of:=CEILING(([.T33]-[.W33]/2);[.W33])" office:value-type="float" office:value="17.19">
            <text:p>17.19</text:p>
          </table:table-cell>
          <table:table-cell table:formula="of:=[.$D33]*[$globals.$C$36]/[.$L33]" office:value-type="float" office:value="85.95">
            <text:p>85.95</text:p>
          </table:table-cell>
          <table:table-cell/>
          <table:table-cell table:formula="of:=IF([.$J33]&lt;[$globals.$C$3];&quot;Y&quot;;&quot;&quot;)">
            <text:p/>
          </table:table-cell>
          <table:table-cell/>
          <table:table-cell table:formula="of:=[.I32]" office:value-type="float" office:value="120">
            <text:p>120</text:p>
          </table:table-cell>
          <table:table-cell table:formula="of:=[.J32]+[$globals.$C$42]" office:value-type="float" office:value="2.96666666666667">
            <text:p>2.97</text:p>
          </table:table-cell>
          <table:table-cell table:formula="of:=[.K32]" office:value-type="float" office:value="0.08">
            <text:p>0.08</text:p>
          </table:table-cell>
          <table:table-cell table:formula="of:=[.L32]" office:value-type="float" office:value="4">
            <text:p>4</text:p>
          </table:table-cell>
          <table:table-cell/>
          <table:table-cell table:formula="of:=[$globals.$D$31]*[$globals.$C$21]^[.J33]" office:value-type="float" office:value="165.027875421665">
            <text:p>165.03</text:p>
          </table:table-cell>
          <table:table-cell table:formula="of:=[.Z31]/[.I33]/[.Y31]*[.S33]" office:value-type="float" office:value="4126.35403282141">
            <text:p>4126.35</text:p>
          </table:table-cell>
          <table:table-cell table:formula="of:=[.AA31]/[.O33]" office:value-type="float" office:value="0.193875754149238">
            <text:p>0.19</text:p>
          </table:table-cell>
          <table:table-cell table:formula="of:=([.D33]/[.C33])/([.T33]/[.S33])" office:value-type="float" office:value="1.03156428296193">
            <text:p>1.03</text:p>
          </table:table-cell>
          <table:table-cell/>
          <table:table-cell table:formula="of:=[.N33]^[$globals.$C$25]*[$globals.$C$34]/[.T33]*[.L33]*[.Y33]" office:value-type="float" office:value="1237906.20984642">
            <text:p>1237906.21</text:p>
          </table:table-cell>
          <table:table-cell table:formula="of:=[.U33]/[.I33]" office:value-type="float" office:value="17.1904036897568">
            <text:p>17.19</text:p>
          </table:table-cell>
          <table:table-cell table:formula="of:=[.N33]/[.K33]" office:value-type="float" office:value="2062.84844277082">
            <text:p>2062.85</text:p>
          </table:table-cell>
          <table:table-cell table:formula="of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34]-[.V34]/2);[.V34])" office:value-type="float" office:value="3100000">
            <text:p>3,100,000</text:p>
          </table:table-cell>
          <table:table-cell table:formula="of:=CEILING(([.T34]-[.W34]/2);[.W34])" office:value-type="float" office:value="28.09">
            <text:p>28.09</text:p>
          </table:table-cell>
          <table:table-cell table:formula="of:=[.$D34]*[$globals.$C$36]/[.$L34]" office:value-type="float" office:value="140.45">
            <text:p>140.45</text:p>
          </table:table-cell>
          <table:table-cell/>
          <table:table-cell table:formula="of:=IF([.$J34]&lt;[$globals.$C$3];&quot;Y&quot;;&quot;&quot;)">
            <text:p/>
          </table:table-cell>
          <table:table-cell/>
          <table:table-cell table:formula="of:=[.I33]" office:value-type="float" office:value="120">
            <text:p>120</text:p>
          </table:table-cell>
          <table:table-cell table:formula="of:=[.J33]+[$globals.$C$42]" office:value-type="float" office:value="3.38333333333333">
            <text:p>3.38</text:p>
          </table:table-cell>
          <table:table-cell table:formula="of:=[.K33]" office:value-type="float" office:value="0.08">
            <text:p>0.08</text:p>
          </table:table-cell>
          <table:table-cell table:formula="of:=[.L33]" office:value-type="float" office:value="4">
            <text:p>4</text:p>
          </table:table-cell>
          <table:table-cell/>
          <table:table-cell table:formula="of:=[$globals.$D$31]*[$globals.$C$21]^[.J34]" office:value-type="float" office:value="269.675841332077">
            <text:p>269.68</text:p>
          </table:table-cell>
          <table:table-cell table:formula="of:=[.Z31]/[.I34]/[.Y31]*[.S34]" office:value-type="float" office:value="10236.3056278539">
            <text:p>10236.31</text:p>
          </table:table-cell>
          <table:table-cell table:formula="of:=[.AA31]/[.O34]" office:value-type="float" office:value="0.0781531959951572">
            <text:p>0.08</text:p>
          </table:table-cell>
          <table:table-cell table:formula="of:=([.D34]/[.C34])/([.T34]/[.S34])" office:value-type="float" office:value="0.990566724848185">
            <text:p>0.99</text:p>
          </table:table-cell>
          <table:table-cell/>
          <table:table-cell table:formula="of:=[.N34]^[$globals.$C$25]*[$globals.$C$34]/[.T34]*[.L34]*[.Y34]" office:value-type="float" office:value="3070891.68835618">
            <text:p>3070891.69</text:p>
          </table:table-cell>
          <table:table-cell table:formula="of:=[.U34]/[.I34]" office:value-type="float" office:value="28.0912334720913">
            <text:p>28.09</text:p>
          </table:table-cell>
          <table:table-cell table:formula="of:=[.N34]/[.K34]" office:value-type="float" office:value="3370.94801665096">
            <text:p>3370.95</text:p>
          </table:table-cell>
          <table:table-cell table:formula="of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35]-[.V35]/2);[.V35])" office:value-type="float" office:value="7600000">
            <text:p>7,600,000</text:p>
          </table:table-cell>
          <table:table-cell table:formula="of:=CEILING(([.T35]-[.W35]/2);[.W35])" office:value-type="float" office:value="45.9">
            <text:p>45.9</text:p>
          </table:table-cell>
          <table:table-cell table:formula="of:=[.$D35]*[$globals.$C$36]/[.$L35]" office:value-type="float" office:value="229.5">
            <text:p>229.5</text:p>
          </table:table-cell>
          <table:table-cell/>
          <table:table-cell table:formula="of:=IF([.$J35]&lt;[$globals.$C$3];&quot;Y&quot;;&quot;&quot;)">
            <text:p/>
          </table:table-cell>
          <table:table-cell/>
          <table:table-cell table:formula="of:=[.I34]" office:value-type="float" office:value="120">
            <text:p>120</text:p>
          </table:table-cell>
          <table:table-cell table:formula="of:=[.J34]+[$globals.$C$42]" office:value-type="float" office:value="3.8">
            <text:p>3.8</text:p>
          </table:table-cell>
          <table:table-cell table:formula="of:=[.K34]" office:value-type="float" office:value="0.08">
            <text:p>0.08</text:p>
          </table:table-cell>
          <table:table-cell table:formula="of:=[.L34]" office:value-type="float" office:value="4">
            <text:p>4</text:p>
          </table:table-cell>
          <table:table-cell/>
          <table:table-cell table:formula="of:=[$globals.$D$31]*[$globals.$C$21]^[.J35]" office:value-type="float" office:value="440.683485819244">
            <text:p>440.68</text:p>
          </table:table-cell>
          <table:table-cell table:formula="of:=[.Z31]/[.I35]/[.Y31]*[.S35]" office:value-type="float" office:value="25393.350176303">
            <text:p>25393.35</text:p>
          </table:table-cell>
          <table:table-cell table:formula="of:=[.AA31]/[.O35]" office:value-type="float" office:value="0.0315043109493507">
            <text:p>0.03</text:p>
          </table:table-cell>
          <table:table-cell table:formula="of:=([.D35]/[.C35])/([.T35]/[.S35])" office:value-type="float" office:value="1.00227017400669">
            <text:p>1</text:p>
          </table:table-cell>
          <table:table-cell/>
          <table:table-cell table:formula="of:=[.N35]^[$globals.$C$25]*[$globals.$C$34]/[.T35]*[.L35]*[.Y35]" office:value-type="float" office:value="7618005.0528909">
            <text:p>7618005.05</text:p>
          </table:table-cell>
          <table:table-cell table:formula="of:=[.U35]/[.I35]" office:value-type="float" office:value="45.9045297728379">
            <text:p>45.9</text:p>
          </table:table-cell>
          <table:table-cell table:formula="of:=[.N35]/[.K35]" office:value-type="float" office:value="5508.54357274054">
            <text:p>5508.54</text:p>
          </table:table-cell>
          <table:table-cell table:formula="of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36]-[.V36]/2);[.V36])" office:value-type="float" office:value="19000000">
            <text:p>19,000,000</text:p>
          </table:table-cell>
          <table:table-cell table:formula="of:=CEILING(([.T36]-[.W36]/2);[.W36])" office:value-type="float" office:value="75.01">
            <text:p>75.01</text:p>
          </table:table-cell>
          <table:table-cell table:formula="of:=[.$D36]*[$globals.$C$36]/[.$L36]" office:value-type="float" office:value="375.05">
            <text:p>375.05</text:p>
          </table:table-cell>
          <table:table-cell/>
          <table:table-cell table:formula="of:=IF([.$J36]&lt;[$globals.$C$3];&quot;Y&quot;;&quot;&quot;)">
            <text:p/>
          </table:table-cell>
          <table:table-cell/>
          <table:table-cell table:formula="of:=[.I35]" office:value-type="float" office:value="120">
            <text:p>120</text:p>
          </table:table-cell>
          <table:table-cell table:formula="of:=[.J35]+[$globals.$C$42]" office:value-type="float" office:value="4.21666666666667">
            <text:p>4.22</text:p>
          </table:table-cell>
          <table:table-cell table:formula="of:=[.K35]" office:value-type="float" office:value="0.08">
            <text:p>0.08</text:p>
          </table:table-cell>
          <table:table-cell table:formula="of:=[.L35]" office:value-type="float" office:value="4">
            <text:p>4</text:p>
          </table:table-cell>
          <table:table-cell/>
          <table:table-cell table:formula="of:=[$globals.$D$31]*[$globals.$C$21]^[.J36]" office:value-type="float" office:value="720.131005115363">
            <text:p>720.13</text:p>
          </table:table-cell>
          <table:table-cell table:formula="of:=[.Z31]/[.I36]/[.Y31]*[.S36]" office:value-type="float" office:value="62993.6479643326">
            <text:p>62993.65</text:p>
          </table:table-cell>
          <table:table-cell table:formula="of:=[.AA31]/[.O36]" office:value-type="float" office:value="0.0126996931572048">
            <text:p>0.01</text:p>
          </table:table-cell>
          <table:table-cell table:formula="of:=([.D36]/[.C36])/([.T36]/[.S36])" office:value-type="float" office:value="0.994588198148108">
            <text:p>0.99</text:p>
          </table:table-cell>
          <table:table-cell/>
          <table:table-cell table:formula="of:=[.N36]^[$globals.$C$25]*[$globals.$C$34]/[.T36]*[.L36]*[.Y36]" office:value-type="float" office:value="18898094.3892998">
            <text:p>18898094.39</text:p>
          </table:table-cell>
          <table:table-cell table:formula="of:=[.U36]/[.I36]" office:value-type="float" office:value="75.0136463661836">
            <text:p>75.01</text:p>
          </table:table-cell>
          <table:table-cell table:formula="of:=[.N36]/[.K36]" office:value-type="float" office:value="9001.63756394204">
            <text:p>9001.64</text:p>
          </table:table-cell>
          <table:table-cell table:formula="of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37]-[.V37]/2);[.V37])" office:value-type="float" office:value="47000000">
            <text:p>47,000,000</text:p>
          </table:table-cell>
          <table:table-cell table:formula="of:=CEILING(([.T37]-[.W37]/2);[.W37])" office:value-type="float" office:value="122.58">
            <text:p>122.58</text:p>
          </table:table-cell>
          <table:table-cell table:formula="of:=[.$D37]*[$globals.$C$36]/[.$L37]" office:value-type="float" office:value="612.9">
            <text:p>612.9</text:p>
          </table:table-cell>
          <table:table-cell/>
          <table:table-cell table:formula="of:=IF([.$J37]&lt;[$globals.$C$3];&quot;Y&quot;;&quot;&quot;)">
            <text:p/>
          </table:table-cell>
          <table:table-cell/>
          <table:table-cell table:formula="of:=[.I36]" office:value-type="float" office:value="120">
            <text:p>120</text:p>
          </table:table-cell>
          <table:table-cell table:formula="of:=[.J36]+[$globals.$C$42]" office:value-type="float" office:value="4.63333333333333">
            <text:p>4.63</text:p>
          </table:table-cell>
          <table:table-cell table:formula="of:=[.K36]" office:value-type="float" office:value="0.08">
            <text:p>0.08</text:p>
          </table:table-cell>
          <table:table-cell table:formula="of:=[.L36]" office:value-type="float" office:value="4">
            <text:p>4</text:p>
          </table:table-cell>
          <table:table-cell/>
          <table:table-cell table:formula="of:=[$globals.$D$31]*[$globals.$C$21]^[.J37]" office:value-type="float" office:value="1176.78261431647">
            <text:p>1176.78</text:p>
          </table:table-cell>
          <table:table-cell table:formula="of:=[.Z31]/[.I37]/[.Y31]*[.S37]" office:value-type="float" office:value="156269.245936575">
            <text:p>156269.25</text:p>
          </table:table-cell>
          <table:table-cell table:formula="of:=[.AA31]/[.O37]" office:value-type="float" office:value="0.00511936942682052">
            <text:p>0.01</text:p>
          </table:table-cell>
          <table:table-cell table:formula="of:=([.D37]/[.C37])/([.T37]/[.S37])" office:value-type="float" office:value="0.99745088456366">
            <text:p>1</text:p>
          </table:table-cell>
          <table:table-cell/>
          <table:table-cell table:formula="of:=[.N37]^[$globals.$C$25]*[$globals.$C$34]/[.T37]*[.L37]*[.Y37]" office:value-type="float" office:value="46880773.7809726">
            <text:p>46880773.78</text:p>
          </table:table-cell>
          <table:table-cell table:formula="of:=[.U37]/[.I37]" office:value-type="float" office:value="122.581522324632">
            <text:p>122.58</text:p>
          </table:table-cell>
          <table:table-cell table:formula="of:=[.N37]/[.K37]" office:value-type="float" office:value="14709.7826789558">
            <text:p>14709.78</text:p>
          </table:table-cell>
          <table:table-cell table:formula="of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41]^[$globals.$C$25]*[$globals.$C$34]*[$globals.$C$35]" office:value-type="float" office:value="4561627.01769853">
            <text:p>4,561,627</text:p>
          </table:table-cell>
          <table:table-cell table:style-name="ce12" table:formula="of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f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41]-[.V41]/2);[.V41])" office:value-type="float" office:value="19000000">
            <text:p>19,000,000</text:p>
          </table:table-cell>
          <table:table-cell table:formula="of:=CEILING(([.T41]-[.W41]/2);[.W41])" office:value-type="float" office:value="2.44">
            <text:p>2.44</text:p>
          </table:table-cell>
          <table:table-cell table:formula="of:=[.$D41]*[$globals.$C$36]/[.$L41]" office:value-type="float" office:value="48.8">
            <text:p>48.8</text:p>
          </table:table-cell>
          <table:table-cell table:formula="of:=[.F40]" office:value-type="float" office:value="40">
            <text:p>40</text:p>
          </table:table-cell>
          <table:table-cell table:formula="of:=IF([.$J41]&lt;[$globals.$C$3];&quot;Y&quot;;&quot;&quot;)">
            <text:p/>
          </table:table-cell>
          <table:table-cell/>
          <table:table-cell table:formula="of:=[.I40]" office:value-type="float" office:value="450">
            <text:p>450</text:p>
          </table:table-cell>
          <table:table-cell table:formula="of:=[.J32]+[$globals.$C$23]" office:value-type="float" office:value="3.4">
            <text:p>3.4</text:p>
          </table:table-cell>
          <table:table-cell table:formula="of:=[.K40]" office:value-type="float" office:value="0.25">
            <text:p>0.25</text:p>
          </table:table-cell>
          <table:table-cell table:formula="of:=[.L40]" office:value-type="float" office:value="1">
            <text:p>1</text:p>
          </table:table-cell>
          <table:table-cell/>
          <table:table-cell table:formula="of:=[$globals.$D$31]*[$globals.$C$21]^[.J41]" office:value-type="float" office:value="275.025796850393">
            <text:p>275.03</text:p>
          </table:table-cell>
          <table:table-cell table:formula="of:=[.Z40]/[.I41]/[.Y40]*[.S41]" office:value-type="float" office:value="8293.08935732297">
            <text:p>8293.09</text:p>
          </table:table-cell>
          <table:table-cell table:formula="of:=[.AA40]/[.O41]" office:value-type="float" office:value="0.0964658603724778">
            <text:p>0.1</text:p>
          </table:table-cell>
          <table:table-cell table:formula="of:=([.D41]/[.C41])/([.T41]/[.S41])" office:value-type="float" office:value="0.980198828614047">
            <text:p>0.98</text:p>
          </table:table-cell>
          <table:table-cell/>
          <table:table-cell table:formula="of:=[.N41]^[$globals.$C$25]*[$globals.$C$34]/[.T41]*[.L41]*[.Y41]" office:value-type="float" office:value="18659451.0539767">
            <text:p>18659451.05</text:p>
          </table:table-cell>
          <table:table-cell table:formula="of:=[.U41]/[.I41]" office:value-type="float" office:value="2.44467374978127">
            <text:p>2.44</text:p>
          </table:table-cell>
          <table:table-cell table:formula="of:=[.N41]/[.K41]" office:value-type="float" office:value="1100.10318740157">
            <text:p>1100.1</text:p>
          </table:table-cell>
          <table:table-cell table:formula="of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42]-[.V42]/2);[.V42])" office:value-type="float" office:value="46000000">
            <text:p>46,000,000</text:p>
          </table:table-cell>
          <table:table-cell table:formula="of:=CEILING(([.T42]-[.W42]/2);[.W42])" office:value-type="float" office:value="3.99">
            <text:p>3.99</text:p>
          </table:table-cell>
          <table:table-cell table:formula="of:=[.$D42]*[$globals.$C$36]/[.$L42]" office:value-type="float" office:value="79.8">
            <text:p>79.8</text:p>
          </table:table-cell>
          <table:table-cell table:formula="of:=[.F41]" office:value-type="float" office:value="40">
            <text:p>40</text:p>
          </table:table-cell>
          <table:table-cell table:formula="of:=IF([.$J42]&lt;[$globals.$C$3];&quot;Y&quot;;&quot;&quot;)">
            <text:p/>
          </table:table-cell>
          <table:table-cell/>
          <table:table-cell table:formula="of:=[.I41]" office:value-type="float" office:value="450">
            <text:p>450</text:p>
          </table:table-cell>
          <table:table-cell table:formula="of:=[.J41]+[$globals.$C$42]" office:value-type="float" office:value="3.81666666666667">
            <text:p>3.82</text:p>
          </table:table-cell>
          <table:table-cell table:formula="of:=[.K41]" office:value-type="float" office:value="0.25">
            <text:p>0.25</text:p>
          </table:table-cell>
          <table:table-cell table:formula="of:=[.L41]" office:value-type="float" office:value="1">
            <text:p>1</text:p>
          </table:table-cell>
          <table:table-cell/>
          <table:table-cell table:formula="of:=[$globals.$D$31]*[$globals.$C$21]^[.J42]" office:value-type="float" office:value="449.425971001245">
            <text:p>449.43</text:p>
          </table:table-cell>
          <table:table-cell table:formula="of:=[.Z40]/[.I42]/[.Y40]*[.S42]" office:value-type="float" office:value="20572.7857051123">
            <text:p>20572.79</text:p>
          </table:table-cell>
          <table:table-cell table:formula="of:=[.AA40]/[.O42]" office:value-type="float" office:value="0.0388863234890549">
            <text:p>0.04</text:p>
          </table:table-cell>
          <table:table-cell table:formula="of:=([.D42]/[.C42])/([.T42]/[.S42])" office:value-type="float" office:value="1.00504392188379">
            <text:p>1.01</text:p>
          </table:table-cell>
          <table:table-cell/>
          <table:table-cell table:formula="of:=[.N42]^[$globals.$C$25]*[$globals.$C$34]/[.T42]*[.L42]*[.Y42]" office:value-type="float" office:value="46288767.8365026">
            <text:p>46288767.84</text:p>
          </table:table-cell>
          <table:table-cell table:formula="of:=[.U42]/[.I42]" office:value-type="float" office:value="3.99489752001107">
            <text:p>3.99</text:p>
          </table:table-cell>
          <table:table-cell table:formula="of:=[.N42]/[.K42]" office:value-type="float" office:value="1797.70388400498">
            <text:p>1797.7</text:p>
          </table:table-cell>
          <table:table-cell table:formula="of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43]-[.V43]/2);[.V43])" office:value-type="float" office:value="110000000">
            <text:p>110,000,000</text:p>
          </table:table-cell>
          <table:table-cell table:formula="of:=CEILING(([.T43]-[.W43]/2);[.W43])" office:value-type="float" office:value="6.53">
            <text:p>6.53</text:p>
          </table:table-cell>
          <table:table-cell table:formula="of:=[.$D43]*[$globals.$C$36]/[.$L43]" office:value-type="float" office:value="130.6">
            <text:p>130.6</text:p>
          </table:table-cell>
          <table:table-cell table:formula="of:=[.F42]" office:value-type="float" office:value="40">
            <text:p>40</text:p>
          </table:table-cell>
          <table:table-cell table:formula="of:=IF([.$J43]&lt;[$globals.$C$3];&quot;Y&quot;;&quot;&quot;)">
            <text:p/>
          </table:table-cell>
          <table:table-cell/>
          <table:table-cell table:formula="of:=[.I42]" office:value-type="float" office:value="450">
            <text:p>450</text:p>
          </table:table-cell>
          <table:table-cell table:formula="of:=[.J42]+[$globals.$C$42]" office:value-type="float" office:value="4.23333333333333">
            <text:p>4.23</text:p>
          </table:table-cell>
          <table:table-cell table:formula="of:=[.K42]" office:value-type="float" office:value="0.25">
            <text:p>0.25</text:p>
          </table:table-cell>
          <table:table-cell table:formula="of:=[.L42]" office:value-type="float" office:value="1">
            <text:p>1</text:p>
          </table:table-cell>
          <table:table-cell/>
          <table:table-cell table:formula="of:=[$globals.$D$31]*[$globals.$C$21]^[.J43]" office:value-type="float" office:value="734.417300935179">
            <text:p>734.42</text:p>
          </table:table-cell>
          <table:table-cell table:formula="of:=[.Z40]/[.I43]/[.Y40]*[.S43]" office:value-type="float" office:value="51035.2045459082">
            <text:p>51035.2</text:p>
          </table:table-cell>
          <table:table-cell table:formula="of:=[.AA40]/[.O43]" office:value-type="float" office:value="0.0156754539757035">
            <text:p>0.02</text:p>
          </table:table-cell>
          <table:table-cell table:formula="of:=([.D43]/[.C43])/([.T43]/[.S43])" office:value-type="float" office:value="1.04419713494499">
            <text:p>1.04</text:p>
          </table:table-cell>
          <table:table-cell/>
          <table:table-cell table:formula="of:=[.N43]^[$globals.$C$25]*[$globals.$C$34]/[.T43]*[.L43]*[.Y43]" office:value-type="float" office:value="114829210.228293">
            <text:p>114829210.23</text:p>
          </table:table-cell>
          <table:table-cell table:formula="of:=[.U43]/[.I43]" office:value-type="float" office:value="6.52815378609048">
            <text:p>6.53</text:p>
          </table:table-cell>
          <table:table-cell table:formula="of:=[.N43]/[.K43]" office:value-type="float" office:value="2937.66920374071">
            <text:p>2937.67</text:p>
          </table:table-cell>
          <table:table-cell table:formula="of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44]-[.V44]/2);[.V44])" office:value-type="float" office:value="280000000">
            <text:p>280,000,000</text:p>
          </table:table-cell>
          <table:table-cell table:formula="of:=CEILING(([.T44]-[.W44]/2);[.W44])" office:value-type="float" office:value="10.67">
            <text:p>10.67</text:p>
          </table:table-cell>
          <table:table-cell table:formula="of:=[.$D44]*[$globals.$C$36]/[.$L44]" office:value-type="float" office:value="213.4">
            <text:p>213.4</text:p>
          </table:table-cell>
          <table:table-cell table:formula="of:=[.F43]" office:value-type="float" office:value="40">
            <text:p>40</text:p>
          </table:table-cell>
          <table:table-cell table:formula="of:=IF([.$J44]&lt;[$globals.$C$3];&quot;Y&quot;;&quot;&quot;)">
            <text:p/>
          </table:table-cell>
          <table:table-cell/>
          <table:table-cell table:formula="of:=[.I43]" office:value-type="float" office:value="450">
            <text:p>450</text:p>
          </table:table-cell>
          <table:table-cell table:formula="of:=[.J43]+[$globals.$C$42]" office:value-type="float" office:value="4.65">
            <text:p>4.65</text:p>
          </table:table-cell>
          <table:table-cell table:formula="of:=[.K43]" office:value-type="float" office:value="0.25">
            <text:p>0.25</text:p>
          </table:table-cell>
          <table:table-cell table:formula="of:=[.L43]" office:value-type="float" office:value="1">
            <text:p>1</text:p>
          </table:table-cell>
          <table:table-cell/>
          <table:table-cell table:formula="of:=[$globals.$D$31]*[$globals.$C$21]^[.J44]" office:value-type="float" office:value="1200.12817842122">
            <text:p>1200.13</text:p>
          </table:table-cell>
          <table:table-cell table:formula="of:=[.Z40]/[.I44]/[.Y40]*[.S44]" office:value-type="float" office:value="126603.763844945">
            <text:p>126603.76</text:p>
          </table:table-cell>
          <table:table-cell table:formula="of:=[.AA40]/[.O44]" office:value-type="float" office:value="0.00631892746079637">
            <text:p>0.01</text:p>
          </table:table-cell>
          <table:table-cell table:formula="of:=([.D44]/[.C44])/([.T44]/[.S44])" office:value-type="float" office:value="1.01756090502682">
            <text:p>1.02</text:p>
          </table:table-cell>
          <table:table-cell/>
          <table:table-cell table:formula="of:=[.N44]^[$globals.$C$25]*[$globals.$C$34]/[.T44]*[.L44]*[.Y44]" office:value-type="float" office:value="284858468.651126">
            <text:p>284858468.65</text:p>
          </table:table-cell>
          <table:table-cell table:formula="of:=[.U44]/[.I44]" office:value-type="float" office:value="10.6678060304108">
            <text:p>10.67</text:p>
          </table:table-cell>
          <table:table-cell table:formula="of:=[.N44]/[.K44]" office:value-type="float" office:value="4800.51271368488">
            <text:p>4800.51</text:p>
          </table:table-cell>
          <table:table-cell table:formula="of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45]-[.V45]/2);[.V45])" office:value-type="float" office:value="710000000">
            <text:p>710,000,000</text:p>
          </table:table-cell>
          <table:table-cell table:formula="of:=CEILING(([.T45]-[.W45]/2);[.W45])" office:value-type="float" office:value="17.43">
            <text:p>17.43</text:p>
          </table:table-cell>
          <table:table-cell table:formula="of:=[.$D45]*[$globals.$C$36]/[.$L45]" office:value-type="float" office:value="348.6">
            <text:p>348.6</text:p>
          </table:table-cell>
          <table:table-cell table:formula="of:=[.F44]" office:value-type="float" office:value="40">
            <text:p>40</text:p>
          </table:table-cell>
          <table:table-cell table:formula="of:=IF([.$J45]&lt;[$globals.$C$3];&quot;Y&quot;;&quot;&quot;)">
            <text:p/>
          </table:table-cell>
          <table:table-cell/>
          <table:table-cell table:formula="of:=[.I44]" office:value-type="float" office:value="450">
            <text:p>450</text:p>
          </table:table-cell>
          <table:table-cell table:formula="of:=[.J44]+[$globals.$C$42]" office:value-type="float" office:value="5.06666666666667">
            <text:p>5.07</text:p>
          </table:table-cell>
          <table:table-cell table:formula="of:=[.K44]" office:value-type="float" office:value="0.25">
            <text:p>0.25</text:p>
          </table:table-cell>
          <table:table-cell table:formula="of:=[.L44]" office:value-type="float" office:value="1">
            <text:p>1</text:p>
          </table:table-cell>
          <table:table-cell/>
          <table:table-cell table:formula="of:=[$globals.$D$31]*[$globals.$C$21]^[.J45]" office:value-type="float" office:value="1961.1570190498">
            <text:p>1961.16</text:p>
          </table:table-cell>
          <table:table-cell table:formula="of:=[.Z40]/[.I45]/[.Y40]*[.S45]" office:value-type="float" office:value="314067.772674218">
            <text:p>314067.77</text:p>
          </table:table-cell>
          <table:table-cell table:formula="of:=[.AA40]/[.O45]" office:value-type="float" office:value="0.0025472209172822">
            <text:p>0</text:p>
          </table:table-cell>
          <table:table-cell table:formula="of:=([.D45]/[.C45])/([.T45]/[.S45])" office:value-type="float" office:value="0.995142070713044">
            <text:p>1</text:p>
          </table:table-cell>
          <table:table-cell/>
          <table:table-cell table:formula="of:=[.N45]^[$globals.$C$25]*[$globals.$C$34]/[.T45]*[.L45]*[.Y45]" office:value-type="float" office:value="706652488.516992">
            <text:p>706652488.52</text:p>
          </table:table-cell>
          <table:table-cell table:formula="of:=[.U45]/[.I45]" office:value-type="float" office:value="17.4325068359982">
            <text:p>17.43</text:p>
          </table:table-cell>
          <table:table-cell table:formula="of:=[.N45]/[.K45]" office:value-type="float" office:value="7844.62807619921">
            <text:p>7844.63</text:p>
          </table:table-cell>
          <table:table-cell table:formula="of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46]-[.V46]/2);[.V46])" office:value-type="float" office:value="1800000000">
            <text:p>1,800,000,000</text:p>
          </table:table-cell>
          <table:table-cell table:formula="of:=CEILING(([.T46]-[.W46]/2);[.W46])" office:value-type="float" office:value="28.49">
            <text:p>28.49</text:p>
          </table:table-cell>
          <table:table-cell table:formula="of:=[.$D46]*[$globals.$C$36]/[.$L46]" office:value-type="float" office:value="569.8">
            <text:p>569.8</text:p>
          </table:table-cell>
          <table:table-cell table:formula="of:=[.F45]" office:value-type="float" office:value="40">
            <text:p>40</text:p>
          </table:table-cell>
          <table:table-cell table:formula="of:=IF([.$J46]&lt;[$globals.$C$3];&quot;Y&quot;;&quot;&quot;)">
            <text:p/>
          </table:table-cell>
          <table:table-cell/>
          <table:table-cell table:formula="of:=[.I45]" office:value-type="float" office:value="450">
            <text:p>450</text:p>
          </table:table-cell>
          <table:table-cell table:formula="of:=[.J45]+[$globals.$C$42]" office:value-type="float" office:value="5.48333333333333">
            <text:p>5.48</text:p>
          </table:table-cell>
          <table:table-cell table:formula="of:=[.K45]" office:value-type="float" office:value="0.25">
            <text:p>0.25</text:p>
          </table:table-cell>
          <table:table-cell table:formula="of:=[.L45]" office:value-type="float" office:value="1">
            <text:p>1</text:p>
          </table:table-cell>
          <table:table-cell/>
          <table:table-cell table:formula="of:=[$globals.$D$31]*[$globals.$C$21]^[.J46]" office:value-type="float" office:value="3204.77172565678">
            <text:p>3204.77</text:p>
          </table:table-cell>
          <table:table-cell table:formula="of:=[.Z40]/[.I46]/[.Y40]*[.S46]" office:value-type="float" office:value="779112.427916046">
            <text:p>779112.43</text:p>
          </table:table-cell>
          <table:table-cell table:formula="of:=[.AA40]/[.O46]" office:value-type="float" office:value="0.00102680944538367">
            <text:p>0</text:p>
          </table:table-cell>
          <table:table-cell table:formula="of:=([.D46]/[.C46])/([.T46]/[.S46])" office:value-type="float" office:value="0.973997890603523">
            <text:p>0.97</text:p>
          </table:table-cell>
          <table:table-cell/>
          <table:table-cell table:formula="of:=[.N46]^[$globals.$C$25]*[$globals.$C$34]/[.T46]*[.L46]*[.Y46]" office:value-type="float" office:value="1753002962.8111">
            <text:p>1753002962.81</text:p>
          </table:table-cell>
          <table:table-cell table:formula="of:=[.U46]/[.I46]" office:value-type="float" office:value="28.4868597836158">
            <text:p>28.49</text:p>
          </table:table-cell>
          <table:table-cell table:formula="of:=[.N46]/[.K46]" office:value-type="float" office:value="12819.0869026271">
            <text:p>12819.09</text:p>
          </table:table-cell>
          <table:table-cell table:formula="of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rrosion Mi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50]^[$globals.$C$25]*[$globals.$C$34]*[$globals.$C$35]" office:value-type="float" office:value="79278826.7146544">
            <text:p>79,278,827</text:p>
          </table:table-cell>
          <table:table-cell table:style-name="ce12" table:formula="of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f:=[.G50]">
            <text:p/>
          </table:table-cell>
          <table:table-cell/>
          <table:table-cell table:style-name="ce13" office:value-type="float" office:value="600">
            <text:p>600</text:p>
          </table:table-cell>
          <table:table-cell/>
          <table:table-cell table:style-name="ce13" office:value-type="float" office:value="0.05">
            <text:p>0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50]-[.V50]/2);[.V50])" office:value-type="float" office:value="320000000">
            <text:p>320,000,000</text:p>
          </table:table-cell>
          <table:table-cell table:formula="of:=CEILING(([.T50]-[.W50]/2);[.W50])" office:value-type="float" office:value="24.97">
            <text:p>24.97</text:p>
          </table:table-cell>
          <table:table-cell table:formula="of:=[.$D50]*[$globals.$C$36]/[.$L50]" office:value-type="float" office:value="499.4">
            <text:p>499.4</text:p>
          </table:table-cell>
          <table:table-cell table:formula="of:=[.F49]" office:value-type="float" office:value="20">
            <text:p>20</text:p>
          </table:table-cell>
          <table:table-cell table:formula="of:=IF([.$J50]&lt;[$globals.$C$3];&quot;Y&quot;;&quot;&quot;)">
            <text:p/>
          </table:table-cell>
          <table:table-cell/>
          <table:table-cell table:formula="of:=[.I49]" office:value-type="float" office:value="600">
            <text:p>600</text:p>
          </table:table-cell>
          <table:table-cell table:formula="of:=[.J41]+[$globals.$C$23]" office:value-type="float" office:value="4.25">
            <text:p>4.25</text:p>
          </table:table-cell>
          <table:table-cell table:formula="of:=[.K49]" office:value-type="float" office:value="0.05">
            <text:p>0.05</text:p>
          </table:table-cell>
          <table:table-cell table:formula="of:=[.L49]" office:value-type="float" office:value="1">
            <text:p>1</text:p>
          </table:table-cell>
          <table:table-cell/>
          <table:table-cell table:formula="of:=[$globals.$D$31]*[$globals.$C$21]^[.J50]" office:value-type="float" office:value="748.987014975847">
            <text:p>748.99</text:p>
          </table:table-cell>
          <table:table-cell table:formula="of:=[.Z49]/[.I50]/[.Y49]*[.S50]" office:value-type="float" office:value="10584.8065626626">
            <text:p>10584.81</text:p>
          </table:table-cell>
          <table:table-cell table:formula="of:=[.AA49]/[.O50]" office:value-type="float" office:value="0.0755800302314413">
            <text:p>0.08</text:p>
          </table:table-cell>
          <table:table-cell table:formula="of:=([.D50]/[.C50])/([.T50]/[.S50])" office:value-type="float" office:value="0.992475308009795">
            <text:p>0.99</text:p>
          </table:table-cell>
          <table:table-cell/>
          <table:table-cell table:formula="of:=[.N50]^[$globals.$C$25]*[$globals.$C$34]/[.T50]*[.L50]*[.Y50]" office:value-type="float" office:value="317544196.879879">
            <text:p>317544196.88</text:p>
          </table:table-cell>
          <table:table-cell table:formula="of:=[.U50]/[.I50]" office:value-type="float" office:value="24.9662338325282">
            <text:p>24.97</text:p>
          </table:table-cell>
          <table:table-cell table:formula="of:=[.N50]/[.K50]" office:value-type="float" office:value="14979.7402995169">
            <text:p>14979.74</text:p>
          </table:table-cell>
          <table:table-cell table:formula="of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49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51]-[.V51]/2);[.V51])" office:value-type="float" office:value="790000000">
            <text:p>790,000,000</text:p>
          </table:table-cell>
          <table:table-cell table:formula="of:=CEILING(([.T51]-[.W51]/2);[.W51])" office:value-type="float" office:value="40.8">
            <text:p>40.8</text:p>
          </table:table-cell>
          <table:table-cell table:formula="of:=[.$D51]*[$globals.$C$36]/[.$L51]" office:value-type="float" office:value="816">
            <text:p>816</text:p>
          </table:table-cell>
          <table:table-cell table:formula="of:=[.F50]" office:value-type="float" office:value="20">
            <text:p>20</text:p>
          </table:table-cell>
          <table:table-cell table:formula="of:=IF([.$J51]&lt;[$globals.$C$3];&quot;Y&quot;;&quot;&quot;)">
            <text:p/>
          </table:table-cell>
          <table:table-cell/>
          <table:table-cell table:formula="of:=[.I50]" office:value-type="float" office:value="600">
            <text:p>600</text:p>
          </table:table-cell>
          <table:table-cell table:formula="of:=[.J50]+[$globals.$C$42]" office:value-type="float" office:value="4.66666666666667">
            <text:p>4.67</text:p>
          </table:table-cell>
          <table:table-cell table:formula="of:=[.K50]" office:value-type="float" office:value="0.05">
            <text:p>0.05</text:p>
          </table:table-cell>
          <table:table-cell table:formula="of:=[.L50]" office:value-type="float" office:value="1">
            <text:p>1</text:p>
          </table:table-cell>
          <table:table-cell/>
          <table:table-cell table:formula="of:=[$globals.$D$31]*[$globals.$C$21]^[.J51]" office:value-type="float" office:value="1223.93688274978">
            <text:p>1223.94</text:p>
          </table:table-cell>
          <table:table-cell table:formula="of:=[.Z49]/[.I51]/[.Y49]*[.S51]" office:value-type="float" office:value="26257.8814433536">
            <text:p>26257.88</text:p>
          </table:table-cell>
          <table:table-cell table:formula="of:=[.AA49]/[.O51]" office:value-type="float" office:value="0.0304670428848514">
            <text:p>0.03</text:p>
          </table:table-cell>
          <table:table-cell table:formula="of:=([.D51]/[.C51])/([.T51]/[.S51])" office:value-type="float" office:value="0.997186159636535">
            <text:p>1</text:p>
          </table:table-cell>
          <table:table-cell/>
          <table:table-cell table:formula="of:=[.N51]^[$globals.$C$25]*[$globals.$C$34]/[.T51]*[.L51]*[.Y51]" office:value-type="float" office:value="787736443.300609">
            <text:p>787736443.3</text:p>
          </table:table-cell>
          <table:table-cell table:formula="of:=[.U51]/[.I51]" office:value-type="float" office:value="40.7978960916594">
            <text:p>40.8</text:p>
          </table:table-cell>
          <table:table-cell table:formula="of:=[.N51]/[.K51]" office:value-type="float" office:value="24478.7376549956">
            <text:p>24478.74</text:p>
          </table:table-cell>
          <table:table-cell table:formula="of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f:=[.Y50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52]-[.V52]/2);[.V52])" office:value-type="float" office:value="2000000000">
            <text:p>2,000,000,000</text:p>
          </table:table-cell>
          <table:table-cell table:formula="of:=CEILING(([.T52]-[.W52]/2);[.W52])" office:value-type="float" office:value="66.67">
            <text:p>66.67</text:p>
          </table:table-cell>
          <table:table-cell table:formula="of:=[.$D52]*[$globals.$C$36]/[.$L52]" office:value-type="float" office:value="1333.4">
            <text:p>1333.4</text:p>
          </table:table-cell>
          <table:table-cell table:formula="of:=[.F51]" office:value-type="float" office:value="20">
            <text:p>20</text:p>
          </table:table-cell>
          <table:table-cell table:formula="of:=IF([.$J52]&lt;[$globals.$C$3];&quot;Y&quot;;&quot;&quot;)">
            <text:p/>
          </table:table-cell>
          <table:table-cell/>
          <table:table-cell table:formula="of:=[.I51]" office:value-type="float" office:value="600">
            <text:p>600</text:p>
          </table:table-cell>
          <table:table-cell table:formula="of:=[.J51]+[$globals.$C$42]" office:value-type="float" office:value="5.08333333333333">
            <text:p>5.08</text:p>
          </table:table-cell>
          <table:table-cell table:formula="of:=[.K51]" office:value-type="float" office:value="0.05">
            <text:p>0.05</text:p>
          </table:table-cell>
          <table:table-cell table:formula="of:=[.L51]" office:value-type="float" office:value="1">
            <text:p>1</text:p>
          </table:table-cell>
          <table:table-cell/>
          <table:table-cell table:formula="of:=[$globals.$D$31]*[$globals.$C$21]^[.J52]" office:value-type="float" office:value="2000.06336959468">
            <text:p>2000.06</text:p>
          </table:table-cell>
          <table:table-cell table:formula="of:=[.Z49]/[.I52]/[.Y49]*[.S52]" office:value-type="float" office:value="65138.3030772909">
            <text:p>65138.3</text:p>
          </table:table-cell>
          <table:table-cell table:formula="of:=[.AA49]/[.O52]" office:value-type="float" office:value="0.0122815603447751">
            <text:p>0.01</text:p>
          </table:table-cell>
          <table:table-cell table:formula="of:=([.D52]/[.C52])/([.T52]/[.S52])" office:value-type="float" office:value="0.977092440910699">
            <text:p>0.98</text:p>
          </table:table-cell>
          <table:table-cell/>
          <table:table-cell table:formula="of:=[.N52]^[$globals.$C$25]*[$globals.$C$34]/[.T52]*[.L52]*[.Y52]" office:value-type="float" office:value="1954149092.31873">
            <text:p>1954149092.32</text:p>
          </table:table-cell>
          <table:table-cell table:formula="of:=[.U52]/[.I52]" office:value-type="float" office:value="66.6687789864893">
            <text:p>66.67</text:p>
          </table:table-cell>
          <table:table-cell table:formula="of:=[.N52]/[.K52]" office:value-type="float" office:value="40001.2673918936">
            <text:p>40001.27</text:p>
          </table:table-cell>
          <table:table-cell table:formula="of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51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53]-[.V53]/2);[.V53])" office:value-type="float" office:value="4800000000">
            <text:p>4,800,000,000</text:p>
          </table:table-cell>
          <table:table-cell table:formula="of:=CEILING(([.T53]-[.W53]/2);[.W53])" office:value-type="float" office:value="108.94">
            <text:p>108.94</text:p>
          </table:table-cell>
          <table:table-cell table:formula="of:=[.$D53]*[$globals.$C$36]/[.$L53]" office:value-type="float" office:value="2178.8">
            <text:p>2178.8</text:p>
          </table:table-cell>
          <table:table-cell table:formula="of:=[.F52]" office:value-type="float" office:value="20">
            <text:p>20</text:p>
          </table:table-cell>
          <table:table-cell table:formula="of:=IF([.$J53]&lt;[$globals.$C$3];&quot;Y&quot;;&quot;&quot;)">
            <text:p/>
          </table:table-cell>
          <table:table-cell/>
          <table:table-cell table:formula="of:=[.I52]" office:value-type="float" office:value="600">
            <text:p>600</text:p>
          </table:table-cell>
          <table:table-cell table:formula="of:=[.J52]+[$globals.$C$42]" office:value-type="float" office:value="5.5">
            <text:p>5.5</text:p>
          </table:table-cell>
          <table:table-cell table:formula="of:=[.K52]" office:value-type="float" office:value="0.05">
            <text:p>0.05</text:p>
          </table:table-cell>
          <table:table-cell table:formula="of:=[.L52]" office:value-type="float" office:value="1">
            <text:p>1</text:p>
          </table:table-cell>
          <table:table-cell/>
          <table:table-cell table:formula="of:=[$globals.$D$31]*[$globals.$C$21]^[.J53]" office:value-type="float" office:value="3268.34948662317">
            <text:p>3268.35</text:p>
          </table:table-cell>
          <table:table-cell table:formula="of:=[.Z49]/[.I53]/[.Y49]*[.S53]" office:value-type="float" office:value="161589.522633136">
            <text:p>161589.52</text:p>
          </table:table-cell>
          <table:table-cell table:formula="of:=[.AA49]/[.O53]" office:value-type="float" office:value="0.00495081603660823">
            <text:p>0</text:p>
          </table:table-cell>
          <table:table-cell table:formula="of:=([.D53]/[.C53])/([.T53]/[.S53])" office:value-type="float" office:value="1.0098883244262">
            <text:p>1.01</text:p>
          </table:table-cell>
          <table:table-cell/>
          <table:table-cell table:formula="of:=[.N53]^[$globals.$C$25]*[$globals.$C$34]/[.T53]*[.L53]*[.Y53]" office:value-type="float" office:value="4847685678.99409">
            <text:p>4847685678.99</text:p>
          </table:table-cell>
          <table:table-cell table:formula="of:=[.U53]/[.I53]" office:value-type="float" office:value="108.944982887439">
            <text:p>108.94</text:p>
          </table:table-cell>
          <table:table-cell table:formula="of:=[.N53]/[.K53]" office:value-type="float" office:value="65366.9897324635">
            <text:p>65366.99</text:p>
          </table:table-cell>
          <table:table-cell table:formula="of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Y52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54]-[.V54]/2);[.V54])" office:value-type="float" office:value="12000000000">
            <text:p>12,000,000,000</text:p>
          </table:table-cell>
          <table:table-cell table:formula="of:=CEILING(([.T54]-[.W54]/2);[.W54])" office:value-type="float" office:value="178.03">
            <text:p>178.03</text:p>
          </table:table-cell>
          <table:table-cell table:formula="of:=[.$D54]*[$globals.$C$36]/[.$L54]" office:value-type="float" office:value="3560.6">
            <text:p>3560.6</text:p>
          </table:table-cell>
          <table:table-cell table:formula="of:=[.F53]" office:value-type="float" office:value="20">
            <text:p>20</text:p>
          </table:table-cell>
          <table:table-cell table:formula="of:=IF([.$J54]&lt;[$globals.$C$3];&quot;Y&quot;;&quot;&quot;)">
            <text:p/>
          </table:table-cell>
          <table:table-cell/>
          <table:table-cell table:formula="of:=[.I53]" office:value-type="float" office:value="600">
            <text:p>600</text:p>
          </table:table-cell>
          <table:table-cell table:formula="of:=[.J53]+[$globals.$C$42]" office:value-type="float" office:value="5.91666666666667">
            <text:p>5.92</text:p>
          </table:table-cell>
          <table:table-cell table:formula="of:=[.K53]" office:value-type="float" office:value="0.05">
            <text:p>0.05</text:p>
          </table:table-cell>
          <table:table-cell table:formula="of:=[.L53]" office:value-type="float" office:value="1">
            <text:p>1</text:p>
          </table:table-cell>
          <table:table-cell/>
          <table:table-cell table:formula="of:=[$globals.$D$31]*[$globals.$C$21]^[.J54]" office:value-type="float" office:value="5340.88495849746">
            <text:p>5340.88</text:p>
          </table:table-cell>
          <table:table-cell table:formula="of:=[.Z49]/[.I54]/[.Y49]*[.S54]" office:value-type="float" office:value="400857.446252817">
            <text:p>400857.45</text:p>
          </table:table-cell>
          <table:table-cell table:formula="of:=[.AA49]/[.O54]" office:value-type="float" office:value="0.0019957219392538">
            <text:p>0</text:p>
          </table:table-cell>
          <table:table-cell table:formula="of:=([.D54]/[.C54])/([.T54]/[.S54])" office:value-type="float" office:value="1.00214643796315">
            <text:p>1</text:p>
          </table:table-cell>
          <table:table-cell/>
          <table:table-cell table:formula="of:=[.N54]^[$globals.$C$25]*[$globals.$C$34]/[.T54]*[.L54]*[.Y54]" office:value-type="float" office:value="12025723387.5845">
            <text:p>12025723387.58</text:p>
          </table:table-cell>
          <table:table-cell table:formula="of:=[.U54]/[.I54]" office:value-type="float" office:value="178.029498616582">
            <text:p>178.03</text:p>
          </table:table-cell>
          <table:table-cell table:formula="of:=[.N54]/[.K54]" office:value-type="float" office:value="106817.699169949">
            <text:p>106817.7</text:p>
          </table:table-cell>
          <table:table-cell table:formula="of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53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55]-[.V55]/2);[.V55])" office:value-type="float" office:value="30000000000">
            <text:p>30,000,000,000</text:p>
          </table:table-cell>
          <table:table-cell table:formula="of:=CEILING(([.T55]-[.W55]/2);[.W55])" office:value-type="float" office:value="290.92">
            <text:p>290.92</text:p>
          </table:table-cell>
          <table:table-cell table:formula="of:=[.$D55]*[$globals.$C$36]/[.$L55]" office:value-type="float" office:value="5818.4">
            <text:p>5818.4</text:p>
          </table:table-cell>
          <table:table-cell table:formula="of:=[.F54]" office:value-type="float" office:value="20">
            <text:p>20</text:p>
          </table:table-cell>
          <table:table-cell table:formula="of:=IF([.$J55]&lt;[$globals.$C$3];&quot;Y&quot;;&quot;&quot;)">
            <text:p/>
          </table:table-cell>
          <table:table-cell/>
          <table:table-cell table:formula="of:=[.I54]" office:value-type="float" office:value="600">
            <text:p>600</text:p>
          </table:table-cell>
          <table:table-cell table:formula="of:=[.J54]+[$globals.$C$42]" office:value-type="float" office:value="6.33333333333334">
            <text:p>6.33</text:p>
          </table:table-cell>
          <table:table-cell table:formula="of:=[.K54]" office:value-type="float" office:value="0.05">
            <text:p>0.05</text:p>
          </table:table-cell>
          <table:table-cell table:formula="of:=[.L54]" office:value-type="float" office:value="1">
            <text:p>1</text:p>
          </table:table-cell>
          <table:table-cell/>
          <table:table-cell table:formula="of:=[$globals.$D$31]*[$globals.$C$21]^[.J55]" office:value-type="float" office:value="8727.66277188314">
            <text:p>8727.66</text:p>
          </table:table-cell>
          <table:table-cell table:formula="of:=[.Z49]/[.I55]/[.Y49]*[.S55]" office:value-type="float" office:value="994412.815867675">
            <text:p>994412.82</text:p>
          </table:table-cell>
          <table:table-cell table:formula="of:=[.AA49]/[.O55]" office:value-type="float" office:value="0.000804494860921477">
            <text:p>0</text:p>
          </table:table-cell>
          <table:table-cell table:formula="of:=([.D55]/[.C55])/([.T55]/[.S55])" office:value-type="float" office:value="0.994405663762157">
            <text:p>0.99</text:p>
          </table:table-cell>
          <table:table-cell/>
          <table:table-cell table:formula="of:=[.N55]^[$globals.$C$25]*[$globals.$C$34]/[.T55]*[.L55]*[.Y55]" office:value-type="float" office:value="29832384476.0302">
            <text:p>29832384476.03</text:p>
          </table:table-cell>
          <table:table-cell table:formula="of:=[.U55]/[.I55]" office:value-type="float" office:value="290.922092396105">
            <text:p>290.92</text:p>
          </table:table-cell>
          <table:table-cell table:formula="of:=[.N55]/[.K55]" office:value-type="float" office:value="174553.255437663">
            <text:p>174553.26</text:p>
          </table:table-cell>
          <table:table-cell table:formula="of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54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f:=[.N59]^[$globals.$C$25]*[$globals.$C$34]*[$globals.$C$35]" office:value-type="float" office:value="1377826889.58713">
            <text:p>1,377,826,890</text:p>
          </table:table-cell>
          <table:table-cell table:style-name="ce12" table:formula="of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f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EILING(([.S59]-[.V59]/2);[.V59])" office:value-type="float" office:value="11000000000">
            <text:p>11,000,000,000</text:p>
          </table:table-cell>
          <table:table-cell table:formula="of:=CEILING(([.T59]-[.W59]/2);[.W59])" office:value-type="float" office:value="1.27">
            <text:p>1.27</text:p>
          </table:table-cell>
          <table:table-cell table:formula="of:=[.$D59]*[$globals.$C$36]/[.$L59]" office:value-type="float" office:value="6.35">
            <text:p>6.35</text:p>
          </table:table-cell>
          <table:table-cell/>
          <table:table-cell table:formula="of:=IF([.$J59]&lt;[$globals.$C$3];&quot;Y&quot;;&quot;&quot;)">
            <text:p/>
          </table:table-cell>
          <table:table-cell/>
          <table:table-cell table:formula="of:=[.I58]" office:value-type="float" office:value="2000">
            <text:p>2000</text:p>
          </table:table-cell>
          <table:table-cell table:formula="of:=[.J50]+[$globals.$C$23]" office:value-type="float" office:value="5.1">
            <text:p>5.1</text:p>
          </table:table-cell>
          <table:table-cell table:formula="of:=[.K58]" office:value-type="float" office:value="0.8">
            <text:p>0.8</text:p>
          </table:table-cell>
          <table:table-cell table:formula="of:=[.L58]" office:value-type="float" office:value="4">
            <text:p>4</text:p>
          </table:table-cell>
          <table:table-cell/>
          <table:table-cell table:formula="of:=[$globals.$D$31]*[$globals.$C$21]^[.J59]" office:value-type="float" office:value="2039.74156252546">
            <text:p>2039.74</text:p>
          </table:table-cell>
          <table:table-cell table:formula="of:=[.Z58]/[.I59]/[.Y58]*[.S59]" office:value-type="float" office:value="4323141.84079268">
            <text:p>4323141.84</text:p>
          </table:table-cell>
          <table:table-cell table:formula="of:=[.AA58]/[.O59]" office:value-type="float" office:value="0.00018505060196066">
            <text:p>0</text:p>
          </table:table-cell>
          <table:table-cell table:formula="of:=([.D59]/[.C59])/([.T59]/[.S59])" office:value-type="float" office:value="0.97880316866469">
            <text:p>0.98</text:p>
          </table:table-cell>
          <table:table-cell/>
          <table:table-cell table:formula="of:=[.N59]^[$globals.$C$25]*[$globals.$C$34]/[.T59]*[.L59]*[.Y59]" office:value-type="float" office:value="10807854601.9817">
            <text:p>10807854601.98</text:p>
          </table:table-cell>
          <table:table-cell table:formula="of:=[.U59]/[.I59]" office:value-type="float" office:value="1.27483847657841">
            <text:p>1.27</text:p>
          </table:table-cell>
          <table:table-cell table:formula="of:=[.N59]/[.K59]" office:value-type="float" office:value="2549.67695315682">
            <text:p>2549.68</text:p>
          </table:table-cell>
          <table:table-cell table:formula="of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f:=CEILING(([.S60]-[.V60]/2);[.V60])" office:value-type="float" office:value="27000000000">
            <text:p>27,000,000,000</text:p>
          </table:table-cell>
          <table:table-cell table:formula="of:=CEILING(([.T60]-[.W60]/2);[.W60])" office:value-type="float" office:value="2.08">
            <text:p>2.08</text:p>
          </table:table-cell>
          <table:table-cell table:formula="of:=[.$D60]*[$globals.$C$36]/[.$L60]" office:value-type="float" office:value="10.4">
            <text:p>10.4</text:p>
          </table:table-cell>
          <table:table-cell/>
          <table:table-cell table:formula="of:=IF([.$J60]&lt;[$globals.$C$3];&quot;Y&quot;;&quot;&quot;)">
            <text:p/>
          </table:table-cell>
          <table:table-cell/>
          <table:table-cell table:formula="of:=[.I59]" office:value-type="float" office:value="2000">
            <text:p>2000</text:p>
          </table:table-cell>
          <table:table-cell table:formula="of:=[.J59]+[$globals.$C$42]" office:value-type="float" office:value="5.51666666666667">
            <text:p>5.52</text:p>
          </table:table-cell>
          <table:table-cell table:formula="of:=[.K59]" office:value-type="float" office:value="0.8">
            <text:p>0.8</text:p>
          </table:table-cell>
          <table:table-cell table:formula="of:=[.L59]" office:value-type="float" office:value="4">
            <text:p>4</text:p>
          </table:table-cell>
          <table:table-cell/>
          <table:table-cell table:formula="of:=[$globals.$D$31]*[$globals.$C$21]^[.J60]" office:value-type="float" office:value="3333.18853295886">
            <text:p>3333.19</text:p>
          </table:table-cell>
          <table:table-cell table:formula="of:=[.Z58]/[.I60]/[.Y58]*[.S60]" office:value-type="float" office:value="10724479.9653458">
            <text:p>10724479.97</text:p>
          </table:table-cell>
          <table:table-cell table:formula="of:=[.AA58]/[.O60]" office:value-type="float" office:value="0.0000745956915939099">
            <text:p>0</text:p>
          </table:table-cell>
          <table:table-cell table:formula="of:=([.D60]/[.C60])/([.T60]/[.S60])" office:value-type="float" office:value="0.991461661557927">
            <text:p>0.99</text:p>
          </table:table-cell>
          <table:table-cell/>
          <table:table-cell table:formula="of:=[.N60]^[$globals.$C$25]*[$globals.$C$34]/[.T60]*[.L60]*[.Y60]" office:value-type="float" office:value="26811199913.3645">
            <text:p>26811199913.36</text:p>
          </table:table-cell>
          <table:table-cell table:formula="of:=[.U60]/[.I60]" office:value-type="float" office:value="2.08324283309929">
            <text:p>2.08</text:p>
          </table:table-cell>
          <table:table-cell table:formula="of:=[.N60]/[.K60]" office:value-type="float" office:value="4166.48566619857">
            <text:p>4166.49</text:p>
          </table:table-cell>
          <table:table-cell table:formula="of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f:=CEILING(([.S61]-[.V61]/2);[.V61])" office:value-type="float" office:value="67000000000">
            <text:p>67,000,000,000</text:p>
          </table:table-cell>
          <table:table-cell table:formula="of:=CEILING(([.T61]-[.W61]/2);[.W61])" office:value-type="float" office:value="3.4">
            <text:p>3.4</text:p>
          </table:table-cell>
          <table:table-cell table:formula="of:=[.$D61]*[$globals.$C$36]/[.$L61]" office:value-type="float" office:value="17">
            <text:p>17</text:p>
          </table:table-cell>
          <table:table-cell/>
          <table:table-cell table:formula="of:=IF([.$J61]&lt;[$globals.$C$3];&quot;Y&quot;;&quot;&quot;)">
            <text:p/>
          </table:table-cell>
          <table:table-cell/>
          <table:table-cell table:formula="of:=[.I60]" office:value-type="float" office:value="2000">
            <text:p>2000</text:p>
          </table:table-cell>
          <table:table-cell table:formula="of:=[.J60]+[$globals.$C$42]" office:value-type="float" office:value="5.93333333333333">
            <text:p>5.93</text:p>
          </table:table-cell>
          <table:table-cell table:formula="of:=[.K60]" office:value-type="float" office:value="0.8">
            <text:p>0.8</text:p>
          </table:table-cell>
          <table:table-cell table:formula="of:=[.L60]" office:value-type="float" office:value="4">
            <text:p>4</text:p>
          </table:table-cell>
          <table:table-cell/>
          <table:table-cell table:formula="of:=[$globals.$D$31]*[$globals.$C$21]^[.J61]" office:value-type="float" office:value="5446.83993323774">
            <text:p>5446.84</text:p>
          </table:table-cell>
          <table:table-cell table:formula="of:=[.Z58]/[.I61]/[.Y58]*[.S61]" office:value-type="float" office:value="26604371.2565337">
            <text:p>26604371.26</text:p>
          </table:table-cell>
          <table:table-cell table:formula="of:=[.AA58]/[.O61]" office:value-type="float" office:value="0.0000300702464375485">
            <text:p>0</text:p>
          </table:table-cell>
          <table:table-cell table:formula="of:=([.D61]/[.C61])/([.T61]/[.S61])" office:value-type="float" office:value="0.991453824804846">
            <text:p>0.99</text:p>
          </table:table-cell>
          <table:table-cell/>
          <table:table-cell table:formula="of:=[.N61]^[$globals.$C$25]*[$globals.$C$34]/[.T61]*[.L61]*[.Y61]" office:value-type="float" office:value="66510928141.3343">
            <text:p>66510928141.33</text:p>
          </table:table-cell>
          <table:table-cell table:formula="of:=[.U61]/[.I61]" office:value-type="float" office:value="3.40427495827359">
            <text:p>3.4</text:p>
          </table:table-cell>
          <table:table-cell table:formula="of:=[.N61]/[.K61]" office:value-type="float" office:value="6808.54991654718">
            <text:p>6808.55</text:p>
          </table:table-cell>
          <table:table-cell table:formula="of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f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f:=CEILING(([.S62]-[.V62]/2);[.V62])" office:value-type="float" office:value="160000000000">
            <text:p>160,000,000,000</text:p>
          </table:table-cell>
          <table:table-cell table:formula="of:=CEILING(([.T62]-[.W62]/2);[.W62])" office:value-type="float" office:value="5.56">
            <text:p>5.56</text:p>
          </table:table-cell>
          <table:table-cell table:formula="of:=[.$D62]*[$globals.$C$36]/[.$L62]" office:value-type="float" office:value="27.8">
            <text:p>27.8</text:p>
          </table:table-cell>
          <table:table-cell/>
          <table:table-cell table:formula="of:=IF([.$J62]&lt;[$globals.$C$3];&quot;Y&quot;;&quot;&quot;)">
            <text:p/>
          </table:table-cell>
          <table:table-cell/>
          <table:table-cell table:formula="of:=[.I61]" office:value-type="float" office:value="2000">
            <text:p>2000</text:p>
          </table:table-cell>
          <table:table-cell table:formula="of:=[.J61]+[$globals.$C$42]" office:value-type="float" office:value="6.35">
            <text:p>6.35</text:p>
          </table:table-cell>
          <table:table-cell table:formula="of:=[.K61]" office:value-type="float" office:value="0.8">
            <text:p>0.8</text:p>
          </table:table-cell>
          <table:table-cell table:formula="of:=[.L61]" office:value-type="float" office:value="4">
            <text:p>4</text:p>
          </table:table-cell>
          <table:table-cell/>
          <table:table-cell table:formula="of:=[$globals.$D$31]*[$globals.$C$21]^[.J62]" office:value-type="float" office:value="8900.80622951656">
            <text:p>8900.81</text:p>
          </table:table-cell>
          <table:table-cell table:formula="of:=[.Z58]/[.I62]/[.Y58]*[.S62]" office:value-type="float" office:value="65997845.3260746">
            <text:p>65997845.33</text:p>
          </table:table-cell>
          <table:table-cell table:formula="of:=[.AA58]/[.O62]" office:value-type="float" office:value="0.0000121216078501874">
            <text:p>0</text:p>
          </table:table-cell>
          <table:table-cell table:formula="of:=([.D62]/[.C62])/([.T62]/[.S62])" office:value-type="float" office:value="1.03065950024874">
            <text:p>1.03</text:p>
          </table:table-cell>
          <table:table-cell/>
          <table:table-cell table:formula="of:=[.N62]^[$globals.$C$25]*[$globals.$C$34]/[.T62]*[.L62]*[.Y62]" office:value-type="float" office:value="164994613315.187">
            <text:p>164994613315.19</text:p>
          </table:table-cell>
          <table:table-cell table:formula="of:=[.U62]/[.I62]" office:value-type="float" office:value="5.56300389344785">
            <text:p>5.56</text:p>
          </table:table-cell>
          <table:table-cell table:formula="of:=[.N62]/[.K62]" office:value-type="float" office:value="11126.0077868957">
            <text:p>11126.01</text:p>
          </table:table-cell>
          <table:table-cell table:formula="of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f:=CEILING(([.S63]-[.V63]/2);[.V63])" office:value-type="float" office:value="410000000000">
            <text:p>410,000,000,000</text:p>
          </table:table-cell>
          <table:table-cell table:formula="of:=CEILING(([.T63]-[.W63]/2);[.W63])" office:value-type="float" office:value="9.09">
            <text:p>9.09</text:p>
          </table:table-cell>
          <table:table-cell table:formula="of:=[.$D63]*[$globals.$C$36]/[.$L63]" office:value-type="float" office:value="45.45">
            <text:p>45.45</text:p>
          </table:table-cell>
          <table:table-cell/>
          <table:table-cell table:formula="of:=IF([.$J63]&lt;[$globals.$C$3];&quot;Y&quot;;&quot;&quot;)">
            <text:p/>
          </table:table-cell>
          <table:table-cell/>
          <table:table-cell table:formula="of:=[.I62]" office:value-type="float" office:value="2000">
            <text:p>2000</text:p>
          </table:table-cell>
          <table:table-cell table:formula="of:=[.J62]+[$globals.$C$42]" office:value-type="float" office:value="6.76666666666667">
            <text:p>6.77</text:p>
          </table:table-cell>
          <table:table-cell table:formula="of:=[.K62]" office:value-type="float" office:value="0.8">
            <text:p>0.8</text:p>
          </table:table-cell>
          <table:table-cell table:formula="of:=[.L62]" office:value-type="float" office:value="4">
            <text:p>4</text:p>
          </table:table-cell>
          <table:table-cell/>
          <table:table-cell table:formula="of:=[$globals.$D$31]*[$globals.$C$21]^[.J63]" office:value-type="float" office:value="14545.0118796327">
            <text:p>14545.01</text:p>
          </table:table-cell>
          <table:table-cell table:formula="of:=[.Z58]/[.I63]/[.Y58]*[.S63]" office:value-type="float" office:value="163721801.416929">
            <text:p>163721801.42</text:p>
          </table:table-cell>
          <table:table-cell table:formula="of:=[.AA58]/[.O63]" office:value-type="float" office:value="0.00000488633763540595">
            <text:p>0</text:p>
          </table:table-cell>
          <table:table-cell table:formula="of:=([.D63]/[.C63])/([.T63]/[.S63])" office:value-type="float" office:value="0.998234216346351">
            <text:p>1</text:p>
          </table:table-cell>
          <table:table-cell/>
          <table:table-cell table:formula="of:=[.N63]^[$globals.$C$25]*[$globals.$C$34]/[.T63]*[.L63]*[.Y63]" office:value-type="float" office:value="409304503542.323">
            <text:p>409304503542.32</text:p>
          </table:table-cell>
          <table:table-cell table:formula="of:=[.U63]/[.I63]" office:value-type="float" office:value="9.09063242477044">
            <text:p>9.09</text:p>
          </table:table-cell>
          <table:table-cell table:formula="of:=[.N63]/[.K63]" office:value-type="float" office:value="18181.2648495409">
            <text:p>18181.26</text:p>
          </table:table-cell>
          <table:table-cell table:formula="of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f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f:=CEILING(([.S64]-[.V64]/2);[.V64])" office:value-type="float" office:value="1000000000000">
            <text:p>1,000,000,000,000</text:p>
          </table:table-cell>
          <table:table-cell table:formula="of:=CEILING(([.T64]-[.W64]/2);[.W64])" office:value-type="float" office:value="14.86">
            <text:p>14.86</text:p>
          </table:table-cell>
          <table:table-cell table:formula="of:=[.$D64]*[$globals.$C$36]/[.$L64]" office:value-type="float" office:value="74.3">
            <text:p>74.3</text:p>
          </table:table-cell>
          <table:table-cell/>
          <table:table-cell table:formula="of:=IF([.$J64]&lt;[$globals.$C$3];&quot;Y&quot;;&quot;&quot;)">
            <text:p/>
          </table:table-cell>
          <table:table-cell/>
          <table:table-cell table:formula="of:=[.I63]" office:value-type="float" office:value="2000">
            <text:p>2000</text:p>
          </table:table-cell>
          <table:table-cell table:formula="of:=[.J63]+[$globals.$C$42]" office:value-type="float" office:value="7.18333333333333">
            <text:p>7.18</text:p>
          </table:table-cell>
          <table:table-cell table:formula="of:=[.K63]" office:value-type="float" office:value="0.8">
            <text:p>0.8</text:p>
          </table:table-cell>
          <table:table-cell table:formula="of:=[.L63]" office:value-type="float" office:value="4">
            <text:p>4</text:p>
          </table:table-cell>
          <table:table-cell/>
          <table:table-cell table:formula="of:=[$globals.$D$31]*[$globals.$C$21]^[.J64]" office:value-type="float" office:value="23768.3379598914">
            <text:p>23768.34</text:p>
          </table:table-cell>
          <table:table-cell table:formula="of:=[.Z58]/[.I64]/[.Y58]*[.S64]" office:value-type="float" office:value="406147020.812121">
            <text:p>406147020.81</text:p>
          </table:table-cell>
          <table:table-cell table:formula="of:=[.AA58]/[.O64]" office:value-type="float" office:value="0.00000196973007065358">
            <text:p>0</text:p>
          </table:table-cell>
          <table:table-cell table:formula="of:=([.D64]/[.C64])/([.T64]/[.S64])" office:value-type="float" office:value="1.0156948692757">
            <text:p>1.02</text:p>
          </table:table-cell>
          <table:table-cell/>
          <table:table-cell table:formula="of:=[.N64]^[$globals.$C$25]*[$globals.$C$34]/[.T64]*[.L64]*[.Y64]" office:value-type="float" office:value="1015367552030.3">
            <text:p>1015367552030.3</text:p>
          </table:table-cell>
          <table:table-cell table:formula="of:=[.U64]/[.I64]" office:value-type="float" office:value="14.8552112249321">
            <text:p>14.86</text:p>
          </table:table-cell>
          <table:table-cell table:formula="of:=[.N64]/[.K64]" office:value-type="float" office:value="29710.4224498643">
            <text:p>29710.42</text:p>
          </table:table-cell>
          <table:table-cell table:formula="of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f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f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f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f:=[.L4]" office:value-type="float" office:value="1">
            <text:p>1</text:p>
          </table:table-cell>
          <table:table-cell/>
          <table:table-cell table:formula="of:=[.Y4]/[.I5]/[.X4]*[.R5]" office:value-type="float" office:value="10.8916860409281">
            <text:p>10.89</text:p>
          </table:table-cell>
          <table:table-cell table:formula="of:=[.Z4]/[.N5]" office:value-type="float" office:value="73.4505196894042">
            <text:p>73.45</text:p>
          </table:table-cell>
          <table:table-cell table:formula="of:=([.D5]/[.C5])/([.S5]/[.R5])" office:value-type="float" office:value="-16.3375290613922">
            <text:p>-16.34</text:p>
          </table:table-cell>
          <table:table-cell/>
          <table:table-cell table:formula="of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f:=[.J5]/[.K5]" office:value-type="float" office:value="3.6">
            <text:p>3.6</text:p>
          </table:table-cell>
          <table:table-cell table:formula="of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f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f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f:=[.T6]/[.S6]" office:value-type="float" office:value="2.232">
            <text:p>2.23</text:p>
          </table:table-cell>
          <table:table-cell table:formula="of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f:=[.L5]" office:value-type="float" office:value="1">
            <text:p>1</text:p>
          </table:table-cell>
          <table:table-cell/>
          <table:table-cell table:formula="of:=[.Y4]/[.I6]/[.X4]*[.R6]" office:value-type="float" office:value="88.3312238345154">
            <text:p>88.33</text:p>
          </table:table-cell>
          <table:table-cell table:formula="of:=[.Z4]/[.N6]" office:value-type="float" office:value="9.05682006057976">
            <text:p>9.06</text:p>
          </table:table-cell>
          <table:table-cell table:formula="of:=([.D6]/[.C6])/([.S6]/[.R6])" office:value-type="float" office:value="-246.444114498298">
            <text:p>-246.44</text:p>
          </table:table-cell>
          <table:table-cell/>
          <table:table-cell table:formula="of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f:=[.J6]/[.K6]" office:value-type="float" office:value="11.16">
            <text:p>11.16</text:p>
          </table:table-cell>
          <table:table-cell table:formula="of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f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f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T7]/[.S7]" office:value-type="float" office:value="4.3245">
            <text:p>4.32</text:p>
          </table:table-cell>
          <table:table-cell table:formula="of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f:=[.L6]" office:value-type="float" office:value="1">
            <text:p>1</text:p>
          </table:table-cell>
          <table:table-cell/>
          <table:table-cell table:formula="of:=[.Y4]/[.I7]/[.X4]*[.R7]" office:value-type="float" office:value="716.363387154555">
            <text:p>716.36</text:p>
          </table:table-cell>
          <table:table-cell table:formula="of:=[.Z4]/[.N7]" office:value-type="float" office:value="1.11675165753188">
            <text:p>1.12</text:p>
          </table:table-cell>
          <table:table-cell table:formula="of:=([.D7]/[.C7])/([.S7]/[.R7])" office:value-type="float" office:value="-3872.39183468734">
            <text:p>-3872.39</text:p>
          </table:table-cell>
          <table:table-cell/>
          <table:table-cell table:formula="of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f:=[.J7]/[.K7]" office:value-type="float" office:value="34.596">
            <text:p>34.6</text:p>
          </table:table-cell>
          <table:table-cell table:formula="of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f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f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T8]/[.S8]" office:value-type="float" office:value="26.8119">
            <text:p>26.81</text:p>
          </table:table-cell>
          <table:table-cell table:formula="of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f:=[.L7]" office:value-type="float" office:value="1">
            <text:p>1</text:p>
          </table:table-cell>
          <table:table-cell/>
          <table:table-cell table:formula="of:=[.Y4]/[.I8]/[.X4]*[.R8]" office:value-type="float" office:value="5809.68405257195">
            <text:p>5809.68</text:p>
          </table:table-cell>
          <table:table-cell table:formula="of:=[.Z4]/[.N8]" office:value-type="float" office:value="0.137701119847617">
            <text:p>0.14</text:p>
          </table:table-cell>
          <table:table-cell table:formula="of:=([.D8]/[.C8])/([.S8]/[.R8])" office:value-type="float" office:value="-194710.834811442">
            <text:p>-194710.83</text:p>
          </table:table-cell>
          <table:table-cell/>
          <table:table-cell table:formula="of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f:=[.J8]/[.K8]" office:value-type="float" office:value="107.2476">
            <text:p>107.25</text:p>
          </table:table-cell>
          <table:table-cell table:formula="of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f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f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T9]/[.S9]" office:value-type="float" office:value="51.1488553846154">
            <text:p>51.15</text:p>
          </table:table-cell>
          <table:table-cell table:formula="of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f:=[.L8]" office:value-type="float" office:value="1">
            <text:p>1</text:p>
          </table:table-cell>
          <table:table-cell/>
          <table:table-cell table:formula="of:=[.Y4]/[.I9]/[.X4]*[.R9]" office:value-type="float" office:value="47116.3509971884">
            <text:p>47116.35</text:p>
          </table:table-cell>
          <table:table-cell table:formula="of:=[.Z4]/[.N9]" office:value-type="float" office:value="0.0169792435761364">
            <text:p>0.02</text:p>
          </table:table-cell>
          <table:table-cell table:formula="of:=([.D9]/[.C9])/([.S9]/[.R9])" office:value-type="float" office:value="-3012434.27925746">
            <text:p>-3012434.28</text:p>
          </table:table-cell>
          <table:table-cell/>
          <table:table-cell table:formula="of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f:=[.J9]/[.K9]" office:value-type="float" office:value="332.46756">
            <text:p>332.47</text:p>
          </table:table-cell>
          <table:table-cell table:formula="of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f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f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T10]/[.S10]" office:value-type="float" office:value="103.0649436">
            <text:p>103.06</text:p>
          </table:table-cell>
          <table:table-cell table:formula="of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f:=[.L9]" office:value-type="float" office:value="1">
            <text:p>1</text:p>
          </table:table-cell>
          <table:table-cell/>
          <table:table-cell table:formula="of:=[.Y4]/[.I10]/[.X4]*[.R10]" office:value-type="float" office:value="382112.092706227">
            <text:p>382112.09</text:p>
          </table:table-cell>
          <table:table-cell table:formula="of:=[.Z4]/[.N10]" office:value-type="float" office:value="0.00209362649146792">
            <text:p>0</text:p>
          </table:table-cell>
          <table:table-cell table:formula="of:=([.D10]/[.C10])/([.S10]/[.R10])" office:value-type="float" office:value="-49227951.6045565">
            <text:p>-49227951.6</text:p>
          </table:table-cell>
          <table:table-cell/>
          <table:table-cell table:formula="of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f:=[.J10]/[.K10]" office:value-type="float" office:value="1030.649436">
            <text:p>1030.65</text:p>
          </table:table-cell>
          <table:table-cell table:formula="of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f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f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T11]/[.S11]" office:value-type="float" office:value="912.860929028572">
            <text:p>912.86</text:p>
          </table:table-cell>
          <table:table-cell table:formula="of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f:=[.L10]" office:value-type="float" office:value="1">
            <text:p>1</text:p>
          </table:table-cell>
          <table:table-cell/>
          <table:table-cell table:formula="of:=[.Y5]/[.I11]/[.X5]*[.R11]" office:value-type="float" office:value="0">
            <text:p>0</text:p>
          </table:table-cell>
          <table:table-cell table:formula="of:=[.Z5]/[.N11]" office:value-type="float" office:value="0">
            <text:p>#DIV/0!</text:p>
          </table:table-cell>
          <table:table-cell table:formula="of:=([.D11]/[.C11])/([.S11]/[.R11])" office:value-type="float" office:value="-2475270055.86572">
            <text:p>-2475270055.87</text:p>
          </table:table-cell>
          <table:table-cell/>
          <table:table-cell table:formula="of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f:=[.J11]/[.K11]" office:value-type="float" office:value="4564.30464514286">
            <text:p>4564.3</text:p>
          </table:table-cell>
          <table:table-cell table:formula="of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f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1">08/11/2009</text:date>, <text:time>00:3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Ben Wilhelm</meta:initial-creator>
    <meta:creation-date>2007-04-02T23:01:32</meta:creation-date>
    <dc:creator>Ben Wilhelm</dc:creator>
    <dc:date>2009-08-11T00:38:03.71</dc:date>
    <meta:editing-cycles>273</meta:editing-cycles>
    <meta:editing-duration>PT834H14M24S</meta:editing-duration>
    <meta:document-statistic meta:table-count="12" meta:cell-count="6853" meta:object-count="0"/>
    <meta:user-defined meta:name="Info 1"/>
    <meta:user-defined meta:name="Info 2"/>
    <meta:user-defined meta:name="Info 3"/>
    <meta:user-defined meta:name="Info 4"/>
  </office:meta>
</office:document-meta>
</file>